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5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76" calcext:value-type="float">
            <text:p>0.2976</text:p>
          </table:table-cell>
          <table:table-cell table:number-columns-repeated="3" office:value-type="float" office:value="0.328" calcext:value-type="float">
            <text:p>0.328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39904" calcext:value-type="float">
            <text:p>0.39904</text:p>
          </table:table-cell>
          <table:table-cell office:value-type="float" office:value="0.4" calcext:value-type="float">
            <text:p>0.4</text:p>
          </table:table-cell>
          <table:table-cell office:value-type="float" office:value="0.44288" calcext:value-type="float">
            <text:p>0.44288</text:p>
          </table:table-cell>
          <table:table-cell office:value-type="float" office:value="0.648" calcext:value-type="float">
            <text:p>0.648</text:p>
          </table:table-cell>
          <table:table-cell office:value-type="float" office:value="0.336832" calcext:value-type="float">
            <text:p>0.3368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6816" calcext:value-type="float">
            <text:p>0.2681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08" calcext:value-type="float">
            <text:p>0.3008</text:p>
          </table:table-cell>
          <table:table-cell table:number-columns-repeated="3" office:value-type="float" office:value="0.328" calcext:value-type="float">
            <text:p>0.328</text:p>
          </table:table-cell>
          <table:table-cell office:value-type="float" office:value="0.37664" calcext:value-type="float">
            <text:p>0.3766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7648" calcext:value-type="float">
            <text:p>0.47648</text:p>
          </table:table-cell>
          <table:table-cell office:value-type="float" office:value="0.648" calcext:value-type="float">
            <text:p>0.648</text:p>
          </table:table-cell>
          <table:table-cell office:value-type="float" office:value="0.347808" calcext:value-type="float">
            <text:p>0.3478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6688" calcext:value-type="float">
            <text:p>0.26688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992" calcext:value-type="float">
            <text:p>0.28992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3184" calcext:value-type="float">
            <text:p>0.33184</text:p>
          </table:table-cell>
          <table:table-cell office:value-type="float" office:value="0.3968" calcext:value-type="float">
            <text:p>0.396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8608" calcext:value-type="float">
            <text:p>0.48608</text:p>
          </table:table-cell>
          <table:table-cell office:value-type="float" office:value="0.648" calcext:value-type="float">
            <text:p>0.648</text:p>
          </table:table-cell>
          <table:table-cell office:value-type="float" office:value="0.349952" calcext:value-type="float">
            <text:p>0.3499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32416" calcext:value-type="float">
            <text:p>0.3241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832" calcext:value-type="float">
            <text:p>0.32832</text:p>
          </table:table-cell>
          <table:table-cell office:value-type="float" office:value="0.38944" calcext:value-type="float">
            <text:p>0.3894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50368" calcext:value-type="float">
            <text:p>0.50368</text:p>
          </table:table-cell>
          <table:table-cell office:value-type="float" office:value="0.648" calcext:value-type="float">
            <text:p>0.648</text:p>
          </table:table-cell>
          <table:table-cell office:value-type="float" office:value="0.36032" calcext:value-type="float">
            <text:p>0.360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6848" calcext:value-type="float">
            <text:p>0.26848</text:p>
          </table:table-cell>
          <table:table-cell office:value-type="float" office:value="0.27648" calcext:value-type="float">
            <text:p>0.27648</text:p>
          </table:table-cell>
          <table:table-cell office:value-type="float" office:value="0.32768" calcext:value-type="float">
            <text:p>0.3276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856" calcext:value-type="float">
            <text:p>0.33856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53408" calcext:value-type="float">
            <text:p>0.534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367328" calcext:value-type="float">
            <text:p>0.3673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312" calcext:value-type="float">
            <text:p>0.25312</text:p>
          </table:table-cell>
          <table:table-cell office:value-type="float" office:value="0.27488" calcext:value-type="float">
            <text:p>0.27488</text:p>
          </table:table-cell>
          <table:table-cell office:value-type="float" office:value="0.32768" calcext:value-type="float">
            <text:p>0.3276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12" calcext:value-type="float">
            <text:p>0.331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54272" calcext:value-type="float">
            <text:p>0.54272</text:p>
          </table:table-cell>
          <table:table-cell office:value-type="float" office:value="0.704" calcext:value-type="float">
            <text:p>0.704</text:p>
          </table:table-cell>
          <table:table-cell office:value-type="float" office:value="0.36576" calcext:value-type="float">
            <text:p>0.365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6" calcext:value-type="float">
            <text:p>0.096</text:p>
          </table:table-cell>
          <table:table-cell office:value-type="float" office:value="0.26048" calcext:value-type="float">
            <text:p>0.26048</text:p>
          </table:table-cell>
          <table:table-cell office:value-type="float" office:value="0.3232" calcext:value-type="float">
            <text:p>0.3232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488" calcext:value-type="float">
            <text:p>0.3488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064" calcext:value-type="float">
            <text:p>0.40064</text:p>
          </table:table-cell>
          <table:table-cell office:value-type="float" office:value="0.55616" calcext:value-type="float">
            <text:p>0.55616</text:p>
          </table:table-cell>
          <table:table-cell office:value-type="float" office:value="0.704" calcext:value-type="float">
            <text:p>0.704</text:p>
          </table:table-cell>
          <table:table-cell office:value-type="float" office:value="0.374528" calcext:value-type="float">
            <text:p>0.37452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2" calcext:value-type="float">
            <text:p>0.152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3184" calcext:value-type="float">
            <text:p>0.3184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3056" calcext:value-type="float">
            <text:p>0.33056</text:p>
          </table:table-cell>
          <table:table-cell office:value-type="float" office:value="0.39296" calcext:value-type="float">
            <text:p>0.39296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55488" calcext:value-type="float">
            <text:p>0.55488</text:p>
          </table:table-cell>
          <table:table-cell office:value-type="float" office:value="0.704" calcext:value-type="float">
            <text:p>0.704</text:p>
          </table:table-cell>
          <table:table-cell office:value-type="float" office:value="0.372" calcext:value-type="float">
            <text:p>0.37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4" calcext:value-type="float">
            <text:p>0.06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976" calcext:value-type="float">
            <text:p>0.2976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3856" calcext:value-type="float">
            <text:p>0.33856</text:p>
          </table:table-cell>
          <table:table-cell office:value-type="float" office:value="0.39872" calcext:value-type="float">
            <text:p>0.3987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0064" calcext:value-type="float">
            <text:p>0.40064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704" calcext:value-type="float">
            <text:p>0.704</text:p>
          </table:table-cell>
          <table:table-cell office:value-type="float" office:value="0.371872" calcext:value-type="float">
            <text:p>0.37187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.16</text:p>
          </table:table-cell>
          <table:table-cell office:value-type="float" office:value="0.26112" calcext:value-type="float">
            <text:p>0.26112</text:p>
          </table:table-cell>
          <table:table-cell office:value-type="float" office:value="0.30432" calcext:value-type="float">
            <text:p>0.30432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4304" calcext:value-type="float">
            <text:p>0.34304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53376" calcext:value-type="float">
            <text:p>0.53376</text:p>
          </table:table-cell>
          <table:table-cell office:value-type="float" office:value="0.704" calcext:value-type="float">
            <text:p>0.704</text:p>
          </table:table-cell>
          <table:table-cell office:value-type="float" office:value="0.369824" calcext:value-type="float">
            <text:p>0.3698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8" calcext:value-type="float">
            <text:p>0.168</text:p>
          </table:table-cell>
          <table:table-cell office:value-type="float" office:value="0.26432" calcext:value-type="float">
            <text:p>0.26432</text:p>
          </table:table-cell>
          <table:table-cell office:value-type="float" office:value="0.32352" calcext:value-type="float">
            <text:p>0.3235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896" calcext:value-type="float">
            <text:p>0.32896</text:p>
          </table:table-cell>
          <table:table-cell office:value-type="float" office:value="0.39488" calcext:value-type="float">
            <text:p>0.39488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352" calcext:value-type="float">
            <text:p>0.40352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704" calcext:value-type="float">
            <text:p>0.704</text:p>
          </table:table-cell>
          <table:table-cell office:value-type="float" office:value="0.37984" calcext:value-type="float">
            <text:p>0.3798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32" calcext:value-type="float">
            <text:p>0.28032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3056" calcext:value-type="float">
            <text:p>0.33056</text:p>
          </table:table-cell>
          <table:table-cell office:value-type="float" office:value="0.3952" calcext:value-type="float">
            <text:p>0.395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52864" calcext:value-type="float">
            <text:p>0.52864</text:p>
          </table:table-cell>
          <table:table-cell office:value-type="float" office:value="0.704" calcext:value-type="float">
            <text:p>0.704</text:p>
          </table:table-cell>
          <table:table-cell office:value-type="float" office:value="0.379072" calcext:value-type="float">
            <text:p>0.37907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2" calcext:value-type="float">
            <text:p>0.152</text:p>
          </table:table-cell>
          <table:table-cell office:value-type="float" office:value="0.26752" calcext:value-type="float">
            <text:p>0.26752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6032" calcext:value-type="float">
            <text:p>0.3603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0064" calcext:value-type="float">
            <text:p>0.40064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704" calcext:value-type="float">
            <text:p>0.704</text:p>
          </table:table-cell>
          <table:table-cell office:value-type="float" office:value="0.382208" calcext:value-type="float">
            <text:p>0.38220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048" calcext:value-type="float">
            <text:p>0.30048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7024" calcext:value-type="float">
            <text:p>0.37024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1696" calcext:value-type="float">
            <text:p>0.41696</text:p>
          </table:table-cell>
          <table:table-cell office:value-type="float" office:value="0.59008" calcext:value-type="float">
            <text:p>0.590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393376" calcext:value-type="float">
            <text:p>0.39337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928" calcext:value-type="float">
            <text:p>0.2928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5072" calcext:value-type="float">
            <text:p>0.3507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58304" calcext:value-type="float">
            <text:p>0.58304</text:p>
          </table:table-cell>
          <table:table-cell office:value-type="float" office:value="0.704" calcext:value-type="float">
            <text:p>0.704</text:p>
          </table:table-cell>
          <table:table-cell office:value-type="float" office:value="0.389376" calcext:value-type="float">
            <text:p>0.38937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832" calcext:value-type="float">
            <text:p>0.28832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3344" calcext:value-type="float">
            <text:p>0.33344</text:p>
          </table:table-cell>
          <table:table-cell office:value-type="float" office:value="0.39584" calcext:value-type="float">
            <text:p>0.3958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192" calcext:value-type="float">
            <text:p>0.40192</text:p>
          </table:table-cell>
          <table:table-cell office:value-type="float" office:value="0.53856" calcext:value-type="float">
            <text:p>0.53856</text:p>
          </table:table-cell>
          <table:table-cell office:value-type="float" office:value="0.704" calcext:value-type="float">
            <text:p>0.704</text:p>
          </table:table-cell>
          <table:table-cell office:value-type="float" office:value="0.381408" calcext:value-type="float">
            <text:p>0.3814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28" calcext:value-type="float">
            <text:p>0.2928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4496" calcext:value-type="float">
            <text:p>0.34496</text:p>
          </table:table-cell>
          <table:table-cell office:value-type="float" office:value="0.39872" calcext:value-type="float">
            <text:p>0.3987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53184" calcext:value-type="float">
            <text:p>0.53184</text:p>
          </table:table-cell>
          <table:table-cell office:value-type="float" office:value="0.704" calcext:value-type="float">
            <text:p>0.704</text:p>
          </table:table-cell>
          <table:table-cell office:value-type="float" office:value="0.382432" calcext:value-type="float">
            <text:p>0.38243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9664" calcext:value-type="float">
            <text:p>0.29664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664" calcext:value-type="float">
            <text:p>0.3664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55296" calcext:value-type="float">
            <text:p>0.55296</text:p>
          </table:table-cell>
          <table:table-cell office:value-type="float" office:value="0.704" calcext:value-type="float">
            <text:p>0.704</text:p>
          </table:table-cell>
          <table:table-cell office:value-type="float" office:value="0.3872" calcext:value-type="float">
            <text:p>0.387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29696" calcext:value-type="float">
            <text:p>0.2969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896" calcext:value-type="float">
            <text:p>0.32896</text:p>
          </table:table-cell>
          <table:table-cell office:value-type="float" office:value="0.37984" calcext:value-type="float">
            <text:p>0.37984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544" calcext:value-type="float">
            <text:p>0.544</text:p>
          </table:table-cell>
          <table:table-cell office:value-type="float" office:value="0.72" calcext:value-type="float">
            <text:p>0.72</text:p>
          </table:table-cell>
          <table:table-cell office:value-type="float" office:value="0.387776" calcext:value-type="float">
            <text:p>0.38777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48" calcext:value-type="float">
            <text:p>0.248</text:p>
          </table:table-cell>
          <table:table-cell office:value-type="float" office:value="0.31232" calcext:value-type="float">
            <text:p>0.3123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928" calcext:value-type="float">
            <text:p>0.32928</text:p>
          </table:table-cell>
          <table:table-cell office:value-type="float" office:value="0.3952" calcext:value-type="float">
            <text:p>0.395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0544" calcext:value-type="float">
            <text:p>0.40544</text:p>
          </table:table-cell>
          <table:table-cell office:value-type="float" office:value="0.57408" calcext:value-type="float">
            <text:p>0.57408</text:p>
          </table:table-cell>
          <table:table-cell office:value-type="float" office:value="0.72" calcext:value-type="float">
            <text:p>0.72</text:p>
          </table:table-cell>
          <table:table-cell office:value-type="float" office:value="0.394432" calcext:value-type="float">
            <text:p>0.39443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76" calcext:value-type="float">
            <text:p>0.176</text:p>
          </table:table-cell>
          <table:table-cell office:value-type="float" office:value="0.29952" calcext:value-type="float">
            <text:p>0.29952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6704" calcext:value-type="float">
            <text:p>0.36704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2016" calcext:value-type="float">
            <text:p>0.42016</text:p>
          </table:table-cell>
          <table:table-cell office:value-type="float" office:value="0.58784" calcext:value-type="float">
            <text:p>0.58784</text:p>
          </table:table-cell>
          <table:table-cell office:value-type="float" office:value="0.72" calcext:value-type="float">
            <text:p>0.72</text:p>
          </table:table-cell>
          <table:table-cell office:value-type="float" office:value="0.393056" calcext:value-type="float">
            <text:p>0.39305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856" calcext:value-type="float">
            <text:p>0.29856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3728" calcext:value-type="float">
            <text:p>0.33728</text:p>
          </table:table-cell>
          <table:table-cell office:value-type="float" office:value="0.39744" calcext:value-type="float">
            <text:p>0.3974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2848" calcext:value-type="float">
            <text:p>0.42848</text:p>
          </table:table-cell>
          <table:table-cell office:value-type="float" office:value="0.58592" calcext:value-type="float">
            <text:p>0.58592</text:p>
          </table:table-cell>
          <table:table-cell office:value-type="float" office:value="0.72" calcext:value-type="float">
            <text:p>0.72</text:p>
          </table:table-cell>
          <table:table-cell office:value-type="float" office:value="0.390368" calcext:value-type="float">
            <text:p>0.39036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984" calcext:value-type="float">
            <text:p>0.29984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4048" calcext:value-type="float">
            <text:p>0.34048</text:p>
          </table:table-cell>
          <table:table-cell office:value-type="float" office:value="0.39968" calcext:value-type="float">
            <text:p>0.39968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3328" calcext:value-type="float">
            <text:p>0.43328</text:p>
          </table:table-cell>
          <table:table-cell office:value-type="float" office:value="0.59168" calcext:value-type="float">
            <text:p>0.59168</text:p>
          </table:table-cell>
          <table:table-cell office:value-type="float" office:value="0.72" calcext:value-type="float">
            <text:p>0.72</text:p>
          </table:table-cell>
          <table:table-cell office:value-type="float" office:value="0.392096" calcext:value-type="float">
            <text:p>0.39209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304" calcext:value-type="float">
            <text:p>0.30304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4048" calcext:value-type="float">
            <text:p>0.34048</text:p>
          </table:table-cell>
          <table:table-cell office:value-type="float" office:value="0.39936" calcext:value-type="float">
            <text:p>0.39936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5344" calcext:value-type="float">
            <text:p>0.45344</text:p>
          </table:table-cell>
          <table:table-cell office:value-type="float" office:value="0.60928" calcext:value-type="float">
            <text:p>0.60928</text:p>
          </table:table-cell>
          <table:table-cell office:value-type="float" office:value="0.72" calcext:value-type="float">
            <text:p>0.72</text:p>
          </table:table-cell>
          <table:table-cell office:value-type="float" office:value="0.39616" calcext:value-type="float">
            <text:p>0.3961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56" calcext:value-type="float">
            <text:p>0.256</text:p>
          </table:table-cell>
          <table:table-cell office:value-type="float" office:value="0.30976" calcext:value-type="float">
            <text:p>0.3097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696" calcext:value-type="float">
            <text:p>0.33696</text:p>
          </table:table-cell>
          <table:table-cell office:value-type="float" office:value="0.39808" calcext:value-type="float">
            <text:p>0.39808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3136" calcext:value-type="float">
            <text:p>0.43136</text:p>
          </table:table-cell>
          <table:table-cell office:value-type="float" office:value="0.61632" calcext:value-type="float">
            <text:p>0.61632</text:p>
          </table:table-cell>
          <table:table-cell office:value-type="float" office:value="0.728" calcext:value-type="float">
            <text:p>0.728</text:p>
          </table:table-cell>
          <table:table-cell office:value-type="float" office:value="0.402048" calcext:value-type="float">
            <text:p>0.40204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464" calcext:value-type="float">
            <text:p>0.30464</text:p>
          </table:table-cell>
          <table:table-cell office:value-type="float" office:value="0.32992" calcext:value-type="float">
            <text:p>0.32992</text:p>
          </table:table-cell>
          <table:table-cell office:value-type="float" office:value="0.39296" calcext:value-type="float">
            <text:p>0.39296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62048" calcext:value-type="float">
            <text:p>0.62048</text:p>
          </table:table-cell>
          <table:table-cell office:value-type="float" office:value="0.728" calcext:value-type="float">
            <text:p>0.728</text:p>
          </table:table-cell>
          <table:table-cell office:value-type="float" office:value="0.40848" calcext:value-type="float">
            <text:p>0.408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" calcext:value-type="float">
            <text:p>0.08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33696" calcext:value-type="float">
            <text:p>0.33696</text:p>
          </table:table-cell>
          <table:table-cell office:value-type="float" office:value="0.39968" calcext:value-type="float">
            <text:p>0.39968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6112" calcext:value-type="float">
            <text:p>0.46112</text:p>
          </table:table-cell>
          <table:table-cell office:value-type="float" office:value="0.63328" calcext:value-type="float">
            <text:p>0.63328</text:p>
          </table:table-cell>
          <table:table-cell office:value-type="float" office:value="0.84" calcext:value-type="float">
            <text:p>0.84</text:p>
          </table:table-cell>
          <table:table-cell office:value-type="float" office:value="0.413824" calcext:value-type="float">
            <text:p>0.41382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33952" calcext:value-type="float">
            <text:p>0.33952</text:p>
          </table:table-cell>
          <table:table-cell office:value-type="float" office:value="0.39904" calcext:value-type="float">
            <text:p>0.39904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0128" calcext:value-type="float">
            <text:p>0.40128</text:p>
          </table:table-cell>
          <table:table-cell office:value-type="float" office:value="0.47168" calcext:value-type="float">
            <text:p>0.47168</text:p>
          </table:table-cell>
          <table:table-cell office:value-type="float" office:value="0.65184" calcext:value-type="float">
            <text:p>0.65184</text:p>
          </table:table-cell>
          <table:table-cell office:value-type="float" office:value="0.84" calcext:value-type="float">
            <text:p>0.84</text:p>
          </table:table-cell>
          <table:table-cell office:value-type="float" office:value="0.418016" calcext:value-type="float">
            <text:p>0.4180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56" calcext:value-type="float">
            <text:p>0.256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9008" calcext:value-type="float">
            <text:p>0.39008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2112" calcext:value-type="float">
            <text:p>0.42112</text:p>
          </table:table-cell>
          <table:table-cell office:value-type="float" office:value="0.52576" calcext:value-type="float">
            <text:p>0.52576</text:p>
          </table:table-cell>
          <table:table-cell office:value-type="float" office:value="0.696" calcext:value-type="float">
            <text:p>0.696</text:p>
          </table:table-cell>
          <table:table-cell office:value-type="float" office:value="0.84" calcext:value-type="float">
            <text:p>0.84</text:p>
          </table:table-cell>
          <table:table-cell office:value-type="float" office:value="0.427296" calcext:value-type="float">
            <text:p>0.42729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92" calcext:value-type="float">
            <text:p>0.192</text:p>
          </table:table-cell>
          <table:table-cell office:value-type="float" office:value="0.29664" calcext:value-type="float">
            <text:p>0.29664</text:p>
          </table:table-cell>
          <table:table-cell office:value-type="float" office:value="0.33632" calcext:value-type="float">
            <text:p>0.33632</text:p>
          </table:table-cell>
          <table:table-cell office:value-type="float" office:value="0.3968" calcext:value-type="float">
            <text:p>0.3968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512" calcext:value-type="float">
            <text:p>0.40512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56928" calcext:value-type="float">
            <text:p>0.56928</text:p>
          </table:table-cell>
          <table:table-cell office:value-type="float" office:value="0.70464" calcext:value-type="float">
            <text:p>0.70464</text:p>
          </table:table-cell>
          <table:table-cell office:value-type="float" office:value="0.84" calcext:value-type="float">
            <text:p>0.84</text:p>
          </table:table-cell>
          <table:table-cell office:value-type="float" office:value="0.4376" calcext:value-type="float">
            <text:p>0.437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328" calcext:value-type="float">
            <text:p>0.31328</text:p>
          </table:table-cell>
          <table:table-cell office:value-type="float" office:value="0.35552" calcext:value-type="float">
            <text:p>0.3555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1024" calcext:value-type="float">
            <text:p>0.41024</text:p>
          </table:table-cell>
          <table:table-cell office:value-type="float" office:value="0.472" calcext:value-type="float">
            <text:p>0.472</text:p>
          </table:table-cell>
          <table:table-cell office:value-type="float" office:value="0.57664" calcext:value-type="float">
            <text:p>0.57664</text:p>
          </table:table-cell>
          <table:table-cell office:value-type="float" office:value="0.68864" calcext:value-type="float">
            <text:p>0.68864</text:p>
          </table:table-cell>
          <table:table-cell office:value-type="float" office:value="0.84" calcext:value-type="float">
            <text:p>0.84</text:p>
          </table:table-cell>
          <table:table-cell office:value-type="float" office:value="0.441632" calcext:value-type="float">
            <text:p>0.44163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64" calcext:value-type="float">
            <text:p>0.264</text:p>
          </table:table-cell>
          <table:table-cell office:value-type="float" office:value="0.31392" calcext:value-type="float">
            <text:p>0.31392</text:p>
          </table:table-cell>
          <table:table-cell office:value-type="float" office:value="0.33792" calcext:value-type="float">
            <text:p>0.33792</text:p>
          </table:table-cell>
          <table:table-cell office:value-type="float" office:value="0.39104" calcext:value-type="float">
            <text:p>0.3910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2368" calcext:value-type="float">
            <text:p>0.42368</text:p>
          </table:table-cell>
          <table:table-cell office:value-type="float" office:value="0.496" calcext:value-type="float">
            <text:p>0.496</text:p>
          </table:table-cell>
          <table:table-cell office:value-type="float" office:value="0.59328" calcext:value-type="float">
            <text:p>0.59328</text:p>
          </table:table-cell>
          <table:table-cell office:value-type="float" office:value="0.72672" calcext:value-type="float">
            <text:p>0.72672</text:p>
          </table:table-cell>
          <table:table-cell office:value-type="float" office:value="0.856" calcext:value-type="float">
            <text:p>0.856</text:p>
          </table:table-cell>
          <table:table-cell office:value-type="float" office:value="0.448256" calcext:value-type="float">
            <text:p>0.44825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592" calcext:value-type="float">
            <text:p>0.30592</text:p>
          </table:table-cell>
          <table:table-cell office:value-type="float" office:value="0.33376" calcext:value-type="float">
            <text:p>0.33376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45536" calcext:value-type="float">
            <text:p>0.45536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63072" calcext:value-type="float">
            <text:p>0.63072</text:p>
          </table:table-cell>
          <table:table-cell office:value-type="float" office:value="0.77152" calcext:value-type="float">
            <text:p>0.77152</text:p>
          </table:table-cell>
          <table:table-cell office:value-type="float" office:value="0.856" calcext:value-type="float">
            <text:p>0.856</text:p>
          </table:table-cell>
          <table:table-cell office:value-type="float" office:value="0.466528" calcext:value-type="float">
            <text:p>0.46652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84" calcext:value-type="float">
            <text:p>0.184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35968" calcext:value-type="float">
            <text:p>0.35968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2816" calcext:value-type="float">
            <text:p>0.42816</text:p>
          </table:table-cell>
          <table:table-cell office:value-type="float" office:value="0.51168" calcext:value-type="float">
            <text:p>0.51168</text:p>
          </table:table-cell>
          <table:table-cell office:value-type="float" office:value="0.592" calcext:value-type="float">
            <text:p>0.592</text:p>
          </table:table-cell>
          <table:table-cell office:value-type="float" office:value="0.63552" calcext:value-type="float">
            <text:p>0.63552</text:p>
          </table:table-cell>
          <table:table-cell office:value-type="float" office:value="0.76448" calcext:value-type="float">
            <text:p>0.76448</text:p>
          </table:table-cell>
          <table:table-cell office:value-type="float" office:value="0.856" calcext:value-type="float">
            <text:p>0.856</text:p>
          </table:table-cell>
          <table:table-cell office:value-type="float" office:value="0.478912" calcext:value-type="float">
            <text:p>0.47891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12" calcext:value-type="float">
            <text:p>0.2912</text:p>
          </table:table-cell>
          <table:table-cell office:value-type="float" office:value="0.33408" calcext:value-type="float">
            <text:p>0.33408</text:p>
          </table:table-cell>
          <table:table-cell office:value-type="float" office:value="0.39264" calcext:value-type="float">
            <text:p>0.3926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47328" calcext:value-type="float">
            <text:p>0.47328</text:p>
          </table:table-cell>
          <table:table-cell office:value-type="float" office:value="0.58048" calcext:value-type="float">
            <text:p>0.58048</text:p>
          </table:table-cell>
          <table:table-cell office:value-type="float" office:value="0.62432" calcext:value-type="float">
            <text:p>0.62432</text:p>
          </table:table-cell>
          <table:table-cell office:value-type="float" office:value="0.76" calcext:value-type="float">
            <text:p>0.76</text:p>
          </table:table-cell>
          <table:table-cell office:value-type="float" office:value="0.888" calcext:value-type="float">
            <text:p>0.888</text:p>
          </table:table-cell>
          <table:table-cell office:value-type="float" office:value="0.46736" calcext:value-type="float">
            <text:p>0.4673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144" calcext:value-type="float">
            <text:p>0.30144</text:p>
          </table:table-cell>
          <table:table-cell office:value-type="float" office:value="0.33184" calcext:value-type="float">
            <text:p>0.33184</text:p>
          </table:table-cell>
          <table:table-cell office:value-type="float" office:value="0.39424" calcext:value-type="float">
            <text:p>0.39424</text:p>
          </table:table-cell>
          <table:table-cell office:value-type="float" office:value="0.4" calcext:value-type="float">
            <text:p>0.4</text:p>
          </table:table-cell>
          <table:table-cell office:value-type="float" office:value="0.41248" calcext:value-type="float">
            <text:p>0.41248</text:p>
          </table:table-cell>
          <table:table-cell office:value-type="float" office:value="0.46496" calcext:value-type="float">
            <text:p>0.4649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59744" calcext:value-type="float">
            <text:p>0.59744</text:p>
          </table:table-cell>
          <table:table-cell office:value-type="float" office:value="0.65792" calcext:value-type="float">
            <text:p>0.65792</text:p>
          </table:table-cell>
          <table:table-cell office:value-type="float" office:value="0.79744" calcext:value-type="float">
            <text:p>0.79744</text:p>
          </table:table-cell>
          <table:table-cell office:value-type="float" office:value="0.888" calcext:value-type="float">
            <text:p>0.888</text:p>
          </table:table-cell>
          <table:table-cell office:value-type="float" office:value="0.490816" calcext:value-type="float">
            <text:p>0.49081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4" calcext:value-type="float">
            <text:p>0.4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42912" calcext:value-type="float">
            <text:p>0.42912</text:p>
          </table:table-cell>
          <table:table-cell office:value-type="float" office:value="0.50368" calcext:value-type="float">
            <text:p>0.50368</text:p>
          </table:table-cell>
          <table:table-cell office:value-type="float" office:value="0.57248" calcext:value-type="float">
            <text:p>0.57248</text:p>
          </table:table-cell>
          <table:table-cell office:value-type="float" office:value="0.60672" calcext:value-type="float">
            <text:p>0.606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81248" calcext:value-type="float">
            <text:p>0.81248</text:p>
          </table:table-cell>
          <table:table-cell office:value-type="float" office:value="0.904" calcext:value-type="float">
            <text:p>0.904</text:p>
          </table:table-cell>
          <table:table-cell office:value-type="float" office:value="0.508128" calcext:value-type="float">
            <text:p>0.50812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96" calcext:value-type="float">
            <text:p>0.29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496" calcext:value-type="float">
            <text:p>0.38496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0368" calcext:value-type="float">
            <text:p>0.50368</text:p>
          </table:table-cell>
          <table:table-cell office:value-type="float" office:value="0.55936" calcext:value-type="float">
            <text:p>0.55936</text:p>
          </table:table-cell>
          <table:table-cell office:value-type="float" office:value="0.60128" calcext:value-type="float">
            <text:p>0.60128</text:p>
          </table:table-cell>
          <table:table-cell office:value-type="float" office:value="0.62272" calcext:value-type="float">
            <text:p>0.62272</text:p>
          </table:table-cell>
          <table:table-cell office:value-type="float" office:value="0.68992" calcext:value-type="float">
            <text:p>0.68992</text:p>
          </table:table-cell>
          <table:table-cell office:value-type="float" office:value="0.83264" calcext:value-type="float">
            <text:p>0.83264</text:p>
          </table:table-cell>
          <table:table-cell office:value-type="float" office:value="0.904" calcext:value-type="float">
            <text:p>0.904</text:p>
          </table:table-cell>
          <table:table-cell office:value-type="float" office:value="0.536416" calcext:value-type="float">
            <text:p>0.53641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808" calcext:value-type="float">
            <text:p>0.31808</text:p>
          </table:table-cell>
          <table:table-cell office:value-type="float" office:value="0.37568" calcext:value-type="float">
            <text:p>0.37568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51232" calcext:value-type="float">
            <text:p>0.51232</text:p>
          </table:table-cell>
          <table:table-cell office:value-type="float" office:value="0.57504" calcext:value-type="float">
            <text:p>0.57504</text:p>
          </table:table-cell>
          <table:table-cell office:value-type="float" office:value="0.60928" calcext:value-type="float">
            <text:p>0.60928</text:p>
          </table:table-cell>
          <table:table-cell office:value-type="float" office:value="0.63648" calcext:value-type="float">
            <text:p>0.63648</text:p>
          </table:table-cell>
          <table:table-cell office:value-type="float" office:value="0.70336" calcext:value-type="float">
            <text:p>0.70336</text:p>
          </table:table-cell>
          <table:table-cell office:value-type="float" office:value="0.85504" calcext:value-type="float">
            <text:p>0.85504</text:p>
          </table:table-cell>
          <table:table-cell office:value-type="float" office:value="0.904" calcext:value-type="float">
            <text:p>0.904</text:p>
          </table:table-cell>
          <table:table-cell office:value-type="float" office:value="0.543488" calcext:value-type="float">
            <text:p>0.5434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144" calcext:value-type="float">
            <text:p>0.34144</text:p>
          </table:table-cell>
          <table:table-cell office:value-type="float" office:value="0.40096" calcext:value-type="float">
            <text:p>0.40096</text:p>
          </table:table-cell>
          <table:table-cell office:value-type="float" office:value="0.43936" calcext:value-type="float">
            <text:p>0.43936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1536" calcext:value-type="float">
            <text:p>0.61536</text:p>
          </table:table-cell>
          <table:table-cell office:value-type="float" office:value="0.63968" calcext:value-type="float">
            <text:p>0.63968</text:p>
          </table:table-cell>
          <table:table-cell office:value-type="float" office:value="0.74784" calcext:value-type="float">
            <text:p>0.74784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904" calcext:value-type="float">
            <text:p>0.904</text:p>
          </table:table-cell>
          <table:table-cell office:value-type="float" office:value="0.570816" calcext:value-type="float">
            <text:p>0.57081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88" calcext:value-type="float">
            <text:p>0.288</text:p>
          </table:table-cell>
          <table:table-cell office:value-type="float" office:value="0.34912" calcext:value-type="float">
            <text:p>0.34912</text:p>
          </table:table-cell>
          <table:table-cell office:value-type="float" office:value="0.42304" calcext:value-type="float">
            <text:p>0.42304</text:p>
          </table:table-cell>
          <table:table-cell office:value-type="float" office:value="0.50016" calcext:value-type="float">
            <text:p>0.50016</text:p>
          </table:table-cell>
          <table:table-cell office:value-type="float" office:value="0.56256" calcext:value-type="float">
            <text:p>0.56256</text:p>
          </table:table-cell>
          <table:table-cell office:value-type="float" office:value="0.59328" calcext:value-type="float">
            <text:p>0.59328</text:p>
          </table:table-cell>
          <table:table-cell office:value-type="float" office:value="0.61408" calcext:value-type="float">
            <text:p>0.61408</text:p>
          </table:table-cell>
          <table:table-cell office:value-type="float" office:value="0.63392" calcext:value-type="float">
            <text:p>0.63392</text:p>
          </table:table-cell>
          <table:table-cell office:value-type="float" office:value="0.67904" calcext:value-type="float">
            <text:p>0.67904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7168" calcext:value-type="float">
            <text:p>0.87168</text:p>
          </table:table-cell>
          <table:table-cell office:value-type="float" office:value="0.904" calcext:value-type="float">
            <text:p>0.904</text:p>
          </table:table-cell>
          <table:table-cell office:value-type="float" office:value="0.604448" calcext:value-type="float">
            <text:p>0.60444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8" calcext:value-type="float">
            <text:p>0.28</text:p>
          </table:table-cell>
          <table:table-cell office:value-type="float" office:value="0.33856" calcext:value-type="float">
            <text:p>0.33856</text:p>
          </table:table-cell>
          <table:table-cell office:value-type="float" office:value="0.42944" calcext:value-type="float">
            <text:p>0.42944</text:p>
          </table:table-cell>
          <table:table-cell office:value-type="float" office:value="0.50752" calcext:value-type="float">
            <text:p>0.50752</text:p>
          </table:table-cell>
          <table:table-cell office:value-type="float" office:value="0.56544" calcext:value-type="float">
            <text:p>0.56544</text:p>
          </table:table-cell>
          <table:table-cell office:value-type="float" office:value="0.59232" calcext:value-type="float">
            <text:p>0.59232</text:p>
          </table:table-cell>
          <table:table-cell office:value-type="float" office:value="0.61408" calcext:value-type="float">
            <text:p>0.61408</text:p>
          </table:table-cell>
          <table:table-cell office:value-type="float" office:value="0.63328" calcext:value-type="float">
            <text:p>0.63328</text:p>
          </table:table-cell>
          <table:table-cell office:value-type="float" office:value="0.68416" calcext:value-type="float">
            <text:p>0.68416</text:p>
          </table:table-cell>
          <table:table-cell office:value-type="float" office:value="0.82432" calcext:value-type="float">
            <text:p>0.82432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05888" calcext:value-type="float">
            <text:p>0.60588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072" calcext:value-type="float">
            <text:p>0.35072</text:p>
          </table:table-cell>
          <table:table-cell office:value-type="float" office:value="0.46688" calcext:value-type="float">
            <text:p>0.46688</text:p>
          </table:table-cell>
          <table:table-cell office:value-type="float" office:value="0.552" calcext:value-type="float">
            <text:p>0.552</text:p>
          </table:table-cell>
          <table:table-cell office:value-type="float" office:value="0.58976" calcext:value-type="float">
            <text:p>0.58976</text:p>
          </table:table-cell>
          <table:table-cell office:value-type="float" office:value="0.60736" calcext:value-type="float">
            <text:p>0.60736</text:p>
          </table:table-cell>
          <table:table-cell office:value-type="float" office:value="0.62592" calcext:value-type="float">
            <text:p>0.62592</text:p>
          </table:table-cell>
          <table:table-cell office:value-type="float" office:value="0.67136" calcext:value-type="float">
            <text:p>0.67136</text:p>
          </table:table-cell>
          <table:table-cell office:value-type="float" office:value="0.80352" calcext:value-type="float">
            <text:p>0.80352</text:p>
          </table:table-cell>
          <table:table-cell office:value-type="float" office:value="0.83712" calcext:value-type="float">
            <text:p>0.83712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04" calcext:value-type="float">
            <text:p>0.904</text:p>
          </table:table-cell>
          <table:table-cell office:value-type="float" office:value="0.637536" calcext:value-type="float">
            <text:p>0.63753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936" calcext:value-type="float">
            <text:p>0.35936</text:p>
          </table:table-cell>
          <table:table-cell office:value-type="float" office:value="0.46752" calcext:value-type="float">
            <text:p>0.46752</text:p>
          </table:table-cell>
          <table:table-cell office:value-type="float" office:value="0.53856" calcext:value-type="float">
            <text:p>0.53856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61312" calcext:value-type="float">
            <text:p>0.61312</text:p>
          </table:table-cell>
          <table:table-cell office:value-type="float" office:value="0.63872" calcext:value-type="float">
            <text:p>0.63872</text:p>
          </table:table-cell>
          <table:table-cell office:value-type="float" office:value="0.71104" calcext:value-type="float">
            <text:p>0.71104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4096" calcext:value-type="float">
            <text:p>0.84096</text:p>
          </table:table-cell>
          <table:table-cell office:value-type="float" office:value="0.87488" calcext:value-type="float">
            <text:p>0.87488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4576" calcext:value-type="float">
            <text:p>0.64457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544" calcext:value-type="float">
            <text:p>0.36544</text:p>
          </table:table-cell>
          <table:table-cell office:value-type="float" office:value="0.48448" calcext:value-type="float">
            <text:p>0.48448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60064" calcext:value-type="float">
            <text:p>0.60064</text:p>
          </table:table-cell>
          <table:table-cell office:value-type="float" office:value="0.62528" calcext:value-type="float">
            <text:p>0.62528</text:p>
          </table:table-cell>
          <table:table-cell office:value-type="float" office:value="0.65248" calcext:value-type="float">
            <text:p>0.65248</text:p>
          </table:table-cell>
          <table:table-cell office:value-type="float" office:value="0.74208" calcext:value-type="float">
            <text:p>0.74208</text:p>
          </table:table-cell>
          <table:table-cell office:value-type="float" office:value="0.82624" calcext:value-type="float">
            <text:p>0.82624</text:p>
          </table:table-cell>
          <table:table-cell office:value-type="float" office:value="0.84768" calcext:value-type="float">
            <text:p>0.84768</text:p>
          </table:table-cell>
          <table:table-cell office:value-type="float" office:value="0.88448" calcext:value-type="float">
            <text:p>0.88448</text:p>
          </table:table-cell>
          <table:table-cell office:value-type="float" office:value="0.912" calcext:value-type="float">
            <text:p>0.912</text:p>
          </table:table-cell>
          <table:table-cell office:value-type="float" office:value="0.65936" calcext:value-type="float">
            <text:p>0.6593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368" calcext:value-type="float">
            <text:p>0.38368</text:p>
          </table:table-cell>
          <table:table-cell office:value-type="float" office:value="0.4944" calcext:value-type="float">
            <text:p>0.4944</text:p>
          </table:table-cell>
          <table:table-cell office:value-type="float" office:value="0.57184" calcext:value-type="float">
            <text:p>0.57184</text:p>
          </table:table-cell>
          <table:table-cell office:value-type="float" office:value="0.60352" calcext:value-type="float">
            <text:p>0.60352</text:p>
          </table:table-cell>
          <table:table-cell office:value-type="float" office:value="0.624" calcext:value-type="float">
            <text:p>0.624</text:p>
          </table:table-cell>
          <table:table-cell office:value-type="float" office:value="0.64864" calcext:value-type="float">
            <text:p>0.64864</text:p>
          </table:table-cell>
          <table:table-cell office:value-type="float" office:value="0.73344" calcext:value-type="float">
            <text:p>0.73344</text:p>
          </table:table-cell>
          <table:table-cell office:value-type="float" office:value="0.83136" calcext:value-type="float">
            <text:p>0.83136</text:p>
          </table:table-cell>
          <table:table-cell office:value-type="float" office:value="0.84992" calcext:value-type="float">
            <text:p>0.84992</text:p>
          </table:table-cell>
          <table:table-cell office:value-type="float" office:value="0.88672" calcext:value-type="float">
            <text:p>0.88672</text:p>
          </table:table-cell>
          <table:table-cell office:value-type="float" office:value="0.912" calcext:value-type="float">
            <text:p>0.912</text:p>
          </table:table-cell>
          <table:table-cell office:value-type="float" office:value="0.662752" calcext:value-type="float">
            <text:p>0.66275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04" calcext:value-type="float">
            <text:p>0.304</text:p>
          </table:table-cell>
          <table:table-cell office:value-type="float" office:value="0.38272" calcext:value-type="float">
            <text:p>0.38272</text:p>
          </table:table-cell>
          <table:table-cell office:value-type="float" office:value="0.48832" calcext:value-type="float">
            <text:p>0.48832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60544" calcext:value-type="float">
            <text:p>0.60544</text:p>
          </table:table-cell>
          <table:table-cell office:value-type="float" office:value="0.63392" calcext:value-type="float">
            <text:p>0.63392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032" calcext:value-type="float">
            <text:p>0.80032</text:p>
          </table:table-cell>
          <table:table-cell office:value-type="float" office:value="0.84288" calcext:value-type="float">
            <text:p>0.84288</text:p>
          </table:table-cell>
          <table:table-cell office:value-type="float" office:value="0.85312" calcext:value-type="float">
            <text:p>0.85312</text:p>
          </table:table-cell>
          <table:table-cell office:value-type="float" office:value="0.88992" calcext:value-type="float">
            <text:p>0.88992</text:p>
          </table:table-cell>
          <table:table-cell office:value-type="float" office:value="0.912" calcext:value-type="float">
            <text:p>0.912</text:p>
          </table:table-cell>
          <table:table-cell office:value-type="float" office:value="0.676544" calcext:value-type="float">
            <text:p>0.67654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52" calcext:value-type="float">
            <text:p>0.352</text:p>
          </table:table-cell>
          <table:table-cell office:value-type="float" office:value="0.43488" calcext:value-type="float">
            <text:p>0.43488</text:p>
          </table:table-cell>
          <table:table-cell office:value-type="float" office:value="0.55872" calcext:value-type="float">
            <text:p>0.55872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63168" calcext:value-type="float">
            <text:p>0.63168</text:p>
          </table:table-cell>
          <table:table-cell office:value-type="float" office:value="0.66688" calcext:value-type="float">
            <text:p>0.66688</text:p>
          </table:table-cell>
          <table:table-cell office:value-type="float" office:value="0.78208" calcext:value-type="float">
            <text:p>0.78208</text:p>
          </table:table-cell>
          <table:table-cell office:value-type="float" office:value="0.83744" calcext:value-type="float">
            <text:p>0.83744</text:p>
          </table:table-cell>
          <table:table-cell office:value-type="float" office:value="0.84544" calcext:value-type="float">
            <text:p>0.84544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12" calcext:value-type="float">
            <text:p>0.912</text:p>
          </table:table-cell>
          <table:table-cell office:value-type="float" office:value="0.710112" calcext:value-type="float">
            <text:p>0.71011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96" calcext:value-type="float">
            <text:p>0.296</text:p>
          </table:table-cell>
          <table:table-cell office:value-type="float" office:value="0.44064" calcext:value-type="float">
            <text:p>0.44064</text:p>
          </table:table-cell>
          <table:table-cell office:value-type="float" office:value="0.57024" calcext:value-type="float">
            <text:p>0.57024</text:p>
          </table:table-cell>
          <table:table-cell office:value-type="float" office:value="0.61056" calcext:value-type="float">
            <text:p>0.61056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66208" calcext:value-type="float">
            <text:p>0.66208</text:p>
          </table:table-cell>
          <table:table-cell office:value-type="float" office:value="0.78432" calcext:value-type="float">
            <text:p>0.78432</text:p>
          </table:table-cell>
          <table:table-cell office:value-type="float" office:value="0.83616" calcext:value-type="float">
            <text:p>0.83616</text:p>
          </table:table-cell>
          <table:table-cell office:value-type="float" office:value="0.84448" calcext:value-type="float">
            <text:p>0.84448</text:p>
          </table:table-cell>
          <table:table-cell office:value-type="float" office:value="0.85152" calcext:value-type="float">
            <text:p>0.85152</text:p>
          </table:table-cell>
          <table:table-cell office:value-type="float" office:value="0.87936" calcext:value-type="float">
            <text:p>0.8793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112" calcext:value-type="float">
            <text:p>0.711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96" calcext:value-type="float">
            <text:p>0.296</text:p>
          </table:table-cell>
          <table:table-cell office:value-type="float" office:value="0.416" calcext:value-type="float">
            <text:p>0.416</text:p>
          </table:table-cell>
          <table:table-cell office:value-type="float" office:value="0.5616" calcext:value-type="float">
            <text:p>0.5616</text:p>
          </table:table-cell>
          <table:table-cell office:value-type="float" office:value="0.60544" calcext:value-type="float">
            <text:p>0.60544</text:p>
          </table:table-cell>
          <table:table-cell office:value-type="float" office:value="0.63072" calcext:value-type="float">
            <text:p>0.63072</text:p>
          </table:table-cell>
          <table:table-cell office:value-type="float" office:value="0.65696" calcext:value-type="float">
            <text:p>0.65696</text:p>
          </table:table-cell>
          <table:table-cell office:value-type="float" office:value="0.77344" calcext:value-type="float">
            <text:p>0.77344</text:p>
          </table:table-cell>
          <table:table-cell office:value-type="float" office:value="0.82848" calcext:value-type="float">
            <text:p>0.82848</text:p>
          </table:table-cell>
          <table:table-cell office:value-type="float" office:value="0.84448" calcext:value-type="float">
            <text:p>0.84448</text:p>
          </table:table-cell>
          <table:table-cell office:value-type="float" office:value="0.85056" calcext:value-type="float">
            <text:p>0.85056</text:p>
          </table:table-cell>
          <table:table-cell office:value-type="float" office:value="0.87968" calcext:value-type="float">
            <text:p>0.87968</text:p>
          </table:table-cell>
          <table:table-cell office:value-type="float" office:value="0.912" calcext:value-type="float">
            <text:p>0.912</text:p>
          </table:table-cell>
          <table:table-cell office:value-type="float" office:value="0.704736" calcext:value-type="float">
            <text:p>0.70473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8" calcext:value-type="float">
            <text:p>0.328</text:p>
          </table:table-cell>
          <table:table-cell office:value-type="float" office:value="0.42656" calcext:value-type="float">
            <text:p>0.42656</text:p>
          </table:table-cell>
          <table:table-cell office:value-type="float" office:value="0.57984" calcext:value-type="float">
            <text:p>0.57984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4448" calcext:value-type="float">
            <text:p>0.64448</text:p>
          </table:table-cell>
          <table:table-cell office:value-type="float" office:value="0.68416" calcext:value-type="float">
            <text:p>0.68416</text:p>
          </table:table-cell>
          <table:table-cell office:value-type="float" office:value="0.79936" calcext:value-type="float">
            <text:p>0.79936</text:p>
          </table:table-cell>
          <table:table-cell office:value-type="float" office:value="0.83808" calcext:value-type="float">
            <text:p>0.83808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17184" calcext:value-type="float">
            <text:p>0.71718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88" calcext:value-type="float">
            <text:p>0.288</text:p>
          </table:table-cell>
          <table:table-cell office:value-type="float" office:value="0.46784" calcext:value-type="float">
            <text:p>0.46784</text:p>
          </table:table-cell>
          <table:table-cell office:value-type="float" office:value="0.59872" calcext:value-type="float">
            <text:p>0.59872</text:p>
          </table:table-cell>
          <table:table-cell office:value-type="float" office:value="0.63328" calcext:value-type="float">
            <text:p>0.63328</text:p>
          </table:table-cell>
          <table:table-cell office:value-type="float" office:value="0.66176" calcext:value-type="float">
            <text:p>0.66176</text:p>
          </table:table-cell>
          <table:table-cell office:value-type="float" office:value="0.768" calcext:value-type="float">
            <text:p>0.768</text:p>
          </table:table-cell>
          <table:table-cell office:value-type="float" office:value="0.83552" calcext:value-type="float">
            <text:p>0.83552</text:p>
          </table:table-cell>
          <table:table-cell office:value-type="float" office:value="0.84544" calcext:value-type="float">
            <text:p>0.84544</text:p>
          </table:table-cell>
          <table:table-cell office:value-type="float" office:value="0.85024" calcext:value-type="float">
            <text:p>0.8502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912" calcext:value-type="float">
            <text:p>0.912</text:p>
          </table:table-cell>
          <table:table-cell office:value-type="float" office:value="0.73936" calcext:value-type="float">
            <text:p>0.7393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8" calcext:value-type="float">
            <text:p>0.28</text:p>
          </table:table-cell>
          <table:table-cell office:value-type="float" office:value="0.46976" calcext:value-type="float">
            <text:p>0.46976</text:p>
          </table:table-cell>
          <table:table-cell office:value-type="float" office:value="0.61504" calcext:value-type="float">
            <text:p>0.61504</text:p>
          </table:table-cell>
          <table:table-cell office:value-type="float" office:value="0.64128" calcext:value-type="float">
            <text:p>0.64128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82848" calcext:value-type="float">
            <text:p>0.82848</text:p>
          </table:table-cell>
          <table:table-cell office:value-type="float" office:value="0.84128" calcext:value-type="float">
            <text:p>0.8412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344" calcext:value-type="float">
            <text:p>0.85344</text:p>
          </table:table-cell>
          <table:table-cell office:value-type="float" office:value="0.85728" calcext:value-type="float">
            <text:p>0.85728</text:p>
          </table:table-cell>
          <table:table-cell office:value-type="float" office:value="0.87808" calcext:value-type="float">
            <text:p>0.87808</text:p>
          </table:table-cell>
          <table:table-cell office:value-type="float" office:value="0.912" calcext:value-type="float">
            <text:p>0.912</text:p>
          </table:table-cell>
          <table:table-cell office:value-type="float" office:value="0.754144" calcext:value-type="float">
            <text:p>0.75414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04" calcext:value-type="float">
            <text:p>0.304</text:p>
          </table:table-cell>
          <table:table-cell office:value-type="float" office:value="0.45824" calcext:value-type="float">
            <text:p>0.45824</text:p>
          </table:table-cell>
          <table:table-cell office:value-type="float" office:value="0.61952" calcext:value-type="float">
            <text:p>0.61952</text:p>
          </table:table-cell>
          <table:table-cell office:value-type="float" office:value="0.64608" calcext:value-type="float">
            <text:p>0.64608</text:p>
          </table:table-cell>
          <table:table-cell office:value-type="float" office:value="0.75296" calcext:value-type="float">
            <text:p>0.75296</text:p>
          </table:table-cell>
          <table:table-cell office:value-type="float" office:value="0.83808" calcext:value-type="float">
            <text:p>0.83808</text:p>
          </table:table-cell>
          <table:table-cell office:value-type="float" office:value="0.84288" calcext:value-type="float">
            <text:p>0.8428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216" calcext:value-type="float">
            <text:p>0.85216</text:p>
          </table:table-cell>
          <table:table-cell office:value-type="float" office:value="0.85888" calcext:value-type="float">
            <text:p>0.85888</text:p>
          </table:table-cell>
          <table:table-cell office:value-type="float" office:value="0.87968" calcext:value-type="float">
            <text:p>0.87968</text:p>
          </table:table-cell>
          <table:table-cell office:value-type="float" office:value="0.912" calcext:value-type="float">
            <text:p>0.912</text:p>
          </table:table-cell>
          <table:table-cell office:value-type="float" office:value="0.759648" calcext:value-type="float">
            <text:p>0.75964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2336" calcext:value-type="float">
            <text:p>0.42336</text:p>
          </table:table-cell>
          <table:table-cell office:value-type="float" office:value="0.58464" calcext:value-type="float">
            <text:p>0.58464</text:p>
          </table:table-cell>
          <table:table-cell office:value-type="float" office:value="0.63008" calcext:value-type="float">
            <text:p>0.63008</text:p>
          </table:table-cell>
          <table:table-cell office:value-type="float" office:value="0.68256" calcext:value-type="float">
            <text:p>0.68256</text:p>
          </table:table-cell>
          <table:table-cell office:value-type="float" office:value="0.82944" calcext:value-type="float">
            <text:p>0.82944</text:p>
          </table:table-cell>
          <table:table-cell office:value-type="float" office:value="0.84" calcext:value-type="float">
            <text:p>0.84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5152" calcext:value-type="float">
            <text:p>0.85152</text:p>
          </table:table-cell>
          <table:table-cell office:value-type="float" office:value="0.85888" calcext:value-type="float">
            <text:p>0.85888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42464" calcext:value-type="float">
            <text:p>0.74246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6" calcext:value-type="float">
            <text:p>0.36</text:p>
          </table:table-cell>
          <table:table-cell office:value-type="float" office:value="0.51136" calcext:value-type="float">
            <text:p>0.51136</text:p>
          </table:table-cell>
          <table:table-cell office:value-type="float" office:value="0.63328" calcext:value-type="float">
            <text:p>0.63328</text:p>
          </table:table-cell>
          <table:table-cell office:value-type="float" office:value="0.70592" calcext:value-type="float">
            <text:p>0.70592</text:p>
          </table:table-cell>
          <table:table-cell office:value-type="float" office:value="0.83552" calcext:value-type="float">
            <text:p>0.83552</text:p>
          </table:table-cell>
          <table:table-cell office:value-type="float" office:value="0.84" calcext:value-type="float">
            <text:p>0.84</text:p>
          </table:table-cell>
          <table:table-cell office:value-type="float" office:value="0.84128" calcext:value-type="float">
            <text:p>0.8412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6304" calcext:value-type="float">
            <text:p>0.86304</text:p>
          </table:table-cell>
          <table:table-cell office:value-type="float" office:value="0.88224" calcext:value-type="float">
            <text:p>0.882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781184" calcext:value-type="float">
            <text:p>0.78118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44" calcext:value-type="float">
            <text:p>0.344</text:p>
          </table:table-cell>
          <table:table-cell office:value-type="float" office:value="0.55168" calcext:value-type="float">
            <text:p>0.55168</text:p>
          </table:table-cell>
          <table:table-cell office:value-type="float" office:value="0.64128" calcext:value-type="float">
            <text:p>0.64128</text:p>
          </table:table-cell>
          <table:table-cell office:value-type="float" office:value="0.77088" calcext:value-type="float">
            <text:p>0.77088</text:p>
          </table:table-cell>
          <table:table-cell office:value-type="float" office:value="0.83744" calcext:value-type="float">
            <text:p>0.83744</text:p>
          </table:table-cell>
          <table:table-cell office:value-type="float" office:value="0.84" calcext:value-type="float">
            <text:p>0.84</text:p>
          </table:table-cell>
          <table:table-cell office:value-type="float" office:value="0.84256" calcext:value-type="float">
            <text:p>0.8425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6304" calcext:value-type="float">
            <text:p>0.86304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12" calcext:value-type="float">
            <text:p>0.912</text:p>
          </table:table-cell>
          <table:table-cell office:value-type="float" office:value="0.792928" calcext:value-type="float">
            <text:p>0.79292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248" calcext:value-type="float">
            <text:p>0.53248</text:p>
          </table:table-cell>
          <table:table-cell office:value-type="float" office:value="0.65888" calcext:value-type="float">
            <text:p>0.65888</text:p>
          </table:table-cell>
          <table:table-cell office:value-type="float" office:value="0.82304" calcext:value-type="float">
            <text:p>0.8230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0.84" calcext:value-type="float">
            <text:p>0.84</text:p>
          </table:table-cell>
          <table:table-cell office:value-type="float" office:value="0.84544" calcext:value-type="float">
            <text:p>0.84544</text:p>
          </table:table-cell>
          <table:table-cell office:value-type="float" office:value="0.84832" calcext:value-type="float">
            <text:p>0.8483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72" calcext:value-type="float">
            <text:p>0.86272</text:p>
          </table:table-cell>
          <table:table-cell office:value-type="float" office:value="0.87808" calcext:value-type="float">
            <text:p>0.87808</text:p>
          </table:table-cell>
          <table:table-cell office:value-type="float" office:value="0.912" calcext:value-type="float">
            <text:p>0.912</text:p>
          </table:table-cell>
          <table:table-cell office:value-type="float" office:value="0.7984" calcext:value-type="float">
            <text:p>0.798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76" calcext:value-type="float">
            <text:p>0.376</text:p>
          </table:table-cell>
          <table:table-cell office:value-type="float" office:value="0.49184" calcext:value-type="float">
            <text:p>0.49184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71392" calcext:value-type="float">
            <text:p>0.71392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936" calcext:value-type="float">
            <text:p>0.83936</text:p>
          </table:table-cell>
          <table:table-cell office:value-type="float" office:value="0.84" calcext:value-type="float">
            <text:p>0.84</text:p>
          </table:table-cell>
          <table:table-cell office:value-type="float" office:value="0.84544" calcext:value-type="float">
            <text:p>0.8454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632" calcext:value-type="float">
            <text:p>0.85632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75904" calcext:value-type="float">
            <text:p>0.77590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76" calcext:value-type="float">
            <text:p>0.376</text:p>
          </table:table-cell>
          <table:table-cell office:value-type="float" office:value="0.50496" calcext:value-type="float">
            <text:p>0.50496</text:p>
          </table:table-cell>
          <table:table-cell office:value-type="float" office:value="0.61632" calcext:value-type="float">
            <text:p>0.61632</text:p>
          </table:table-cell>
          <table:table-cell office:value-type="float" office:value="0.74784" calcext:value-type="float">
            <text:p>0.74784</text:p>
          </table:table-cell>
          <table:table-cell office:value-type="float" office:value="0.83328" calcext:value-type="float">
            <text:p>0.83328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4704" calcext:value-type="float">
            <text:p>0.8470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8144" calcext:value-type="float">
            <text:p>0.7814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96" calcext:value-type="float">
            <text:p>0.296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74816" calcext:value-type="float">
            <text:p>0.74816</text:p>
          </table:table-cell>
          <table:table-cell office:value-type="float" office:value="0.83616" calcext:value-type="float">
            <text:p>0.83616</text:p>
          </table:table-cell>
          <table:table-cell office:value-type="float" office:value="0.84" calcext:value-type="float">
            <text:p>0.84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08" calcext:value-type="float">
            <text:p>0.85408</text:p>
          </table:table-cell>
          <table:table-cell office:value-type="float" office:value="0.86272" calcext:value-type="float">
            <text:p>0.86272</text:p>
          </table:table-cell>
          <table:table-cell office:value-type="float" office:value="0.88256" calcext:value-type="float">
            <text:p>0.8825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85408" calcext:value-type="float">
            <text:p>0.78540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24" calcext:value-type="float">
            <text:p>0.424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63296" calcext:value-type="float">
            <text:p>0.63296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84288" calcext:value-type="float">
            <text:p>0.8428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928" calcext:value-type="float">
            <text:p>0.84928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936" calcext:value-type="float">
            <text:p>0.8793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99168" calcext:value-type="float">
            <text:p>0.79916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6" calcext:value-type="float">
            <text:p>0.36</text:p>
          </table:table-cell>
          <table:table-cell office:value-type="float" office:value="0.55968" calcext:value-type="float">
            <text:p>0.55968</text:p>
          </table:table-cell>
          <table:table-cell office:value-type="float" office:value="0.67264" calcext:value-type="float">
            <text:p>0.67264</text:p>
          </table:table-cell>
          <table:table-cell office:value-type="float" office:value="0.82976" calcext:value-type="float">
            <text:p>0.82976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0.84" calcext:value-type="float">
            <text:p>0.84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896" calcext:value-type="float">
            <text:p>0.84896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1824" calcext:value-type="float">
            <text:p>0.80182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53984" calcext:value-type="float">
            <text:p>0.53984</text:p>
          </table:table-cell>
          <table:table-cell office:value-type="float" office:value="0.65536" calcext:value-type="float">
            <text:p>0.65536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83584" calcext:value-type="float">
            <text:p>0.83584</text:p>
          </table:table-cell>
          <table:table-cell office:value-type="float" office:value="0.84" calcext:value-type="float">
            <text:p>0.84</text:p>
          </table:table-cell>
          <table:table-cell office:value-type="float" office:value="0.84512" calcext:value-type="float">
            <text:p>0.84512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96416" calcext:value-type="float">
            <text:p>0.79641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224" calcext:value-type="float">
            <text:p>0.56224</text:p>
          </table:table-cell>
          <table:table-cell office:value-type="float" office:value="0.736" calcext:value-type="float">
            <text:p>0.736</text:p>
          </table:table-cell>
          <table:table-cell office:value-type="float" office:value="0.83584" calcext:value-type="float">
            <text:p>0.83584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4544" calcext:value-type="float">
            <text:p>0.84544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7904" calcext:value-type="float">
            <text:p>0.879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9376" calcext:value-type="float">
            <text:p>0.80937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81152" calcext:value-type="float">
            <text:p>0.81152</text:p>
          </table:table-cell>
          <table:table-cell office:value-type="float" office:value="0.83424" calcext:value-type="float">
            <text:p>0.83424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4672" calcext:value-type="float">
            <text:p>0.8467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024" calcext:value-type="float">
            <text:p>0.85024</text:p>
          </table:table-cell>
          <table:table-cell office:value-type="float" office:value="0.86176" calcext:value-type="float">
            <text:p>0.86176</text:p>
          </table:table-cell>
          <table:table-cell office:value-type="float" office:value="0.88128" calcext:value-type="float">
            <text:p>0.8812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7056" calcext:value-type="float">
            <text:p>0.81705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28" calcext:value-type="float">
            <text:p>0.328</text:p>
          </table:table-cell>
          <table:table-cell office:value-type="float" office:value="0.61568" calcext:value-type="float">
            <text:p>0.61568</text:p>
          </table:table-cell>
          <table:table-cell office:value-type="float" office:value="0.82592" calcext:value-type="float">
            <text:p>0.82592</text:p>
          </table:table-cell>
          <table:table-cell office:value-type="float" office:value="0.8368" calcext:value-type="float">
            <text:p>0.8368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4576" calcext:value-type="float">
            <text:p>0.84576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7552" calcext:value-type="float">
            <text:p>0.8755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3328" calcext:value-type="float">
            <text:p>0.82332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888" calcext:value-type="float">
            <text:p>0.49888</text:p>
          </table:table-cell>
          <table:table-cell office:value-type="float" office:value="0.75104" calcext:value-type="float">
            <text:p>0.75104</text:p>
          </table:table-cell>
          <table:table-cell office:value-type="float" office:value="0.832" calcext:value-type="float">
            <text:p>0.832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4544" calcext:value-type="float">
            <text:p>0.84544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7424" calcext:value-type="float">
            <text:p>0.874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3296" calcext:value-type="float">
            <text:p>0.80329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6" calcext:value-type="float">
            <text:p>0.36</text:p>
          </table:table-cell>
          <table:table-cell office:value-type="float" office:value="0.66432" calcext:value-type="float">
            <text:p>0.66432</text:p>
          </table:table-cell>
          <table:table-cell office:value-type="float" office:value="0.82304" calcext:value-type="float">
            <text:p>0.82304</text:p>
          </table:table-cell>
          <table:table-cell office:value-type="float" office:value="0.83936" calcext:value-type="float">
            <text:p>0.83936</text:p>
          </table:table-cell>
          <table:table-cell office:value-type="float" office:value="0.84" calcext:value-type="float">
            <text:p>0.84</text:p>
          </table:table-cell>
          <table:table-cell office:value-type="float" office:value="0.84448" calcext:value-type="float">
            <text:p>0.84448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832" calcext:value-type="float">
            <text:p>0.8283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784" calcext:value-type="float">
            <text:p>0.58784</text:p>
          </table:table-cell>
          <table:table-cell office:value-type="float" office:value="0.82368" calcext:value-type="float">
            <text:p>0.82368</text:p>
          </table:table-cell>
          <table:table-cell office:value-type="float" office:value="0.83744" calcext:value-type="float">
            <text:p>0.83744</text:p>
          </table:table-cell>
          <table:table-cell office:value-type="float" office:value="0.84" calcext:value-type="float">
            <text:p>0.84</text:p>
          </table:table-cell>
          <table:table-cell office:value-type="float" office:value="0.84192" calcext:value-type="float">
            <text:p>0.84192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9936" calcext:value-type="float">
            <text:p>0.81993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04" calcext:value-type="float">
            <text:p>0.304</text:p>
          </table:table-cell>
          <table:table-cell office:value-type="float" office:value="0.51072" calcext:value-type="float">
            <text:p>0.51072</text:p>
          </table:table-cell>
          <table:table-cell office:value-type="float" office:value="0.75904" calcext:value-type="float">
            <text:p>0.75904</text:p>
          </table:table-cell>
          <table:table-cell office:value-type="float" office:value="0.83264" calcext:value-type="float">
            <text:p>0.83264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4512" calcext:value-type="float">
            <text:p>0.84512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472" calcext:value-type="float">
            <text:p>0.85472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4864" calcext:value-type="float">
            <text:p>0.80486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28" calcext:value-type="float">
            <text:p>0.328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62944" calcext:value-type="float">
            <text:p>0.62944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3616" calcext:value-type="float">
            <text:p>0.83616</text:p>
          </table:table-cell>
          <table:table-cell office:value-type="float" office:value="0.84" calcext:value-type="float">
            <text:p>0.84</text:p>
          </table:table-cell>
          <table:table-cell office:value-type="float" office:value="0.84192" calcext:value-type="float">
            <text:p>0.84192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376" calcext:value-type="float">
            <text:p>0.85376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779488" calcext:value-type="float">
            <text:p>0.77948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4" calcext:value-type="float">
            <text:p>0.544</text:p>
          </table:table-cell>
          <table:table-cell office:value-type="float" office:value="0.74656" calcext:value-type="float">
            <text:p>0.74656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968" calcext:value-type="float">
            <text:p>0.83968</text:p>
          </table:table-cell>
          <table:table-cell office:value-type="float" office:value="0.84384" calcext:value-type="float">
            <text:p>0.84384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7456" calcext:value-type="float">
            <text:p>0.87456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8384" calcext:value-type="float">
            <text:p>0.80838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8" calcext:value-type="float">
            <text:p>0.28</text:p>
          </table:table-cell>
          <table:table-cell office:value-type="float" office:value="0.60768" calcext:value-type="float">
            <text:p>0.60768</text:p>
          </table:table-cell>
          <table:table-cell office:value-type="float" office:value="0.78304" calcext:value-type="float">
            <text:p>0.7830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4" calcext:value-type="float">
            <text:p>0.84</text:p>
          </table:table-cell>
          <table:table-cell office:value-type="float" office:value="0.84576" calcext:value-type="float">
            <text:p>0.84576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4864" calcext:value-type="float">
            <text:p>0.84864</text:p>
          </table:table-cell>
          <table:table-cell office:value-type="float" office:value="0.86112" calcext:value-type="float">
            <text:p>0.86112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952" calcext:value-type="float">
            <text:p>0.8195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272" calcext:value-type="float">
            <text:p>0.54272</text:p>
          </table:table-cell>
          <table:table-cell office:value-type="float" office:value="0.74752" calcext:value-type="float">
            <text:p>0.74752</text:p>
          </table:table-cell>
          <table:table-cell office:value-type="float" office:value="0.83264" calcext:value-type="float">
            <text:p>0.83264</text:p>
          </table:table-cell>
          <table:table-cell office:value-type="float" office:value="0.84" calcext:value-type="float">
            <text:p>0.84</text:p>
          </table:table-cell>
          <table:table-cell office:value-type="float" office:value="0.84288" calcext:value-type="float">
            <text:p>0.84288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6112" calcext:value-type="float">
            <text:p>0.86112</text:p>
          </table:table-cell>
          <table:table-cell office:value-type="float" office:value="0.87456" calcext:value-type="float">
            <text:p>0.87456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8544" calcext:value-type="float">
            <text:p>0.80854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8" calcext:value-type="float">
            <text:p>0.28</text:p>
          </table:table-cell>
          <table:table-cell office:value-type="float" office:value="0.58272" calcext:value-type="float">
            <text:p>0.58272</text:p>
          </table:table-cell>
          <table:table-cell office:value-type="float" office:value="0.82208" calcext:value-type="float">
            <text:p>0.82208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4" calcext:value-type="float">
            <text:p>0.84</text:p>
          </table:table-cell>
          <table:table-cell office:value-type="float" office:value="0.84576" calcext:value-type="float">
            <text:p>0.84576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568" calcext:value-type="float">
            <text:p>0.85568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0032" calcext:value-type="float">
            <text:p>0.82003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08" calcext:value-type="float">
            <text:p>0.408</text:p>
          </table:table-cell>
          <table:table-cell office:value-type="float" office:value="0.54496" calcext:value-type="float">
            <text:p>0.54496</text:p>
          </table:table-cell>
          <table:table-cell office:value-type="float" office:value="0.72704" calcext:value-type="float">
            <text:p>0.72704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936" calcext:value-type="float">
            <text:p>0.83936</text:p>
          </table:table-cell>
          <table:table-cell office:value-type="float" office:value="0.84288" calcext:value-type="float">
            <text:p>0.84288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024" calcext:value-type="float">
            <text:p>0.85024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4672" calcext:value-type="float">
            <text:p>0.80467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888" calcext:value-type="float">
            <text:p>0.57888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3392" calcext:value-type="float">
            <text:p>0.83392</text:p>
          </table:table-cell>
          <table:table-cell office:value-type="float" office:value="0.84" calcext:value-type="float">
            <text:p>0.84</text:p>
          </table:table-cell>
          <table:table-cell office:value-type="float" office:value="0.84096" calcext:value-type="float">
            <text:p>0.84096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4928" calcext:value-type="float">
            <text:p>0.84928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4944" calcext:value-type="float">
            <text:p>0.81494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" calcext:value-type="float">
            <text:p>0.56</text:p>
          </table:table-cell>
          <table:table-cell office:value-type="float" office:value="0.69472" calcext:value-type="float">
            <text:p>0.69472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872" calcext:value-type="float">
            <text:p>0.83872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4832" calcext:value-type="float">
            <text:p>0.84832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2752" calcext:value-type="float">
            <text:p>0.80275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76" calcext:value-type="float">
            <text:p>0.376</text:p>
          </table:table-cell>
          <table:table-cell office:value-type="float" office:value="0.54816" calcext:value-type="float">
            <text:p>0.54816</text:p>
          </table:table-cell>
          <table:table-cell office:value-type="float" office:value="0.656" calcext:value-type="float">
            <text:p>0.656</text:p>
          </table:table-cell>
          <table:table-cell office:value-type="float" office:value="0.83168" calcext:value-type="float">
            <text:p>0.83168</text:p>
          </table:table-cell>
          <table:table-cell office:value-type="float" office:value="0.83776" calcext:value-type="float">
            <text:p>0.83776</text:p>
          </table:table-cell>
          <table:table-cell office:value-type="float" office:value="0.8432" calcext:value-type="float">
            <text:p>0.8432</text:p>
          </table:table-cell>
          <table:table-cell table:number-columns-repeated="4" office:value-type="float" office:value="0.848" calcext:value-type="float">
            <text:p>0.848</text:p>
          </table:table-cell>
          <table:table-cell office:value-type="float" office:value="0.87168" calcext:value-type="float">
            <text:p>0.87168</text:p>
          </table:table-cell>
          <table:table-cell office:value-type="float" office:value="0.912" calcext:value-type="float">
            <text:p>0.912</text:p>
          </table:table-cell>
          <table:table-cell office:value-type="float" office:value="0.798048" calcext:value-type="float">
            <text:p>0.7980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6" calcext:value-type="float">
            <text:p>0.36</text:p>
          </table:table-cell>
          <table:table-cell office:value-type="float" office:value="0.51392" calcext:value-type="float">
            <text:p>0.51392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3808" calcext:value-type="float">
            <text:p>0.83808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152" calcext:value-type="float">
            <text:p>0.85152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91392" calcext:value-type="float">
            <text:p>0.79139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28" calcext:value-type="float">
            <text:p>0.528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69952" calcext:value-type="float">
            <text:p>0.69952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968" calcext:value-type="float">
            <text:p>0.83968</text:p>
          </table:table-cell>
          <table:table-cell office:value-type="float" office:value="0.84544" calcext:value-type="float">
            <text:p>0.84544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376" calcext:value-type="float">
            <text:p>0.85376</text:p>
          </table:table-cell>
          <table:table-cell office:value-type="float" office:value="0.87392" calcext:value-type="float">
            <text:p>0.8739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9312" calcext:value-type="float">
            <text:p>0.80931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6" calcext:value-type="float">
            <text:p>0.36</text:p>
          </table:table-cell>
          <table:table-cell office:value-type="float" office:value="0.57408" calcext:value-type="float">
            <text:p>0.57408</text:p>
          </table:table-cell>
          <table:table-cell office:value-type="float" office:value="0.80128" calcext:value-type="float">
            <text:p>0.80128</text:p>
          </table:table-cell>
          <table:table-cell office:value-type="float" office:value="0.83776" calcext:value-type="float">
            <text:p>0.83776</text:p>
          </table:table-cell>
          <table:table-cell office:value-type="float" office:value="0.84064" calcext:value-type="float">
            <text:p>0.84064</text:p>
          </table:table-cell>
          <table:table-cell table:number-columns-repeated="4" office:value-type="float" office:value="0.848" calcext:value-type="float">
            <text:p>0.848</text:p>
          </table:table-cell>
          <table:table-cell office:value-type="float" office:value="0.85728" calcext:value-type="float">
            <text:p>0.85728</text:p>
          </table:table-cell>
          <table:table-cell office:value-type="float" office:value="0.87232" calcext:value-type="float">
            <text:p>0.8723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7536" calcext:value-type="float">
            <text:p>0.81753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6" calcext:value-type="float">
            <text:p>0.36</text:p>
          </table:table-cell>
          <table:table-cell office:value-type="float" office:value="0.54912" calcext:value-type="float">
            <text:p>0.54912</text:p>
          </table:table-cell>
          <table:table-cell office:value-type="float" office:value="0.76384" calcext:value-type="float">
            <text:p>0.76384</text:p>
          </table:table-cell>
          <table:table-cell office:value-type="float" office:value="0.83456" calcext:value-type="float">
            <text:p>0.83456</text:p>
          </table:table-cell>
          <table:table-cell office:value-type="float" office:value="0.84" calcext:value-type="float">
            <text:p>0.84</text:p>
          </table:table-cell>
          <table:table-cell office:value-type="float" office:value="0.84768" calcext:value-type="float">
            <text:p>0.84768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4928" calcext:value-type="float">
            <text:p>0.84928</text:p>
          </table:table-cell>
          <table:table-cell office:value-type="float" office:value="0.85792" calcext:value-type="float">
            <text:p>0.85792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0976" calcext:value-type="float">
            <text:p>0.81097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344" calcext:value-type="float">
            <text:p>0.57344</text:p>
          </table:table-cell>
          <table:table-cell office:value-type="float" office:value="0.82336" calcext:value-type="float">
            <text:p>0.82336</text:p>
          </table:table-cell>
          <table:table-cell office:value-type="float" office:value="0.83712" calcext:value-type="float">
            <text:p>0.83712</text:p>
          </table:table-cell>
          <table:table-cell office:value-type="float" office:value="0.84" calcext:value-type="float">
            <text:p>0.84</text:p>
          </table:table-cell>
          <table:table-cell office:value-type="float" office:value="0.84544" calcext:value-type="float">
            <text:p>0.84544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184" calcext:value-type="float">
            <text:p>0.85184</text:p>
          </table:table-cell>
          <table:table-cell office:value-type="float" office:value="0.86144" calcext:value-type="float">
            <text:p>0.86144</text:p>
          </table:table-cell>
          <table:table-cell office:value-type="float" office:value="0.87232" calcext:value-type="float">
            <text:p>0.8723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0096" calcext:value-type="float">
            <text:p>0.82009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496" calcext:value-type="float">
            <text:p>0.54496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83392" calcext:value-type="float">
            <text:p>0.83392</text:p>
          </table:table-cell>
          <table:table-cell office:value-type="float" office:value="0.84" calcext:value-type="float">
            <text:p>0.84</text:p>
          </table:table-cell>
          <table:table-cell office:value-type="float" office:value="0.84736" calcext:value-type="float">
            <text:p>0.84736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248" calcext:value-type="float">
            <text:p>0.85248</text:p>
          </table:table-cell>
          <table:table-cell office:value-type="float" office:value="0.85984" calcext:value-type="float">
            <text:p>0.85984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3056" calcext:value-type="float">
            <text:p>0.81305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208" calcext:value-type="float">
            <text:p>0.54208</text:p>
          </table:table-cell>
          <table:table-cell office:value-type="float" office:value="0.80736" calcext:value-type="float">
            <text:p>0.80736</text:p>
          </table:table-cell>
          <table:table-cell office:value-type="float" office:value="0.83648" calcext:value-type="float">
            <text:p>0.83648</text:p>
          </table:table-cell>
          <table:table-cell office:value-type="float" office:value="0.84096" calcext:value-type="float">
            <text:p>0.84096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448" calcext:value-type="float">
            <text:p>0.8844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7376" calcext:value-type="float">
            <text:p>0.81737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36" calcext:value-type="float">
            <text:p>0.336</text:p>
          </table:table-cell>
          <table:table-cell office:value-type="float" office:value="0.52" calcext:value-type="float">
            <text:p>0.52</text:p>
          </table:table-cell>
          <table:table-cell office:value-type="float" office:value="0.82368" calcext:value-type="float">
            <text:p>0.82368</text:p>
          </table:table-cell>
          <table:table-cell office:value-type="float" office:value="0.84" calcext:value-type="float">
            <text:p>0.84</text:p>
          </table:table-cell>
          <table:table-cell office:value-type="float" office:value="0.84544" calcext:value-type="float">
            <text:p>0.84544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344" calcext:value-type="float">
            <text:p>0.85344</text:p>
          </table:table-cell>
          <table:table-cell office:value-type="float" office:value="0.85952" calcext:value-type="float">
            <text:p>0.85952</text:p>
          </table:table-cell>
          <table:table-cell office:value-type="float" office:value="0.86592" calcext:value-type="float">
            <text:p>0.86592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904" calcext:value-type="float">
            <text:p>0.8190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04" calcext:value-type="float">
            <text:p>0.304</text:p>
          </table:table-cell>
          <table:table-cell office:value-type="float" office:value="0.51136" calcext:value-type="float">
            <text:p>0.51136</text:p>
          </table:table-cell>
          <table:table-cell office:value-type="float" office:value="0.82496" calcext:value-type="float">
            <text:p>0.82496</text:p>
          </table:table-cell>
          <table:table-cell office:value-type="float" office:value="0.84" calcext:value-type="float">
            <text:p>0.84</text:p>
          </table:table-cell>
          <table:table-cell office:value-type="float" office:value="0.84576" calcext:value-type="float">
            <text:p>0.8457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928" calcext:value-type="float">
            <text:p>0.84928</text:p>
          </table:table-cell>
          <table:table-cell office:value-type="float" office:value="0.85632" calcext:value-type="float">
            <text:p>0.8563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88864" calcext:value-type="float">
            <text:p>0.8886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984" calcext:value-type="float">
            <text:p>0.8198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8" calcext:value-type="float">
            <text:p>0.28</text:p>
          </table:table-cell>
          <table:table-cell office:value-type="float" office:value="0.50112" calcext:value-type="float">
            <text:p>0.50112</text:p>
          </table:table-cell>
          <table:table-cell office:value-type="float" office:value="0.792" calcext:value-type="float">
            <text:p>0.792</text:p>
          </table:table-cell>
          <table:table-cell office:value-type="float" office:value="0.83936" calcext:value-type="float">
            <text:p>0.83936</text:p>
          </table:table-cell>
          <table:table-cell office:value-type="float" office:value="0.84448" calcext:value-type="float">
            <text:p>0.84448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248" calcext:value-type="float">
            <text:p>0.85248</text:p>
          </table:table-cell>
          <table:table-cell office:value-type="float" office:value="0.85824" calcext:value-type="float">
            <text:p>0.85824</text:p>
          </table:table-cell>
          <table:table-cell office:value-type="float" office:value="0.86784" calcext:value-type="float">
            <text:p>0.86784</text:p>
          </table:table-cell>
          <table:table-cell office:value-type="float" office:value="0.88832" calcext:value-type="float">
            <text:p>0.8883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3984" calcext:value-type="float">
            <text:p>0.81398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" calcext:value-type="float">
            <text:p>0.28</text:p>
          </table:table-cell>
          <table:table-cell office:value-type="float" office:value="0.51104" calcext:value-type="float">
            <text:p>0.51104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84096" calcext:value-type="float">
            <text:p>0.84096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184" calcext:value-type="float">
            <text:p>0.8518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68" calcext:value-type="float">
            <text:p>0.8636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4752" calcext:value-type="float">
            <text:p>0.81475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8" calcext:value-type="float">
            <text:p>0.28</text:p>
          </table:table-cell>
          <table:table-cell office:value-type="float" office:value="0.53408" calcext:value-type="float">
            <text:p>0.53408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84064" calcext:value-type="float">
            <text:p>0.84064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4992" calcext:value-type="float">
            <text:p>0.8499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88544" calcext:value-type="float">
            <text:p>0.8854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2832" calcext:value-type="float">
            <text:p>0.81283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8" calcext:value-type="float">
            <text:p>0.28</text:p>
          </table:table-cell>
          <table:table-cell office:value-type="float" office:value="0.5232" calcext:value-type="float">
            <text:p>0.5232</text:p>
          </table:table-cell>
          <table:table-cell office:value-type="float" office:value="0.78208" calcext:value-type="float">
            <text:p>0.78208</text:p>
          </table:table-cell>
          <table:table-cell office:value-type="float" office:value="0.84448" calcext:value-type="float">
            <text:p>0.84448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44" calcext:value-type="float">
            <text:p>0.86144</text:p>
          </table:table-cell>
          <table:table-cell office:value-type="float" office:value="0.88224" calcext:value-type="float">
            <text:p>0.882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4304" calcext:value-type="float">
            <text:p>0.81430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6" calcext:value-type="float">
            <text:p>0.36</text:p>
          </table:table-cell>
          <table:table-cell office:value-type="float" office:value="0.57536" calcext:value-type="float">
            <text:p>0.57536</text:p>
          </table:table-cell>
          <table:table-cell office:value-type="float" office:value="0.83616" calcext:value-type="float">
            <text:p>0.83616</text:p>
          </table:table-cell>
          <table:table-cell office:value-type="float" office:value="0.8464" calcext:value-type="float">
            <text:p>0.8464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04" calcext:value-type="float">
            <text:p>0.86304</text:p>
          </table:table-cell>
          <table:table-cell office:value-type="float" office:value="0.88384" calcext:value-type="float">
            <text:p>0.883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576" calcext:value-type="float">
            <text:p>0.8257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04" calcext:value-type="float">
            <text:p>0.304</text:p>
          </table:table-cell>
          <table:table-cell office:value-type="float" office:value="0.55328" calcext:value-type="float">
            <text:p>0.55328</text:p>
          </table:table-cell>
          <table:table-cell office:value-type="float" office:value="0.82592" calcext:value-type="float">
            <text:p>0.82592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4896" calcext:value-type="float">
            <text:p>0.8489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664" calcext:value-type="float">
            <text:p>0.85664</text:p>
          </table:table-cell>
          <table:table-cell office:value-type="float" office:value="0.86528" calcext:value-type="float">
            <text:p>0.86528</text:p>
          </table:table-cell>
          <table:table-cell office:value-type="float" office:value="0.88416" calcext:value-type="float">
            <text:p>0.88416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3424" calcext:value-type="float">
            <text:p>0.82342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28" calcext:value-type="float">
            <text:p>0.328</text:p>
          </table:table-cell>
          <table:table-cell office:value-type="float" office:value="0.66304" calcext:value-type="float">
            <text:p>0.66304</text:p>
          </table:table-cell>
          <table:table-cell office:value-type="float" office:value="0.8416" calcext:value-type="float">
            <text:p>0.8416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024" calcext:value-type="float">
            <text:p>0.85024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6432" calcext:value-type="float">
            <text:p>0.86432</text:p>
          </table:table-cell>
          <table:table-cell office:value-type="float" office:value="0.88128" calcext:value-type="float">
            <text:p>0.8812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5648" calcext:value-type="float">
            <text:p>0.83564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28" calcext:value-type="float">
            <text:p>0.328</text:p>
          </table:table-cell>
          <table:table-cell office:value-type="float" office:value="0.66848" calcext:value-type="float">
            <text:p>0.66848</text:p>
          </table:table-cell>
          <table:table-cell office:value-type="float" office:value="0.84096" calcext:value-type="float">
            <text:p>0.84096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344" calcext:value-type="float">
            <text:p>0.8534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664" calcext:value-type="float">
            <text:p>0.85664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88256" calcext:value-type="float">
            <text:p>0.88256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6672" calcext:value-type="float">
            <text:p>0.83667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4608" calcext:value-type="float">
            <text:p>0.84608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248" calcext:value-type="float">
            <text:p>0.85248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6432" calcext:value-type="float">
            <text:p>0.86432</text:p>
          </table:table-cell>
          <table:table-cell office:value-type="float" office:value="0.88416" calcext:value-type="float">
            <text:p>0.88416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9264" calcext:value-type="float">
            <text:p>0.81926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92" calcext:value-type="float">
            <text:p>0.392</text:p>
          </table:table-cell>
          <table:table-cell office:value-type="float" office:value="0.60672" calcext:value-type="float">
            <text:p>0.60672</text:p>
          </table:table-cell>
          <table:table-cell office:value-type="float" office:value="0.8416" calcext:value-type="float">
            <text:p>0.8416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4992" calcext:value-type="float">
            <text:p>0.84992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5696" calcext:value-type="float">
            <text:p>0.85696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0.88448" calcext:value-type="float">
            <text:p>0.8844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1264" calcext:value-type="float">
            <text:p>0.83126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6" calcext:value-type="float">
            <text:p>0.376</text:p>
          </table:table-cell>
          <table:table-cell office:value-type="float" office:value="0.50816" calcext:value-type="float">
            <text:p>0.50816</text:p>
          </table:table-cell>
          <table:table-cell office:value-type="float" office:value="0.81696" calcext:value-type="float">
            <text:p>0.81696</text:p>
          </table:table-cell>
          <table:table-cell office:value-type="float" office:value="0.84768" calcext:value-type="float">
            <text:p>0.8476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96" calcext:value-type="float">
            <text:p>0.8496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5696" calcext:value-type="float">
            <text:p>0.8569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384" calcext:value-type="float">
            <text:p>0.883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872" calcext:value-type="float">
            <text:p>0.818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8" calcext:value-type="float">
            <text:p>0.328</text:p>
          </table:table-cell>
          <table:table-cell office:value-type="float" office:value="0.64096" calcext:value-type="float">
            <text:p>0.64096</text:p>
          </table:table-cell>
          <table:table-cell office:value-type="float" office:value="0.84352" calcext:value-type="float">
            <text:p>0.84352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152" calcext:value-type="float">
            <text:p>0.85152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6208" calcext:value-type="float">
            <text:p>0.86208</text:p>
          </table:table-cell>
          <table:table-cell office:value-type="float" office:value="0.88128" calcext:value-type="float">
            <text:p>0.8812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4336" calcext:value-type="float">
            <text:p>0.83433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28" calcext:value-type="float">
            <text:p>0.328</text:p>
          </table:table-cell>
          <table:table-cell office:value-type="float" office:value="0.72864" calcext:value-type="float">
            <text:p>0.72864</text:p>
          </table:table-cell>
          <table:table-cell office:value-type="float" office:value="0.84352" calcext:value-type="float">
            <text:p>0.84352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408" calcext:value-type="float">
            <text:p>0.85408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6112" calcext:value-type="float">
            <text:p>0.86112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42816" calcext:value-type="float">
            <text:p>0.84281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6" calcext:value-type="float">
            <text:p>0.376</text:p>
          </table:table-cell>
          <table:table-cell office:value-type="float" office:value="0.71936" calcext:value-type="float">
            <text:p>0.71936</text:p>
          </table:table-cell>
          <table:table-cell office:value-type="float" office:value="0.8448" calcext:value-type="float">
            <text:p>0.8448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376" calcext:value-type="float">
            <text:p>0.85376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8" calcext:value-type="float">
            <text:p>0.8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42272" calcext:value-type="float">
            <text:p>0.84227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6" calcext:value-type="float">
            <text:p>0.376</text:p>
          </table:table-cell>
          <table:table-cell office:value-type="float" office:value="0.65344" calcext:value-type="float">
            <text:p>0.65344</text:p>
          </table:table-cell>
          <table:table-cell office:value-type="float" office:value="0.84" calcext:value-type="float">
            <text:p>0.8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992" calcext:value-type="float">
            <text:p>0.84992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88352" calcext:value-type="float">
            <text:p>0.8835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6352" calcext:value-type="float">
            <text:p>0.83635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12" calcext:value-type="float">
            <text:p>0.312</text:p>
          </table:table-cell>
          <table:table-cell office:value-type="float" office:value="0.71232" calcext:value-type="float">
            <text:p>0.71232</text:p>
          </table:table-cell>
          <table:table-cell office:value-type="float" office:value="0.84352" calcext:value-type="float">
            <text:p>0.8435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96" calcext:value-type="float">
            <text:p>0.8496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5792" calcext:value-type="float">
            <text:p>0.85792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8352" calcext:value-type="float">
            <text:p>0.8835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43328" calcext:value-type="float">
            <text:p>0.84332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" calcext:value-type="float">
            <text:p>0.4</text:p>
          </table:table-cell>
          <table:table-cell office:value-type="float" office:value="0.74944" calcext:value-type="float">
            <text:p>0.74944</text:p>
          </table:table-cell>
          <table:table-cell office:value-type="float" office:value="0.84672" calcext:value-type="float">
            <text:p>0.84672</text:p>
          </table:table-cell>
          <table:table-cell office:value-type="float" office:value="0.84832" calcext:value-type="float">
            <text:p>0.84832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512" calcext:value-type="float">
            <text:p>0.8851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49024" calcext:value-type="float">
            <text:p>0.84902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4" calcext:value-type="float">
            <text:p>0.44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4928" calcext:value-type="float">
            <text:p>0.84928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528" calcext:value-type="float">
            <text:p>0.86528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992" calcext:value-type="float">
            <text:p>0.8899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49248" calcext:value-type="float">
            <text:p>0.84924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28" calcext:value-type="float">
            <text:p>0.328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84384" calcext:value-type="float">
            <text:p>0.84384</text:p>
          </table:table-cell>
          <table:table-cell office:value-type="float" office:value="0.8496" calcext:value-type="float">
            <text:p>0.8496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952" calcext:value-type="float">
            <text:p>0.85952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40928" calcext:value-type="float">
            <text:p>0.84092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52" calcext:value-type="float">
            <text:p>0.352</text:p>
          </table:table-cell>
          <table:table-cell office:value-type="float" office:value="0.68064" calcext:value-type="float">
            <text:p>0.68064</text:p>
          </table:table-cell>
          <table:table-cell office:value-type="float" office:value="0.84704" calcext:value-type="float">
            <text:p>0.8470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376" calcext:value-type="float">
            <text:p>0.85376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912" calcext:value-type="float">
            <text:p>0.86912</text:p>
          </table:table-cell>
          <table:table-cell office:value-type="float" office:value="0.88576" calcext:value-type="float">
            <text:p>0.88576</text:p>
          </table:table-cell>
          <table:table-cell office:value-type="float" office:value="0.912" calcext:value-type="float">
            <text:p>0.912</text:p>
          </table:table-cell>
          <table:table-cell office:value-type="float" office:value="0.840992" calcext:value-type="float">
            <text:p>0.84099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" calcext:value-type="float">
            <text:p>0.4</text:p>
          </table:table-cell>
          <table:table-cell office:value-type="float" office:value="0.61312" calcext:value-type="float">
            <text:p>0.61312</text:p>
          </table:table-cell>
          <table:table-cell office:value-type="float" office:value="0.84416" calcext:value-type="float">
            <text:p>0.8441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088" calcext:value-type="float">
            <text:p>0.85088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5632" calcext:value-type="float">
            <text:p>0.85632</text:p>
          </table:table-cell>
          <table:table-cell office:value-type="float" office:value="0.86688" calcext:value-type="float">
            <text:p>0.86688</text:p>
          </table:table-cell>
          <table:table-cell office:value-type="float" office:value="0.88288" calcext:value-type="float">
            <text:p>0.8828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3024" calcext:value-type="float">
            <text:p>0.83302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6" calcext:value-type="float">
            <text:p>0.36</text:p>
          </table:table-cell>
          <table:table-cell office:value-type="float" office:value="0.52768" calcext:value-type="float">
            <text:p>0.52768</text:p>
          </table:table-cell>
          <table:table-cell office:value-type="float" office:value="0.7808" calcext:value-type="float">
            <text:p>0.7808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376" calcext:value-type="float">
            <text:p>0.85376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5888" calcext:value-type="float">
            <text:p>0.85888</text:p>
          </table:table-cell>
          <table:table-cell office:value-type="float" office:value="0.88032" calcext:value-type="float">
            <text:p>0.8803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6544" calcext:value-type="float">
            <text:p>0.81654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96" calcext:value-type="float">
            <text:p>0.296</text:p>
          </table:table-cell>
          <table:table-cell office:value-type="float" office:value="0.57984" calcext:value-type="float">
            <text:p>0.57984</text:p>
          </table:table-cell>
          <table:table-cell office:value-type="float" office:value="0.83264" calcext:value-type="float">
            <text:p>0.83264</text:p>
          </table:table-cell>
          <table:table-cell table:number-columns-repeated="2" office:value-type="float" office:value="0.848" calcext:value-type="float">
            <text:p>0.848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856" calcext:value-type="float">
            <text:p>0.85856</text:p>
          </table:table-cell>
          <table:table-cell office:value-type="float" office:value="0.88288" calcext:value-type="float">
            <text:p>0.8828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7392" calcext:value-type="float">
            <text:p>0.82739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88" calcext:value-type="float">
            <text:p>0.288</text:p>
          </table:table-cell>
          <table:table-cell office:value-type="float" office:value="0.52544" calcext:value-type="float">
            <text:p>0.52544</text:p>
          </table:table-cell>
          <table:table-cell office:value-type="float" office:value="0.71168" calcext:value-type="float">
            <text:p>0.71168</text:p>
          </table:table-cell>
          <table:table-cell office:value-type="float" office:value="0.84704" calcext:value-type="float">
            <text:p>0.8470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184" calcext:value-type="float">
            <text:p>0.85184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5952" calcext:value-type="float">
            <text:p>0.85952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9472" calcext:value-type="float">
            <text:p>0.80947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72" calcext:value-type="float">
            <text:p>0.272</text:p>
          </table:table-cell>
          <table:table-cell office:value-type="float" office:value="0.60256" calcext:value-type="float">
            <text:p>0.60256</text:p>
          </table:table-cell>
          <table:table-cell office:value-type="float" office:value="0.79936" calcext:value-type="float">
            <text:p>0.79936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312" calcext:value-type="float">
            <text:p>0.85312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5024" calcext:value-type="float">
            <text:p>0.82502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6" calcext:value-type="float">
            <text:p>0.36</text:p>
          </table:table-cell>
          <table:table-cell office:value-type="float" office:value="0.57408" calcext:value-type="float">
            <text:p>0.57408</text:p>
          </table:table-cell>
          <table:table-cell office:value-type="float" office:value="0.77888" calcext:value-type="float">
            <text:p>0.77888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248" calcext:value-type="float">
            <text:p>0.85248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5856" calcext:value-type="float">
            <text:p>0.85856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048" calcext:value-type="float">
            <text:p>0.8204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75904" calcext:value-type="float">
            <text:p>0.75904</text:p>
          </table:table-cell>
          <table:table-cell table:number-columns-repeated="3" office:value-type="float" office:value="0.848" calcext:value-type="float">
            <text:p>0.848</text:p>
          </table:table-cell>
          <table:table-cell office:value-type="float" office:value="0.85536" calcext:value-type="float">
            <text:p>0.85536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8352" calcext:value-type="float">
            <text:p>0.8835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9072" calcext:value-type="float">
            <text:p>0.81907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2" calcext:value-type="float">
            <text:p>0.32</text:p>
          </table:table-cell>
          <table:table-cell office:value-type="float" office:value="0.53728" calcext:value-type="float">
            <text:p>0.53728</text:p>
          </table:table-cell>
          <table:table-cell office:value-type="float" office:value="0.76512" calcext:value-type="float">
            <text:p>0.76512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28" calcext:value-type="float">
            <text:p>0.8528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6272" calcext:value-type="float">
            <text:p>0.86272</text:p>
          </table:table-cell>
          <table:table-cell office:value-type="float" office:value="0.888" calcext:value-type="float">
            <text:p>0.88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6992" calcext:value-type="float">
            <text:p>0.81699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2" calcext:value-type="float">
            <text:p>0.32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80992" calcext:value-type="float">
            <text:p>0.80992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528" calcext:value-type="float">
            <text:p>0.8528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88" calcext:value-type="float">
            <text:p>0.88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0032" calcext:value-type="float">
            <text:p>0.82003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696" calcext:value-type="float">
            <text:p>0.49696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992" calcext:value-type="float">
            <text:p>0.84992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7264" calcext:value-type="float">
            <text:p>0.87264</text:p>
          </table:table-cell>
          <table:table-cell office:value-type="float" office:value="0.912" calcext:value-type="float">
            <text:p>0.912</text:p>
          </table:table-cell>
          <table:table-cell office:value-type="float" office:value="0.798112" calcext:value-type="float">
            <text:p>0.79811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72" calcext:value-type="float">
            <text:p>0.272</text:p>
          </table:table-cell>
          <table:table-cell office:value-type="float" office:value="0.52128" calcext:value-type="float">
            <text:p>0.52128</text:p>
          </table:table-cell>
          <table:table-cell office:value-type="float" office:value="0.624" calcext:value-type="float">
            <text:p>0.624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28" calcext:value-type="float">
            <text:p>0.8528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7904" calcext:value-type="float">
            <text:p>0.879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790272" calcext:value-type="float">
            <text:p>0.79027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112" calcext:value-type="float">
            <text:p>0.54112</text:p>
          </table:table-cell>
          <table:table-cell office:value-type="float" office:value="0.62592" calcext:value-type="float">
            <text:p>0.62592</text:p>
          </table:table-cell>
          <table:table-cell office:value-type="float" office:value="0.78528" calcext:value-type="float">
            <text:p>0.78528</text:p>
          </table:table-cell>
          <table:table-cell office:value-type="float" office:value="0.85152" calcext:value-type="float">
            <text:p>0.85152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9616" calcext:value-type="float">
            <text:p>0.7961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352" calcext:value-type="float">
            <text:p>0.52352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5184" calcext:value-type="float">
            <text:p>0.85184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7424" calcext:value-type="float">
            <text:p>0.874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79584" calcext:value-type="float">
            <text:p>0.7958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76" calcext:value-type="float">
            <text:p>0.376</text:p>
          </table:table-cell>
          <table:table-cell office:value-type="float" office:value="0.56992" calcext:value-type="float">
            <text:p>0.56992</text:p>
          </table:table-cell>
          <table:table-cell office:value-type="float" office:value="0.63616" calcext:value-type="float">
            <text:p>0.63616</text:p>
          </table:table-cell>
          <table:table-cell office:value-type="float" office:value="0.82912" calcext:value-type="float">
            <text:p>0.82912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3968" calcext:value-type="float">
            <text:p>0.80396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76" calcext:value-type="float">
            <text:p>0.376</text:p>
          </table:table-cell>
          <table:table-cell office:value-type="float" office:value="0.59936" calcext:value-type="float">
            <text:p>0.59936</text:p>
          </table:table-cell>
          <table:table-cell office:value-type="float" office:value="0.65504" calcext:value-type="float">
            <text:p>0.65504</text:p>
          </table:table-cell>
          <table:table-cell office:value-type="float" office:value="0.82048" calcext:value-type="float">
            <text:p>0.82048</text:p>
          </table:table-cell>
          <table:table-cell office:value-type="float" office:value="0.8512" calcext:value-type="float">
            <text:p>0.8512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72" calcext:value-type="float">
            <text:p>0.87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7808" calcext:value-type="float">
            <text:p>0.80780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72" calcext:value-type="float">
            <text:p>0.272</text:p>
          </table:table-cell>
          <table:table-cell office:value-type="float" office:value="0.50592" calcext:value-type="float">
            <text:p>0.50592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75712" calcext:value-type="float">
            <text:p>0.7571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36" calcext:value-type="float">
            <text:p>0.85536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89696" calcext:value-type="float">
            <text:p>0.78969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" calcext:value-type="float">
            <text:p>0.272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63712" calcext:value-type="float">
            <text:p>0.63712</text:p>
          </table:table-cell>
          <table:table-cell office:value-type="float" office:value="0.80128" calcext:value-type="float">
            <text:p>0.8012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36" calcext:value-type="float">
            <text:p>0.85536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7168" calcext:value-type="float">
            <text:p>0.87168</text:p>
          </table:table-cell>
          <table:table-cell office:value-type="float" office:value="0.912" calcext:value-type="float">
            <text:p>0.912</text:p>
          </table:table-cell>
          <table:table-cell office:value-type="float" office:value="0.796768" calcext:value-type="float">
            <text:p>0.79676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04" calcext:value-type="float">
            <text:p>0.304</text:p>
          </table:table-cell>
          <table:table-cell office:value-type="float" office:value="0.52832" calcext:value-type="float">
            <text:p>0.52832</text:p>
          </table:table-cell>
          <table:table-cell office:value-type="float" office:value="0.69376" calcext:value-type="float">
            <text:p>0.6937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024" calcext:value-type="float">
            <text:p>0.85024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7104" calcext:value-type="float">
            <text:p>0.871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7136" calcext:value-type="float">
            <text:p>0.80713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424" calcext:value-type="float">
            <text:p>0.55424</text:p>
          </table:table-cell>
          <table:table-cell office:value-type="float" office:value="0.81248" calcext:value-type="float">
            <text:p>0.81248</text:p>
          </table:table-cell>
          <table:table-cell office:value-type="float" office:value="0.84864" calcext:value-type="float">
            <text:p>0.84864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2144" calcext:value-type="float">
            <text:p>0.82214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04" calcext:value-type="float">
            <text:p>0.304</text:p>
          </table:table-cell>
          <table:table-cell office:value-type="float" office:value="0.54944" calcext:value-type="float">
            <text:p>0.54944</text:p>
          </table:table-cell>
          <table:table-cell office:value-type="float" office:value="0.75424" calcext:value-type="float">
            <text:p>0.7542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04" calcext:value-type="float">
            <text:p>0.85504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6512" calcext:value-type="float">
            <text:p>0.81651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976" calcext:value-type="float">
            <text:p>0.54976</text:p>
          </table:table-cell>
          <table:table-cell office:value-type="float" office:value="0.68864" calcext:value-type="float">
            <text:p>0.6886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152" calcext:value-type="float">
            <text:p>0.85152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8928" calcext:value-type="float">
            <text:p>0.80892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72" calcext:value-type="float">
            <text:p>0.272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63392" calcext:value-type="float">
            <text:p>0.63392</text:p>
          </table:table-cell>
          <table:table-cell office:value-type="float" office:value="0.76224" calcext:value-type="float">
            <text:p>0.76224</text:p>
          </table:table-cell>
          <table:table-cell office:value-type="float" office:value="0.84832" calcext:value-type="float">
            <text:p>0.84832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12" calcext:value-type="float">
            <text:p>0.912</text:p>
          </table:table-cell>
          <table:table-cell office:value-type="float" office:value="0.790688" calcext:value-type="float">
            <text:p>0.79068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4" calcext:value-type="float">
            <text:p>0.504</text:p>
          </table:table-cell>
          <table:table-cell office:value-type="float" office:value="0.62016" calcext:value-type="float">
            <text:p>0.62016</text:p>
          </table:table-cell>
          <table:table-cell office:value-type="float" office:value="0.64" calcext:value-type="float">
            <text:p>0.64</text:p>
          </table:table-cell>
          <table:table-cell office:value-type="float" office:value="0.81536" calcext:value-type="float">
            <text:p>0.81536</text:p>
          </table:table-cell>
          <table:table-cell office:value-type="float" office:value="0.8512" calcext:value-type="float">
            <text:p>0.8512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112" calcext:value-type="float">
            <text:p>0.86112</text:p>
          </table:table-cell>
          <table:table-cell office:value-type="float" office:value="0.912" calcext:value-type="float">
            <text:p>0.912</text:p>
          </table:table-cell>
          <table:table-cell office:value-type="float" office:value="0.771584" calcext:value-type="float">
            <text:p>0.77158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76" calcext:value-type="float">
            <text:p>0.376</text:p>
          </table:table-cell>
          <table:table-cell office:value-type="float" office:value="0.52544" calcext:value-type="float">
            <text:p>0.52544</text:p>
          </table:table-cell>
          <table:table-cell office:value-type="float" office:value="0.62912" calcext:value-type="float">
            <text:p>0.62912</text:p>
          </table:table-cell>
          <table:table-cell office:value-type="float" office:value="0.71712" calcext:value-type="float">
            <text:p>0.71712</text:p>
          </table:table-cell>
          <table:table-cell office:value-type="float" office:value="0.85056" calcext:value-type="float">
            <text:p>0.85056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86784" calcext:value-type="float">
            <text:p>0.78678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76" calcext:value-type="float">
            <text:p>0.376</text:p>
          </table:table-cell>
          <table:table-cell office:value-type="float" office:value="0.47424" calcext:value-type="float">
            <text:p>0.47424</text:p>
          </table:table-cell>
          <table:table-cell office:value-type="float" office:value="0.61696" calcext:value-type="float">
            <text:p>0.61696</text:p>
          </table:table-cell>
          <table:table-cell office:value-type="float" office:value="0.73632" calcext:value-type="float">
            <text:p>0.73632</text:p>
          </table:table-cell>
          <table:table-cell office:value-type="float" office:value="0.85152" calcext:value-type="float">
            <text:p>0.85152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7296" calcext:value-type="float">
            <text:p>0.8729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832" calcext:value-type="float">
            <text:p>0.783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68" calcext:value-type="float">
            <text:p>0.368</text:p>
          </table:table-cell>
          <table:table-cell office:value-type="float" office:value="0.472" calcext:value-type="float">
            <text:p>0.472</text:p>
          </table:table-cell>
          <table:table-cell office:value-type="float" office:value="0.62336" calcext:value-type="float">
            <text:p>0.62336</text:p>
          </table:table-cell>
          <table:table-cell office:value-type="float" office:value="0.71296" calcext:value-type="float">
            <text:p>0.71296</text:p>
          </table:table-cell>
          <table:table-cell office:value-type="float" office:value="0.85024" calcext:value-type="float">
            <text:p>0.85024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7104" calcext:value-type="float">
            <text:p>0.871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78096" calcext:value-type="float">
            <text:p>0.7809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64832" calcext:value-type="float">
            <text:p>0.64832</text:p>
          </table:table-cell>
          <table:table-cell office:value-type="float" office:value="0.84608" calcext:value-type="float">
            <text:p>0.84608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912" calcext:value-type="float">
            <text:p>0.86912</text:p>
          </table:table-cell>
          <table:table-cell office:value-type="float" office:value="0.912" calcext:value-type="float">
            <text:p>0.912</text:p>
          </table:table-cell>
          <table:table-cell office:value-type="float" office:value="0.770752" calcext:value-type="float">
            <text:p>0.77075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04" calcext:value-type="float">
            <text:p>0.304</text:p>
          </table:table-cell>
          <table:table-cell office:value-type="float" office:value="0.46432" calcext:value-type="float">
            <text:p>0.46432</text:p>
          </table:table-cell>
          <table:table-cell office:value-type="float" office:value="0.62048" calcext:value-type="float">
            <text:p>0.62048</text:p>
          </table:table-cell>
          <table:table-cell office:value-type="float" office:value="0.71872" calcext:value-type="float">
            <text:p>0.71872</text:p>
          </table:table-cell>
          <table:table-cell office:value-type="float" office:value="0.85088" calcext:value-type="float">
            <text:p>0.85088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688" calcext:value-type="float">
            <text:p>0.86688</text:p>
          </table:table-cell>
          <table:table-cell office:value-type="float" office:value="0.912" calcext:value-type="float">
            <text:p>0.912</text:p>
          </table:table-cell>
          <table:table-cell office:value-type="float" office:value="0.780128" calcext:value-type="float">
            <text:p>0.78012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104" calcext:value-type="float">
            <text:p>0.47104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84992" calcext:value-type="float">
            <text:p>0.84992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816" calcext:value-type="float">
            <text:p>0.8681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79872" calcext:value-type="float">
            <text:p>0.77987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72" calcext:value-type="float">
            <text:p>0.272</text:p>
          </table:table-cell>
          <table:table-cell office:value-type="float" office:value="0.51968" calcext:value-type="float">
            <text:p>0.51968</text:p>
          </table:table-cell>
          <table:table-cell office:value-type="float" office:value="0.63712" calcext:value-type="float">
            <text:p>0.63712</text:p>
          </table:table-cell>
          <table:table-cell office:value-type="float" office:value="0.70784" calcext:value-type="float">
            <text:p>0.70784</text:p>
          </table:table-cell>
          <table:table-cell office:value-type="float" office:value="0.84768" calcext:value-type="float">
            <text:p>0.84768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7168" calcext:value-type="float">
            <text:p>0.87168</text:p>
          </table:table-cell>
          <table:table-cell office:value-type="float" office:value="0.912" calcext:value-type="float">
            <text:p>0.912</text:p>
          </table:table-cell>
          <table:table-cell office:value-type="float" office:value="0.7864" calcext:value-type="float">
            <text:p>0.786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936" calcext:value-type="float">
            <text:p>0.51936</text:p>
          </table:table-cell>
          <table:table-cell office:value-type="float" office:value="0.63744" calcext:value-type="float">
            <text:p>0.63744</text:p>
          </table:table-cell>
          <table:table-cell office:value-type="float" office:value="0.72096" calcext:value-type="float">
            <text:p>0.72096</text:p>
          </table:table-cell>
          <table:table-cell office:value-type="float" office:value="0.84864" calcext:value-type="float">
            <text:p>0.84864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787264" calcext:value-type="float">
            <text:p>0.78726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64224" calcext:value-type="float">
            <text:p>0.64224</text:p>
          </table:table-cell>
          <table:table-cell office:value-type="float" office:value="0.82016" calcext:value-type="float">
            <text:p>0.82016</text:p>
          </table:table-cell>
          <table:table-cell office:value-type="float" office:value="0.85312" calcext:value-type="float">
            <text:p>0.85312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368" calcext:value-type="float">
            <text:p>0.86368</text:p>
          </table:table-cell>
          <table:table-cell office:value-type="float" office:value="0.912" calcext:value-type="float">
            <text:p>0.912</text:p>
          </table:table-cell>
          <table:table-cell office:value-type="float" office:value="0.79776" calcext:value-type="float">
            <text:p>0.7977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" calcext:value-type="float">
            <text:p>0.4</text:p>
          </table:table-cell>
          <table:table-cell office:value-type="float" office:value="0.584" calcext:value-type="float">
            <text:p>0.584</text:p>
          </table:table-cell>
          <table:table-cell office:value-type="float" office:value="0.72864" calcext:value-type="float">
            <text:p>0.7286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4" calcext:value-type="float">
            <text:p>0.8544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5424" calcext:value-type="float">
            <text:p>0.81542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704" calcext:value-type="float">
            <text:p>0.56704</text:p>
          </table:table-cell>
          <table:table-cell office:value-type="float" office:value="0.72" calcext:value-type="float">
            <text:p>0.72</text:p>
          </table:table-cell>
          <table:table-cell office:value-type="float" office:value="0.84768" calcext:value-type="float">
            <text:p>0.84768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112" calcext:value-type="float">
            <text:p>0.8611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3184" calcext:value-type="float">
            <text:p>0.81318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96" calcext:value-type="float">
            <text:p>0.296</text:p>
          </table:table-cell>
          <table:table-cell office:value-type="float" office:value="0.54112" calcext:value-type="float">
            <text:p>0.54112</text:p>
          </table:table-cell>
          <table:table-cell office:value-type="float" office:value="0.70528" calcext:value-type="float">
            <text:p>0.70528</text:p>
          </table:table-cell>
          <table:table-cell office:value-type="float" office:value="0.84736" calcext:value-type="float">
            <text:p>0.84736</text:p>
          </table:table-cell>
          <table:table-cell office:value-type="float" office:value="0.85472" calcext:value-type="float">
            <text:p>0.85472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304" calcext:value-type="float">
            <text:p>0.863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9152" calcext:value-type="float">
            <text:p>0.80915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76" calcext:value-type="float">
            <text:p>0.376</text:p>
          </table:table-cell>
          <table:table-cell office:value-type="float" office:value="0.56672" calcext:value-type="float">
            <text:p>0.56672</text:p>
          </table:table-cell>
          <table:table-cell office:value-type="float" office:value="0.71616" calcext:value-type="float">
            <text:p>0.7161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36" calcext:value-type="float">
            <text:p>0.85536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3088" calcext:value-type="float">
            <text:p>0.81308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616" calcext:value-type="float">
            <text:p>0.55616</text:p>
          </table:table-cell>
          <table:table-cell office:value-type="float" office:value="0.73152" calcext:value-type="float">
            <text:p>0.73152</text:p>
          </table:table-cell>
          <table:table-cell office:value-type="float" office:value="0.84768" calcext:value-type="float">
            <text:p>0.84768</text:p>
          </table:table-cell>
          <table:table-cell office:value-type="float" office:value="0.85536" calcext:value-type="float">
            <text:p>0.85536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3152" calcext:value-type="float">
            <text:p>0.81315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12" calcext:value-type="float">
            <text:p>0.312</text:p>
          </table:table-cell>
          <table:table-cell office:value-type="float" office:value="0.54752" calcext:value-type="float">
            <text:p>0.54752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5248" calcext:value-type="float">
            <text:p>0.85248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048" calcext:value-type="float">
            <text:p>0.8604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0288" calcext:value-type="float">
            <text:p>0.82028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176" calcext:value-type="float">
            <text:p>0.46176</text:p>
          </table:table-cell>
          <table:table-cell office:value-type="float" office:value="0.72128" calcext:value-type="float">
            <text:p>0.72128</text:p>
          </table:table-cell>
          <table:table-cell office:value-type="float" office:value="0.84896" calcext:value-type="float">
            <text:p>0.84896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288" calcext:value-type="float">
            <text:p>0.8028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12" calcext:value-type="float">
            <text:p>0.312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71968" calcext:value-type="float">
            <text:p>0.71968</text:p>
          </table:table-cell>
          <table:table-cell office:value-type="float" office:value="0.84832" calcext:value-type="float">
            <text:p>0.84832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432" calcext:value-type="float">
            <text:p>0.8643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1872" calcext:value-type="float">
            <text:p>0.81187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4112" calcext:value-type="float">
            <text:p>0.54112</text:p>
          </table:table-cell>
          <table:table-cell office:value-type="float" office:value="0.77504" calcext:value-type="float">
            <text:p>0.77504</text:p>
          </table:table-cell>
          <table:table-cell office:value-type="float" office:value="0.8512" calcext:value-type="float">
            <text:p>0.8512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752" calcext:value-type="float">
            <text:p>0.8675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7088" calcext:value-type="float">
            <text:p>0.8170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04" calcext:value-type="float">
            <text:p>0.304</text:p>
          </table:table-cell>
          <table:table-cell office:value-type="float" office:value="0.52032" calcext:value-type="float">
            <text:p>0.52032</text:p>
          </table:table-cell>
          <table:table-cell office:value-type="float" office:value="0.75712" calcext:value-type="float">
            <text:p>0.75712</text:p>
          </table:table-cell>
          <table:table-cell office:value-type="float" office:value="0.85216" calcext:value-type="float">
            <text:p>0.85216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336" calcext:value-type="float">
            <text:p>0.86336</text:p>
          </table:table-cell>
          <table:table-cell office:value-type="float" office:value="0.912" calcext:value-type="float">
            <text:p>0.912</text:p>
          </table:table-cell>
          <table:table-cell office:value-type="float" office:value="0.812896" calcext:value-type="float">
            <text:p>0.81289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688" calcext:value-type="float">
            <text:p>0.50688</text:p>
          </table:table-cell>
          <table:table-cell office:value-type="float" office:value="0.70432" calcext:value-type="float">
            <text:p>0.70432</text:p>
          </table:table-cell>
          <table:table-cell office:value-type="float" office:value="0.85056" calcext:value-type="float">
            <text:p>0.85056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624" calcext:value-type="float">
            <text:p>0.8062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04" calcext:value-type="float">
            <text:p>0.304</text:p>
          </table:table-cell>
          <table:table-cell office:value-type="float" office:value="0.576" calcext:value-type="float">
            <text:p>0.576</text:p>
          </table:table-cell>
          <table:table-cell office:value-type="float" office:value="0.82304" calcext:value-type="float">
            <text:p>0.82304</text:p>
          </table:table-cell>
          <table:table-cell office:value-type="float" office:value="0.85568" calcext:value-type="float">
            <text:p>0.85568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5568" calcext:value-type="float">
            <text:p>0.82556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88" calcext:value-type="float">
            <text:p>0.288</text:p>
          </table:table-cell>
          <table:table-cell office:value-type="float" office:value="0.62112" calcext:value-type="float">
            <text:p>0.6211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152" calcext:value-type="float">
            <text:p>0.85152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176" calcext:value-type="float">
            <text:p>0.86176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184" calcext:value-type="float">
            <text:p>0.8318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76" calcext:value-type="float">
            <text:p>0.376</text:p>
          </table:table-cell>
          <table:table-cell office:value-type="float" office:value="0.67008" calcext:value-type="float">
            <text:p>0.6700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72" calcext:value-type="float">
            <text:p>0.85472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5824" calcext:value-type="float">
            <text:p>0.858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6704" calcext:value-type="float">
            <text:p>0.83670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8" calcext:value-type="float">
            <text:p>0.28</text:p>
          </table:table-cell>
          <table:table-cell office:value-type="float" office:value="0.65664" calcext:value-type="float">
            <text:p>0.6566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312" calcext:value-type="float">
            <text:p>0.85312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5824" calcext:value-type="float">
            <text:p>0.858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52" calcext:value-type="float">
            <text:p>0.835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28" calcext:value-type="float">
            <text:p>0.328</text:p>
          </table:table-cell>
          <table:table-cell office:value-type="float" office:value="0.62528" calcext:value-type="float">
            <text:p>0.6252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056" calcext:value-type="float">
            <text:p>0.85056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272" calcext:value-type="float">
            <text:p>0.8627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2256" calcext:value-type="float">
            <text:p>0.83225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72" calcext:value-type="float">
            <text:p>0.272</text:p>
          </table:table-cell>
          <table:table-cell office:value-type="float" office:value="0.60576" calcext:value-type="float">
            <text:p>0.6057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864" calcext:value-type="float">
            <text:p>0.84864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048" calcext:value-type="float">
            <text:p>0.8604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9888" calcext:value-type="float">
            <text:p>0.82988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52" calcext:value-type="float">
            <text:p>0.552</text:p>
          </table:table-cell>
          <table:table-cell office:value-type="float" office:value="0.7264" calcext:value-type="float">
            <text:p>0.726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056" calcext:value-type="float">
            <text:p>0.85056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048" calcext:value-type="float">
            <text:p>0.8604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42144" calcext:value-type="float">
            <text:p>0.84214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8" calcext:value-type="float">
            <text:p>0.28</text:p>
          </table:table-cell>
          <table:table-cell office:value-type="float" office:value="0.63232" calcext:value-type="float">
            <text:p>0.6323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024" calcext:value-type="float">
            <text:p>0.85024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208" calcext:value-type="float">
            <text:p>0.8620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2864" calcext:value-type="float">
            <text:p>0.83286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24" calcext:value-type="float">
            <text:p>0.424</text:p>
          </table:table-cell>
          <table:table-cell office:value-type="float" office:value="0.64224" calcext:value-type="float">
            <text:p>0.6422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088" calcext:value-type="float">
            <text:p>0.85088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048" calcext:value-type="float">
            <text:p>0.8604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376" calcext:value-type="float">
            <text:p>0.8337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76" calcext:value-type="float">
            <text:p>0.376</text:p>
          </table:table-cell>
          <table:table-cell office:value-type="float" office:value="0.72224" calcext:value-type="float">
            <text:p>0.7222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4" calcext:value-type="float">
            <text:p>0.8544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912" calcext:value-type="float">
            <text:p>0.912</text:p>
          </table:table-cell>
          <table:table-cell office:value-type="float" office:value="0.842144" calcext:value-type="float">
            <text:p>0.84214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84704" calcext:value-type="float">
            <text:p>0.84704</text:p>
          </table:table-cell>
          <table:table-cell office:value-type="float" office:value="0.84928" calcext:value-type="float">
            <text:p>0.84928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432" calcext:value-type="float">
            <text:p>0.8643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28384" calcext:value-type="float">
            <text:p>0.82838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" calcext:value-type="float">
            <text:p>0.44</text:p>
          </table:table-cell>
          <table:table-cell office:value-type="float" office:value="0.62112" calcext:value-type="float">
            <text:p>0.62112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4992" calcext:value-type="float">
            <text:p>0.84992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1584" calcext:value-type="float">
            <text:p>0.83158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3904" calcext:value-type="float">
            <text:p>0.6390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152" calcext:value-type="float">
            <text:p>0.85152</text:p>
          </table:table-cell>
          <table:table-cell table:number-columns-repeated="6" office:value-type="float" office:value="0.856" calcext:value-type="float">
            <text:p>0.856</text:p>
          </table:table-cell>
          <table:table-cell office:value-type="float" office:value="0.86272" calcext:value-type="float">
            <text:p>0.86272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3728" calcext:value-type="float">
            <text:p>0.83372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856" calcext:value-type="float">
            <text:p>0.49856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248" calcext:value-type="float">
            <text:p>0.85248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304" calcext:value-type="float">
            <text:p>0.86304</text:p>
          </table:table-cell>
          <table:table-cell office:value-type="float" office:value="0.92" calcext:value-type="float">
            <text:p>0.92</text:p>
          </table:table-cell>
          <table:table-cell office:value-type="float" office:value="0.809568" calcext:value-type="float">
            <text:p>0.80956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712" calcext:value-type="float">
            <text:p>0.55712</text:p>
          </table:table-cell>
          <table:table-cell office:value-type="float" office:value="0.74048" calcext:value-type="float">
            <text:p>0.7404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184" calcext:value-type="float">
            <text:p>0.85184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92" calcext:value-type="float">
            <text:p>0.92</text:p>
          </table:table-cell>
          <table:table-cell office:value-type="float" office:value="0.814464" calcext:value-type="float">
            <text:p>0.81446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208" calcext:value-type="float">
            <text:p>0.54208</text:p>
          </table:table-cell>
          <table:table-cell office:value-type="float" office:value="0.61792" calcext:value-type="float">
            <text:p>0.61792</text:p>
          </table:table-cell>
          <table:table-cell office:value-type="float" office:value="0.71584" calcext:value-type="float">
            <text:p>0.7158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28" calcext:value-type="float">
            <text:p>0.8528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528" calcext:value-type="float">
            <text:p>0.86528</text:p>
          </table:table-cell>
          <table:table-cell office:value-type="float" office:value="0.92" calcext:value-type="float">
            <text:p>0.92</text:p>
          </table:table-cell>
          <table:table-cell office:value-type="float" office:value="0.786592" calcext:value-type="float">
            <text:p>0.78659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4" calcext:value-type="float">
            <text:p>0.44</text:p>
          </table:table-cell>
          <table:table-cell office:value-type="float" office:value="0.57184" calcext:value-type="float">
            <text:p>0.57184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76896" calcext:value-type="float">
            <text:p>0.7689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376" calcext:value-type="float">
            <text:p>0.85376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0.92" calcext:value-type="float">
            <text:p>0.92</text:p>
          </table:table-cell>
          <table:table-cell office:value-type="float" office:value="0.794912" calcext:value-type="float">
            <text:p>0.79491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76" calcext:value-type="float">
            <text:p>0.376</text:p>
          </table:table-cell>
          <table:table-cell office:value-type="float" office:value="0.52992" calcext:value-type="float">
            <text:p>0.52992</text:p>
          </table:table-cell>
          <table:table-cell office:value-type="float" office:value="0.61664" calcext:value-type="float">
            <text:p>0.61664</text:p>
          </table:table-cell>
          <table:table-cell office:value-type="float" office:value="0.77696" calcext:value-type="float">
            <text:p>0.77696</text:p>
          </table:table-cell>
          <table:table-cell office:value-type="float" office:value="0.84832" calcext:value-type="float">
            <text:p>0.84832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112" calcext:value-type="float">
            <text:p>0.86112</text:p>
          </table:table-cell>
          <table:table-cell office:value-type="float" office:value="0.92" calcext:value-type="float">
            <text:p>0.92</text:p>
          </table:table-cell>
          <table:table-cell office:value-type="float" office:value="0.791296" calcext:value-type="float">
            <text:p>0.79129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224" calcext:value-type="float">
            <text:p>0.44224</text:p>
          </table:table-cell>
          <table:table-cell office:value-type="float" office:value="0.59104" calcext:value-type="float">
            <text:p>0.59104</text:p>
          </table:table-cell>
          <table:table-cell office:value-type="float" office:value="0.62944" calcext:value-type="float">
            <text:p>0.62944</text:p>
          </table:table-cell>
          <table:table-cell office:value-type="float" office:value="0.80384" calcext:value-type="float">
            <text:p>0.80384</text:p>
          </table:table-cell>
          <table:table-cell office:value-type="float" office:value="0.8528" calcext:value-type="float">
            <text:p>0.8528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176" calcext:value-type="float">
            <text:p>0.86176</text:p>
          </table:table-cell>
          <table:table-cell office:value-type="float" office:value="0.92" calcext:value-type="float">
            <text:p>0.92</text:p>
          </table:table-cell>
          <table:table-cell office:value-type="float" office:value="0.760512" calcext:value-type="float">
            <text:p>0.76051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872" calcext:value-type="float">
            <text:p>0.43872</text:p>
          </table:table-cell>
          <table:table-cell office:value-type="float" office:value="0.60736" calcext:value-type="float">
            <text:p>0.60736</text:p>
          </table:table-cell>
          <table:table-cell office:value-type="float" office:value="0.71744" calcext:value-type="float">
            <text:p>0.7174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088" calcext:value-type="float">
            <text:p>0.85088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208" calcext:value-type="float">
            <text:p>0.86208</text:p>
          </table:table-cell>
          <table:table-cell office:value-type="float" office:value="0.92" calcext:value-type="float">
            <text:p>0.92</text:p>
          </table:table-cell>
          <table:table-cell office:value-type="float" office:value="0.774848" calcext:value-type="float">
            <text:p>0.77484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376" calcext:value-type="float">
            <text:p>0.53376</text:p>
          </table:table-cell>
          <table:table-cell office:value-type="float" office:value="0.63232" calcext:value-type="float">
            <text:p>0.63232</text:p>
          </table:table-cell>
          <table:table-cell office:value-type="float" office:value="0.79296" calcext:value-type="float">
            <text:p>0.7929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088" calcext:value-type="float">
            <text:p>0.85088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336" calcext:value-type="float">
            <text:p>0.86336</text:p>
          </table:table-cell>
          <table:table-cell office:value-type="float" office:value="0.92" calcext:value-type="float">
            <text:p>0.92</text:p>
          </table:table-cell>
          <table:table-cell office:value-type="float" office:value="0.794528" calcext:value-type="float">
            <text:p>0.79452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936" calcext:value-type="float">
            <text:p>0.51936</text:p>
          </table:table-cell>
          <table:table-cell office:value-type="float" office:value="0.64704" calcext:value-type="float">
            <text:p>0.64704</text:p>
          </table:table-cell>
          <table:table-cell office:value-type="float" office:value="0.82816" calcext:value-type="float">
            <text:p>0.8281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216" calcext:value-type="float">
            <text:p>0.85216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336" calcext:value-type="float">
            <text:p>0.86336</text:p>
          </table:table-cell>
          <table:table-cell office:value-type="float" office:value="0.92" calcext:value-type="float">
            <text:p>0.92</text:p>
          </table:table-cell>
          <table:table-cell office:value-type="float" office:value="0.798208" calcext:value-type="float">
            <text:p>0.79820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808" calcext:value-type="float">
            <text:p>0.51808</text:p>
          </table:table-cell>
          <table:table-cell office:value-type="float" office:value="0.67648" calcext:value-type="float">
            <text:p>0.67648</text:p>
          </table:table-cell>
          <table:table-cell office:value-type="float" office:value="0.83072" calcext:value-type="float">
            <text:p>0.8307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312" calcext:value-type="float">
            <text:p>0.85312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92" calcext:value-type="float">
            <text:p>0.92</text:p>
          </table:table-cell>
          <table:table-cell office:value-type="float" office:value="0.801664" calcext:value-type="float">
            <text:p>0.80166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68" calcext:value-type="float">
            <text:p>0.368</text:p>
          </table:table-cell>
          <table:table-cell office:value-type="float" office:value="0.49344" calcext:value-type="float">
            <text:p>0.49344</text:p>
          </table:table-cell>
          <table:table-cell office:value-type="float" office:value="0.64128" calcext:value-type="float">
            <text:p>0.64128</text:p>
          </table:table-cell>
          <table:table-cell office:value-type="float" office:value="0.80832" calcext:value-type="float">
            <text:p>0.8083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088" calcext:value-type="float">
            <text:p>0.85088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92" calcext:value-type="float">
            <text:p>0.92</text:p>
          </table:table-cell>
          <table:table-cell office:value-type="float" office:value="0.793056" calcext:value-type="float">
            <text:p>0.79305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888" calcext:value-type="float">
            <text:p>0.45888</text:p>
          </table:table-cell>
          <table:table-cell office:value-type="float" office:value="0.64064" calcext:value-type="float">
            <text:p>0.64064</text:p>
          </table:table-cell>
          <table:table-cell office:value-type="float" office:value="0.80704" calcext:value-type="float">
            <text:p>0.8070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36" calcext:value-type="float">
            <text:p>0.85536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0.92" calcext:value-type="float">
            <text:p>0.92</text:p>
          </table:table-cell>
          <table:table-cell office:value-type="float" office:value="0.789888" calcext:value-type="float">
            <text:p>0.78988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608" calcext:value-type="float">
            <text:p>0.52608</text:p>
          </table:table-cell>
          <table:table-cell office:value-type="float" office:value="0.66144" calcext:value-type="float">
            <text:p>0.66144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216" calcext:value-type="float">
            <text:p>0.85216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7104" calcext:value-type="float">
            <text:p>0.87104</text:p>
          </table:table-cell>
          <table:table-cell office:value-type="float" office:value="0.92" calcext:value-type="float">
            <text:p>0.92</text:p>
          </table:table-cell>
          <table:table-cell office:value-type="float" office:value="0.801312" calcext:value-type="float">
            <text:p>0.80131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44" calcext:value-type="float">
            <text:p>0.344</text:p>
          </table:table-cell>
          <table:table-cell office:value-type="float" office:value="0.58048" calcext:value-type="float">
            <text:p>0.58048</text:p>
          </table:table-cell>
          <table:table-cell office:value-type="float" office:value="0.64672" calcext:value-type="float">
            <text:p>0.64672</text:p>
          </table:table-cell>
          <table:table-cell office:value-type="float" office:value="0.81888" calcext:value-type="float">
            <text:p>0.8188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184" calcext:value-type="float">
            <text:p>0.85184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04576" calcext:value-type="float">
            <text:p>0.80457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8" calcext:value-type="float">
            <text:p>0.28</text:p>
          </table:table-cell>
          <table:table-cell office:value-type="float" office:value="0.55264" calcext:value-type="float">
            <text:p>0.55264</text:p>
          </table:table-cell>
          <table:table-cell office:value-type="float" office:value="0.63712" calcext:value-type="float">
            <text:p>0.63712</text:p>
          </table:table-cell>
          <table:table-cell office:value-type="float" office:value="0.73184" calcext:value-type="float">
            <text:p>0.7318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184" calcext:value-type="float">
            <text:p>0.85184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656" calcext:value-type="float">
            <text:p>0.86656</text:p>
          </table:table-cell>
          <table:table-cell office:value-type="float" office:value="0.92" calcext:value-type="float">
            <text:p>0.92</text:p>
          </table:table-cell>
          <table:table-cell office:value-type="float" office:value="0.7912" calcext:value-type="float">
            <text:p>0.791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456" calcext:value-type="float">
            <text:p>0.51456</text:p>
          </table:table-cell>
          <table:table-cell office:value-type="float" office:value="0.63168" calcext:value-type="float">
            <text:p>0.63168</text:p>
          </table:table-cell>
          <table:table-cell office:value-type="float" office:value="0.70976" calcext:value-type="float">
            <text:p>0.70976</text:p>
          </table:table-cell>
          <table:table-cell office:value-type="float" office:value="0.84672" calcext:value-type="float">
            <text:p>0.84672</text:p>
          </table:table-cell>
          <table:table-cell office:value-type="float" office:value="0.85152" calcext:value-type="float">
            <text:p>0.85152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92" calcext:value-type="float">
            <text:p>0.92</text:p>
          </table:table-cell>
          <table:table-cell office:value-type="float" office:value="0.784832" calcext:value-type="float">
            <text:p>0.78483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72" calcext:value-type="float">
            <text:p>0.27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61856" calcext:value-type="float">
            <text:p>0.61856</text:p>
          </table:table-cell>
          <table:table-cell office:value-type="float" office:value="0.75936" calcext:value-type="float">
            <text:p>0.7593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376" calcext:value-type="float">
            <text:p>0.85376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7264" calcext:value-type="float">
            <text:p>0.87264</text:p>
          </table:table-cell>
          <table:table-cell office:value-type="float" office:value="0.92" calcext:value-type="float">
            <text:p>0.92</text:p>
          </table:table-cell>
          <table:table-cell office:value-type="float" office:value="0.790912" calcext:value-type="float">
            <text:p>0.79091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424" calcext:value-type="float">
            <text:p>0.55424</text:p>
          </table:table-cell>
          <table:table-cell office:value-type="float" office:value="0.63712" calcext:value-type="float">
            <text:p>0.63712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5248" calcext:value-type="float">
            <text:p>0.85248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728" calcext:value-type="float">
            <text:p>0.85728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2" calcext:value-type="float">
            <text:p>0.92</text:p>
          </table:table-cell>
          <table:table-cell office:value-type="float" office:value="0.804192" calcext:value-type="float">
            <text:p>0.80419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296" calcext:value-type="float">
            <text:p>0.51296</text:p>
          </table:table-cell>
          <table:table-cell office:value-type="float" office:value="0.61312" calcext:value-type="float">
            <text:p>0.61312</text:p>
          </table:table-cell>
          <table:table-cell office:value-type="float" office:value="0.80352" calcext:value-type="float">
            <text:p>0.80352</text:p>
          </table:table-cell>
          <table:table-cell office:value-type="float" office:value="0.8528" calcext:value-type="float">
            <text:p>0.8528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792" calcext:value-type="float">
            <text:p>0.85792</text:p>
          </table:table-cell>
          <table:table-cell office:value-type="float" office:value="0.87296" calcext:value-type="float">
            <text:p>0.87296</text:p>
          </table:table-cell>
          <table:table-cell office:value-type="float" office:value="0.92" calcext:value-type="float">
            <text:p>0.92</text:p>
          </table:table-cell>
          <table:table-cell office:value-type="float" office:value="0.793728" calcext:value-type="float">
            <text:p>0.79372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1696" calcext:value-type="float">
            <text:p>0.61696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5152" calcext:value-type="float">
            <text:p>0.85152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7296" calcext:value-type="float">
            <text:p>0.87296</text:p>
          </table:table-cell>
          <table:table-cell office:value-type="float" office:value="0.92" calcext:value-type="float">
            <text:p>0.92</text:p>
          </table:table-cell>
          <table:table-cell office:value-type="float" office:value="0.793504" calcext:value-type="float">
            <text:p>0.79350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68" calcext:value-type="float">
            <text:p>0.368</text:p>
          </table:table-cell>
          <table:table-cell office:value-type="float" office:value="0.55712" calcext:value-type="float">
            <text:p>0.55712</text:p>
          </table:table-cell>
          <table:table-cell office:value-type="float" office:value="0.65632" calcext:value-type="float">
            <text:p>0.65632</text:p>
          </table:table-cell>
          <table:table-cell office:value-type="float" office:value="0.83424" calcext:value-type="float">
            <text:p>0.83424</text:p>
          </table:table-cell>
          <table:table-cell office:value-type="float" office:value="0.85248" calcext:value-type="float">
            <text:p>0.85248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144" calcext:value-type="float">
            <text:p>0.8614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805632" calcext:value-type="float">
            <text:p>0.80563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36" calcext:value-type="float">
            <text:p>0.336</text:p>
          </table:table-cell>
          <table:table-cell office:value-type="float" office:value="0.5024" calcext:value-type="float">
            <text:p>0.5024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82816" calcext:value-type="float">
            <text:p>0.82816</text:p>
          </table:table-cell>
          <table:table-cell office:value-type="float" office:value="0.85344" calcext:value-type="float">
            <text:p>0.85344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2" calcext:value-type="float">
            <text:p>0.92</text:p>
          </table:table-cell>
          <table:table-cell office:value-type="float" office:value="0.798016" calcext:value-type="float">
            <text:p>0.79801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688" calcext:value-type="float">
            <text:p>0.688</text:p>
          </table:table-cell>
          <table:table-cell office:value-type="float" office:value="0.84864" calcext:value-type="float">
            <text:p>0.84864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144" calcext:value-type="float">
            <text:p>0.86144</text:p>
          </table:table-cell>
          <table:table-cell office:value-type="float" office:value="0.87296" calcext:value-type="float">
            <text:p>0.87296</text:p>
          </table:table-cell>
          <table:table-cell office:value-type="float" office:value="0.92" calcext:value-type="float">
            <text:p>0.92</text:p>
          </table:table-cell>
          <table:table-cell office:value-type="float" office:value="0.808128" calcext:value-type="float">
            <text:p>0.80812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736" calcext:value-type="float">
            <text:p>0.736</text:p>
          </table:table-cell>
          <table:table-cell office:value-type="float" office:value="0.85056" calcext:value-type="float">
            <text:p>0.85056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815648" calcext:value-type="float">
            <text:p>0.81564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68" calcext:value-type="float">
            <text:p>0.368</text:p>
          </table:table-cell>
          <table:table-cell office:value-type="float" office:value="0.57632" calcext:value-type="float">
            <text:p>0.57632</text:p>
          </table:table-cell>
          <table:table-cell office:value-type="float" office:value="0.73888" calcext:value-type="float">
            <text:p>0.73888</text:p>
          </table:table-cell>
          <table:table-cell office:value-type="float" office:value="0.85184" calcext:value-type="float">
            <text:p>0.85184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728" calcext:value-type="float">
            <text:p>0.8572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92" calcext:value-type="float">
            <text:p>0.92</text:p>
          </table:table-cell>
          <table:table-cell office:value-type="float" office:value="0.81824" calcext:value-type="float">
            <text:p>0.8182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04" calcext:value-type="float">
            <text:p>0.304</text:p>
          </table:table-cell>
          <table:table-cell office:value-type="float" office:value="0.51232" calcext:value-type="float">
            <text:p>0.51232</text:p>
          </table:table-cell>
          <table:table-cell office:value-type="float" office:value="0.74208" calcext:value-type="float">
            <text:p>0.74208</text:p>
          </table:table-cell>
          <table:table-cell office:value-type="float" office:value="0.85344" calcext:value-type="float">
            <text:p>0.85344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728" calcext:value-type="float">
            <text:p>0.8572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92" calcext:value-type="float">
            <text:p>0.92</text:p>
          </table:table-cell>
          <table:table-cell office:value-type="float" office:value="0.81216" calcext:value-type="float">
            <text:p>0.8121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68" calcext:value-type="float">
            <text:p>0.368</text:p>
          </table:table-cell>
          <table:table-cell office:value-type="float" office:value="0.60832" calcext:value-type="float">
            <text:p>0.60832</text:p>
          </table:table-cell>
          <table:table-cell office:value-type="float" office:value="0.84576" calcext:value-type="float">
            <text:p>0.84576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5856" calcext:value-type="float">
            <text:p>0.858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832736" calcext:value-type="float">
            <text:p>0.83273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68" calcext:value-type="float">
            <text:p>0.368</text:p>
          </table:table-cell>
          <table:table-cell office:value-type="float" office:value="0.60608" calcext:value-type="float">
            <text:p>0.60608</text:p>
          </table:table-cell>
          <table:table-cell office:value-type="float" office:value="0.8496" calcext:value-type="float">
            <text:p>0.8496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144" calcext:value-type="float">
            <text:p>0.8614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33696" calcext:value-type="float">
            <text:p>0.83369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80736" calcext:value-type="float">
            <text:p>0.80736</text:p>
          </table:table-cell>
          <table:table-cell office:value-type="float" office:value="0.85568" calcext:value-type="float">
            <text:p>0.85568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952" calcext:value-type="float">
            <text:p>0.8595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92" calcext:value-type="float">
            <text:p>0.92</text:p>
          </table:table-cell>
          <table:table-cell office:value-type="float" office:value="0.826496" calcext:value-type="float">
            <text:p>0.82649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056" calcext:value-type="float">
            <text:p>0.57056</text:p>
          </table:table-cell>
          <table:table-cell office:value-type="float" office:value="0.8288" calcext:value-type="float">
            <text:p>0.8288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92" calcext:value-type="float">
            <text:p>0.92</text:p>
          </table:table-cell>
          <table:table-cell office:value-type="float" office:value="0.827424" calcext:value-type="float">
            <text:p>0.82742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6" calcext:value-type="float">
            <text:p>0.36</text:p>
          </table:table-cell>
          <table:table-cell office:value-type="float" office:value="0.59232" calcext:value-type="float">
            <text:p>0.59232</text:p>
          </table:table-cell>
          <table:table-cell office:value-type="float" office:value="0.78336" calcext:value-type="float">
            <text:p>0.78336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5728" calcext:value-type="float">
            <text:p>0.8572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92" calcext:value-type="float">
            <text:p>0.92</text:p>
          </table:table-cell>
          <table:table-cell office:value-type="float" office:value="0.824704" calcext:value-type="float">
            <text:p>0.82470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68" calcext:value-type="float">
            <text:p>0.368</text:p>
          </table:table-cell>
          <table:table-cell office:value-type="float" office:value="0.58912" calcext:value-type="float">
            <text:p>0.58912</text:p>
          </table:table-cell>
          <table:table-cell office:value-type="float" office:value="0.78272" calcext:value-type="float">
            <text:p>0.78272</text:p>
          </table:table-cell>
          <table:table-cell office:value-type="float" office:value="0.8544" calcext:value-type="float">
            <text:p>0.8544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368" calcext:value-type="float">
            <text:p>0.86368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92" calcext:value-type="float">
            <text:p>0.92</text:p>
          </table:table-cell>
          <table:table-cell office:value-type="float" office:value="0.824" calcext:value-type="float">
            <text:p>0.82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304" calcext:value-type="float">
            <text:p>0.54304</text:p>
          </table:table-cell>
          <table:table-cell office:value-type="float" office:value="0.70592" calcext:value-type="float">
            <text:p>0.70592</text:p>
          </table:table-cell>
          <table:table-cell office:value-type="float" office:value="0.85312" calcext:value-type="float">
            <text:p>0.85312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272" calcext:value-type="float">
            <text:p>0.86272</text:p>
          </table:table-cell>
          <table:table-cell office:value-type="float" office:value="0.86944" calcext:value-type="float">
            <text:p>0.86944</text:p>
          </table:table-cell>
          <table:table-cell office:value-type="float" office:value="0.92" calcext:value-type="float">
            <text:p>0.92</text:p>
          </table:table-cell>
          <table:table-cell office:value-type="float" office:value="0.811424" calcext:value-type="float">
            <text:p>0.81142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96" calcext:value-type="float">
            <text:p>0.296</text:p>
          </table:table-cell>
          <table:table-cell office:value-type="float" office:value="0.55232" calcext:value-type="float">
            <text:p>0.55232</text:p>
          </table:table-cell>
          <table:table-cell office:value-type="float" office:value="0.67008" calcext:value-type="float">
            <text:p>0.67008</text:p>
          </table:table-cell>
          <table:table-cell office:value-type="float" office:value="0.83296" calcext:value-type="float">
            <text:p>0.83296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296" calcext:value-type="float">
            <text:p>0.87296</text:p>
          </table:table-cell>
          <table:table-cell office:value-type="float" office:value="0.92" calcext:value-type="float">
            <text:p>0.92</text:p>
          </table:table-cell>
          <table:table-cell office:value-type="float" office:value="0.807232" calcext:value-type="float">
            <text:p>0.80723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64928" calcext:value-type="float">
            <text:p>0.64928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85536" calcext:value-type="float">
            <text:p>0.85536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368" calcext:value-type="float">
            <text:p>0.86368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92" calcext:value-type="float">
            <text:p>0.92</text:p>
          </table:table-cell>
          <table:table-cell office:value-type="float" office:value="0.801568" calcext:value-type="float">
            <text:p>0.80156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28" calcext:value-type="float">
            <text:p>0.328</text:p>
          </table:table-cell>
          <table:table-cell office:value-type="float" office:value="0.47584" calcext:value-type="float">
            <text:p>0.47584</text:p>
          </table:table-cell>
          <table:table-cell office:value-type="float" office:value="0.62784" calcext:value-type="float">
            <text:p>0.62784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85184" calcext:value-type="float">
            <text:p>0.85184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68" calcext:value-type="float">
            <text:p>0.87168</text:p>
          </table:table-cell>
          <table:table-cell office:value-type="float" office:value="0.92" calcext:value-type="float">
            <text:p>0.92</text:p>
          </table:table-cell>
          <table:table-cell office:value-type="float" office:value="0.78496" calcext:value-type="float">
            <text:p>0.784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752" calcext:value-type="float">
            <text:p>0.50752</text:p>
          </table:table-cell>
          <table:table-cell office:value-type="float" office:value="0.62976" calcext:value-type="float">
            <text:p>0.62976</text:p>
          </table:table-cell>
          <table:table-cell office:value-type="float" office:value="0.69312" calcext:value-type="float">
            <text:p>0.69312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85536" calcext:value-type="float">
            <text:p>0.85536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5824" calcext:value-type="float">
            <text:p>0.8582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168" calcext:value-type="float">
            <text:p>0.87168</text:p>
          </table:table-cell>
          <table:table-cell office:value-type="float" office:value="0.92" calcext:value-type="float">
            <text:p>0.92</text:p>
          </table:table-cell>
          <table:table-cell office:value-type="float" office:value="0.778048" calcext:value-type="float">
            <text:p>0.77804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4" calcext:value-type="float">
            <text:p>0.4</text:p>
          </table:table-cell>
          <table:table-cell office:value-type="float" office:value="0.57216" calcext:value-type="float">
            <text:p>0.57216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72608" calcext:value-type="float">
            <text:p>0.72608</text:p>
          </table:table-cell>
          <table:table-cell office:value-type="float" office:value="0.85248" calcext:value-type="float">
            <text:p>0.85248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6048" calcext:value-type="float">
            <text:p>0.8604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793472" calcext:value-type="float">
            <text:p>0.79347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056" calcext:value-type="float">
            <text:p>0.57056</text:p>
          </table:table-cell>
          <table:table-cell office:value-type="float" office:value="0.62016" calcext:value-type="float">
            <text:p>0.62016</text:p>
          </table:table-cell>
          <table:table-cell office:value-type="float" office:value="0.67584" calcext:value-type="float">
            <text:p>0.67584</text:p>
          </table:table-cell>
          <table:table-cell office:value-type="float" office:value="0.84768" calcext:value-type="float">
            <text:p>0.84768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5952" calcext:value-type="float">
            <text:p>0.8595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92" calcext:value-type="float">
            <text:p>0.92</text:p>
          </table:table-cell>
          <table:table-cell office:value-type="float" office:value="0.787552" calcext:value-type="float">
            <text:p>0.78755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256" calcext:value-type="float">
            <text:p>0.52256</text:p>
          </table:table-cell>
          <table:table-cell office:value-type="float" office:value="0.62208" calcext:value-type="float">
            <text:p>0.62208</text:p>
          </table:table-cell>
          <table:table-cell office:value-type="float" office:value="0.7024" calcext:value-type="float">
            <text:p>0.7024</text:p>
          </table:table-cell>
          <table:table-cell office:value-type="float" office:value="0.85344" calcext:value-type="float">
            <text:p>0.85344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368" calcext:value-type="float">
            <text:p>0.86368</text:p>
          </table:table-cell>
          <table:table-cell office:value-type="float" office:value="0.86944" calcext:value-type="float">
            <text:p>0.86944</text:p>
          </table:table-cell>
          <table:table-cell office:value-type="float" office:value="0.92" calcext:value-type="float">
            <text:p>0.92</text:p>
          </table:table-cell>
          <table:table-cell office:value-type="float" office:value="0.78576" calcext:value-type="float">
            <text:p>0.7857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432" calcext:value-type="float">
            <text:p>0.54432</text:p>
          </table:table-cell>
          <table:table-cell office:value-type="float" office:value="0.63296" calcext:value-type="float">
            <text:p>0.63296</text:p>
          </table:table-cell>
          <table:table-cell office:value-type="float" office:value="0.81056" calcext:value-type="float">
            <text:p>0.81056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696" calcext:value-type="float">
            <text:p>0.8569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92" calcext:value-type="float">
            <text:p>0.92</text:p>
          </table:table-cell>
          <table:table-cell office:value-type="float" office:value="0.800128" calcext:value-type="float">
            <text:p>0.80012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" calcext:value-type="float">
            <text:p>0.4</text:p>
          </table:table-cell>
          <table:table-cell office:value-type="float" office:value="0.59264" calcext:value-type="float">
            <text:p>0.59264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75104" calcext:value-type="float">
            <text:p>0.75104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696" calcext:value-type="float">
            <text:p>0.8569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92" calcext:value-type="float">
            <text:p>0.92</text:p>
          </table:table-cell>
          <table:table-cell office:value-type="float" office:value="0.798752" calcext:value-type="float">
            <text:p>0.79875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424" calcext:value-type="float">
            <text:p>0.55424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8432" calcext:value-type="float">
            <text:p>0.8432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824" calcext:value-type="float">
            <text:p>0.8582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92" calcext:value-type="float">
            <text:p>0.92</text:p>
          </table:table-cell>
          <table:table-cell office:value-type="float" office:value="0.805152" calcext:value-type="float">
            <text:p>0.80515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712" calcext:value-type="float">
            <text:p>0.51712</text:p>
          </table:table-cell>
          <table:table-cell office:value-type="float" office:value="0.63936" calcext:value-type="float">
            <text:p>0.63936</text:p>
          </table:table-cell>
          <table:table-cell office:value-type="float" office:value="0.82272" calcext:value-type="float">
            <text:p>0.82272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799552" calcext:value-type="float">
            <text:p>0.79955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368" calcext:value-type="float">
            <text:p>0.50368</text:p>
          </table:table-cell>
          <table:table-cell office:value-type="float" office:value="0.64736" calcext:value-type="float">
            <text:p>0.64736</text:p>
          </table:table-cell>
          <table:table-cell office:value-type="float" office:value="0.8448" calcext:value-type="float">
            <text:p>0.8448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304" calcext:value-type="float">
            <text:p>0.86304</text:p>
          </table:table-cell>
          <table:table-cell office:value-type="float" office:value="0.87296" calcext:value-type="float">
            <text:p>0.87296</text:p>
          </table:table-cell>
          <table:table-cell office:value-type="float" office:value="0.92" calcext:value-type="float">
            <text:p>0.92</text:p>
          </table:table-cell>
          <table:table-cell office:value-type="float" office:value="0.801184" calcext:value-type="float">
            <text:p>0.80118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456" calcext:value-type="float">
            <text:p>0.51456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84576" calcext:value-type="float">
            <text:p>0.84576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176" calcext:value-type="float">
            <text:p>0.86176</text:p>
          </table:table-cell>
          <table:table-cell office:value-type="float" office:value="0.87296" calcext:value-type="float">
            <text:p>0.87296</text:p>
          </table:table-cell>
          <table:table-cell office:value-type="float" office:value="0.92" calcext:value-type="float">
            <text:p>0.92</text:p>
          </table:table-cell>
          <table:table-cell office:value-type="float" office:value="0.802944" calcext:value-type="float">
            <text:p>0.80294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504" calcext:value-type="float">
            <text:p>0.49504</text:p>
          </table:table-cell>
          <table:table-cell office:value-type="float" office:value="0.64032" calcext:value-type="float">
            <text:p>0.64032</text:p>
          </table:table-cell>
          <table:table-cell office:value-type="float" office:value="0.80672" calcext:value-type="float">
            <text:p>0.80672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7712" calcext:value-type="float">
            <text:p>0.87712</text:p>
          </table:table-cell>
          <table:table-cell office:value-type="float" office:value="0.92" calcext:value-type="float">
            <text:p>0.92</text:p>
          </table:table-cell>
          <table:table-cell office:value-type="float" office:value="0.79616" calcext:value-type="float">
            <text:p>0.7961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272" calcext:value-type="float">
            <text:p>0.50272</text:p>
          </table:table-cell>
          <table:table-cell office:value-type="float" office:value="0.65824" calcext:value-type="float">
            <text:p>0.65824</text:p>
          </table:table-cell>
          <table:table-cell office:value-type="float" office:value="0.85472" calcext:value-type="float">
            <text:p>0.85472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208" calcext:value-type="float">
            <text:p>0.86208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92" calcext:value-type="float">
            <text:p>0.92</text:p>
          </table:table-cell>
          <table:table-cell office:value-type="float" office:value="0.803104" calcext:value-type="float">
            <text:p>0.80310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7648" calcext:value-type="float">
            <text:p>0.47648</text:p>
          </table:table-cell>
          <table:table-cell office:value-type="float" office:value="0.67744" calcext:value-type="float">
            <text:p>0.67744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2" calcext:value-type="float">
            <text:p>0.92</text:p>
          </table:table-cell>
          <table:table-cell office:value-type="float" office:value="0.802432" calcext:value-type="float">
            <text:p>0.80243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68" calcext:value-type="float">
            <text:p>0.368</text:p>
          </table:table-cell>
          <table:table-cell office:value-type="float" office:value="0.55776" calcext:value-type="float">
            <text:p>0.55776</text:p>
          </table:table-cell>
          <table:table-cell office:value-type="float" office:value="0.67616" calcext:value-type="float">
            <text:p>0.67616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5664" calcext:value-type="float">
            <text:p>0.8566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92" calcext:value-type="float">
            <text:p>0.92</text:p>
          </table:table-cell>
          <table:table-cell office:value-type="float" office:value="0.810304" calcext:value-type="float">
            <text:p>0.81030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.4</text:p>
          </table:table-cell>
          <table:table-cell office:value-type="float" office:value="0.54336" calcext:value-type="float">
            <text:p>0.54336</text:p>
          </table:table-cell>
          <table:table-cell office:value-type="float" office:value="0.63232" calcext:value-type="float">
            <text:p>0.63232</text:p>
          </table:table-cell>
          <table:table-cell office:value-type="float" office:value="0.8256" calcext:value-type="float">
            <text:p>0.8256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824" calcext:value-type="float">
            <text:p>0.8582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801824" calcext:value-type="float">
            <text:p>0.80182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176" calcext:value-type="float">
            <text:p>0.54176</text:p>
          </table:table-cell>
          <table:table-cell office:value-type="float" office:value="0.61856" calcext:value-type="float">
            <text:p>0.61856</text:p>
          </table:table-cell>
          <table:table-cell office:value-type="float" office:value="0.74016" calcext:value-type="float">
            <text:p>0.74016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112" calcext:value-type="float">
            <text:p>0.8611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92" calcext:value-type="float">
            <text:p>0.92</text:p>
          </table:table-cell>
          <table:table-cell office:value-type="float" office:value="0.791808" calcext:value-type="float">
            <text:p>0.79180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872" calcext:value-type="float">
            <text:p>0.55872</text:p>
          </table:table-cell>
          <table:table-cell office:value-type="float" office:value="0.64256" calcext:value-type="float">
            <text:p>0.64256</text:p>
          </table:table-cell>
          <table:table-cell office:value-type="float" office:value="0.8128" calcext:value-type="float">
            <text:p>0.8128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5888" calcext:value-type="float">
            <text:p>0.85888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296" calcext:value-type="float">
            <text:p>0.87296</text:p>
          </table:table-cell>
          <table:table-cell office:value-type="float" office:value="0.92" calcext:value-type="float">
            <text:p>0.92</text:p>
          </table:table-cell>
          <table:table-cell office:value-type="float" office:value="0.804192" calcext:value-type="float">
            <text:p>0.80419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7104" calcext:value-type="float">
            <text:p>0.7104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304" calcext:value-type="float">
            <text:p>0.86304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92" calcext:value-type="float">
            <text:p>0.92</text:p>
          </table:table-cell>
          <table:table-cell office:value-type="float" office:value="0.812992" calcext:value-type="float">
            <text:p>0.81299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976" calcext:value-type="float">
            <text:p>0.6976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632" calcext:value-type="float">
            <text:p>0.85632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552" calcext:value-type="float">
            <text:p>0.87552</text:p>
          </table:table-cell>
          <table:table-cell office:value-type="float" office:value="0.92" calcext:value-type="float">
            <text:p>0.92</text:p>
          </table:table-cell>
          <table:table-cell office:value-type="float" office:value="0.809824" calcext:value-type="float">
            <text:p>0.80982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28" calcext:value-type="float">
            <text:p>0.328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85472" calcext:value-type="float">
            <text:p>0.85472</text:p>
          </table:table-cell>
          <table:table-cell table:number-columns-repeated="5" office:value-type="float" office:value="0.856" calcext:value-type="float">
            <text:p>0.856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2" calcext:value-type="float">
            <text:p>0.872</text:p>
          </table:table-cell>
          <table:table-cell office:value-type="float" office:value="0.92" calcext:value-type="float">
            <text:p>0.92</text:p>
          </table:table-cell>
          <table:table-cell office:value-type="float" office:value="0.836192" calcext:value-type="float">
            <text:p>0.83619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85344" calcext:value-type="float">
            <text:p>0.85344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76" calcext:value-type="float">
            <text:p>0.8576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92" calcext:value-type="float">
            <text:p>0.92</text:p>
          </table:table-cell>
          <table:table-cell office:value-type="float" office:value="0.836704" calcext:value-type="float">
            <text:p>0.83670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96" calcext:value-type="float">
            <text:p>0.296</text:p>
          </table:table-cell>
          <table:table-cell office:value-type="float" office:value="0.64512" calcext:value-type="float">
            <text:p>0.64512</text:p>
          </table:table-cell>
          <table:table-cell office:value-type="float" office:value="0.85184" calcext:value-type="float">
            <text:p>0.85184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664" calcext:value-type="float">
            <text:p>0.85664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837632" calcext:value-type="float">
            <text:p>0.83763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28" calcext:value-type="float">
            <text:p>0.328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85312" calcext:value-type="float">
            <text:p>0.85312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368" calcext:value-type="float">
            <text:p>0.8636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2" calcext:value-type="float">
            <text:p>0.872</text:p>
          </table:table-cell>
          <table:table-cell office:value-type="float" office:value="0.92" calcext:value-type="float">
            <text:p>0.92</text:p>
          </table:table-cell>
          <table:table-cell office:value-type="float" office:value="0.84416" calcext:value-type="float">
            <text:p>0.8441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76" calcext:value-type="float">
            <text:p>0.376</text:p>
          </table:table-cell>
          <table:table-cell office:value-type="float" office:value="0.65536" calcext:value-type="float">
            <text:p>0.65536</text:p>
          </table:table-cell>
          <table:table-cell office:value-type="float" office:value="0.85248" calcext:value-type="float">
            <text:p>0.85248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5984" calcext:value-type="float">
            <text:p>0.8598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2" calcext:value-type="float">
            <text:p>0.872</text:p>
          </table:table-cell>
          <table:table-cell office:value-type="float" office:value="0.92" calcext:value-type="float">
            <text:p>0.92</text:p>
          </table:table-cell>
          <table:table-cell office:value-type="float" office:value="0.838368" calcext:value-type="float">
            <text:p>0.83836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04" calcext:value-type="float">
            <text:p>0.504</text:p>
          </table:table-cell>
          <table:table-cell office:value-type="float" office:value="0.66432" calcext:value-type="float">
            <text:p>0.66432</text:p>
          </table:table-cell>
          <table:table-cell office:value-type="float" office:value="0.85312" calcext:value-type="float">
            <text:p>0.85312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208" calcext:value-type="float">
            <text:p>0.8620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2" calcext:value-type="float">
            <text:p>0.92</text:p>
          </table:table-cell>
          <table:table-cell office:value-type="float" office:value="0.839232" calcext:value-type="float">
            <text:p>0.83923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7872" calcext:value-type="float">
            <text:p>0.67872</text:p>
          </table:table-cell>
          <table:table-cell office:value-type="float" office:value="0.85536" calcext:value-type="float">
            <text:p>0.85536</text:p>
          </table:table-cell>
          <table:table-cell table:number-columns-repeated="5" office:value-type="float" office:value="0.856" calcext:value-type="float">
            <text:p>0.856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104" calcext:value-type="float">
            <text:p>0.87104</text:p>
          </table:table-cell>
          <table:table-cell office:value-type="float" office:value="0.92" calcext:value-type="float">
            <text:p>0.92</text:p>
          </table:table-cell>
          <table:table-cell office:value-type="float" office:value="0.841312" calcext:value-type="float">
            <text:p>0.84131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28" calcext:value-type="float">
            <text:p>0.328</text:p>
          </table:table-cell>
          <table:table-cell office:value-type="float" office:value="0.63712" calcext:value-type="float">
            <text:p>0.63712</text:p>
          </table:table-cell>
          <table:table-cell office:value-type="float" office:value="0.85216" calcext:value-type="float">
            <text:p>0.85216</text:p>
          </table:table-cell>
          <table:table-cell table:number-columns-repeated="5" office:value-type="float" office:value="0.856" calcext:value-type="float">
            <text:p>0.856</text:p>
          </table:table-cell>
          <table:table-cell office:value-type="float" office:value="0.86272" calcext:value-type="float">
            <text:p>0.8627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92" calcext:value-type="float">
            <text:p>0.92</text:p>
          </table:table-cell>
          <table:table-cell office:value-type="float" office:value="0.836576" calcext:value-type="float">
            <text:p>0.83657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85376" calcext:value-type="float">
            <text:p>0.85376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5824" calcext:value-type="float">
            <text:p>0.85824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92" calcext:value-type="float">
            <text:p>0.92</text:p>
          </table:table-cell>
          <table:table-cell office:value-type="float" office:value="0.835616" calcext:value-type="float">
            <text:p>0.83561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8" calcext:value-type="float">
            <text:p>0.28</text:p>
          </table:table-cell>
          <table:table-cell office:value-type="float" office:value="0.58848" calcext:value-type="float">
            <text:p>0.58848</text:p>
          </table:table-cell>
          <table:table-cell office:value-type="float" office:value="0.80768" calcext:value-type="float">
            <text:p>0.80768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08" calcext:value-type="float">
            <text:p>0.8608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6944" calcext:value-type="float">
            <text:p>0.86944</text:p>
          </table:table-cell>
          <table:table-cell office:value-type="float" office:value="0.92" calcext:value-type="float">
            <text:p>0.92</text:p>
          </table:table-cell>
          <table:table-cell office:value-type="float" office:value="0.82784" calcext:value-type="float">
            <text:p>0.8278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808" calcext:value-type="float">
            <text:p>0.55808</text:p>
          </table:table-cell>
          <table:table-cell office:value-type="float" office:value="0.76768" calcext:value-type="float">
            <text:p>0.76768</text:p>
          </table:table-cell>
          <table:table-cell table:number-columns-repeated="4" office:value-type="float" office:value="0.856" calcext:value-type="float">
            <text:p>0.856</text:p>
          </table:table-cell>
          <table:table-cell office:value-type="float" office:value="0.86304" calcext:value-type="float">
            <text:p>0.86304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92" calcext:value-type="float">
            <text:p>0.92</text:p>
          </table:table-cell>
          <table:table-cell office:value-type="float" office:value="0.821056" calcext:value-type="float">
            <text:p>0.82105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62304" calcext:value-type="float">
            <text:p>0.62304</text:p>
          </table:table-cell>
          <table:table-cell office:value-type="float" office:value="0.84256" calcext:value-type="float">
            <text:p>0.84256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6112" calcext:value-type="float">
            <text:p>0.86112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2" calcext:value-type="float">
            <text:p>0.92</text:p>
          </table:table-cell>
          <table:table-cell office:value-type="float" office:value="0.835552" calcext:value-type="float">
            <text:p>0.83555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6" calcext:value-type="float">
            <text:p>0.36</text:p>
          </table:table-cell>
          <table:table-cell office:value-type="float" office:value="0.59584" calcext:value-type="float">
            <text:p>0.59584</text:p>
          </table:table-cell>
          <table:table-cell office:value-type="float" office:value="0.808" calcext:value-type="float">
            <text:p>0.808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5696" calcext:value-type="float">
            <text:p>0.85696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6912" calcext:value-type="float">
            <text:p>0.86912</text:p>
          </table:table-cell>
          <table:table-cell office:value-type="float" office:value="0.92" calcext:value-type="float">
            <text:p>0.92</text:p>
          </table:table-cell>
          <table:table-cell office:value-type="float" office:value="0.828992" calcext:value-type="float">
            <text:p>0.82899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76" calcext:value-type="float">
            <text:p>0.376</text:p>
          </table:table-cell>
          <table:table-cell office:value-type="float" office:value="0.57696" calcext:value-type="float">
            <text:p>0.57696</text:p>
          </table:table-cell>
          <table:table-cell office:value-type="float" office:value="0.70688" calcext:value-type="float">
            <text:p>0.70688</text:p>
          </table:table-cell>
          <table:table-cell office:value-type="float" office:value="0.84736" calcext:value-type="float">
            <text:p>0.84736</text:p>
          </table:table-cell>
          <table:table-cell table:number-columns-repeated="3" office:value-type="float" office:value="0.856" calcext:value-type="float">
            <text:p>0.856</text:p>
          </table:table-cell>
          <table:table-cell office:value-type="float" office:value="0.8624" calcext:value-type="float">
            <text:p>0.8624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2" calcext:value-type="float">
            <text:p>0.92</text:p>
          </table:table-cell>
          <table:table-cell office:value-type="float" office:value="0.81584" calcext:value-type="float">
            <text:p>0.8158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816" calcext:value-type="float">
            <text:p>0.54816</text:p>
          </table:table-cell>
          <table:table-cell office:value-type="float" office:value="0.70912" calcext:value-type="float">
            <text:p>0.70912</text:p>
          </table:table-cell>
          <table:table-cell office:value-type="float" office:value="0.83872" calcext:value-type="float">
            <text:p>0.83872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5952" calcext:value-type="float">
            <text:p>0.85952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92" calcext:value-type="float">
            <text:p>0.92</text:p>
          </table:table-cell>
          <table:table-cell office:value-type="float" office:value="0.8128" calcext:value-type="float">
            <text:p>0.812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272" calcext:value-type="float">
            <text:p>0.272</text:p>
          </table:table-cell>
          <table:table-cell office:value-type="float" office:value="0.56832" calcext:value-type="float">
            <text:p>0.56832</text:p>
          </table:table-cell>
          <table:table-cell office:value-type="float" office:value="0.80704" calcext:value-type="float">
            <text:p>0.80704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5856" calcext:value-type="float">
            <text:p>0.85856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92" calcext:value-type="float">
            <text:p>0.92</text:p>
          </table:table-cell>
          <table:table-cell office:value-type="float" office:value="0.82704" calcext:value-type="float">
            <text:p>0.8270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75808" calcext:value-type="float">
            <text:p>0.75808</text:p>
          </table:table-cell>
          <table:table-cell office:value-type="float" office:value="0.85504" calcext:value-type="float">
            <text:p>0.8550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2" calcext:value-type="float">
            <text:p>0.8592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821184" calcext:value-type="float">
            <text:p>0.82118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71712" calcext:value-type="float">
            <text:p>0.7171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76" calcext:value-type="float">
            <text:p>0.8576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2" calcext:value-type="float">
            <text:p>0.92</text:p>
          </table:table-cell>
          <table:table-cell office:value-type="float" office:value="0.814592" calcext:value-type="float">
            <text:p>0.81459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72" calcext:value-type="float">
            <text:p>0.272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68096" calcext:value-type="float">
            <text:p>0.68096</text:p>
          </table:table-cell>
          <table:table-cell office:value-type="float" office:value="0.82048" calcext:value-type="float">
            <text:p>0.8204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52" calcext:value-type="float">
            <text:p>0.85952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92" calcext:value-type="float">
            <text:p>0.92</text:p>
          </table:table-cell>
          <table:table-cell office:value-type="float" office:value="0.81264" calcext:value-type="float">
            <text:p>0.8126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888" calcext:value-type="float">
            <text:p>0.57888</text:p>
          </table:table-cell>
          <table:table-cell office:value-type="float" office:value="0.69408" calcext:value-type="float">
            <text:p>0.69408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48" calcext:value-type="float">
            <text:p>0.8604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92" calcext:value-type="float">
            <text:p>0.92</text:p>
          </table:table-cell>
          <table:table-cell office:value-type="float" office:value="0.813312" calcext:value-type="float">
            <text:p>0.81331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8" calcext:value-type="float">
            <text:p>0.28</text:p>
          </table:table-cell>
          <table:table-cell office:value-type="float" office:value="0.53344" calcext:value-type="float">
            <text:p>0.53344</text:p>
          </table:table-cell>
          <table:table-cell office:value-type="float" office:value="0.69888" calcext:value-type="float">
            <text:p>0.69888</text:p>
          </table:table-cell>
          <table:table-cell office:value-type="float" office:value="0.83552" calcext:value-type="float">
            <text:p>0.8355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44" calcext:value-type="float">
            <text:p>0.86144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11712" calcext:value-type="float">
            <text:p>0.81171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8" calcext:value-type="float">
            <text:p>0.28</text:p>
          </table:table-cell>
          <table:table-cell office:value-type="float" office:value="0.61216" calcext:value-type="float">
            <text:p>0.61216</text:p>
          </table:table-cell>
          <table:table-cell office:value-type="float" office:value="0.81664" calcext:value-type="float">
            <text:p>0.81664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6368" calcext:value-type="float">
            <text:p>0.8636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2" calcext:value-type="float">
            <text:p>0.92</text:p>
          </table:table-cell>
          <table:table-cell office:value-type="float" office:value="0.833568" calcext:value-type="float">
            <text:p>0.83356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9168" calcext:value-type="float">
            <text:p>0.59168</text:p>
          </table:table-cell>
          <table:table-cell office:value-type="float" office:value="0.75424" calcext:value-type="float">
            <text:p>0.75424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5664" calcext:value-type="float">
            <text:p>0.85664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2" calcext:value-type="float">
            <text:p>0.92</text:p>
          </table:table-cell>
          <table:table-cell office:value-type="float" office:value="0.825216" calcext:value-type="float">
            <text:p>0.82521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064" calcext:value-type="float">
            <text:p>0.48064</text:p>
          </table:table-cell>
          <table:table-cell office:value-type="float" office:value="0.712" calcext:value-type="float">
            <text:p>0.712</text:p>
          </table:table-cell>
          <table:table-cell office:value-type="float" office:value="0.83936" calcext:value-type="float">
            <text:p>0.8393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24" calcext:value-type="float">
            <text:p>0.85824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656" calcext:value-type="float">
            <text:p>0.86656</text:p>
          </table:table-cell>
          <table:table-cell office:value-type="float" office:value="0.92" calcext:value-type="float">
            <text:p>0.92</text:p>
          </table:table-cell>
          <table:table-cell office:value-type="float" office:value="0.80688" calcext:value-type="float">
            <text:p>0.8068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8" calcext:value-type="float">
            <text:p>0.368</text:p>
          </table:table-cell>
          <table:table-cell office:value-type="float" office:value="0.51136" calcext:value-type="float">
            <text:p>0.51136</text:p>
          </table:table-cell>
          <table:table-cell office:value-type="float" office:value="0.66784" calcext:value-type="float">
            <text:p>0.66784</text:p>
          </table:table-cell>
          <table:table-cell office:value-type="float" office:value="0.81152" calcext:value-type="float">
            <text:p>0.81152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5792" calcext:value-type="float">
            <text:p>0.85792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92" calcext:value-type="float">
            <text:p>0.92</text:p>
          </table:table-cell>
          <table:table-cell office:value-type="float" office:value="0.801888" calcext:value-type="float">
            <text:p>0.80188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68" calcext:value-type="float">
            <text:p>0.368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1984" calcext:value-type="float">
            <text:p>0.61984</text:p>
          </table:table-cell>
          <table:table-cell office:value-type="float" office:value="0.77472" calcext:value-type="float">
            <text:p>0.77472</text:p>
          </table:table-cell>
          <table:table-cell office:value-type="float" office:value="0.84576" calcext:value-type="float">
            <text:p>0.8457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696" calcext:value-type="float">
            <text:p>0.85696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2" calcext:value-type="float">
            <text:p>0.92</text:p>
          </table:table-cell>
          <table:table-cell office:value-type="float" office:value="0.791968" calcext:value-type="float">
            <text:p>0.79196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424" calcext:value-type="float">
            <text:p>0.424</text:p>
          </table:table-cell>
          <table:table-cell office:value-type="float" office:value="0.54656" calcext:value-type="float">
            <text:p>0.54656</text:p>
          </table:table-cell>
          <table:table-cell office:value-type="float" office:value="0.64032" calcext:value-type="float">
            <text:p>0.64032</text:p>
          </table:table-cell>
          <table:table-cell office:value-type="float" office:value="0.78912" calcext:value-type="float">
            <text:p>0.78912</text:p>
          </table:table-cell>
          <table:table-cell office:value-type="float" office:value="0.85248" calcext:value-type="float">
            <text:p>0.8524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728" calcext:value-type="float">
            <text:p>0.85728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800448" calcext:value-type="float">
            <text:p>0.80044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68" calcext:value-type="float">
            <text:p>0.368</text:p>
          </table:table-cell>
          <table:table-cell office:value-type="float" office:value="0.51008" calcext:value-type="float">
            <text:p>0.51008</text:p>
          </table:table-cell>
          <table:table-cell office:value-type="float" office:value="0.61952" calcext:value-type="float">
            <text:p>0.61952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632" calcext:value-type="float">
            <text:p>0.85632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787264" calcext:value-type="float">
            <text:p>0.78726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136" calcext:value-type="float">
            <text:p>0.51136</text:p>
          </table:table-cell>
          <table:table-cell office:value-type="float" office:value="0.62528" calcext:value-type="float">
            <text:p>0.62528</text:p>
          </table:table-cell>
          <table:table-cell office:value-type="float" office:value="0.76096" calcext:value-type="float">
            <text:p>0.76096</text:p>
          </table:table-cell>
          <table:table-cell office:value-type="float" office:value="0.82496" calcext:value-type="float">
            <text:p>0.82496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6112" calcext:value-type="float">
            <text:p>0.86112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78944" calcext:value-type="float">
            <text:p>0.7894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9952" calcext:value-type="float">
            <text:p>0.49952</text:p>
          </table:table-cell>
          <table:table-cell office:value-type="float" office:value="0.62656" calcext:value-type="float">
            <text:p>0.62656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78432" calcext:value-type="float">
            <text:p>0.78432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44" calcext:value-type="float">
            <text:p>0.86144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264" calcext:value-type="float">
            <text:p>0.87264</text:p>
          </table:table-cell>
          <table:table-cell office:value-type="float" office:value="0.92" calcext:value-type="float">
            <text:p>0.92</text:p>
          </table:table-cell>
          <table:table-cell office:value-type="float" office:value="0.780288" calcext:value-type="float">
            <text:p>0.78028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72992" calcext:value-type="float">
            <text:p>0.72992</text:p>
          </table:table-cell>
          <table:table-cell office:value-type="float" office:value="0.77344" calcext:value-type="float">
            <text:p>0.77344</text:p>
          </table:table-cell>
          <table:table-cell office:value-type="float" office:value="0.83968" calcext:value-type="float">
            <text:p>0.8396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08" calcext:value-type="float">
            <text:p>0.86208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775584" calcext:value-type="float">
            <text:p>0.77558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04" calcext:value-type="float">
            <text:p>0.304</text:p>
          </table:table-cell>
          <table:table-cell office:value-type="float" office:value="0.46688" calcext:value-type="float">
            <text:p>0.46688</text:p>
          </table:table-cell>
          <table:table-cell office:value-type="float" office:value="0.62272" calcext:value-type="float">
            <text:p>0.62272</text:p>
          </table:table-cell>
          <table:table-cell office:value-type="float" office:value="0.70112" calcext:value-type="float">
            <text:p>0.70112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82752" calcext:value-type="float">
            <text:p>0.8275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8" calcext:value-type="float">
            <text:p>0.8608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92" calcext:value-type="float">
            <text:p>0.92</text:p>
          </table:table-cell>
          <table:table-cell office:value-type="float" office:value="0.769472" calcext:value-type="float">
            <text:p>0.76947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8" calcext:value-type="float">
            <text:p>0.28</text:p>
          </table:table-cell>
          <table:table-cell office:value-type="float" office:value="0.52064" calcext:value-type="float">
            <text:p>0.52064</text:p>
          </table:table-cell>
          <table:table-cell office:value-type="float" office:value="0.62176" calcext:value-type="float">
            <text:p>0.62176</text:p>
          </table:table-cell>
          <table:table-cell office:value-type="float" office:value="0.64672" calcext:value-type="float">
            <text:p>0.64672</text:p>
          </table:table-cell>
          <table:table-cell office:value-type="float" office:value="0.74208" calcext:value-type="float">
            <text:p>0.74208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85248" calcext:value-type="float">
            <text:p>0.85248</text:p>
          </table:table-cell>
          <table:table-cell office:value-type="float" office:value="0.86048" calcext:value-type="float">
            <text:p>0.86048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92" calcext:value-type="float">
            <text:p>0.92</text:p>
          </table:table-cell>
          <table:table-cell office:value-type="float" office:value="0.762624" calcext:value-type="float">
            <text:p>0.76262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68" calcext:value-type="float">
            <text:p>0.368</text:p>
          </table:table-cell>
          <table:table-cell office:value-type="float" office:value="0.50272" calcext:value-type="float">
            <text:p>0.50272</text:p>
          </table:table-cell>
          <table:table-cell office:value-type="float" office:value="0.61504" calcext:value-type="float">
            <text:p>0.61504</text:p>
          </table:table-cell>
          <table:table-cell office:value-type="float" office:value="0.63968" calcext:value-type="float">
            <text:p>0.63968</text:p>
          </table:table-cell>
          <table:table-cell office:value-type="float" office:value="0.72256" calcext:value-type="float">
            <text:p>0.72256</text:p>
          </table:table-cell>
          <table:table-cell office:value-type="float" office:value="0.77152" calcext:value-type="float">
            <text:p>0.77152</text:p>
          </table:table-cell>
          <table:table-cell office:value-type="float" office:value="0.85024" calcext:value-type="float">
            <text:p>0.85024</text:p>
          </table:table-cell>
          <table:table-cell office:value-type="float" office:value="0.85856" calcext:value-type="float">
            <text:p>0.85856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755904" calcext:value-type="float">
            <text:p>0.75590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864" calcext:value-type="float">
            <text:p>0.52864</text:p>
          </table:table-cell>
          <table:table-cell office:value-type="float" office:value="0.63648" calcext:value-type="float">
            <text:p>0.63648</text:p>
          </table:table-cell>
          <table:table-cell office:value-type="float" office:value="0.68864" calcext:value-type="float">
            <text:p>0.68864</text:p>
          </table:table-cell>
          <table:table-cell office:value-type="float" office:value="0.76192" calcext:value-type="float">
            <text:p>0.76192</text:p>
          </table:table-cell>
          <table:table-cell office:value-type="float" office:value="0.84768" calcext:value-type="float">
            <text:p>0.8476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76" calcext:value-type="float">
            <text:p>0.86176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92" calcext:value-type="float">
            <text:p>0.92</text:p>
          </table:table-cell>
          <table:table-cell office:value-type="float" office:value="0.778272" calcext:value-type="float">
            <text:p>0.77827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88" calcext:value-type="float">
            <text:p>0.488</text:p>
          </table:table-cell>
          <table:table-cell office:value-type="float" office:value="0.63392" calcext:value-type="float">
            <text:p>0.63392</text:p>
          </table:table-cell>
          <table:table-cell office:value-type="float" office:value="0.696" calcext:value-type="float">
            <text:p>0.696</text:p>
          </table:table-cell>
          <table:table-cell office:value-type="float" office:value="0.81184" calcext:value-type="float">
            <text:p>0.8118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24" calcext:value-type="float">
            <text:p>0.85824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92" calcext:value-type="float">
            <text:p>0.92</text:p>
          </table:table-cell>
          <table:table-cell office:value-type="float" office:value="0.780448" calcext:value-type="float">
            <text:p>0.78044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5792" calcext:value-type="float">
            <text:p>0.65792</text:p>
          </table:table-cell>
          <table:table-cell office:value-type="float" office:value="0.79136" calcext:value-type="float">
            <text:p>0.7913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76" calcext:value-type="float">
            <text:p>0.8576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2" calcext:value-type="float">
            <text:p>0.92</text:p>
          </table:table-cell>
          <table:table-cell office:value-type="float" office:value="0.795808" calcext:value-type="float">
            <text:p>0.79580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992" calcext:value-type="float">
            <text:p>0.56992</text:p>
          </table:table-cell>
          <table:table-cell office:value-type="float" office:value="0.72448" calcext:value-type="float">
            <text:p>0.72448</text:p>
          </table:table-cell>
          <table:table-cell office:value-type="float" office:value="0.84416" calcext:value-type="float">
            <text:p>0.8441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52" calcext:value-type="float">
            <text:p>0.85952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81808" calcext:value-type="float">
            <text:p>0.8180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408" calcext:value-type="float">
            <text:p>0.408</text:p>
          </table:table-cell>
          <table:table-cell office:value-type="float" office:value="0.59072" calcext:value-type="float">
            <text:p>0.59072</text:p>
          </table:table-cell>
          <table:table-cell office:value-type="float" office:value="0.7872" calcext:value-type="float">
            <text:p>0.7872</text:p>
          </table:table-cell>
          <table:table-cell table:number-columns-repeated="2" office:value-type="float" office:value="0.856" calcext:value-type="float">
            <text:p>0.856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828064" calcext:value-type="float">
            <text:p>0.82806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12" calcext:value-type="float">
            <text:p>0.312</text:p>
          </table:table-cell>
          <table:table-cell office:value-type="float" office:value="0.55328" calcext:value-type="float">
            <text:p>0.55328</text:p>
          </table:table-cell>
          <table:table-cell office:value-type="float" office:value="0.7984" calcext:value-type="float">
            <text:p>0.7984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5888" calcext:value-type="float">
            <text:p>0.8588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296" calcext:value-type="float">
            <text:p>0.87296</text:p>
          </table:table-cell>
          <table:table-cell office:value-type="float" office:value="0.92" calcext:value-type="float">
            <text:p>0.92</text:p>
          </table:table-cell>
          <table:table-cell office:value-type="float" office:value="0.825152" calcext:value-type="float">
            <text:p>0.82515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208" calcext:value-type="float">
            <text:p>0.50208</text:p>
          </table:table-cell>
          <table:table-cell office:value-type="float" office:value="0.77568" calcext:value-type="float">
            <text:p>0.77568</text:p>
          </table:table-cell>
          <table:table-cell office:value-type="float" office:value="0.85344" calcext:value-type="float">
            <text:p>0.8534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16" calcext:value-type="float">
            <text:p>0.86016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92" calcext:value-type="float">
            <text:p>0.92</text:p>
          </table:table-cell>
          <table:table-cell office:value-type="float" office:value="0.817472" calcext:value-type="float">
            <text:p>0.81747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016" calcext:value-type="float">
            <text:p>0.50016</text:p>
          </table:table-cell>
          <table:table-cell office:value-type="float" office:value="0.73792" calcext:value-type="float">
            <text:p>0.73792</text:p>
          </table:table-cell>
          <table:table-cell office:value-type="float" office:value="0.84672" calcext:value-type="float">
            <text:p>0.8467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2" calcext:value-type="float">
            <text:p>0.8592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2" calcext:value-type="float">
            <text:p>0.92</text:p>
          </table:table-cell>
          <table:table-cell office:value-type="float" office:value="0.81312" calcext:value-type="float">
            <text:p>0.8131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68" calcext:value-type="float">
            <text:p>0.368</text:p>
          </table:table-cell>
          <table:table-cell office:value-type="float" office:value="0.54432" calcext:value-type="float">
            <text:p>0.54432</text:p>
          </table:table-cell>
          <table:table-cell office:value-type="float" office:value="0.77824" calcext:value-type="float">
            <text:p>0.77824</text:p>
          </table:table-cell>
          <table:table-cell office:value-type="float" office:value="0.84672" calcext:value-type="float">
            <text:p>0.8467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8" calcext:value-type="float">
            <text:p>0.860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92" calcext:value-type="float">
            <text:p>0.92</text:p>
          </table:table-cell>
          <table:table-cell office:value-type="float" office:value="0.821344" calcext:value-type="float">
            <text:p>0.82134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616" calcext:value-type="float">
            <text:p>0.51616</text:p>
          </table:table-cell>
          <table:table-cell office:value-type="float" office:value="0.69632" calcext:value-type="float">
            <text:p>0.69632</text:p>
          </table:table-cell>
          <table:table-cell office:value-type="float" office:value="0.79616" calcext:value-type="float">
            <text:p>0.79616</text:p>
          </table:table-cell>
          <table:table-cell office:value-type="float" office:value="0.85568" calcext:value-type="float">
            <text:p>0.85568</text:p>
          </table:table-cell>
          <table:table-cell office:value-type="float" office:value="0.85888" calcext:value-type="float">
            <text:p>0.8588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804992" calcext:value-type="float">
            <text:p>0.80499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68" calcext:value-type="float">
            <text:p>0.368</text:p>
          </table:table-cell>
          <table:table-cell office:value-type="float" office:value="0.52896" calcext:value-type="float">
            <text:p>0.52896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76736" calcext:value-type="float">
            <text:p>0.76736</text:p>
          </table:table-cell>
          <table:table-cell office:value-type="float" office:value="0.84768" calcext:value-type="float">
            <text:p>0.84768</text:p>
          </table:table-cell>
          <table:table-cell office:value-type="float" office:value="0.85728" calcext:value-type="float">
            <text:p>0.8572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79984" calcext:value-type="float">
            <text:p>0.7998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68736" calcext:value-type="float">
            <text:p>0.68736</text:p>
          </table:table-cell>
          <table:table-cell office:value-type="float" office:value="0.76512" calcext:value-type="float">
            <text:p>0.76512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56" calcext:value-type="float">
            <text:p>0.856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80176" calcext:value-type="float">
            <text:p>0.8017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168" calcext:value-type="float">
            <text:p>0.51168</text:p>
          </table:table-cell>
          <table:table-cell office:value-type="float" office:value="0.66176" calcext:value-type="float">
            <text:p>0.66176</text:p>
          </table:table-cell>
          <table:table-cell office:value-type="float" office:value="0.776" calcext:value-type="float">
            <text:p>0.776</text:p>
          </table:table-cell>
          <table:table-cell office:value-type="float" office:value="0.85472" calcext:value-type="float">
            <text:p>0.85472</text:p>
          </table:table-cell>
          <table:table-cell office:value-type="float" office:value="0.85888" calcext:value-type="float">
            <text:p>0.8588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92" calcext:value-type="float">
            <text:p>0.92</text:p>
          </table:table-cell>
          <table:table-cell office:value-type="float" office:value="0.798528" calcext:value-type="float">
            <text:p>0.79852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75648" calcext:value-type="float">
            <text:p>0.75648</text:p>
          </table:table-cell>
          <table:table-cell office:value-type="float" office:value="0.84256" calcext:value-type="float">
            <text:p>0.84256</text:p>
          </table:table-cell>
          <table:table-cell office:value-type="float" office:value="0.856" calcext:value-type="float">
            <text:p>0.856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92" calcext:value-type="float">
            <text:p>0.92</text:p>
          </table:table-cell>
          <table:table-cell office:value-type="float" office:value="0.823904" calcext:value-type="float">
            <text:p>0.82390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056" calcext:value-type="float">
            <text:p>0.57056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82752" calcext:value-type="float">
            <text:p>0.8275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08" calcext:value-type="float">
            <text:p>0.8620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815648" calcext:value-type="float">
            <text:p>0.81564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552" calcext:value-type="float">
            <text:p>0.55552</text:p>
          </table:table-cell>
          <table:table-cell office:value-type="float" office:value="0.70496" calcext:value-type="float">
            <text:p>0.70496</text:p>
          </table:table-cell>
          <table:table-cell office:value-type="float" office:value="0.80896" calcext:value-type="float">
            <text:p>0.8089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72" calcext:value-type="float">
            <text:p>0.86272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92" calcext:value-type="float">
            <text:p>0.92</text:p>
          </table:table-cell>
          <table:table-cell office:value-type="float" office:value="0.811136" calcext:value-type="float">
            <text:p>0.81113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66656" calcext:value-type="float">
            <text:p>0.66656</text:p>
          </table:table-cell>
          <table:table-cell office:value-type="float" office:value="0.76032" calcext:value-type="float">
            <text:p>0.76032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6112" calcext:value-type="float">
            <text:p>0.86112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92" calcext:value-type="float">
            <text:p>0.92</text:p>
          </table:table-cell>
          <table:table-cell office:value-type="float" office:value="0.804448" calcext:value-type="float">
            <text:p>0.80444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52" calcext:value-type="float">
            <text:p>0.352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66624" calcext:value-type="float">
            <text:p>0.66624</text:p>
          </table:table-cell>
          <table:table-cell office:value-type="float" office:value="0.77024" calcext:value-type="float">
            <text:p>0.77024</text:p>
          </table:table-cell>
          <table:table-cell office:value-type="float" office:value="0.84736" calcext:value-type="float">
            <text:p>0.84736</text:p>
          </table:table-cell>
          <table:table-cell office:value-type="float" office:value="0.85984" calcext:value-type="float">
            <text:p>0.85984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7992" calcext:value-type="float">
            <text:p>0.799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392" calcext:value-type="float">
            <text:p>0.51392</text:p>
          </table:table-cell>
          <table:table-cell office:value-type="float" office:value="0.66432" calcext:value-type="float">
            <text:p>0.66432</text:p>
          </table:table-cell>
          <table:table-cell office:value-type="float" office:value="0.77088" calcext:value-type="float">
            <text:p>0.77088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5952" calcext:value-type="float">
            <text:p>0.85952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798816" calcext:value-type="float">
            <text:p>0.79881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24" calcext:value-type="float">
            <text:p>0.424</text:p>
          </table:table-cell>
          <table:table-cell office:value-type="float" office:value="0.53088" calcext:value-type="float">
            <text:p>0.53088</text:p>
          </table:table-cell>
          <table:table-cell office:value-type="float" office:value="0.70752" calcext:value-type="float">
            <text:p>0.70752</text:p>
          </table:table-cell>
          <table:table-cell office:value-type="float" office:value="0.81248" calcext:value-type="float">
            <text:p>0.8124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72" calcext:value-type="float">
            <text:p>0.86272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296" calcext:value-type="float">
            <text:p>0.87296</text:p>
          </table:table-cell>
          <table:table-cell office:value-type="float" office:value="0.92" calcext:value-type="float">
            <text:p>0.92</text:p>
          </table:table-cell>
          <table:table-cell office:value-type="float" office:value="0.809856" calcext:value-type="float">
            <text:p>0.80985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488" calcext:value-type="float">
            <text:p>0.51488</text:p>
          </table:table-cell>
          <table:table-cell office:value-type="float" office:value="0.65824" calcext:value-type="float">
            <text:p>0.65824</text:p>
          </table:table-cell>
          <table:table-cell office:value-type="float" office:value="0.81248" calcext:value-type="float">
            <text:p>0.8124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44" calcext:value-type="float">
            <text:p>0.86144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552" calcext:value-type="float">
            <text:p>0.87552</text:p>
          </table:table-cell>
          <table:table-cell office:value-type="float" office:value="0.92" calcext:value-type="float">
            <text:p>0.92</text:p>
          </table:table-cell>
          <table:table-cell office:value-type="float" office:value="0.803456" calcext:value-type="float">
            <text:p>0.80345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88" calcext:value-type="float">
            <text:p>0.288</text:p>
          </table:table-cell>
          <table:table-cell office:value-type="float" office:value="0.50336" calcext:value-type="float">
            <text:p>0.50336</text:p>
          </table:table-cell>
          <table:table-cell office:value-type="float" office:value="0.63392" calcext:value-type="float">
            <text:p>0.63392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696" calcext:value-type="float">
            <text:p>0.85696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2" calcext:value-type="float">
            <text:p>0.92</text:p>
          </table:table-cell>
          <table:table-cell office:value-type="float" office:value="0.794784" calcext:value-type="float">
            <text:p>0.79478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68" calcext:value-type="float">
            <text:p>0.368</text:p>
          </table:table-cell>
          <table:table-cell office:value-type="float" office:value="0.50016" calcext:value-type="float">
            <text:p>0.50016</text:p>
          </table:table-cell>
          <table:table-cell office:value-type="float" office:value="0.61088" calcext:value-type="float">
            <text:p>0.61088</text:p>
          </table:table-cell>
          <table:table-cell office:value-type="float" office:value="0.67744" calcext:value-type="float">
            <text:p>0.67744</text:p>
          </table:table-cell>
          <table:table-cell office:value-type="float" office:value="0.80416" calcext:value-type="float">
            <text:p>0.8041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52" calcext:value-type="float">
            <text:p>0.85952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777088" calcext:value-type="float">
            <text:p>0.77708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44" calcext:value-type="float">
            <text:p>0.344</text:p>
          </table:table-cell>
          <table:table-cell office:value-type="float" office:value="0.53696" calcext:value-type="float">
            <text:p>0.53696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73312" calcext:value-type="float">
            <text:p>0.73312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88" calcext:value-type="float">
            <text:p>0.85888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7392" calcext:value-type="float">
            <text:p>0.87392</text:p>
          </table:table-cell>
          <table:table-cell office:value-type="float" office:value="0.92" calcext:value-type="float">
            <text:p>0.92</text:p>
          </table:table-cell>
          <table:table-cell office:value-type="float" office:value="0.789728" calcext:value-type="float">
            <text:p>0.78972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888" calcext:value-type="float">
            <text:p>0.49888</text:p>
          </table:table-cell>
          <table:table-cell office:value-type="float" office:value="0.62784" calcext:value-type="float">
            <text:p>0.62784</text:p>
          </table:table-cell>
          <table:table-cell office:value-type="float" office:value="0.71104" calcext:value-type="float">
            <text:p>0.71104</text:p>
          </table:table-cell>
          <table:table-cell office:value-type="float" office:value="0.81024" calcext:value-type="float">
            <text:p>0.8102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8" calcext:value-type="float">
            <text:p>0.8608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2" calcext:value-type="float">
            <text:p>0.92</text:p>
          </table:table-cell>
          <table:table-cell office:value-type="float" office:value="0.7832" calcext:value-type="float">
            <text:p>0.783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72" calcext:value-type="float">
            <text:p>0.272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62304" calcext:value-type="float">
            <text:p>0.62304</text:p>
          </table:table-cell>
          <table:table-cell office:value-type="float" office:value="0.75424" calcext:value-type="float">
            <text:p>0.75424</text:p>
          </table:table-cell>
          <table:table-cell office:value-type="float" office:value="0.85568" calcext:value-type="float">
            <text:p>0.8556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08" calcext:value-type="float">
            <text:p>0.86208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92" calcext:value-type="float">
            <text:p>0.92</text:p>
          </table:table-cell>
          <table:table-cell office:value-type="float" office:value="0.793472" calcext:value-type="float">
            <text:p>0.79347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672" calcext:value-type="float">
            <text:p>0.56672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832" calcext:value-type="float">
            <text:p>0.83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48" calcext:value-type="float">
            <text:p>0.8604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296" calcext:value-type="float">
            <text:p>0.87296</text:p>
          </table:table-cell>
          <table:table-cell office:value-type="float" office:value="0.92" calcext:value-type="float">
            <text:p>0.92</text:p>
          </table:table-cell>
          <table:table-cell office:value-type="float" office:value="0.811776" calcext:value-type="float">
            <text:p>0.81177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" calcext:value-type="float">
            <text:p>0.4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56" calcext:value-type="float">
            <text:p>0.85856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912" calcext:value-type="float">
            <text:p>0.86912</text:p>
          </table:table-cell>
          <table:table-cell office:value-type="float" office:value="0.92" calcext:value-type="float">
            <text:p>0.92</text:p>
          </table:table-cell>
          <table:table-cell office:value-type="float" office:value="0.824448" calcext:value-type="float">
            <text:p>0.82444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4" calcext:value-type="float">
            <text:p>0.44</text:p>
          </table:table-cell>
          <table:table-cell office:value-type="float" office:value="0.57376" calcext:value-type="float">
            <text:p>0.57376</text:p>
          </table:table-cell>
          <table:table-cell office:value-type="float" office:value="0.80672" calcext:value-type="float">
            <text:p>0.8067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24" calcext:value-type="float">
            <text:p>0.85824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92" calcext:value-type="float">
            <text:p>0.92</text:p>
          </table:table-cell>
          <table:table-cell office:value-type="float" office:value="0.82832" calcext:value-type="float">
            <text:p>0.8283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832" calcext:value-type="float">
            <text:p>0.52832</text:p>
          </table:table-cell>
          <table:table-cell office:value-type="float" office:value="0.73504" calcext:value-type="float">
            <text:p>0.7350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52" calcext:value-type="float">
            <text:p>0.85952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912" calcext:value-type="float">
            <text:p>0.86912</text:p>
          </table:table-cell>
          <table:table-cell office:value-type="float" office:value="0.92" calcext:value-type="float">
            <text:p>0.92</text:p>
          </table:table-cell>
          <table:table-cell office:value-type="float" office:value="0.8168" calcext:value-type="float">
            <text:p>0.816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85088" calcext:value-type="float">
            <text:p>0.8508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84" calcext:value-type="float">
            <text:p>0.85984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92" calcext:value-type="float">
            <text:p>0.92</text:p>
          </table:table-cell>
          <table:table-cell office:value-type="float" office:value="0.83008" calcext:value-type="float">
            <text:p>0.8300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9392" calcext:value-type="float">
            <text:p>0.5939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6" calcext:value-type="float">
            <text:p>0.856</text:p>
          </table:table-cell>
          <table:table-cell table:number-columns-repeated="6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835264" calcext:value-type="float">
            <text:p>0.83526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76" calcext:value-type="float">
            <text:p>0.376</text:p>
          </table:table-cell>
          <table:table-cell office:value-type="float" office:value="0.52512" calcext:value-type="float">
            <text:p>0.52512</text:p>
          </table:table-cell>
          <table:table-cell office:value-type="float" office:value="0.81792" calcext:value-type="float">
            <text:p>0.8179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2" calcext:value-type="float">
            <text:p>0.8592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2" calcext:value-type="float">
            <text:p>0.92</text:p>
          </table:table-cell>
          <table:table-cell office:value-type="float" office:value="0.824896" calcext:value-type="float">
            <text:p>0.82489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584" calcext:value-type="float">
            <text:p>0.51584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664" calcext:value-type="float">
            <text:p>0.85664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92" calcext:value-type="float">
            <text:p>0.92</text:p>
          </table:table-cell>
          <table:table-cell office:value-type="float" office:value="0.819488" calcext:value-type="float">
            <text:p>0.81948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488" calcext:value-type="float">
            <text:p>0.55488</text:p>
          </table:table-cell>
          <table:table-cell office:value-type="float" office:value="0.75392" calcext:value-type="float">
            <text:p>0.75392</text:p>
          </table:table-cell>
          <table:table-cell office:value-type="float" office:value="0.85376" calcext:value-type="float">
            <text:p>0.8537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48" calcext:value-type="float">
            <text:p>0.8604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392" calcext:value-type="float">
            <text:p>0.87392</text:p>
          </table:table-cell>
          <table:table-cell office:value-type="float" office:value="0.92" calcext:value-type="float">
            <text:p>0.92</text:p>
          </table:table-cell>
          <table:table-cell office:value-type="float" office:value="0.820896" calcext:value-type="float">
            <text:p>0.82089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872" calcext:value-type="float">
            <text:p>0.55872</text:p>
          </table:table-cell>
          <table:table-cell office:value-type="float" office:value="0.78464" calcext:value-type="float">
            <text:p>0.78464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6176" calcext:value-type="float">
            <text:p>0.86176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488" calcext:value-type="float">
            <text:p>0.87488</text:p>
          </table:table-cell>
          <table:table-cell office:value-type="float" office:value="0.92" calcext:value-type="float">
            <text:p>0.92</text:p>
          </table:table-cell>
          <table:table-cell office:value-type="float" office:value="0.8248" calcext:value-type="float">
            <text:p>0.8248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256" calcext:value-type="float">
            <text:p>0.56256</text:p>
          </table:table-cell>
          <table:table-cell office:value-type="float" office:value="0.74208" calcext:value-type="float">
            <text:p>0.74208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68" calcext:value-type="float">
            <text:p>0.8636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2" calcext:value-type="float">
            <text:p>0.92</text:p>
          </table:table-cell>
          <table:table-cell office:value-type="float" office:value="0.821088" calcext:value-type="float">
            <text:p>0.82108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256" calcext:value-type="float">
            <text:p>0.56256</text:p>
          </table:table-cell>
          <table:table-cell office:value-type="float" office:value="0.84576" calcext:value-type="float">
            <text:p>0.84576</text:p>
          </table:table-cell>
          <table:table-cell office:value-type="float" office:value="0.85632" calcext:value-type="float">
            <text:p>0.85632</text:p>
          </table:table-cell>
          <table:table-cell table:number-columns-repeated="6" office:value-type="float" office:value="0.864" calcext:value-type="float">
            <text:p>0.864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92" calcext:value-type="float">
            <text:p>0.92</text:p>
          </table:table-cell>
          <table:table-cell office:value-type="float" office:value="0.832" calcext:value-type="float">
            <text:p>0.83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76" calcext:value-type="float">
            <text:p>0.376</text:p>
          </table:table-cell>
          <table:table-cell office:value-type="float" office:value="0.59328" calcext:value-type="float">
            <text:p>0.59328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5792" calcext:value-type="float">
            <text:p>0.85792</text:p>
          </table:table-cell>
          <table:table-cell table:number-columns-repeated="6" office:value-type="float" office:value="0.864" calcext:value-type="float">
            <text:p>0.864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92" calcext:value-type="float">
            <text:p>0.92</text:p>
          </table:table-cell>
          <table:table-cell office:value-type="float" office:value="0.83616" calcext:value-type="float">
            <text:p>0.8361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76" calcext:value-type="float">
            <text:p>0.376</text:p>
          </table:table-cell>
          <table:table-cell office:value-type="float" office:value="0.62816" calcext:value-type="float">
            <text:p>0.6281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12" calcext:value-type="float">
            <text:p>0.86112</text:p>
          </table:table-cell>
          <table:table-cell table:number-columns-repeated="6" office:value-type="float" office:value="0.864" calcext:value-type="float">
            <text:p>0.864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92" calcext:value-type="float">
            <text:p>0.92</text:p>
          </table:table-cell>
          <table:table-cell office:value-type="float" office:value="0.840064" calcext:value-type="float">
            <text:p>0.84006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272" calcext:value-type="float">
            <text:p>0.272</text:p>
          </table:table-cell>
          <table:table-cell office:value-type="float" office:value="0.60128" calcext:value-type="float">
            <text:p>0.60128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5856" calcext:value-type="float">
            <text:p>0.85856</text:p>
          </table:table-cell>
          <table:table-cell table:number-columns-repeated="6" office:value-type="float" office:value="0.864" calcext:value-type="float">
            <text:p>0.864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92" calcext:value-type="float">
            <text:p>0.92</text:p>
          </table:table-cell>
          <table:table-cell office:value-type="float" office:value="0.837056" calcext:value-type="float">
            <text:p>0.83705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776" calcext:value-type="float">
            <text:p>0.6377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76" calcext:value-type="float">
            <text:p>0.8576</text:p>
          </table:table-cell>
          <table:table-cell table:number-columns-repeated="6"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92" calcext:value-type="float">
            <text:p>0.92</text:p>
          </table:table-cell>
          <table:table-cell office:value-type="float" office:value="0.840384" calcext:value-type="float">
            <text:p>0.84038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76" calcext:value-type="float">
            <text:p>0.376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82464" calcext:value-type="float">
            <text:p>0.8246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36" calcext:value-type="float">
            <text:p>0.86336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656" calcext:value-type="float">
            <text:p>0.86656</text:p>
          </table:table-cell>
          <table:table-cell office:value-type="float" office:value="0.92" calcext:value-type="float">
            <text:p>0.92</text:p>
          </table:table-cell>
          <table:table-cell office:value-type="float" office:value="0.827616" calcext:value-type="float">
            <text:p>0.82761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056" calcext:value-type="float">
            <text:p>0.53056</text:p>
          </table:table-cell>
          <table:table-cell office:value-type="float" office:value="0.77824" calcext:value-type="float">
            <text:p>0.7782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04" calcext:value-type="float">
            <text:p>0.86304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688" calcext:value-type="float">
            <text:p>0.86688</text:p>
          </table:table-cell>
          <table:table-cell office:value-type="float" office:value="0.92" calcext:value-type="float">
            <text:p>0.92</text:p>
          </table:table-cell>
          <table:table-cell office:value-type="float" office:value="0.821472" calcext:value-type="float">
            <text:p>0.82147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368" calcext:value-type="float">
            <text:p>0.368</text:p>
          </table:table-cell>
          <table:table-cell office:value-type="float" office:value="0.5232" calcext:value-type="float">
            <text:p>0.5232</text:p>
          </table:table-cell>
          <table:table-cell office:value-type="float" office:value="0.74496" calcext:value-type="float">
            <text:p>0.74496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5888" calcext:value-type="float">
            <text:p>0.85888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2" calcext:value-type="float">
            <text:p>0.92</text:p>
          </table:table-cell>
          <table:table-cell office:value-type="float" office:value="0.817024" calcext:value-type="float">
            <text:p>0.81702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80864" calcext:value-type="float">
            <text:p>0.80864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6176" calcext:value-type="float">
            <text:p>0.86176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7104" calcext:value-type="float">
            <text:p>0.87104</text:p>
          </table:table-cell>
          <table:table-cell office:value-type="float" office:value="0.92" calcext:value-type="float">
            <text:p>0.92</text:p>
          </table:table-cell>
          <table:table-cell office:value-type="float" office:value="0.828096" calcext:value-type="float">
            <text:p>0.82809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76" calcext:value-type="float">
            <text:p>0.376</text:p>
          </table:table-cell>
          <table:table-cell office:value-type="float" office:value="0.58144" calcext:value-type="float">
            <text:p>0.58144</text:p>
          </table:table-cell>
          <table:table-cell office:value-type="float" office:value="0.83296" calcext:value-type="float">
            <text:p>0.83296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5888" calcext:value-type="float">
            <text:p>0.85888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912" calcext:value-type="float">
            <text:p>0.86912</text:p>
          </table:table-cell>
          <table:table-cell office:value-type="float" office:value="0.92" calcext:value-type="float">
            <text:p>0.92</text:p>
          </table:table-cell>
          <table:table-cell office:value-type="float" office:value="0.831776" calcext:value-type="float">
            <text:p>0.83177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088" calcext:value-type="float">
            <text:p>0.57088</text:p>
          </table:table-cell>
          <table:table-cell office:value-type="float" office:value="0.82368" calcext:value-type="float">
            <text:p>0.82368</text:p>
          </table:table-cell>
          <table:table-cell office:value-type="float" office:value="0.85472" calcext:value-type="float">
            <text:p>0.85472</text:p>
          </table:table-cell>
          <table:table-cell office:value-type="float" office:value="0.86016" calcext:value-type="float">
            <text:p>0.86016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7104" calcext:value-type="float">
            <text:p>0.87104</text:p>
          </table:table-cell>
          <table:table-cell office:value-type="float" office:value="0.92" calcext:value-type="float">
            <text:p>0.92</text:p>
          </table:table-cell>
          <table:table-cell office:value-type="float" office:value="0.830048" calcext:value-type="float">
            <text:p>0.83004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51904" calcext:value-type="float">
            <text:p>0.51904</text:p>
          </table:table-cell>
          <table:table-cell office:value-type="float" office:value="0.84352" calcext:value-type="float">
            <text:p>0.8435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68" calcext:value-type="float">
            <text:p>0.86368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92" calcext:value-type="float">
            <text:p>0.92</text:p>
          </table:table-cell>
          <table:table-cell office:value-type="float" office:value="0.827232" calcext:value-type="float">
            <text:p>0.82723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76" calcext:value-type="float">
            <text:p>0.4976</text:p>
          </table:table-cell>
          <table:table-cell office:value-type="float" office:value="0.80576" calcext:value-type="float">
            <text:p>0.80576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624" calcext:value-type="float">
            <text:p>0.8624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7712" calcext:value-type="float">
            <text:p>0.87712</text:p>
          </table:table-cell>
          <table:table-cell office:value-type="float" office:value="0.92" calcext:value-type="float">
            <text:p>0.92</text:p>
          </table:table-cell>
          <table:table-cell office:value-type="float" office:value="0.821824" calcext:value-type="float">
            <text:p>0.82182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664" calcext:value-type="float">
            <text:p>0.53664</text:p>
          </table:table-cell>
          <table:table-cell office:value-type="float" office:value="0.84512" calcext:value-type="float">
            <text:p>0.84512</text:p>
          </table:table-cell>
          <table:table-cell office:value-type="float" office:value="0.85984" calcext:value-type="float">
            <text:p>0.85984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3024" calcext:value-type="float">
            <text:p>0.8302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28" calcext:value-type="float">
            <text:p>0.28</text:p>
          </table:table-cell>
          <table:table-cell office:value-type="float" office:value="0.60384" calcext:value-type="float">
            <text:p>0.60384</text:p>
          </table:table-cell>
          <table:table-cell office:value-type="float" office:value="0.85376" calcext:value-type="float">
            <text:p>0.85376</text:p>
          </table:table-cell>
          <table:table-cell office:value-type="float" office:value="0.86208" calcext:value-type="float">
            <text:p>0.86208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38176" calcext:value-type="float">
            <text:p>0.83817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28" calcext:value-type="float">
            <text:p>0.28</text:p>
          </table:table-cell>
          <table:table-cell office:value-type="float" office:value="0.51296" calcext:value-type="float">
            <text:p>0.51296</text:p>
          </table:table-cell>
          <table:table-cell office:value-type="float" office:value="0.84704" calcext:value-type="float">
            <text:p>0.84704</text:p>
          </table:table-cell>
          <table:table-cell office:value-type="float" office:value="0.85792" calcext:value-type="float">
            <text:p>0.85792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592" calcext:value-type="float">
            <text:p>0.86592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27968" calcext:value-type="float">
            <text:p>0.82796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28" calcext:value-type="float">
            <text:p>0.28</text:p>
          </table:table-cell>
          <table:table-cell office:value-type="float" office:value="0.51936" calcext:value-type="float">
            <text:p>0.51936</text:p>
          </table:table-cell>
          <table:table-cell office:value-type="float" office:value="0.77888" calcext:value-type="float">
            <text:p>0.7788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08" calcext:value-type="float">
            <text:p>0.8620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752" calcext:value-type="float">
            <text:p>0.86752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21568" calcext:value-type="float">
            <text:p>0.82156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6" calcext:value-type="float">
            <text:p>0.36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83296" calcext:value-type="float">
            <text:p>0.8329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68" calcext:value-type="float">
            <text:p>0.8636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912" calcext:value-type="float">
            <text:p>0.86912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3472" calcext:value-type="float">
            <text:p>0.8347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56" calcext:value-type="float">
            <text:p>0.456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84608" calcext:value-type="float">
            <text:p>0.8460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4" calcext:value-type="float">
            <text:p>0.8624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392" calcext:value-type="float">
            <text:p>0.87392</text:p>
          </table:table-cell>
          <table:table-cell office:value-type="float" office:value="0.92" calcext:value-type="float">
            <text:p>0.92</text:p>
          </table:table-cell>
          <table:table-cell office:value-type="float" office:value="0.845664" calcext:value-type="float">
            <text:p>0.84566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76" calcext:value-type="float">
            <text:p>0.376</text:p>
          </table:table-cell>
          <table:table-cell office:value-type="float" office:value="0.59104" calcext:value-type="float">
            <text:p>0.59104</text:p>
          </table:table-cell>
          <table:table-cell office:value-type="float" office:value="0.82912" calcext:value-type="float">
            <text:p>0.8291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4" calcext:value-type="float">
            <text:p>0.8624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34176" calcext:value-type="float">
            <text:p>0.83417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736" calcext:value-type="float">
            <text:p>0.52736</text:p>
          </table:table-cell>
          <table:table-cell office:value-type="float" office:value="0.75456" calcext:value-type="float">
            <text:p>0.7545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48" calcext:value-type="float">
            <text:p>0.8604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20032" calcext:value-type="float">
            <text:p>0.82003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408" calcext:value-type="float">
            <text:p>0.408</text:p>
          </table:table-cell>
          <table:table-cell office:value-type="float" office:value="0.56096" calcext:value-type="float">
            <text:p>0.56096</text:p>
          </table:table-cell>
          <table:table-cell office:value-type="float" office:value="0.80736" calcext:value-type="float">
            <text:p>0.80736</text:p>
          </table:table-cell>
          <table:table-cell office:value-type="float" office:value="0.85888" calcext:value-type="float">
            <text:p>0.85888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688" calcext:value-type="float">
            <text:p>0.86688</text:p>
          </table:table-cell>
          <table:table-cell office:value-type="float" office:value="0.87488" calcext:value-type="float">
            <text:p>0.87488</text:p>
          </table:table-cell>
          <table:table-cell office:value-type="float" office:value="0.92" calcext:value-type="float">
            <text:p>0.92</text:p>
          </table:table-cell>
          <table:table-cell office:value-type="float" office:value="0.828896" calcext:value-type="float">
            <text:p>0.82889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59136" calcext:value-type="float">
            <text:p>0.5913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856" calcext:value-type="float">
            <text:p>0.85856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784" calcext:value-type="float">
            <text:p>0.86784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3616" calcext:value-type="float">
            <text:p>0.8361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288" calcext:value-type="float">
            <text:p>0.56288</text:p>
          </table:table-cell>
          <table:table-cell office:value-type="float" office:value="0.82272" calcext:value-type="float">
            <text:p>0.82272</text:p>
          </table:table-cell>
          <table:table-cell office:value-type="float" office:value="0.85696" calcext:value-type="float">
            <text:p>0.85696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87872" calcext:value-type="float">
            <text:p>0.87872</text:p>
          </table:table-cell>
          <table:table-cell office:value-type="float" office:value="0.92" calcext:value-type="float">
            <text:p>0.92</text:p>
          </table:table-cell>
          <table:table-cell office:value-type="float" office:value="0.831104" calcext:value-type="float">
            <text:p>0.83110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432" calcext:value-type="float">
            <text:p>0.432</text:p>
          </table:table-cell>
          <table:table-cell office:value-type="float" office:value="0.57664" calcext:value-type="float">
            <text:p>0.57664</text:p>
          </table:table-cell>
          <table:table-cell office:value-type="float" office:value="0.80416" calcext:value-type="float">
            <text:p>0.8041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76" calcext:value-type="float">
            <text:p>0.8576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528" calcext:value-type="float">
            <text:p>0.86528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2" calcext:value-type="float">
            <text:p>0.92</text:p>
          </table:table-cell>
          <table:table-cell office:value-type="float" office:value="0.829344" calcext:value-type="float">
            <text:p>0.82934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76" calcext:value-type="float">
            <text:p>0.376</text:p>
          </table:table-cell>
          <table:table-cell office:value-type="float" office:value="0.62016" calcext:value-type="float">
            <text:p>0.62016</text:p>
          </table:table-cell>
          <table:table-cell office:value-type="float" office:value="0.84928" calcext:value-type="float">
            <text:p>0.8492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44" calcext:value-type="float">
            <text:p>0.86144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92" calcext:value-type="float">
            <text:p>0.92</text:p>
          </table:table-cell>
          <table:table-cell office:value-type="float" office:value="0.838016" calcext:value-type="float">
            <text:p>0.83801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68" calcext:value-type="float">
            <text:p>0.368</text:p>
          </table:table-cell>
          <table:table-cell office:value-type="float" office:value="0.61216" calcext:value-type="float">
            <text:p>0.61216</text:p>
          </table:table-cell>
          <table:table-cell office:value-type="float" office:value="0.84768" calcext:value-type="float">
            <text:p>0.84768</text:p>
          </table:table-cell>
          <table:table-cell office:value-type="float" office:value="0.85632" calcext:value-type="float">
            <text:p>0.85632</text:p>
          </table:table-cell>
          <table:table-cell table:number-columns-repeated="6" office:value-type="float" office:value="0.864" calcext:value-type="float">
            <text:p>0.864</text:p>
          </table:table-cell>
          <table:table-cell office:value-type="float" office:value="0.87936" calcext:value-type="float">
            <text:p>0.87936</text:p>
          </table:table-cell>
          <table:table-cell office:value-type="float" office:value="0.92" calcext:value-type="float">
            <text:p>0.92</text:p>
          </table:table-cell>
          <table:table-cell office:value-type="float" office:value="0.837952" calcext:value-type="float">
            <text:p>0.83795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44" calcext:value-type="float">
            <text:p>0.44</text:p>
          </table:table-cell>
          <table:table-cell office:value-type="float" office:value="0.74656" calcext:value-type="float">
            <text:p>0.74656</text:p>
          </table:table-cell>
          <table:table-cell office:value-type="float" office:value="0.85472" calcext:value-type="float">
            <text:p>0.85472</text:p>
          </table:table-cell>
          <table:table-cell office:value-type="float" office:value="0.85696" calcext:value-type="float">
            <text:p>0.85696</text:p>
          </table:table-cell>
          <table:table-cell table:number-columns-repeated="5" office:value-type="float" office:value="0.864" calcext:value-type="float">
            <text:p>0.864</text:p>
          </table:table-cell>
          <table:table-cell office:value-type="float" office:value="0.86816" calcext:value-type="float">
            <text:p>0.86816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2" calcext:value-type="float">
            <text:p>0.92</text:p>
          </table:table-cell>
          <table:table-cell office:value-type="float" office:value="0.852416" calcext:value-type="float">
            <text:p>0.85241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36" calcext:value-type="float">
            <text:p>0.36</text:p>
          </table:table-cell>
          <table:table-cell office:value-type="float" office:value="0.63232" calcext:value-type="float">
            <text:p>0.63232</text:p>
          </table:table-cell>
          <table:table-cell office:value-type="float" office:value="0.84672" calcext:value-type="float">
            <text:p>0.8467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88" calcext:value-type="float">
            <text:p>0.8588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39456" calcext:value-type="float">
            <text:p>0.83945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44" calcext:value-type="float">
            <text:p>0.44</text:p>
          </table:table-cell>
          <table:table-cell office:value-type="float" office:value="0.70048" calcext:value-type="float">
            <text:p>0.70048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4" calcext:value-type="float">
            <text:p>0.8624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6592" calcext:value-type="float">
            <text:p>0.86592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2" calcext:value-type="float">
            <text:p>0.92</text:p>
          </table:table-cell>
          <table:table-cell office:value-type="float" office:value="0.848096" calcext:value-type="float">
            <text:p>0.84809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28" calcext:value-type="float">
            <text:p>0.328</text:p>
          </table:table-cell>
          <table:table-cell office:value-type="float" office:value="0.62144" calcext:value-type="float">
            <text:p>0.62144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04" calcext:value-type="float">
            <text:p>0.86304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87968" calcext:value-type="float">
            <text:p>0.87968</text:p>
          </table:table-cell>
          <table:table-cell office:value-type="float" office:value="0.92" calcext:value-type="float">
            <text:p>0.92</text:p>
          </table:table-cell>
          <table:table-cell office:value-type="float" office:value="0.839968" calcext:value-type="float">
            <text:p>0.83996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904" calcext:value-type="float">
            <text:p>0.51904</text:p>
          </table:table-cell>
          <table:table-cell office:value-type="float" office:value="0.75328" calcext:value-type="float">
            <text:p>0.75328</text:p>
          </table:table-cell>
          <table:table-cell office:value-type="float" office:value="0.85568" calcext:value-type="float">
            <text:p>0.85568</text:p>
          </table:table-cell>
          <table:table-cell office:value-type="float" office:value="0.85824" calcext:value-type="float">
            <text:p>0.85824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944" calcext:value-type="float">
            <text:p>0.86944</text:p>
          </table:table-cell>
          <table:table-cell office:value-type="float" office:value="0.87968" calcext:value-type="float">
            <text:p>0.87968</text:p>
          </table:table-cell>
          <table:table-cell office:value-type="float" office:value="0.92" calcext:value-type="float">
            <text:p>0.92</text:p>
          </table:table-cell>
          <table:table-cell office:value-type="float" office:value="0.819136" calcext:value-type="float">
            <text:p>0.819136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8" calcext:value-type="float">
            <text:p>0.28</text:p>
          </table:table-cell>
          <table:table-cell office:value-type="float" office:value="0.53088" calcext:value-type="float">
            <text:p>0.53088</text:p>
          </table:table-cell>
          <table:table-cell office:value-type="float" office:value="0.77792" calcext:value-type="float">
            <text:p>0.7779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728" calcext:value-type="float">
            <text:p>0.85728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2" calcext:value-type="float">
            <text:p>0.92</text:p>
          </table:table-cell>
          <table:table-cell office:value-type="float" office:value="0.822432" calcext:value-type="float">
            <text:p>0.822432</text:p>
          </table:table-cell>
          <table:table-cell>
            <draw:frame draw:z-index="0" draw:style-name="gr1" draw:text-style-name="P1" svg:width="22.348cm" svg:height="12.57cm" svg:x="0.002cm" svg:y="0cm">
              <draw:object draw:notify-on-update-of-ranges="accuracy.A2:accuracy.A351 accuracy.C1:accuracy.C1 accuracy.C2:accuracy.C351 accuracy.D1:accuracy.D1 accuracy.D2:accuracy.D351 accuracy.E1:accuracy.E1 accuracy.E2:accuracy.E351 accuracy.F1:accuracy.F1 accuracy.F2:accuracy.F351 accuracy.G1:accuracy.G1 accuracy.G2:accuracy.G351 accuracy.H1:accuracy.H1 accuracy.H2:accuracy.H351 accuracy.I1:accuracy.I1 accuracy.I2:accuracy.I351 accuracy.J1:accuracy.J1 accuracy.J2:accuracy.J351 accuracy.K1:accuracy.K1 accuracy.K2:accuracy.K351 accuracy.L1:accuracy.L1 accuracy.L2:accuracy.L351 accuracy.M1:accuracy.M1 accuracy.M2:accuracy.M351 accuracy.N1:accuracy.N1 accuracy.N2:accuracy.N3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272" calcext:value-type="float">
            <text:p>0.272</text:p>
          </table:table-cell>
          <table:table-cell office:value-type="float" office:value="0.53632" calcext:value-type="float">
            <text:p>0.53632</text:p>
          </table:table-cell>
          <table:table-cell office:value-type="float" office:value="0.84768" calcext:value-type="float">
            <text:p>0.8476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664" calcext:value-type="float">
            <text:p>0.85664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2" calcext:value-type="float">
            <text:p>0.92</text:p>
          </table:table-cell>
          <table:table-cell office:value-type="float" office:value="0.830048" calcext:value-type="float">
            <text:p>0.83004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464" calcext:value-type="float">
            <text:p>0.58464</text:p>
          </table:table-cell>
          <table:table-cell office:value-type="float" office:value="0.84736" calcext:value-type="float">
            <text:p>0.8473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632" calcext:value-type="float">
            <text:p>0.85632</text:p>
          </table:table-cell>
          <table:table-cell table:number-columns-repeated="4" office:value-type="float" office:value="0.864" calcext:value-type="float">
            <text:p>0.864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87616" calcext:value-type="float">
            <text:p>0.87616</text:p>
          </table:table-cell>
          <table:table-cell office:value-type="float" office:value="0.92" calcext:value-type="float">
            <text:p>0.92</text:p>
          </table:table-cell>
          <table:table-cell office:value-type="float" office:value="0.834624" calcext:value-type="float">
            <text:p>0.83462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328" calcext:value-type="float">
            <text:p>0.328</text:p>
          </table:table-cell>
          <table:table-cell office:value-type="float" office:value="0.60384" calcext:value-type="float">
            <text:p>0.60384</text:p>
          </table:table-cell>
          <table:table-cell office:value-type="float" office:value="0.8464" calcext:value-type="float">
            <text:p>0.8464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6144" calcext:value-type="float">
            <text:p>0.86144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87744" calcext:value-type="float">
            <text:p>0.87744</text:p>
          </table:table-cell>
          <table:table-cell office:value-type="float" office:value="0.92" calcext:value-type="float">
            <text:p>0.92</text:p>
          </table:table-cell>
          <table:table-cell office:value-type="float" office:value="0.836288" calcext:value-type="float">
            <text:p>0.83628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672" calcext:value-type="float">
            <text:p>0.56672</text:p>
          </table:table-cell>
          <table:table-cell office:value-type="float" office:value="0.77408" calcext:value-type="float">
            <text:p>0.77408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8" calcext:value-type="float">
            <text:p>0.8608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904" calcext:value-type="float">
            <text:p>0.87904</text:p>
          </table:table-cell>
          <table:table-cell office:value-type="float" office:value="0.92" calcext:value-type="float">
            <text:p>0.92</text:p>
          </table:table-cell>
          <table:table-cell office:value-type="float" office:value="0.825824" calcext:value-type="float">
            <text:p>0.82582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208" calcext:value-type="float">
            <text:p>0.54208</text:p>
          </table:table-cell>
          <table:table-cell office:value-type="float" office:value="0.70368" calcext:value-type="float">
            <text:p>0.70368</text:p>
          </table:table-cell>
          <table:table-cell office:value-type="float" office:value="0.85088" calcext:value-type="float">
            <text:p>0.8508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84" calcext:value-type="float">
            <text:p>0.85984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6528" calcext:value-type="float">
            <text:p>0.86528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616" calcext:value-type="float">
            <text:p>0.87616</text:p>
          </table:table-cell>
          <table:table-cell office:value-type="float" office:value="0.92" calcext:value-type="float">
            <text:p>0.92</text:p>
          </table:table-cell>
          <table:table-cell office:value-type="float" office:value="0.815392" calcext:value-type="float">
            <text:p>0.81539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616" calcext:value-type="float">
            <text:p>0.55616</text:p>
          </table:table-cell>
          <table:table-cell office:value-type="float" office:value="0.73984" calcext:value-type="float">
            <text:p>0.73984</text:p>
          </table:table-cell>
          <table:table-cell office:value-type="float" office:value="0.85184" calcext:value-type="float">
            <text:p>0.8518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76" calcext:value-type="float">
            <text:p>0.86176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6784" calcext:value-type="float">
            <text:p>0.8678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92" calcext:value-type="float">
            <text:p>0.92</text:p>
          </table:table-cell>
          <table:table-cell office:value-type="float" office:value="0.821184" calcext:value-type="float">
            <text:p>0.82118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304" calcext:value-type="float">
            <text:p>0.50304</text:p>
          </table:table-cell>
          <table:table-cell office:value-type="float" office:value="0.70656" calcext:value-type="float">
            <text:p>0.70656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5632" calcext:value-type="float">
            <text:p>0.85632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6752" calcext:value-type="float">
            <text:p>0.86752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648" calcext:value-type="float">
            <text:p>0.87648</text:p>
          </table:table-cell>
          <table:table-cell office:value-type="float" office:value="0.92" calcext:value-type="float">
            <text:p>0.92</text:p>
          </table:table-cell>
          <table:table-cell office:value-type="float" office:value="0.812672" calcext:value-type="float">
            <text:p>0.81267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168" calcext:value-type="float">
            <text:p>0.47168</text:p>
          </table:table-cell>
          <table:table-cell office:value-type="float" office:value="0.72768" calcext:value-type="float">
            <text:p>0.7276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696" calcext:value-type="float">
            <text:p>0.85696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2" calcext:value-type="float">
            <text:p>0.92</text:p>
          </table:table-cell>
          <table:table-cell office:value-type="float" office:value="0.812128" calcext:value-type="float">
            <text:p>0.81212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76" calcext:value-type="float">
            <text:p>0.376</text:p>
          </table:table-cell>
          <table:table-cell office:value-type="float" office:value="0.57184" calcext:value-type="float">
            <text:p>0.57184</text:p>
          </table:table-cell>
          <table:table-cell office:value-type="float" office:value="0.83456" calcext:value-type="float">
            <text:p>0.8345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88" calcext:value-type="float">
            <text:p>0.85888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6944" calcext:value-type="float">
            <text:p>0.8694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833472" calcext:value-type="float">
            <text:p>0.83347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072" calcext:value-type="float">
            <text:p>0.51072</text:p>
          </table:table-cell>
          <table:table-cell office:value-type="float" office:value="0.80384" calcext:value-type="float">
            <text:p>0.80384</text:p>
          </table:table-cell>
          <table:table-cell office:value-type="float" office:value="0.85472" calcext:value-type="float">
            <text:p>0.8547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76" calcext:value-type="float">
            <text:p>0.86176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23136" calcext:value-type="float">
            <text:p>0.82313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088" calcext:value-type="float">
            <text:p>0.53088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84928" calcext:value-type="float">
            <text:p>0.8492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728" calcext:value-type="float">
            <text:p>0.85728</text:p>
          </table:table-cell>
          <table:table-cell table:number-columns-repeated="3" office:value-type="float" office:value="0.864" calcext:value-type="float">
            <text:p>0.864</text:p>
          </table:table-cell>
          <table:table-cell office:value-type="float" office:value="0.87168" calcext:value-type="float">
            <text:p>0.87168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21856" calcext:value-type="float">
            <text:p>0.82185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568" calcext:value-type="float">
            <text:p>0.49568</text:p>
          </table:table-cell>
          <table:table-cell office:value-type="float" office:value="0.824" calcext:value-type="float">
            <text:p>0.824</text:p>
          </table:table-cell>
          <table:table-cell office:value-type="float" office:value="0.84768" calcext:value-type="float">
            <text:p>0.84768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6304" calcext:value-type="float">
            <text:p>0.86304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2" calcext:value-type="float">
            <text:p>0.92</text:p>
          </table:table-cell>
          <table:table-cell office:value-type="float" office:value="0.821664" calcext:value-type="float">
            <text:p>0.821664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912" calcext:value-type="float">
            <text:p>0.54912</text:p>
          </table:table-cell>
          <table:table-cell office:value-type="float" office:value="0.81504" calcext:value-type="float">
            <text:p>0.81504</text:p>
          </table:table-cell>
          <table:table-cell office:value-type="float" office:value="0.84928" calcext:value-type="float">
            <text:p>0.84928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6272" calcext:value-type="float">
            <text:p>0.86272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6944" calcext:value-type="float">
            <text:p>0.86944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2" calcext:value-type="float">
            <text:p>0.92</text:p>
          </table:table-cell>
          <table:table-cell office:value-type="float" office:value="0.826336" calcext:value-type="float">
            <text:p>0.82633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272" calcext:value-type="float">
            <text:p>0.54272</text:p>
          </table:table-cell>
          <table:table-cell office:value-type="float" office:value="0.80224" calcext:value-type="float">
            <text:p>0.80224</text:p>
          </table:table-cell>
          <table:table-cell office:value-type="float" office:value="0.84768" calcext:value-type="float">
            <text:p>0.84768</text:p>
          </table:table-cell>
          <table:table-cell office:value-type="float" office:value="0.85504" calcext:value-type="float">
            <text:p>0.8550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72" calcext:value-type="float">
            <text:p>0.86272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616" calcext:value-type="float">
            <text:p>0.87616</text:p>
          </table:table-cell>
          <table:table-cell office:value-type="float" office:value="0.92" calcext:value-type="float">
            <text:p>0.92</text:p>
          </table:table-cell>
          <table:table-cell office:value-type="float" office:value="0.824096" calcext:value-type="float">
            <text:p>0.824096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096" calcext:value-type="float">
            <text:p>0.56096</text:p>
          </table:table-cell>
          <table:table-cell office:value-type="float" office:value="0.75104" calcext:value-type="float">
            <text:p>0.75104</text:p>
          </table:table-cell>
          <table:table-cell office:value-type="float" office:value="0.84512" calcext:value-type="float">
            <text:p>0.84512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04" calcext:value-type="float">
            <text:p>0.86304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616" calcext:value-type="float">
            <text:p>0.87616</text:p>
          </table:table-cell>
          <table:table-cell office:value-type="float" office:value="0.92" calcext:value-type="float">
            <text:p>0.92</text:p>
          </table:table-cell>
          <table:table-cell office:value-type="float" office:value="0.820608" calcext:value-type="float">
            <text:p>0.82060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368" calcext:value-type="float">
            <text:p>0.368</text:p>
          </table:table-cell>
          <table:table-cell office:value-type="float" office:value="0.55552" calcext:value-type="float">
            <text:p>0.55552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83744" calcext:value-type="float">
            <text:p>0.83744</text:p>
          </table:table-cell>
          <table:table-cell office:value-type="float" office:value="0.84928" calcext:value-type="float">
            <text:p>0.8492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76" calcext:value-type="float">
            <text:p>0.8576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6752" calcext:value-type="float">
            <text:p>0.86752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12288" calcext:value-type="float">
            <text:p>0.81228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72" calcext:value-type="float">
            <text:p>0.272</text:p>
          </table:table-cell>
          <table:table-cell office:value-type="float" office:value="0.50208" calcext:value-type="float">
            <text:p>0.50208</text:p>
          </table:table-cell>
          <table:table-cell office:value-type="float" office:value="0.648" calcext:value-type="float">
            <text:p>0.648</text:p>
          </table:table-cell>
          <table:table-cell office:value-type="float" office:value="0.808" calcext:value-type="float">
            <text:p>0.808</text:p>
          </table:table-cell>
          <table:table-cell office:value-type="float" office:value="0.84224" calcext:value-type="float">
            <text:p>0.84224</text:p>
          </table:table-cell>
          <table:table-cell office:value-type="float" office:value="0.85344" calcext:value-type="float">
            <text:p>0.8534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08" calcext:value-type="float">
            <text:p>0.8620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797728" calcext:value-type="float">
            <text:p>0.797728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272" calcext:value-type="float">
            <text:p>0.27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71872" calcext:value-type="float">
            <text:p>0.71872</text:p>
          </table:table-cell>
          <table:table-cell office:value-type="float" office:value="0.83808" calcext:value-type="float">
            <text:p>0.83808</text:p>
          </table:table-cell>
          <table:table-cell office:value-type="float" office:value="0.84288" calcext:value-type="float">
            <text:p>0.84288</text:p>
          </table:table-cell>
          <table:table-cell office:value-type="float" office:value="0.85248" calcext:value-type="float">
            <text:p>0.85248</text:p>
          </table:table-cell>
          <table:table-cell table:number-columns-repeated="2" office:value-type="float" office:value="0.856" calcext:value-type="float">
            <text:p>0.856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7392" calcext:value-type="float">
            <text:p>0.87392</text:p>
          </table:table-cell>
          <table:table-cell office:value-type="float" office:value="0.92" calcext:value-type="float">
            <text:p>0.92</text:p>
          </table:table-cell>
          <table:table-cell office:value-type="float" office:value="0.813888" calcext:value-type="float">
            <text:p>0.813888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272" calcext:value-type="float">
            <text:p>0.272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68864" calcext:value-type="float">
            <text:p>0.68864</text:p>
          </table:table-cell>
          <table:table-cell office:value-type="float" office:value="0.83232" calcext:value-type="float">
            <text:p>0.83232</text:p>
          </table:table-cell>
          <table:table-cell office:value-type="float" office:value="0.84" calcext:value-type="float">
            <text:p>0.84</text:p>
          </table:table-cell>
          <table:table-cell office:value-type="float" office:value="0.84704" calcext:value-type="float">
            <text:p>0.84704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08" calcext:value-type="float">
            <text:p>0.8620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616" calcext:value-type="float">
            <text:p>0.87616</text:p>
          </table:table-cell>
          <table:table-cell office:value-type="float" office:value="0.92" calcext:value-type="float">
            <text:p>0.92</text:p>
          </table:table-cell>
          <table:table-cell office:value-type="float" office:value="0.8056" calcext:value-type="float">
            <text:p>0.805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5072" calcext:value-type="float">
            <text:p>0.75072</text:p>
          </table:table-cell>
          <table:table-cell office:value-type="float" office:value="0.83392" calcext:value-type="float">
            <text:p>0.83392</text:p>
          </table:table-cell>
          <table:table-cell office:value-type="float" office:value="0.84" calcext:value-type="float">
            <text:p>0.84</text:p>
          </table:table-cell>
          <table:table-cell office:value-type="float" office:value="0.84736" calcext:value-type="float">
            <text:p>0.84736</text:p>
          </table:table-cell>
          <table:table-cell office:value-type="float" office:value="0.85184" calcext:value-type="float">
            <text:p>0.8518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44" calcext:value-type="float">
            <text:p>0.8614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232" calcext:value-type="float">
            <text:p>0.87232</text:p>
          </table:table-cell>
          <table:table-cell office:value-type="float" office:value="0.92" calcext:value-type="float">
            <text:p>0.92</text:p>
          </table:table-cell>
          <table:table-cell office:value-type="float" office:value="0.81184" calcext:value-type="float">
            <text:p>0.8118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328" calcext:value-type="float">
            <text:p>0.55328</text:p>
          </table:table-cell>
          <table:table-cell office:value-type="float" office:value="0.79296" calcext:value-type="float">
            <text:p>0.79296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84384" calcext:value-type="float">
            <text:p>0.84384</text:p>
          </table:table-cell>
          <table:table-cell office:value-type="float" office:value="0.84832" calcext:value-type="float">
            <text:p>0.84832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5952" calcext:value-type="float">
            <text:p>0.8595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264" calcext:value-type="float">
            <text:p>0.87264</text:p>
          </table:table-cell>
          <table:table-cell office:value-type="float" office:value="0.92" calcext:value-type="float">
            <text:p>0.92</text:p>
          </table:table-cell>
          <table:table-cell office:value-type="float" office:value="0.818496" calcext:value-type="float">
            <text:p>0.81849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464" calcext:value-type="float">
            <text:p>0.464</text:p>
          </table:table-cell>
          <table:table-cell office:value-type="float" office:value="0.59968" calcext:value-type="float">
            <text:p>0.59968</text:p>
          </table:table-cell>
          <table:table-cell office:value-type="float" office:value="0.83072" calcext:value-type="float">
            <text:p>0.83072</text:p>
          </table:table-cell>
          <table:table-cell office:value-type="float" office:value="0.84" calcext:value-type="float">
            <text:p>0.84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5024" calcext:value-type="float">
            <text:p>0.85024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5984" calcext:value-type="float">
            <text:p>0.8598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264" calcext:value-type="float">
            <text:p>0.87264</text:p>
          </table:table-cell>
          <table:table-cell office:value-type="float" office:value="0.92" calcext:value-type="float">
            <text:p>0.92</text:p>
          </table:table-cell>
          <table:table-cell office:value-type="float" office:value="0.827552" calcext:value-type="float">
            <text:p>0.82755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4" calcext:value-type="float">
            <text:p>0.4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82048" calcext:value-type="float">
            <text:p>0.82048</text:p>
          </table:table-cell>
          <table:table-cell office:value-type="float" office:value="0.84" calcext:value-type="float">
            <text:p>0.84</text:p>
          </table:table-cell>
          <table:table-cell office:value-type="float" office:value="0.84352" calcext:value-type="float">
            <text:p>0.8435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344" calcext:value-type="float">
            <text:p>0.8534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048" calcext:value-type="float">
            <text:p>0.8604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92" calcext:value-type="float">
            <text:p>0.92</text:p>
          </table:table-cell>
          <table:table-cell office:value-type="float" office:value="0.826496" calcext:value-type="float">
            <text:p>0.82649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68" calcext:value-type="float">
            <text:p>0.368</text:p>
          </table:table-cell>
          <table:table-cell office:value-type="float" office:value="0.59456" calcext:value-type="float">
            <text:p>0.59456</text:p>
          </table:table-cell>
          <table:table-cell office:value-type="float" office:value="0.81376" calcext:value-type="float">
            <text:p>0.81376</text:p>
          </table:table-cell>
          <table:table-cell office:value-type="float" office:value="0.84" calcext:value-type="float">
            <text:p>0.84</text:p>
          </table:table-cell>
          <table:table-cell office:value-type="float" office:value="0.84512" calcext:value-type="float">
            <text:p>0.8451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72" calcext:value-type="float">
            <text:p>0.8547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712" calcext:value-type="float">
            <text:p>0.87712</text:p>
          </table:table-cell>
          <table:table-cell office:value-type="float" office:value="0.92" calcext:value-type="float">
            <text:p>0.92</text:p>
          </table:table-cell>
          <table:table-cell office:value-type="float" office:value="0.825248" calcext:value-type="float">
            <text:p>0.82524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832" calcext:value-type="float">
            <text:p>0.52832</text:p>
          </table:table-cell>
          <table:table-cell office:value-type="float" office:value="0.77568" calcext:value-type="float">
            <text:p>0.77568</text:p>
          </table:table-cell>
          <table:table-cell office:value-type="float" office:value="0.83776" calcext:value-type="float">
            <text:p>0.83776</text:p>
          </table:table-cell>
          <table:table-cell office:value-type="float" office:value="0.84352" calcext:value-type="float">
            <text:p>0.8435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376" calcext:value-type="float">
            <text:p>0.8537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552" calcext:value-type="float">
            <text:p>0.87552</text:p>
          </table:table-cell>
          <table:table-cell office:value-type="float" office:value="0.92" calcext:value-type="float">
            <text:p>0.92</text:p>
          </table:table-cell>
          <table:table-cell office:value-type="float" office:value="0.814016" calcext:value-type="float">
            <text:p>0.81401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76224" calcext:value-type="float">
            <text:p>0.76224</text:p>
          </table:table-cell>
          <table:table-cell office:value-type="float" office:value="0.83808" calcext:value-type="float">
            <text:p>0.83808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5024" calcext:value-type="float">
            <text:p>0.85024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0.87872" calcext:value-type="float">
            <text:p>0.87872</text:p>
          </table:table-cell>
          <table:table-cell office:value-type="float" office:value="0.92" calcext:value-type="float">
            <text:p>0.92</text:p>
          </table:table-cell>
          <table:table-cell office:value-type="float" office:value="0.81312" calcext:value-type="float">
            <text:p>0.813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9T09:18:17.343851541</dc:date>
    <meta:editing-duration>PT2M39S</meta:editing-duration>
    <meta:editing-cycles>1</meta:editing-cycles>
    <meta:document-statistic meta:table-count="1" meta:cell-count="49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accuracy.A2:accuracy.A351 accuracy.C1:accuracy.N351" chart:data-source-has-labels="both" svg:x="1.427cm" svg:y="0.251cm" svg:width="17.532cm" svg:height="11.118cm">
          <chart:coordinate-region svg:x="2.178cm" svg:y="0.452cm" svg:width="16.687cm" svg:height="9.96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accuracy.A2:accuracy.A35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351" chart:label-cell-address="accuracy.C1:accuracy.C1" chart:class="chart:line">
            <chart:data-point chart:repeated="350"/>
          </chart:series>
          <chart:series chart:style-name="ch9" chart:values-cell-range-address="accuracy.D2:accuracy.D351" chart:label-cell-address="accuracy.D1:accuracy.D1" chart:class="chart:line">
            <chart:data-point chart:repeated="350"/>
          </chart:series>
          <chart:series chart:style-name="ch10" chart:values-cell-range-address="accuracy.E2:accuracy.E351" chart:label-cell-address="accuracy.E1:accuracy.E1" chart:class="chart:line">
            <chart:data-point chart:repeated="350"/>
          </chart:series>
          <chart:series chart:style-name="ch11" chart:values-cell-range-address="accuracy.F2:accuracy.F351" chart:label-cell-address="accuracy.F1:accuracy.F1" chart:class="chart:line">
            <chart:data-point chart:repeated="350"/>
          </chart:series>
          <chart:series chart:style-name="ch12" chart:values-cell-range-address="accuracy.G2:accuracy.G351" chart:label-cell-address="accuracy.G1:accuracy.G1" chart:class="chart:line">
            <chart:data-point chart:repeated="350"/>
          </chart:series>
          <chart:series chart:style-name="ch13" chart:values-cell-range-address="accuracy.H2:accuracy.H351" chart:label-cell-address="accuracy.H1:accuracy.H1" chart:class="chart:line">
            <chart:data-point chart:repeated="350"/>
          </chart:series>
          <chart:series chart:style-name="ch14" chart:values-cell-range-address="accuracy.I2:accuracy.I351" chart:label-cell-address="accuracy.I1:accuracy.I1" chart:class="chart:line">
            <chart:data-point chart:repeated="350"/>
          </chart:series>
          <chart:series chart:style-name="ch15" chart:values-cell-range-address="accuracy.J2:accuracy.J351" chart:label-cell-address="accuracy.J1:accuracy.J1" chart:class="chart:line">
            <chart:data-point chart:repeated="350"/>
          </chart:series>
          <chart:series chart:style-name="ch16" chart:values-cell-range-address="accuracy.K2:accuracy.K351" chart:label-cell-address="accuracy.K1:accuracy.K1" chart:class="chart:line">
            <chart:data-point chart:repeated="350"/>
          </chart:series>
          <chart:series chart:style-name="ch17" chart:values-cell-range-address="accuracy.L2:accuracy.L351" chart:label-cell-address="accuracy.L1:accuracy.L1" chart:class="chart:line">
            <chart:data-point chart:repeated="350"/>
          </chart:series>
          <chart:series chart:style-name="ch18" chart:values-cell-range-address="accuracy.M2:accuracy.M351" chart:label-cell-address="accuracy.M1:accuracy.M1" chart:class="chart:line">
            <chart:data-point chart:repeated="350"/>
          </chart:series>
          <chart:series chart:style-name="ch19" chart:values-cell-range-address="accuracy.N2:accuracy.N351" chart:label-cell-address="accuracy.N1:accuracy.N1" chart:class="chart:line">
            <chart:data-point chart:repeated="3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351</svg:desc>
                </draw:g>
              </table:table-cell>
              <table:table-cell office:value-type="float" office:value="0.2432">
                <text:p>0.2432</text:p>
                <draw:g>
                  <svg:desc>accuracy.C2:accuracy.C351</svg:desc>
                </draw:g>
              </table:table-cell>
              <table:table-cell office:value-type="float" office:value="0.272">
                <text:p>0.272</text:p>
                <draw:g>
                  <svg:desc>accuracy.D2:accuracy.D351</svg:desc>
                </draw:g>
              </table:table-cell>
              <table:table-cell office:value-type="float" office:value="0.2976">
                <text:p>0.2976</text:p>
                <draw:g>
                  <svg:desc>accuracy.E2:accuracy.E351</svg:desc>
                </draw:g>
              </table:table-cell>
              <table:table-cell office:value-type="float" office:value="0.328">
                <text:p>0.328</text:p>
                <draw:g>
                  <svg:desc>accuracy.F2:accuracy.F351</svg:desc>
                </draw:g>
              </table:table-cell>
              <table:table-cell office:value-type="float" office:value="0.328">
                <text:p>0.328</text:p>
                <draw:g>
                  <svg:desc>accuracy.G2:accuracy.G351</svg:desc>
                </draw:g>
              </table:table-cell>
              <table:table-cell office:value-type="float" office:value="0.328">
                <text:p>0.328</text:p>
                <draw:g>
                  <svg:desc>accuracy.H2:accuracy.H351</svg:desc>
                </draw:g>
              </table:table-cell>
              <table:table-cell office:value-type="float" office:value="0.3296">
                <text:p>0.3296</text:p>
                <draw:g>
                  <svg:desc>accuracy.I2:accuracy.I351</svg:desc>
                </draw:g>
              </table:table-cell>
              <table:table-cell office:value-type="float" office:value="0.39904">
                <text:p>0.39904</text:p>
                <draw:g>
                  <svg:desc>accuracy.J2:accuracy.J351</svg:desc>
                </draw:g>
              </table:table-cell>
              <table:table-cell office:value-type="float" office:value="0.4">
                <text:p>0.4</text:p>
                <draw:g>
                  <svg:desc>accuracy.K2:accuracy.K351</svg:desc>
                </draw:g>
              </table:table-cell>
              <table:table-cell office:value-type="float" office:value="0.44288">
                <text:p>0.44288</text:p>
                <draw:g>
                  <svg:desc>accuracy.L2:accuracy.L351</svg:desc>
                </draw:g>
              </table:table-cell>
              <table:table-cell office:value-type="float" office:value="0.648">
                <text:p>0.648</text:p>
                <draw:g>
                  <svg:desc>accuracy.M2:accuracy.M351</svg:desc>
                </draw:g>
              </table:table-cell>
              <table:table-cell office:value-type="float" office:value="0.336832">
                <text:p>0.336832</text:p>
                <draw:g>
                  <svg:desc>accuracy.N2:accuracy.N3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6816">
                <text:p>0.26816</text:p>
              </table:table-cell>
              <table:table-cell office:value-type="float" office:value="0.272">
                <text:p>0.272</text:p>
              </table:table-cell>
              <table:table-cell office:value-type="float" office:value="0.3008">
                <text:p>0.3008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7664">
                <text:p>0.3766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7648">
                <text:p>0.47648</text:p>
              </table:table-cell>
              <table:table-cell office:value-type="float" office:value="0.648">
                <text:p>0.648</text:p>
              </table:table-cell>
              <table:table-cell office:value-type="float" office:value="0.347808">
                <text:p>0.3478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6688">
                <text:p>0.26688</text:p>
              </table:table-cell>
              <table:table-cell office:value-type="float" office:value="0.272">
                <text:p>0.272</text:p>
              </table:table-cell>
              <table:table-cell office:value-type="float" office:value="0.28992">
                <text:p>0.28992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184">
                <text:p>0.33184</text:p>
              </table:table-cell>
              <table:table-cell office:value-type="float" office:value="0.3968">
                <text:p>0.396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8608">
                <text:p>0.48608</text:p>
              </table:table-cell>
              <table:table-cell office:value-type="float" office:value="0.648">
                <text:p>0.648</text:p>
              </table:table-cell>
              <table:table-cell office:value-type="float" office:value="0.349952">
                <text:p>0.3499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56">
                <text:p>0.256</text:p>
              </table:table-cell>
              <table:table-cell office:value-type="float" office:value="0.2736">
                <text:p>0.2736</text:p>
              </table:table-cell>
              <table:table-cell office:value-type="float" office:value="0.32416">
                <text:p>0.32416</text:p>
              </table:table-cell>
              <table:table-cell office:value-type="float" office:value="0.328">
                <text:p>0.328</text:p>
              </table:table-cell>
              <table:table-cell office:value-type="float" office:value="0.32832">
                <text:p>0.32832</text:p>
              </table:table-cell>
              <table:table-cell office:value-type="float" office:value="0.38944">
                <text:p>0.3894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0368">
                <text:p>0.50368</text:p>
              </table:table-cell>
              <table:table-cell office:value-type="float" office:value="0.648">
                <text:p>0.648</text:p>
              </table:table-cell>
              <table:table-cell office:value-type="float" office:value="0.36032">
                <text:p>0.360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6848">
                <text:p>0.26848</text:p>
              </table:table-cell>
              <table:table-cell office:value-type="float" office:value="0.27648">
                <text:p>0.27648</text:p>
              </table:table-cell>
              <table:table-cell office:value-type="float" office:value="0.32768">
                <text:p>0.32768</text:p>
              </table:table-cell>
              <table:table-cell office:value-type="float" office:value="0.328">
                <text:p>0.328</text:p>
              </table:table-cell>
              <table:table-cell office:value-type="float" office:value="0.33856">
                <text:p>0.3385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3408">
                <text:p>0.53408</text:p>
              </table:table-cell>
              <table:table-cell office:value-type="float" office:value="0.704">
                <text:p>0.704</text:p>
              </table:table-cell>
              <table:table-cell office:value-type="float" office:value="0.367328">
                <text:p>0.3673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5312">
                <text:p>0.25312</text:p>
              </table:table-cell>
              <table:table-cell office:value-type="float" office:value="0.27488">
                <text:p>0.27488</text:p>
              </table:table-cell>
              <table:table-cell office:value-type="float" office:value="0.32768">
                <text:p>0.32768</text:p>
              </table:table-cell>
              <table:table-cell office:value-type="float" office:value="0.328">
                <text:p>0.328</text:p>
              </table:table-cell>
              <table:table-cell office:value-type="float" office:value="0.3312">
                <text:p>0.331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4272">
                <text:p>0.54272</text:p>
              </table:table-cell>
              <table:table-cell office:value-type="float" office:value="0.704">
                <text:p>0.704</text:p>
              </table:table-cell>
              <table:table-cell office:value-type="float" office:value="0.36576">
                <text:p>0.365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6048">
                <text:p>0.26048</text:p>
              </table:table-cell>
              <table:table-cell office:value-type="float" office:value="0.3232">
                <text:p>0.3232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488">
                <text:p>0.348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64">
                <text:p>0.40064</text:p>
              </table:table-cell>
              <table:table-cell office:value-type="float" office:value="0.55616">
                <text:p>0.55616</text:p>
              </table:table-cell>
              <table:table-cell office:value-type="float" office:value="0.704">
                <text:p>0.704</text:p>
              </table:table-cell>
              <table:table-cell office:value-type="float" office:value="0.374528">
                <text:p>0.3745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672">
                <text:p>0.2672</text:p>
              </table:table-cell>
              <table:table-cell office:value-type="float" office:value="0.3184">
                <text:p>0.3184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056">
                <text:p>0.33056</text:p>
              </table:table-cell>
              <table:table-cell office:value-type="float" office:value="0.39296">
                <text:p>0.3929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5488">
                <text:p>0.55488</text:p>
              </table:table-cell>
              <table:table-cell office:value-type="float" office:value="0.704">
                <text:p>0.704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6">
                <text:p>0.256</text:p>
              </table:table-cell>
              <table:table-cell office:value-type="float" office:value="0.2976">
                <text:p>0.2976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856">
                <text:p>0.33856</text:p>
              </table:table-cell>
              <table:table-cell office:value-type="float" office:value="0.39872">
                <text:p>0.3987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64">
                <text:p>0.40064</text:p>
              </table:table-cell>
              <table:table-cell office:value-type="float" office:value="0.5712">
                <text:p>0.5712</text:p>
              </table:table-cell>
              <table:table-cell office:value-type="float" office:value="0.704">
                <text:p>0.704</text:p>
              </table:table-cell>
              <table:table-cell office:value-type="float" office:value="0.371872">
                <text:p>0.3718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112">
                <text:p>0.26112</text:p>
              </table:table-cell>
              <table:table-cell office:value-type="float" office:value="0.30432">
                <text:p>0.30432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4304">
                <text:p>0.3430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3376">
                <text:p>0.53376</text:p>
              </table:table-cell>
              <table:table-cell office:value-type="float" office:value="0.704">
                <text:p>0.704</text:p>
              </table:table-cell>
              <table:table-cell office:value-type="float" office:value="0.369824">
                <text:p>0.3698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432">
                <text:p>0.26432</text:p>
              </table:table-cell>
              <table:table-cell office:value-type="float" office:value="0.32352">
                <text:p>0.32352</text:p>
              </table:table-cell>
              <table:table-cell office:value-type="float" office:value="0.328">
                <text:p>0.328</text:p>
              </table:table-cell>
              <table:table-cell office:value-type="float" office:value="0.32896">
                <text:p>0.32896</text:p>
              </table:table-cell>
              <table:table-cell office:value-type="float" office:value="0.39488">
                <text:p>0.3948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352">
                <text:p>0.40352</text:p>
              </table:table-cell>
              <table:table-cell office:value-type="float" office:value="0.5552">
                <text:p>0.5552</text:p>
              </table:table-cell>
              <table:table-cell office:value-type="float" office:value="0.704">
                <text:p>0.704</text:p>
              </table:table-cell>
              <table:table-cell office:value-type="float" office:value="0.37984">
                <text:p>0.379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032">
                <text:p>0.28032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056">
                <text:p>0.33056</text:p>
              </table:table-cell>
              <table:table-cell office:value-type="float" office:value="0.3952">
                <text:p>0.395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2864">
                <text:p>0.52864</text:p>
              </table:table-cell>
              <table:table-cell office:value-type="float" office:value="0.704">
                <text:p>0.704</text:p>
              </table:table-cell>
              <table:table-cell office:value-type="float" office:value="0.379072">
                <text:p>0.3790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6752">
                <text:p>0.26752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6032">
                <text:p>0.3603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64">
                <text:p>0.40064</text:p>
              </table:table-cell>
              <table:table-cell office:value-type="float" office:value="0.5376">
                <text:p>0.5376</text:p>
              </table:table-cell>
              <table:table-cell office:value-type="float" office:value="0.704">
                <text:p>0.704</text:p>
              </table:table-cell>
              <table:table-cell office:value-type="float" office:value="0.382208">
                <text:p>0.3822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048">
                <text:p>0.30048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7024">
                <text:p>0.3702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696">
                <text:p>0.41696</text:p>
              </table:table-cell>
              <table:table-cell office:value-type="float" office:value="0.59008">
                <text:p>0.59008</text:p>
              </table:table-cell>
              <table:table-cell office:value-type="float" office:value="0.704">
                <text:p>0.704</text:p>
              </table:table-cell>
              <table:table-cell office:value-type="float" office:value="0.393376">
                <text:p>0.3933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928">
                <text:p>0.2928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5072">
                <text:p>0.3507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12">
                <text:p>0.4112</text:p>
              </table:table-cell>
              <table:table-cell office:value-type="float" office:value="0.58304">
                <text:p>0.58304</text:p>
              </table:table-cell>
              <table:table-cell office:value-type="float" office:value="0.704">
                <text:p>0.704</text:p>
              </table:table-cell>
              <table:table-cell office:value-type="float" office:value="0.389376">
                <text:p>0.3893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8832">
                <text:p>0.28832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344">
                <text:p>0.33344</text:p>
              </table:table-cell>
              <table:table-cell office:value-type="float" office:value="0.39584">
                <text:p>0.3958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192">
                <text:p>0.40192</text:p>
              </table:table-cell>
              <table:table-cell office:value-type="float" office:value="0.53856">
                <text:p>0.53856</text:p>
              </table:table-cell>
              <table:table-cell office:value-type="float" office:value="0.704">
                <text:p>0.704</text:p>
              </table:table-cell>
              <table:table-cell office:value-type="float" office:value="0.381408">
                <text:p>0.3814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928">
                <text:p>0.2928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4496">
                <text:p>0.34496</text:p>
              </table:table-cell>
              <table:table-cell office:value-type="float" office:value="0.39872">
                <text:p>0.3987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3184">
                <text:p>0.53184</text:p>
              </table:table-cell>
              <table:table-cell office:value-type="float" office:value="0.704">
                <text:p>0.704</text:p>
              </table:table-cell>
              <table:table-cell office:value-type="float" office:value="0.382432">
                <text:p>0.3824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9664">
                <text:p>0.29664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664">
                <text:p>0.366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5296">
                <text:p>0.55296</text:p>
              </table:table-cell>
              <table:table-cell office:value-type="float" office:value="0.704">
                <text:p>0.704</text:p>
              </table:table-cell>
              <table:table-cell office:value-type="float" office:value="0.3872">
                <text:p>0.38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9696">
                <text:p>0.29696</text:p>
              </table:table-cell>
              <table:table-cell office:value-type="float" office:value="0.328">
                <text:p>0.328</text:p>
              </table:table-cell>
              <table:table-cell office:value-type="float" office:value="0.32896">
                <text:p>0.32896</text:p>
              </table:table-cell>
              <table:table-cell office:value-type="float" office:value="0.37984">
                <text:p>0.3798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44">
                <text:p>0.544</text:p>
              </table:table-cell>
              <table:table-cell office:value-type="float" office:value="0.72">
                <text:p>0.72</text:p>
              </table:table-cell>
              <table:table-cell office:value-type="float" office:value="0.387776">
                <text:p>0.38777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1232">
                <text:p>0.31232</text:p>
              </table:table-cell>
              <table:table-cell office:value-type="float" office:value="0.328">
                <text:p>0.328</text:p>
              </table:table-cell>
              <table:table-cell office:value-type="float" office:value="0.32928">
                <text:p>0.32928</text:p>
              </table:table-cell>
              <table:table-cell office:value-type="float" office:value="0.3952">
                <text:p>0.395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544">
                <text:p>0.40544</text:p>
              </table:table-cell>
              <table:table-cell office:value-type="float" office:value="0.57408">
                <text:p>0.57408</text:p>
              </table:table-cell>
              <table:table-cell office:value-type="float" office:value="0.72">
                <text:p>0.72</text:p>
              </table:table-cell>
              <table:table-cell office:value-type="float" office:value="0.394432">
                <text:p>0.3944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952">
                <text:p>0.29952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6704">
                <text:p>0.3670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016">
                <text:p>0.42016</text:p>
              </table:table-cell>
              <table:table-cell office:value-type="float" office:value="0.58784">
                <text:p>0.58784</text:p>
              </table:table-cell>
              <table:table-cell office:value-type="float" office:value="0.72">
                <text:p>0.72</text:p>
              </table:table-cell>
              <table:table-cell office:value-type="float" office:value="0.393056">
                <text:p>0.39305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9856">
                <text:p>0.29856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728">
                <text:p>0.33728</text:p>
              </table:table-cell>
              <table:table-cell office:value-type="float" office:value="0.39744">
                <text:p>0.3974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848">
                <text:p>0.42848</text:p>
              </table:table-cell>
              <table:table-cell office:value-type="float" office:value="0.58592">
                <text:p>0.58592</text:p>
              </table:table-cell>
              <table:table-cell office:value-type="float" office:value="0.72">
                <text:p>0.72</text:p>
              </table:table-cell>
              <table:table-cell office:value-type="float" office:value="0.390368">
                <text:p>0.39036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9984">
                <text:p>0.29984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4048">
                <text:p>0.34048</text:p>
              </table:table-cell>
              <table:table-cell office:value-type="float" office:value="0.39968">
                <text:p>0.3996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328">
                <text:p>0.43328</text:p>
              </table:table-cell>
              <table:table-cell office:value-type="float" office:value="0.59168">
                <text:p>0.59168</text:p>
              </table:table-cell>
              <table:table-cell office:value-type="float" office:value="0.72">
                <text:p>0.72</text:p>
              </table:table-cell>
              <table:table-cell office:value-type="float" office:value="0.392096">
                <text:p>0.3920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0304">
                <text:p>0.30304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4048">
                <text:p>0.34048</text:p>
              </table:table-cell>
              <table:table-cell office:value-type="float" office:value="0.39936">
                <text:p>0.3993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344">
                <text:p>0.45344</text:p>
              </table:table-cell>
              <table:table-cell office:value-type="float" office:value="0.60928">
                <text:p>0.60928</text:p>
              </table:table-cell>
              <table:table-cell office:value-type="float" office:value="0.72">
                <text:p>0.72</text:p>
              </table:table-cell>
              <table:table-cell office:value-type="float" office:value="0.39616">
                <text:p>0.3961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0976">
                <text:p>0.30976</text:p>
              </table:table-cell>
              <table:table-cell office:value-type="float" office:value="0.328">
                <text:p>0.328</text:p>
              </table:table-cell>
              <table:table-cell office:value-type="float" office:value="0.33696">
                <text:p>0.33696</text:p>
              </table:table-cell>
              <table:table-cell office:value-type="float" office:value="0.39808">
                <text:p>0.3980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136">
                <text:p>0.43136</text:p>
              </table:table-cell>
              <table:table-cell office:value-type="float" office:value="0.61632">
                <text:p>0.61632</text:p>
              </table:table-cell>
              <table:table-cell office:value-type="float" office:value="0.728">
                <text:p>0.728</text:p>
              </table:table-cell>
              <table:table-cell office:value-type="float" office:value="0.402048">
                <text:p>0.40204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0464">
                <text:p>0.30464</text:p>
              </table:table-cell>
              <table:table-cell office:value-type="float" office:value="0.32992">
                <text:p>0.32992</text:p>
              </table:table-cell>
              <table:table-cell office:value-type="float" office:value="0.39296">
                <text:p>0.3929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68">
                <text:p>0.4368</text:p>
              </table:table-cell>
              <table:table-cell office:value-type="float" office:value="0.62048">
                <text:p>0.62048</text:p>
              </table:table-cell>
              <table:table-cell office:value-type="float" office:value="0.728">
                <text:p>0.728</text:p>
              </table:table-cell>
              <table:table-cell office:value-type="float" office:value="0.40848">
                <text:p>0.408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072">
                <text:p>0.3072</text:p>
              </table:table-cell>
              <table:table-cell office:value-type="float" office:value="0.33696">
                <text:p>0.33696</text:p>
              </table:table-cell>
              <table:table-cell office:value-type="float" office:value="0.39968">
                <text:p>0.3996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112">
                <text:p>0.46112</text:p>
              </table:table-cell>
              <table:table-cell office:value-type="float" office:value="0.63328">
                <text:p>0.63328</text:p>
              </table:table-cell>
              <table:table-cell office:value-type="float" office:value="0.84">
                <text:p>0.84</text:p>
              </table:table-cell>
              <table:table-cell office:value-type="float" office:value="0.413824">
                <text:p>0.41382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168">
                <text:p>0.3168</text:p>
              </table:table-cell>
              <table:table-cell office:value-type="float" office:value="0.33952">
                <text:p>0.33952</text:p>
              </table:table-cell>
              <table:table-cell office:value-type="float" office:value="0.39904">
                <text:p>0.3990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128">
                <text:p>0.40128</text:p>
              </table:table-cell>
              <table:table-cell office:value-type="float" office:value="0.47168">
                <text:p>0.47168</text:p>
              </table:table-cell>
              <table:table-cell office:value-type="float" office:value="0.65184">
                <text:p>0.65184</text:p>
              </table:table-cell>
              <table:table-cell office:value-type="float" office:value="0.84">
                <text:p>0.84</text:p>
              </table:table-cell>
              <table:table-cell office:value-type="float" office:value="0.418016">
                <text:p>0.41801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056">
                <text:p>0.3056</text:p>
              </table:table-cell>
              <table:table-cell office:value-type="float" office:value="0.3344">
                <text:p>0.3344</text:p>
              </table:table-cell>
              <table:table-cell office:value-type="float" office:value="0.39008">
                <text:p>0.3900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112">
                <text:p>0.42112</text:p>
              </table:table-cell>
              <table:table-cell office:value-type="float" office:value="0.52576">
                <text:p>0.52576</text:p>
              </table:table-cell>
              <table:table-cell office:value-type="float" office:value="0.696">
                <text:p>0.696</text:p>
              </table:table-cell>
              <table:table-cell office:value-type="float" office:value="0.84">
                <text:p>0.84</text:p>
              </table:table-cell>
              <table:table-cell office:value-type="float" office:value="0.427296">
                <text:p>0.4272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9664">
                <text:p>0.29664</text:p>
              </table:table-cell>
              <table:table-cell office:value-type="float" office:value="0.33632">
                <text:p>0.33632</text:p>
              </table:table-cell>
              <table:table-cell office:value-type="float" office:value="0.3968">
                <text:p>0.396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512">
                <text:p>0.40512</text:p>
              </table:table-cell>
              <table:table-cell office:value-type="float" office:value="0.4672">
                <text:p>0.4672</text:p>
              </table:table-cell>
              <table:table-cell office:value-type="float" office:value="0.56928">
                <text:p>0.56928</text:p>
              </table:table-cell>
              <table:table-cell office:value-type="float" office:value="0.70464">
                <text:p>0.70464</text:p>
              </table:table-cell>
              <table:table-cell office:value-type="float" office:value="0.84">
                <text:p>0.84</text:p>
              </table:table-cell>
              <table:table-cell office:value-type="float" office:value="0.4376">
                <text:p>0.43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1328">
                <text:p>0.31328</text:p>
              </table:table-cell>
              <table:table-cell office:value-type="float" office:value="0.35552">
                <text:p>0.3555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024">
                <text:p>0.41024</text:p>
              </table:table-cell>
              <table:table-cell office:value-type="float" office:value="0.472">
                <text:p>0.472</text:p>
              </table:table-cell>
              <table:table-cell office:value-type="float" office:value="0.57664">
                <text:p>0.57664</text:p>
              </table:table-cell>
              <table:table-cell office:value-type="float" office:value="0.68864">
                <text:p>0.68864</text:p>
              </table:table-cell>
              <table:table-cell office:value-type="float" office:value="0.84">
                <text:p>0.84</text:p>
              </table:table-cell>
              <table:table-cell office:value-type="float" office:value="0.441632">
                <text:p>0.44163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1392">
                <text:p>0.31392</text:p>
              </table:table-cell>
              <table:table-cell office:value-type="float" office:value="0.33792">
                <text:p>0.33792</text:p>
              </table:table-cell>
              <table:table-cell office:value-type="float" office:value="0.39104">
                <text:p>0.3910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368">
                <text:p>0.42368</text:p>
              </table:table-cell>
              <table:table-cell office:value-type="float" office:value="0.496">
                <text:p>0.496</text:p>
              </table:table-cell>
              <table:table-cell office:value-type="float" office:value="0.59328">
                <text:p>0.59328</text:p>
              </table:table-cell>
              <table:table-cell office:value-type="float" office:value="0.72672">
                <text:p>0.72672</text:p>
              </table:table-cell>
              <table:table-cell office:value-type="float" office:value="0.856">
                <text:p>0.856</text:p>
              </table:table-cell>
              <table:table-cell office:value-type="float" office:value="0.448256">
                <text:p>0.4482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592">
                <text:p>0.30592</text:p>
              </table:table-cell>
              <table:table-cell office:value-type="float" office:value="0.33376">
                <text:p>0.33376</text:p>
              </table:table-cell>
              <table:table-cell office:value-type="float" office:value="0.3904">
                <text:p>0.390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64">
                <text:p>0.4064</text:p>
              </table:table-cell>
              <table:table-cell office:value-type="float" office:value="0.45536">
                <text:p>0.45536</text:p>
              </table:table-cell>
              <table:table-cell office:value-type="float" office:value="0.5712">
                <text:p>0.5712</text:p>
              </table:table-cell>
              <table:table-cell office:value-type="float" office:value="0.63072">
                <text:p>0.63072</text:p>
              </table:table-cell>
              <table:table-cell office:value-type="float" office:value="0.77152">
                <text:p>0.77152</text:p>
              </table:table-cell>
              <table:table-cell office:value-type="float" office:value="0.856">
                <text:p>0.856</text:p>
              </table:table-cell>
              <table:table-cell office:value-type="float" office:value="0.466528">
                <text:p>0.46652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976">
                <text:p>0.2976</text:p>
              </table:table-cell>
              <table:table-cell office:value-type="float" office:value="0.35968">
                <text:p>0.3596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816">
                <text:p>0.42816</text:p>
              </table:table-cell>
              <table:table-cell office:value-type="float" office:value="0.51168">
                <text:p>0.51168</text:p>
              </table:table-cell>
              <table:table-cell office:value-type="float" office:value="0.592">
                <text:p>0.592</text:p>
              </table:table-cell>
              <table:table-cell office:value-type="float" office:value="0.63552">
                <text:p>0.63552</text:p>
              </table:table-cell>
              <table:table-cell office:value-type="float" office:value="0.76448">
                <text:p>0.76448</text:p>
              </table:table-cell>
              <table:table-cell office:value-type="float" office:value="0.856">
                <text:p>0.856</text:p>
              </table:table-cell>
              <table:table-cell office:value-type="float" office:value="0.478912">
                <text:p>0.47891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912">
                <text:p>0.2912</text:p>
              </table:table-cell>
              <table:table-cell office:value-type="float" office:value="0.33408">
                <text:p>0.33408</text:p>
              </table:table-cell>
              <table:table-cell office:value-type="float" office:value="0.39264">
                <text:p>0.3926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76">
                <text:p>0.4176</text:p>
              </table:table-cell>
              <table:table-cell office:value-type="float" office:value="0.47328">
                <text:p>0.47328</text:p>
              </table:table-cell>
              <table:table-cell office:value-type="float" office:value="0.58048">
                <text:p>0.58048</text:p>
              </table:table-cell>
              <table:table-cell office:value-type="float" office:value="0.62432">
                <text:p>0.62432</text:p>
              </table:table-cell>
              <table:table-cell office:value-type="float" office:value="0.76">
                <text:p>0.76</text:p>
              </table:table-cell>
              <table:table-cell office:value-type="float" office:value="0.888">
                <text:p>0.888</text:p>
              </table:table-cell>
              <table:table-cell office:value-type="float" office:value="0.46736">
                <text:p>0.4673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0144">
                <text:p>0.30144</text:p>
              </table:table-cell>
              <table:table-cell office:value-type="float" office:value="0.33184">
                <text:p>0.33184</text:p>
              </table:table-cell>
              <table:table-cell office:value-type="float" office:value="0.39424">
                <text:p>0.39424</text:p>
              </table:table-cell>
              <table:table-cell office:value-type="float" office:value="0.4">
                <text:p>0.4</text:p>
              </table:table-cell>
              <table:table-cell office:value-type="float" office:value="0.41248">
                <text:p>0.41248</text:p>
              </table:table-cell>
              <table:table-cell office:value-type="float" office:value="0.46496">
                <text:p>0.46496</text:p>
              </table:table-cell>
              <table:table-cell office:value-type="float" office:value="0.5504">
                <text:p>0.5504</text:p>
              </table:table-cell>
              <table:table-cell office:value-type="float" office:value="0.59744">
                <text:p>0.59744</text:p>
              </table:table-cell>
              <table:table-cell office:value-type="float" office:value="0.65792">
                <text:p>0.65792</text:p>
              </table:table-cell>
              <table:table-cell office:value-type="float" office:value="0.79744">
                <text:p>0.79744</text:p>
              </table:table-cell>
              <table:table-cell office:value-type="float" office:value="0.888">
                <text:p>0.888</text:p>
              </table:table-cell>
              <table:table-cell office:value-type="float" office:value="0.490816">
                <text:p>0.49081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12">
                <text:p>0.312</text:p>
              </table:table-cell>
              <table:table-cell office:value-type="float" office:value="0.3712">
                <text:p>0.3712</text:p>
              </table:table-cell>
              <table:table-cell office:value-type="float" office:value="0.4">
                <text:p>0.4</text:p>
              </table:table-cell>
              <table:table-cell office:value-type="float" office:value="0.4016">
                <text:p>0.4016</text:p>
              </table:table-cell>
              <table:table-cell office:value-type="float" office:value="0.42912">
                <text:p>0.42912</text:p>
              </table:table-cell>
              <table:table-cell office:value-type="float" office:value="0.50368">
                <text:p>0.50368</text:p>
              </table:table-cell>
              <table:table-cell office:value-type="float" office:value="0.57248">
                <text:p>0.57248</text:p>
              </table:table-cell>
              <table:table-cell office:value-type="float" office:value="0.60672">
                <text:p>0.60672</text:p>
              </table:table-cell>
              <table:table-cell office:value-type="float" office:value="0.672">
                <text:p>0.672</text:p>
              </table:table-cell>
              <table:table-cell office:value-type="float" office:value="0.81248">
                <text:p>0.81248</text:p>
              </table:table-cell>
              <table:table-cell office:value-type="float" office:value="0.904">
                <text:p>0.904</text:p>
              </table:table-cell>
              <table:table-cell office:value-type="float" office:value="0.508128">
                <text:p>0.5081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28">
                <text:p>0.328</text:p>
              </table:table-cell>
              <table:table-cell office:value-type="float" office:value="0.38496">
                <text:p>0.38496</text:p>
              </table:table-cell>
              <table:table-cell office:value-type="float" office:value="0.4032">
                <text:p>0.4032</text:p>
              </table:table-cell>
              <table:table-cell office:value-type="float" office:value="0.4384">
                <text:p>0.4384</text:p>
              </table:table-cell>
              <table:table-cell office:value-type="float" office:value="0.50368">
                <text:p>0.50368</text:p>
              </table:table-cell>
              <table:table-cell office:value-type="float" office:value="0.55936">
                <text:p>0.55936</text:p>
              </table:table-cell>
              <table:table-cell office:value-type="float" office:value="0.60128">
                <text:p>0.60128</text:p>
              </table:table-cell>
              <table:table-cell office:value-type="float" office:value="0.62272">
                <text:p>0.62272</text:p>
              </table:table-cell>
              <table:table-cell office:value-type="float" office:value="0.68992">
                <text:p>0.68992</text:p>
              </table:table-cell>
              <table:table-cell office:value-type="float" office:value="0.83264">
                <text:p>0.83264</text:p>
              </table:table-cell>
              <table:table-cell office:value-type="float" office:value="0.904">
                <text:p>0.904</text:p>
              </table:table-cell>
              <table:table-cell office:value-type="float" office:value="0.536416">
                <text:p>0.5364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1808">
                <text:p>0.31808</text:p>
              </table:table-cell>
              <table:table-cell office:value-type="float" office:value="0.37568">
                <text:p>0.37568</text:p>
              </table:table-cell>
              <table:table-cell office:value-type="float" office:value="0.4048">
                <text:p>0.4048</text:p>
              </table:table-cell>
              <table:table-cell office:value-type="float" office:value="0.4448">
                <text:p>0.4448</text:p>
              </table:table-cell>
              <table:table-cell office:value-type="float" office:value="0.51232">
                <text:p>0.51232</text:p>
              </table:table-cell>
              <table:table-cell office:value-type="float" office:value="0.57504">
                <text:p>0.57504</text:p>
              </table:table-cell>
              <table:table-cell office:value-type="float" office:value="0.60928">
                <text:p>0.60928</text:p>
              </table:table-cell>
              <table:table-cell office:value-type="float" office:value="0.63648">
                <text:p>0.63648</text:p>
              </table:table-cell>
              <table:table-cell office:value-type="float" office:value="0.70336">
                <text:p>0.70336</text:p>
              </table:table-cell>
              <table:table-cell office:value-type="float" office:value="0.85504">
                <text:p>0.85504</text:p>
              </table:table-cell>
              <table:table-cell office:value-type="float" office:value="0.904">
                <text:p>0.904</text:p>
              </table:table-cell>
              <table:table-cell office:value-type="float" office:value="0.543488">
                <text:p>0.54348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4144">
                <text:p>0.34144</text:p>
              </table:table-cell>
              <table:table-cell office:value-type="float" office:value="0.40096">
                <text:p>0.40096</text:p>
              </table:table-cell>
              <table:table-cell office:value-type="float" office:value="0.43936">
                <text:p>0.43936</text:p>
              </table:table-cell>
              <table:table-cell office:value-type="float" office:value="0.50432">
                <text:p>0.50432</text:p>
              </table:table-cell>
              <table:table-cell office:value-type="float" office:value="0.5664">
                <text:p>0.5664</text:p>
              </table:table-cell>
              <table:table-cell office:value-type="float" office:value="0.5952">
                <text:p>0.5952</text:p>
              </table:table-cell>
              <table:table-cell office:value-type="float" office:value="0.61536">
                <text:p>0.61536</text:p>
              </table:table-cell>
              <table:table-cell office:value-type="float" office:value="0.63968">
                <text:p>0.63968</text:p>
              </table:table-cell>
              <table:table-cell office:value-type="float" office:value="0.74784">
                <text:p>0.74784</text:p>
              </table:table-cell>
              <table:table-cell office:value-type="float" office:value="0.8576">
                <text:p>0.8576</text:p>
              </table:table-cell>
              <table:table-cell office:value-type="float" office:value="0.904">
                <text:p>0.904</text:p>
              </table:table-cell>
              <table:table-cell office:value-type="float" office:value="0.570816">
                <text:p>0.5708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912">
                <text:p>0.34912</text:p>
              </table:table-cell>
              <table:table-cell office:value-type="float" office:value="0.42304">
                <text:p>0.42304</text:p>
              </table:table-cell>
              <table:table-cell office:value-type="float" office:value="0.50016">
                <text:p>0.50016</text:p>
              </table:table-cell>
              <table:table-cell office:value-type="float" office:value="0.56256">
                <text:p>0.56256</text:p>
              </table:table-cell>
              <table:table-cell office:value-type="float" office:value="0.59328">
                <text:p>0.59328</text:p>
              </table:table-cell>
              <table:table-cell office:value-type="float" office:value="0.61408">
                <text:p>0.61408</text:p>
              </table:table-cell>
              <table:table-cell office:value-type="float" office:value="0.63392">
                <text:p>0.63392</text:p>
              </table:table-cell>
              <table:table-cell office:value-type="float" office:value="0.67904">
                <text:p>0.67904</text:p>
              </table:table-cell>
              <table:table-cell office:value-type="float" office:value="0.8176">
                <text:p>0.8176</text:p>
              </table:table-cell>
              <table:table-cell office:value-type="float" office:value="0.87168">
                <text:p>0.87168</text:p>
              </table:table-cell>
              <table:table-cell office:value-type="float" office:value="0.904">
                <text:p>0.904</text:p>
              </table:table-cell>
              <table:table-cell office:value-type="float" office:value="0.604448">
                <text:p>0.60444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3856">
                <text:p>0.33856</text:p>
              </table:table-cell>
              <table:table-cell office:value-type="float" office:value="0.42944">
                <text:p>0.42944</text:p>
              </table:table-cell>
              <table:table-cell office:value-type="float" office:value="0.50752">
                <text:p>0.50752</text:p>
              </table:table-cell>
              <table:table-cell office:value-type="float" office:value="0.56544">
                <text:p>0.56544</text:p>
              </table:table-cell>
              <table:table-cell office:value-type="float" office:value="0.59232">
                <text:p>0.59232</text:p>
              </table:table-cell>
              <table:table-cell office:value-type="float" office:value="0.61408">
                <text:p>0.61408</text:p>
              </table:table-cell>
              <table:table-cell office:value-type="float" office:value="0.63328">
                <text:p>0.63328</text:p>
              </table:table-cell>
              <table:table-cell office:value-type="float" office:value="0.68416">
                <text:p>0.68416</text:p>
              </table:table-cell>
              <table:table-cell office:value-type="float" office:value="0.82432">
                <text:p>0.82432</text:p>
              </table:table-cell>
              <table:table-cell office:value-type="float" office:value="0.86976">
                <text:p>0.86976</text:p>
              </table:table-cell>
              <table:table-cell office:value-type="float" office:value="0.904">
                <text:p>0.904</text:p>
              </table:table-cell>
              <table:table-cell office:value-type="float" office:value="0.605888">
                <text:p>0.60588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5072">
                <text:p>0.35072</text:p>
              </table:table-cell>
              <table:table-cell office:value-type="float" office:value="0.46688">
                <text:p>0.46688</text:p>
              </table:table-cell>
              <table:table-cell office:value-type="float" office:value="0.552">
                <text:p>0.552</text:p>
              </table:table-cell>
              <table:table-cell office:value-type="float" office:value="0.58976">
                <text:p>0.58976</text:p>
              </table:table-cell>
              <table:table-cell office:value-type="float" office:value="0.60736">
                <text:p>0.60736</text:p>
              </table:table-cell>
              <table:table-cell office:value-type="float" office:value="0.62592">
                <text:p>0.62592</text:p>
              </table:table-cell>
              <table:table-cell office:value-type="float" office:value="0.67136">
                <text:p>0.67136</text:p>
              </table:table-cell>
              <table:table-cell office:value-type="float" office:value="0.80352">
                <text:p>0.80352</text:p>
              </table:table-cell>
              <table:table-cell office:value-type="float" office:value="0.83712">
                <text:p>0.83712</text:p>
              </table:table-cell>
              <table:table-cell office:value-type="float" office:value="0.87072">
                <text:p>0.87072</text:p>
              </table:table-cell>
              <table:table-cell office:value-type="float" office:value="0.904">
                <text:p>0.904</text:p>
              </table:table-cell>
              <table:table-cell office:value-type="float" office:value="0.637536">
                <text:p>0.63753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5936">
                <text:p>0.35936</text:p>
              </table:table-cell>
              <table:table-cell office:value-type="float" office:value="0.46752">
                <text:p>0.46752</text:p>
              </table:table-cell>
              <table:table-cell office:value-type="float" office:value="0.53856">
                <text:p>0.53856</text:p>
              </table:table-cell>
              <table:table-cell office:value-type="float" office:value="0.5888">
                <text:p>0.5888</text:p>
              </table:table-cell>
              <table:table-cell office:value-type="float" office:value="0.61312">
                <text:p>0.61312</text:p>
              </table:table-cell>
              <table:table-cell office:value-type="float" office:value="0.63872">
                <text:p>0.63872</text:p>
              </table:table-cell>
              <table:table-cell office:value-type="float" office:value="0.71104">
                <text:p>0.71104</text:p>
              </table:table-cell>
              <table:table-cell office:value-type="float" office:value="0.8128">
                <text:p>0.8128</text:p>
              </table:table-cell>
              <table:table-cell office:value-type="float" office:value="0.84096">
                <text:p>0.84096</text:p>
              </table:table-cell>
              <table:table-cell office:value-type="float" office:value="0.87488">
                <text:p>0.87488</text:p>
              </table:table-cell>
              <table:table-cell office:value-type="float" office:value="0.904">
                <text:p>0.904</text:p>
              </table:table-cell>
              <table:table-cell office:value-type="float" office:value="0.644576">
                <text:p>0.64457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6544">
                <text:p>0.36544</text:p>
              </table:table-cell>
              <table:table-cell office:value-type="float" office:value="0.48448">
                <text:p>0.48448</text:p>
              </table:table-cell>
              <table:table-cell office:value-type="float" office:value="0.5648">
                <text:p>0.5648</text:p>
              </table:table-cell>
              <table:table-cell office:value-type="float" office:value="0.60064">
                <text:p>0.60064</text:p>
              </table:table-cell>
              <table:table-cell office:value-type="float" office:value="0.62528">
                <text:p>0.62528</text:p>
              </table:table-cell>
              <table:table-cell office:value-type="float" office:value="0.65248">
                <text:p>0.65248</text:p>
              </table:table-cell>
              <table:table-cell office:value-type="float" office:value="0.74208">
                <text:p>0.74208</text:p>
              </table:table-cell>
              <table:table-cell office:value-type="float" office:value="0.82624">
                <text:p>0.82624</text:p>
              </table:table-cell>
              <table:table-cell office:value-type="float" office:value="0.84768">
                <text:p>0.84768</text:p>
              </table:table-cell>
              <table:table-cell office:value-type="float" office:value="0.88448">
                <text:p>0.88448</text:p>
              </table:table-cell>
              <table:table-cell office:value-type="float" office:value="0.912">
                <text:p>0.912</text:p>
              </table:table-cell>
              <table:table-cell office:value-type="float" office:value="0.65936">
                <text:p>0.6593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8368">
                <text:p>0.38368</text:p>
              </table:table-cell>
              <table:table-cell office:value-type="float" office:value="0.4944">
                <text:p>0.4944</text:p>
              </table:table-cell>
              <table:table-cell office:value-type="float" office:value="0.57184">
                <text:p>0.57184</text:p>
              </table:table-cell>
              <table:table-cell office:value-type="float" office:value="0.60352">
                <text:p>0.60352</text:p>
              </table:table-cell>
              <table:table-cell office:value-type="float" office:value="0.624">
                <text:p>0.624</text:p>
              </table:table-cell>
              <table:table-cell office:value-type="float" office:value="0.64864">
                <text:p>0.64864</text:p>
              </table:table-cell>
              <table:table-cell office:value-type="float" office:value="0.73344">
                <text:p>0.73344</text:p>
              </table:table-cell>
              <table:table-cell office:value-type="float" office:value="0.83136">
                <text:p>0.83136</text:p>
              </table:table-cell>
              <table:table-cell office:value-type="float" office:value="0.84992">
                <text:p>0.84992</text:p>
              </table:table-cell>
              <table:table-cell office:value-type="float" office:value="0.88672">
                <text:p>0.88672</text:p>
              </table:table-cell>
              <table:table-cell office:value-type="float" office:value="0.912">
                <text:p>0.912</text:p>
              </table:table-cell>
              <table:table-cell office:value-type="float" office:value="0.662752">
                <text:p>0.66275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8272">
                <text:p>0.38272</text:p>
              </table:table-cell>
              <table:table-cell office:value-type="float" office:value="0.48832">
                <text:p>0.48832</text:p>
              </table:table-cell>
              <table:table-cell office:value-type="float" office:value="0.5744">
                <text:p>0.5744</text:p>
              </table:table-cell>
              <table:table-cell office:value-type="float" office:value="0.60544">
                <text:p>0.60544</text:p>
              </table:table-cell>
              <table:table-cell office:value-type="float" office:value="0.63392">
                <text:p>0.63392</text:p>
              </table:table-cell>
              <table:table-cell office:value-type="float" office:value="0.6944">
                <text:p>0.6944</text:p>
              </table:table-cell>
              <table:table-cell office:value-type="float" office:value="0.80032">
                <text:p>0.80032</text:p>
              </table:table-cell>
              <table:table-cell office:value-type="float" office:value="0.84288">
                <text:p>0.84288</text:p>
              </table:table-cell>
              <table:table-cell office:value-type="float" office:value="0.85312">
                <text:p>0.85312</text:p>
              </table:table-cell>
              <table:table-cell office:value-type="float" office:value="0.88992">
                <text:p>0.88992</text:p>
              </table:table-cell>
              <table:table-cell office:value-type="float" office:value="0.912">
                <text:p>0.912</text:p>
              </table:table-cell>
              <table:table-cell office:value-type="float" office:value="0.676544">
                <text:p>0.67654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3488">
                <text:p>0.43488</text:p>
              </table:table-cell>
              <table:table-cell office:value-type="float" office:value="0.55872">
                <text:p>0.55872</text:p>
              </table:table-cell>
              <table:table-cell office:value-type="float" office:value="0.6048">
                <text:p>0.6048</text:p>
              </table:table-cell>
              <table:table-cell office:value-type="float" office:value="0.63168">
                <text:p>0.63168</text:p>
              </table:table-cell>
              <table:table-cell office:value-type="float" office:value="0.66688">
                <text:p>0.66688</text:p>
              </table:table-cell>
              <table:table-cell office:value-type="float" office:value="0.78208">
                <text:p>0.78208</text:p>
              </table:table-cell>
              <table:table-cell office:value-type="float" office:value="0.83744">
                <text:p>0.83744</text:p>
              </table:table-cell>
              <table:table-cell office:value-type="float" office:value="0.84544">
                <text:p>0.84544</text:p>
              </table:table-cell>
              <table:table-cell office:value-type="float" office:value="0.8544">
                <text:p>0.8544</text:p>
              </table:table-cell>
              <table:table-cell office:value-type="float" office:value="0.8848">
                <text:p>0.8848</text:p>
              </table:table-cell>
              <table:table-cell office:value-type="float" office:value="0.912">
                <text:p>0.912</text:p>
              </table:table-cell>
              <table:table-cell office:value-type="float" office:value="0.710112">
                <text:p>0.7101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4064">
                <text:p>0.44064</text:p>
              </table:table-cell>
              <table:table-cell office:value-type="float" office:value="0.57024">
                <text:p>0.57024</text:p>
              </table:table-cell>
              <table:table-cell office:value-type="float" office:value="0.61056">
                <text:p>0.61056</text:p>
              </table:table-cell>
              <table:table-cell office:value-type="float" office:value="0.63264">
                <text:p>0.63264</text:p>
              </table:table-cell>
              <table:table-cell office:value-type="float" office:value="0.66208">
                <text:p>0.66208</text:p>
              </table:table-cell>
              <table:table-cell office:value-type="float" office:value="0.78432">
                <text:p>0.78432</text:p>
              </table:table-cell>
              <table:table-cell office:value-type="float" office:value="0.83616">
                <text:p>0.83616</text:p>
              </table:table-cell>
              <table:table-cell office:value-type="float" office:value="0.84448">
                <text:p>0.84448</text:p>
              </table:table-cell>
              <table:table-cell office:value-type="float" office:value="0.85152">
                <text:p>0.85152</text:p>
              </table:table-cell>
              <table:table-cell office:value-type="float" office:value="0.87936">
                <text:p>0.87936</text:p>
              </table:table-cell>
              <table:table-cell office:value-type="float" office:value="0.912">
                <text:p>0.912</text:p>
              </table:table-cell>
              <table:table-cell office:value-type="float" office:value="0.7112">
                <text:p>0.71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416">
                <text:p>0.416</text:p>
              </table:table-cell>
              <table:table-cell office:value-type="float" office:value="0.5616">
                <text:p>0.5616</text:p>
              </table:table-cell>
              <table:table-cell office:value-type="float" office:value="0.60544">
                <text:p>0.60544</text:p>
              </table:table-cell>
              <table:table-cell office:value-type="float" office:value="0.63072">
                <text:p>0.63072</text:p>
              </table:table-cell>
              <table:table-cell office:value-type="float" office:value="0.65696">
                <text:p>0.65696</text:p>
              </table:table-cell>
              <table:table-cell office:value-type="float" office:value="0.77344">
                <text:p>0.77344</text:p>
              </table:table-cell>
              <table:table-cell office:value-type="float" office:value="0.82848">
                <text:p>0.82848</text:p>
              </table:table-cell>
              <table:table-cell office:value-type="float" office:value="0.84448">
                <text:p>0.84448</text:p>
              </table:table-cell>
              <table:table-cell office:value-type="float" office:value="0.85056">
                <text:p>0.85056</text:p>
              </table:table-cell>
              <table:table-cell office:value-type="float" office:value="0.87968">
                <text:p>0.87968</text:p>
              </table:table-cell>
              <table:table-cell office:value-type="float" office:value="0.912">
                <text:p>0.912</text:p>
              </table:table-cell>
              <table:table-cell office:value-type="float" office:value="0.704736">
                <text:p>0.7047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2656">
                <text:p>0.42656</text:p>
              </table:table-cell>
              <table:table-cell office:value-type="float" office:value="0.57984">
                <text:p>0.57984</text:p>
              </table:table-cell>
              <table:table-cell office:value-type="float" office:value="0.6208">
                <text:p>0.6208</text:p>
              </table:table-cell>
              <table:table-cell office:value-type="float" office:value="0.64448">
                <text:p>0.64448</text:p>
              </table:table-cell>
              <table:table-cell office:value-type="float" office:value="0.68416">
                <text:p>0.68416</text:p>
              </table:table-cell>
              <table:table-cell office:value-type="float" office:value="0.79936">
                <text:p>0.79936</text:p>
              </table:table-cell>
              <table:table-cell office:value-type="float" office:value="0.83808">
                <text:p>0.83808</text:p>
              </table:table-cell>
              <table:table-cell office:value-type="float" office:value="0.8464">
                <text:p>0.8464</text:p>
              </table:table-cell>
              <table:table-cell office:value-type="float" office:value="0.8544">
                <text:p>0.8544</text:p>
              </table:table-cell>
              <table:table-cell office:value-type="float" office:value="0.87776">
                <text:p>0.87776</text:p>
              </table:table-cell>
              <table:table-cell office:value-type="float" office:value="0.912">
                <text:p>0.912</text:p>
              </table:table-cell>
              <table:table-cell office:value-type="float" office:value="0.717184">
                <text:p>0.71718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6784">
                <text:p>0.46784</text:p>
              </table:table-cell>
              <table:table-cell office:value-type="float" office:value="0.59872">
                <text:p>0.59872</text:p>
              </table:table-cell>
              <table:table-cell office:value-type="float" office:value="0.63328">
                <text:p>0.63328</text:p>
              </table:table-cell>
              <table:table-cell office:value-type="float" office:value="0.66176">
                <text:p>0.66176</text:p>
              </table:table-cell>
              <table:table-cell office:value-type="float" office:value="0.768">
                <text:p>0.768</text:p>
              </table:table-cell>
              <table:table-cell office:value-type="float" office:value="0.83552">
                <text:p>0.83552</text:p>
              </table:table-cell>
              <table:table-cell office:value-type="float" office:value="0.84544">
                <text:p>0.84544</text:p>
              </table:table-cell>
              <table:table-cell office:value-type="float" office:value="0.85024">
                <text:p>0.85024</text:p>
              </table:table-cell>
              <table:table-cell office:value-type="float" office:value="0.856">
                <text:p>0.856</text:p>
              </table:table-cell>
              <table:table-cell office:value-type="float" office:value="0.8768">
                <text:p>0.8768</text:p>
              </table:table-cell>
              <table:table-cell office:value-type="float" office:value="0.912">
                <text:p>0.912</text:p>
              </table:table-cell>
              <table:table-cell office:value-type="float" office:value="0.73936">
                <text:p>0.7393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46976">
                <text:p>0.46976</text:p>
              </table:table-cell>
              <table:table-cell office:value-type="float" office:value="0.61504">
                <text:p>0.61504</text:p>
              </table:table-cell>
              <table:table-cell office:value-type="float" office:value="0.64128">
                <text:p>0.64128</text:p>
              </table:table-cell>
              <table:table-cell office:value-type="float" office:value="0.7088">
                <text:p>0.7088</text:p>
              </table:table-cell>
              <table:table-cell office:value-type="float" office:value="0.82848">
                <text:p>0.82848</text:p>
              </table:table-cell>
              <table:table-cell office:value-type="float" office:value="0.84128">
                <text:p>0.84128</text:p>
              </table:table-cell>
              <table:table-cell office:value-type="float" office:value="0.848">
                <text:p>0.848</text:p>
              </table:table-cell>
              <table:table-cell office:value-type="float" office:value="0.85344">
                <text:p>0.85344</text:p>
              </table:table-cell>
              <table:table-cell office:value-type="float" office:value="0.85728">
                <text:p>0.85728</text:p>
              </table:table-cell>
              <table:table-cell office:value-type="float" office:value="0.87808">
                <text:p>0.87808</text:p>
              </table:table-cell>
              <table:table-cell office:value-type="float" office:value="0.912">
                <text:p>0.912</text:p>
              </table:table-cell>
              <table:table-cell office:value-type="float" office:value="0.754144">
                <text:p>0.7541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45824">
                <text:p>0.45824</text:p>
              </table:table-cell>
              <table:table-cell office:value-type="float" office:value="0.61952">
                <text:p>0.61952</text:p>
              </table:table-cell>
              <table:table-cell office:value-type="float" office:value="0.64608">
                <text:p>0.64608</text:p>
              </table:table-cell>
              <table:table-cell office:value-type="float" office:value="0.75296">
                <text:p>0.75296</text:p>
              </table:table-cell>
              <table:table-cell office:value-type="float" office:value="0.83808">
                <text:p>0.83808</text:p>
              </table:table-cell>
              <table:table-cell office:value-type="float" office:value="0.84288">
                <text:p>0.84288</text:p>
              </table:table-cell>
              <table:table-cell office:value-type="float" office:value="0.848">
                <text:p>0.848</text:p>
              </table:table-cell>
              <table:table-cell office:value-type="float" office:value="0.85216">
                <text:p>0.85216</text:p>
              </table:table-cell>
              <table:table-cell office:value-type="float" office:value="0.85888">
                <text:p>0.85888</text:p>
              </table:table-cell>
              <table:table-cell office:value-type="float" office:value="0.87968">
                <text:p>0.87968</text:p>
              </table:table-cell>
              <table:table-cell office:value-type="float" office:value="0.912">
                <text:p>0.912</text:p>
              </table:table-cell>
              <table:table-cell office:value-type="float" office:value="0.759648">
                <text:p>0.75964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2336">
                <text:p>0.42336</text:p>
              </table:table-cell>
              <table:table-cell office:value-type="float" office:value="0.58464">
                <text:p>0.58464</text:p>
              </table:table-cell>
              <table:table-cell office:value-type="float" office:value="0.63008">
                <text:p>0.63008</text:p>
              </table:table-cell>
              <table:table-cell office:value-type="float" office:value="0.68256">
                <text:p>0.68256</text:p>
              </table:table-cell>
              <table:table-cell office:value-type="float" office:value="0.82944">
                <text:p>0.82944</text:p>
              </table:table-cell>
              <table:table-cell office:value-type="float" office:value="0.84">
                <text:p>0.84</text:p>
              </table:table-cell>
              <table:table-cell office:value-type="float" office:value="0.8464">
                <text:p>0.8464</text:p>
              </table:table-cell>
              <table:table-cell office:value-type="float" office:value="0.85152">
                <text:p>0.85152</text:p>
              </table:table-cell>
              <table:table-cell office:value-type="float" office:value="0.85888">
                <text:p>0.85888</text:p>
              </table:table-cell>
              <table:table-cell office:value-type="float" office:value="0.87776">
                <text:p>0.87776</text:p>
              </table:table-cell>
              <table:table-cell office:value-type="float" office:value="0.912">
                <text:p>0.912</text:p>
              </table:table-cell>
              <table:table-cell office:value-type="float" office:value="0.742464">
                <text:p>0.74246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1136">
                <text:p>0.51136</text:p>
              </table:table-cell>
              <table:table-cell office:value-type="float" office:value="0.63328">
                <text:p>0.63328</text:p>
              </table:table-cell>
              <table:table-cell office:value-type="float" office:value="0.70592">
                <text:p>0.70592</text:p>
              </table:table-cell>
              <table:table-cell office:value-type="float" office:value="0.83552">
                <text:p>0.83552</text:p>
              </table:table-cell>
              <table:table-cell office:value-type="float" office:value="0.84">
                <text:p>0.84</text:p>
              </table:table-cell>
              <table:table-cell office:value-type="float" office:value="0.84128">
                <text:p>0.84128</text:p>
              </table:table-cell>
              <table:table-cell office:value-type="float" office:value="0.848">
                <text:p>0.848</text:p>
              </table:table-cell>
              <table:table-cell office:value-type="float" office:value="0.8512">
                <text:p>0.8512</text:p>
              </table:table-cell>
              <table:table-cell office:value-type="float" office:value="0.86304">
                <text:p>0.86304</text:p>
              </table:table-cell>
              <table:table-cell office:value-type="float" office:value="0.88224">
                <text:p>0.88224</text:p>
              </table:table-cell>
              <table:table-cell office:value-type="float" office:value="0.912">
                <text:p>0.912</text:p>
              </table:table-cell>
              <table:table-cell office:value-type="float" office:value="0.781184">
                <text:p>0.78118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5168">
                <text:p>0.55168</text:p>
              </table:table-cell>
              <table:table-cell office:value-type="float" office:value="0.64128">
                <text:p>0.64128</text:p>
              </table:table-cell>
              <table:table-cell office:value-type="float" office:value="0.77088">
                <text:p>0.77088</text:p>
              </table:table-cell>
              <table:table-cell office:value-type="float" office:value="0.83744">
                <text:p>0.83744</text:p>
              </table:table-cell>
              <table:table-cell office:value-type="float" office:value="0.84">
                <text:p>0.84</text:p>
              </table:table-cell>
              <table:table-cell office:value-type="float" office:value="0.84256">
                <text:p>0.84256</text:p>
              </table:table-cell>
              <table:table-cell office:value-type="float" office:value="0.848">
                <text:p>0.848</text:p>
              </table:table-cell>
              <table:table-cell office:value-type="float" office:value="0.8512">
                <text:p>0.8512</text:p>
              </table:table-cell>
              <table:table-cell office:value-type="float" office:value="0.86304">
                <text:p>0.86304</text:p>
              </table:table-cell>
              <table:table-cell office:value-type="float" office:value="0.8832">
                <text:p>0.8832</text:p>
              </table:table-cell>
              <table:table-cell office:value-type="float" office:value="0.912">
                <text:p>0.912</text:p>
              </table:table-cell>
              <table:table-cell office:value-type="float" office:value="0.792928">
                <text:p>0.7929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3248">
                <text:p>0.53248</text:p>
              </table:table-cell>
              <table:table-cell office:value-type="float" office:value="0.65888">
                <text:p>0.65888</text:p>
              </table:table-cell>
              <table:table-cell office:value-type="float" office:value="0.82304">
                <text:p>0.82304</text:p>
              </table:table-cell>
              <table:table-cell office:value-type="float" office:value="0.83904">
                <text:p>0.83904</text:p>
              </table:table-cell>
              <table:table-cell office:value-type="float" office:value="0.84">
                <text:p>0.84</text:p>
              </table:table-cell>
              <table:table-cell office:value-type="float" office:value="0.84544">
                <text:p>0.84544</text:p>
              </table:table-cell>
              <table:table-cell office:value-type="float" office:value="0.84832">
                <text:p>0.84832</text:p>
              </table:table-cell>
              <table:table-cell office:value-type="float" office:value="0.856">
                <text:p>0.856</text:p>
              </table:table-cell>
              <table:table-cell office:value-type="float" office:value="0.86272">
                <text:p>0.86272</text:p>
              </table:table-cell>
              <table:table-cell office:value-type="float" office:value="0.87808">
                <text:p>0.87808</text:p>
              </table:table-cell>
              <table:table-cell office:value-type="float" office:value="0.912">
                <text:p>0.912</text:p>
              </table:table-cell>
              <table:table-cell office:value-type="float" office:value="0.7984">
                <text:p>0.79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9184">
                <text:p>0.49184</text:p>
              </table:table-cell>
              <table:table-cell office:value-type="float" office:value="0.6144">
                <text:p>0.6144</text:p>
              </table:table-cell>
              <table:table-cell office:value-type="float" office:value="0.71392">
                <text:p>0.71392</text:p>
              </table:table-cell>
              <table:table-cell office:value-type="float" office:value="0.832">
                <text:p>0.832</text:p>
              </table:table-cell>
              <table:table-cell office:value-type="float" office:value="0.83936">
                <text:p>0.83936</text:p>
              </table:table-cell>
              <table:table-cell office:value-type="float" office:value="0.84">
                <text:p>0.84</text:p>
              </table:table-cell>
              <table:table-cell office:value-type="float" office:value="0.84544">
                <text:p>0.84544</text:p>
              </table:table-cell>
              <table:table-cell office:value-type="float" office:value="0.848">
                <text:p>0.848</text:p>
              </table:table-cell>
              <table:table-cell office:value-type="float" office:value="0.85632">
                <text:p>0.85632</text:p>
              </table:table-cell>
              <table:table-cell office:value-type="float" office:value="0.87776">
                <text:p>0.87776</text:p>
              </table:table-cell>
              <table:table-cell office:value-type="float" office:value="0.912">
                <text:p>0.912</text:p>
              </table:table-cell>
              <table:table-cell office:value-type="float" office:value="0.775904">
                <text:p>0.77590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0496">
                <text:p>0.50496</text:p>
              </table:table-cell>
              <table:table-cell office:value-type="float" office:value="0.61632">
                <text:p>0.61632</text:p>
              </table:table-cell>
              <table:table-cell office:value-type="float" office:value="0.74784">
                <text:p>0.74784</text:p>
              </table:table-cell>
              <table:table-cell office:value-type="float" office:value="0.83328">
                <text:p>0.83328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704">
                <text:p>0.84704</text:p>
              </table:table-cell>
              <table:table-cell office:value-type="float" office:value="0.848">
                <text:p>0.848</text:p>
              </table:table-cell>
              <table:table-cell office:value-type="float" office:value="0.8592">
                <text:p>0.8592</text:p>
              </table:table-cell>
              <table:table-cell office:value-type="float" office:value="0.87776">
                <text:p>0.87776</text:p>
              </table:table-cell>
              <table:table-cell office:value-type="float" office:value="0.912">
                <text:p>0.912</text:p>
              </table:table-cell>
              <table:table-cell office:value-type="float" office:value="0.78144">
                <text:p>0.781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136">
                <text:p>0.5136</text:p>
              </table:table-cell>
              <table:table-cell office:value-type="float" office:value="0.6256">
                <text:p>0.6256</text:p>
              </table:table-cell>
              <table:table-cell office:value-type="float" office:value="0.74816">
                <text:p>0.74816</text:p>
              </table:table-cell>
              <table:table-cell office:value-type="float" office:value="0.83616">
                <text:p>0.83616</text:p>
              </table:table-cell>
              <table:table-cell office:value-type="float" office:value="0.84">
                <text:p>0.84</text:p>
              </table:table-cell>
              <table:table-cell office:value-type="float" office:value="0.8432">
                <text:p>0.8432</text:p>
              </table:table-cell>
              <table:table-cell office:value-type="float" office:value="0.848">
                <text:p>0.848</text:p>
              </table:table-cell>
              <table:table-cell office:value-type="float" office:value="0.85408">
                <text:p>0.85408</text:p>
              </table:table-cell>
              <table:table-cell office:value-type="float" office:value="0.86272">
                <text:p>0.86272</text:p>
              </table:table-cell>
              <table:table-cell office:value-type="float" office:value="0.88256">
                <text:p>0.88256</text:p>
              </table:table-cell>
              <table:table-cell office:value-type="float" office:value="0.912">
                <text:p>0.912</text:p>
              </table:table-cell>
              <table:table-cell office:value-type="float" office:value="0.785408">
                <text:p>0.7854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776">
                <text:p>0.5776</text:p>
              </table:table-cell>
              <table:table-cell office:value-type="float" office:value="0.63296">
                <text:p>0.63296</text:p>
              </table:table-cell>
              <table:table-cell office:value-type="float" office:value="0.8">
                <text:p>0.8</text:p>
              </table:table-cell>
              <table:table-cell office:value-type="float" office:value="0.84">
                <text:p>0.84</text:p>
              </table:table-cell>
              <table:table-cell office:value-type="float" office:value="0.84288">
                <text:p>0.84288</text:p>
              </table:table-cell>
              <table:table-cell office:value-type="float" office:value="0.848">
                <text:p>0.848</text:p>
              </table:table-cell>
              <table:table-cell office:value-type="float" office:value="0.84928">
                <text:p>0.84928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7936">
                <text:p>0.87936</text:p>
              </table:table-cell>
              <table:table-cell office:value-type="float" office:value="0.912">
                <text:p>0.912</text:p>
              </table:table-cell>
              <table:table-cell office:value-type="float" office:value="0.799168">
                <text:p>0.79916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5968">
                <text:p>0.55968</text:p>
              </table:table-cell>
              <table:table-cell office:value-type="float" office:value="0.67264">
                <text:p>0.67264</text:p>
              </table:table-cell>
              <table:table-cell office:value-type="float" office:value="0.82976">
                <text:p>0.82976</text:p>
              </table:table-cell>
              <table:table-cell office:value-type="float" office:value="0.83904">
                <text:p>0.83904</text:p>
              </table:table-cell>
              <table:table-cell office:value-type="float" office:value="0.84">
                <text:p>0.84</text:p>
              </table:table-cell>
              <table:table-cell office:value-type="float" office:value="0.8464">
                <text:p>0.8464</text:p>
              </table:table-cell>
              <table:table-cell office:value-type="float" office:value="0.848">
                <text:p>0.848</text:p>
              </table:table-cell>
              <table:table-cell office:value-type="float" office:value="0.84896">
                <text:p>0.84896</text:p>
              </table:table-cell>
              <table:table-cell office:value-type="float" office:value="0.86016">
                <text:p>0.86016</text:p>
              </table:table-cell>
              <table:table-cell office:value-type="float" office:value="0.8736">
                <text:p>0.8736</text:p>
              </table:table-cell>
              <table:table-cell office:value-type="float" office:value="0.912">
                <text:p>0.912</text:p>
              </table:table-cell>
              <table:table-cell office:value-type="float" office:value="0.801824">
                <text:p>0.80182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3984">
                <text:p>0.53984</text:p>
              </table:table-cell>
              <table:table-cell office:value-type="float" office:value="0.65536">
                <text:p>0.65536</text:p>
              </table:table-cell>
              <table:table-cell office:value-type="float" office:value="0.8208">
                <text:p>0.8208</text:p>
              </table:table-cell>
              <table:table-cell office:value-type="float" office:value="0.83584">
                <text:p>0.83584</text:p>
              </table:table-cell>
              <table:table-cell office:value-type="float" office:value="0.84">
                <text:p>0.84</text:p>
              </table:table-cell>
              <table:table-cell office:value-type="float" office:value="0.84512">
                <text:p>0.84512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76">
                <text:p>0.8576</text:p>
              </table:table-cell>
              <table:table-cell office:value-type="float" office:value="0.8736">
                <text:p>0.8736</text:p>
              </table:table-cell>
              <table:table-cell office:value-type="float" office:value="0.912">
                <text:p>0.912</text:p>
              </table:table-cell>
              <table:table-cell office:value-type="float" office:value="0.796416">
                <text:p>0.7964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6224">
                <text:p>0.56224</text:p>
              </table:table-cell>
              <table:table-cell office:value-type="float" office:value="0.736">
                <text:p>0.736</text:p>
              </table:table-cell>
              <table:table-cell office:value-type="float" office:value="0.83584">
                <text:p>0.835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544">
                <text:p>0.84544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92">
                <text:p>0.8592</text:p>
              </table:table-cell>
              <table:table-cell office:value-type="float" office:value="0.87904">
                <text:p>0.87904</text:p>
              </table:table-cell>
              <table:table-cell office:value-type="float" office:value="0.912">
                <text:p>0.912</text:p>
              </table:table-cell>
              <table:table-cell office:value-type="float" office:value="0.809376">
                <text:p>0.80937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568">
                <text:p>0.5568</text:p>
              </table:table-cell>
              <table:table-cell office:value-type="float" office:value="0.81152">
                <text:p>0.81152</text:p>
              </table:table-cell>
              <table:table-cell office:value-type="float" office:value="0.83424">
                <text:p>0.8342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672">
                <text:p>0.84672</text:p>
              </table:table-cell>
              <table:table-cell office:value-type="float" office:value="0.848">
                <text:p>0.848</text:p>
              </table:table-cell>
              <table:table-cell office:value-type="float" office:value="0.85024">
                <text:p>0.85024</text:p>
              </table:table-cell>
              <table:table-cell office:value-type="float" office:value="0.86176">
                <text:p>0.86176</text:p>
              </table:table-cell>
              <table:table-cell office:value-type="float" office:value="0.88128">
                <text:p>0.88128</text:p>
              </table:table-cell>
              <table:table-cell office:value-type="float" office:value="0.912">
                <text:p>0.912</text:p>
              </table:table-cell>
              <table:table-cell office:value-type="float" office:value="0.817056">
                <text:p>0.81705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1568">
                <text:p>0.61568</text:p>
              </table:table-cell>
              <table:table-cell office:value-type="float" office:value="0.82592">
                <text:p>0.82592</text:p>
              </table:table-cell>
              <table:table-cell office:value-type="float" office:value="0.8368">
                <text:p>0.8368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576">
                <text:p>0.84576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76">
                <text:p>0.8576</text:p>
              </table:table-cell>
              <table:table-cell office:value-type="float" office:value="0.87552">
                <text:p>0.87552</text:p>
              </table:table-cell>
              <table:table-cell office:value-type="float" office:value="0.912">
                <text:p>0.912</text:p>
              </table:table-cell>
              <table:table-cell office:value-type="float" office:value="0.823328">
                <text:p>0.82332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49888">
                <text:p>0.49888</text:p>
              </table:table-cell>
              <table:table-cell office:value-type="float" office:value="0.75104">
                <text:p>0.75104</text:p>
              </table:table-cell>
              <table:table-cell office:value-type="float" office:value="0.832">
                <text:p>0.832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544">
                <text:p>0.84544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536">
                <text:p>0.85536</text:p>
              </table:table-cell>
              <table:table-cell office:value-type="float" office:value="0.87424">
                <text:p>0.87424</text:p>
              </table:table-cell>
              <table:table-cell office:value-type="float" office:value="0.912">
                <text:p>0.912</text:p>
              </table:table-cell>
              <table:table-cell office:value-type="float" office:value="0.803296">
                <text:p>0.8032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6432">
                <text:p>0.66432</text:p>
              </table:table-cell>
              <table:table-cell office:value-type="float" office:value="0.82304">
                <text:p>0.82304</text:p>
              </table:table-cell>
              <table:table-cell office:value-type="float" office:value="0.83936">
                <text:p>0.83936</text:p>
              </table:table-cell>
              <table:table-cell office:value-type="float" office:value="0.84">
                <text:p>0.84</text:p>
              </table:table-cell>
              <table:table-cell office:value-type="float" office:value="0.84448">
                <text:p>0.844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76">
                <text:p>0.8576</text:p>
              </table:table-cell>
              <table:table-cell office:value-type="float" office:value="0.8704">
                <text:p>0.8704</text:p>
              </table:table-cell>
              <table:table-cell office:value-type="float" office:value="0.912">
                <text:p>0.912</text:p>
              </table:table-cell>
              <table:table-cell office:value-type="float" office:value="0.82832">
                <text:p>0.8283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8784">
                <text:p>0.58784</text:p>
              </table:table-cell>
              <table:table-cell office:value-type="float" office:value="0.82368">
                <text:p>0.82368</text:p>
              </table:table-cell>
              <table:table-cell office:value-type="float" office:value="0.83744">
                <text:p>0.83744</text:p>
              </table:table-cell>
              <table:table-cell office:value-type="float" office:value="0.84">
                <text:p>0.84</text:p>
              </table:table-cell>
              <table:table-cell office:value-type="float" office:value="0.84192">
                <text:p>0.84192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44">
                <text:p>0.8544</text:p>
              </table:table-cell>
              <table:table-cell office:value-type="float" office:value="0.87008">
                <text:p>0.87008</text:p>
              </table:table-cell>
              <table:table-cell office:value-type="float" office:value="0.912">
                <text:p>0.912</text:p>
              </table:table-cell>
              <table:table-cell office:value-type="float" office:value="0.819936">
                <text:p>0.8199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1072">
                <text:p>0.51072</text:p>
              </table:table-cell>
              <table:table-cell office:value-type="float" office:value="0.75904">
                <text:p>0.75904</text:p>
              </table:table-cell>
              <table:table-cell office:value-type="float" office:value="0.83264">
                <text:p>0.8326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512">
                <text:p>0.84512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472">
                <text:p>0.85472</text:p>
              </table:table-cell>
              <table:table-cell office:value-type="float" office:value="0.8704">
                <text:p>0.8704</text:p>
              </table:table-cell>
              <table:table-cell office:value-type="float" office:value="0.912">
                <text:p>0.912</text:p>
              </table:table-cell>
              <table:table-cell office:value-type="float" office:value="0.804864">
                <text:p>0.80486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4208">
                <text:p>0.4208</text:p>
              </table:table-cell>
              <table:table-cell office:value-type="float" office:value="0.62944">
                <text:p>0.62944</text:p>
              </table:table-cell>
              <table:table-cell office:value-type="float" office:value="0.8064">
                <text:p>0.8064</text:p>
              </table:table-cell>
              <table:table-cell office:value-type="float" office:value="0.83616">
                <text:p>0.83616</text:p>
              </table:table-cell>
              <table:table-cell office:value-type="float" office:value="0.84">
                <text:p>0.84</text:p>
              </table:table-cell>
              <table:table-cell office:value-type="float" office:value="0.84192">
                <text:p>0.84192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376">
                <text:p>0.85376</text:p>
              </table:table-cell>
              <table:table-cell office:value-type="float" office:value="0.8704">
                <text:p>0.8704</text:p>
              </table:table-cell>
              <table:table-cell office:value-type="float" office:value="0.912">
                <text:p>0.912</text:p>
              </table:table-cell>
              <table:table-cell office:value-type="float" office:value="0.779488">
                <text:p>0.77948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44">
                <text:p>0.544</text:p>
              </table:table-cell>
              <table:table-cell office:value-type="float" office:value="0.74656">
                <text:p>0.74656</text:p>
              </table:table-cell>
              <table:table-cell office:value-type="float" office:value="0.832">
                <text:p>0.832</text:p>
              </table:table-cell>
              <table:table-cell office:value-type="float" office:value="0.83968">
                <text:p>0.83968</text:p>
              </table:table-cell>
              <table:table-cell office:value-type="float" office:value="0.84384">
                <text:p>0.84384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92">
                <text:p>0.8592</text:p>
              </table:table-cell>
              <table:table-cell office:value-type="float" office:value="0.87456">
                <text:p>0.87456</text:p>
              </table:table-cell>
              <table:table-cell office:value-type="float" office:value="0.912">
                <text:p>0.912</text:p>
              </table:table-cell>
              <table:table-cell office:value-type="float" office:value="0.808384">
                <text:p>0.80838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0768">
                <text:p>0.60768</text:p>
              </table:table-cell>
              <table:table-cell office:value-type="float" office:value="0.78304">
                <text:p>0.78304</text:p>
              </table:table-cell>
              <table:table-cell office:value-type="float" office:value="0.8352">
                <text:p>0.8352</text:p>
              </table:table-cell>
              <table:table-cell office:value-type="float" office:value="0.84">
                <text:p>0.84</text:p>
              </table:table-cell>
              <table:table-cell office:value-type="float" office:value="0.84576">
                <text:p>0.84576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64">
                <text:p>0.84864</text:p>
              </table:table-cell>
              <table:table-cell office:value-type="float" office:value="0.86112">
                <text:p>0.86112</text:p>
              </table:table-cell>
              <table:table-cell office:value-type="float" office:value="0.87776">
                <text:p>0.87776</text:p>
              </table:table-cell>
              <table:table-cell office:value-type="float" office:value="0.912">
                <text:p>0.912</text:p>
              </table:table-cell>
              <table:table-cell office:value-type="float" office:value="0.81952">
                <text:p>0.8195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4272">
                <text:p>0.54272</text:p>
              </table:table-cell>
              <table:table-cell office:value-type="float" office:value="0.74752">
                <text:p>0.74752</text:p>
              </table:table-cell>
              <table:table-cell office:value-type="float" office:value="0.83264">
                <text:p>0.83264</text:p>
              </table:table-cell>
              <table:table-cell office:value-type="float" office:value="0.84">
                <text:p>0.84</text:p>
              </table:table-cell>
              <table:table-cell office:value-type="float" office:value="0.84288">
                <text:p>0.8428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6112">
                <text:p>0.86112</text:p>
              </table:table-cell>
              <table:table-cell office:value-type="float" office:value="0.87456">
                <text:p>0.87456</text:p>
              </table:table-cell>
              <table:table-cell office:value-type="float" office:value="0.912">
                <text:p>0.912</text:p>
              </table:table-cell>
              <table:table-cell office:value-type="float" office:value="0.808544">
                <text:p>0.8085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8272">
                <text:p>0.58272</text:p>
              </table:table-cell>
              <table:table-cell office:value-type="float" office:value="0.82208">
                <text:p>0.82208</text:p>
              </table:table-cell>
              <table:table-cell office:value-type="float" office:value="0.8368">
                <text:p>0.8368</text:p>
              </table:table-cell>
              <table:table-cell office:value-type="float" office:value="0.84">
                <text:p>0.84</text:p>
              </table:table-cell>
              <table:table-cell office:value-type="float" office:value="0.84576">
                <text:p>0.84576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568">
                <text:p>0.85568</text:p>
              </table:table-cell>
              <table:table-cell office:value-type="float" office:value="0.87328">
                <text:p>0.87328</text:p>
              </table:table-cell>
              <table:table-cell office:value-type="float" office:value="0.912">
                <text:p>0.912</text:p>
              </table:table-cell>
              <table:table-cell office:value-type="float" office:value="0.820032">
                <text:p>0.82003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4496">
                <text:p>0.54496</text:p>
              </table:table-cell>
              <table:table-cell office:value-type="float" office:value="0.72704">
                <text:p>0.72704</text:p>
              </table:table-cell>
              <table:table-cell office:value-type="float" office:value="0.832">
                <text:p>0.832</text:p>
              </table:table-cell>
              <table:table-cell office:value-type="float" office:value="0.83936">
                <text:p>0.83936</text:p>
              </table:table-cell>
              <table:table-cell office:value-type="float" office:value="0.84288">
                <text:p>0.8428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024">
                <text:p>0.85024</text:p>
              </table:table-cell>
              <table:table-cell office:value-type="float" office:value="0.86624">
                <text:p>0.86624</text:p>
              </table:table-cell>
              <table:table-cell office:value-type="float" office:value="0.912">
                <text:p>0.912</text:p>
              </table:table-cell>
              <table:table-cell office:value-type="float" office:value="0.804672">
                <text:p>0.80467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7888">
                <text:p>0.57888</text:p>
              </table:table-cell>
              <table:table-cell office:value-type="float" office:value="0.7952">
                <text:p>0.7952</text:p>
              </table:table-cell>
              <table:table-cell office:value-type="float" office:value="0.83392">
                <text:p>0.83392</text:p>
              </table:table-cell>
              <table:table-cell office:value-type="float" office:value="0.84">
                <text:p>0.84</text:p>
              </table:table-cell>
              <table:table-cell office:value-type="float" office:value="0.84096">
                <text:p>0.84096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928">
                <text:p>0.84928</text:p>
              </table:table-cell>
              <table:table-cell office:value-type="float" office:value="0.8672">
                <text:p>0.8672</text:p>
              </table:table-cell>
              <table:table-cell office:value-type="float" office:value="0.912">
                <text:p>0.912</text:p>
              </table:table-cell>
              <table:table-cell office:value-type="float" office:value="0.814944">
                <text:p>0.81494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6">
                <text:p>0.56</text:p>
              </table:table-cell>
              <table:table-cell office:value-type="float" office:value="0.69472">
                <text:p>0.69472</text:p>
              </table:table-cell>
              <table:table-cell office:value-type="float" office:value="0.832">
                <text:p>0.832</text:p>
              </table:table-cell>
              <table:table-cell office:value-type="float" office:value="0.83872">
                <text:p>0.83872</text:p>
              </table:table-cell>
              <table:table-cell office:value-type="float" office:value="0.84">
                <text:p>0.84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32">
                <text:p>0.84832</text:p>
              </table:table-cell>
              <table:table-cell office:value-type="float" office:value="0.86976">
                <text:p>0.86976</text:p>
              </table:table-cell>
              <table:table-cell office:value-type="float" office:value="0.912">
                <text:p>0.912</text:p>
              </table:table-cell>
              <table:table-cell office:value-type="float" office:value="0.802752">
                <text:p>0.80275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4816">
                <text:p>0.54816</text:p>
              </table:table-cell>
              <table:table-cell office:value-type="float" office:value="0.656">
                <text:p>0.656</text:p>
              </table:table-cell>
              <table:table-cell office:value-type="float" office:value="0.83168">
                <text:p>0.83168</text:p>
              </table:table-cell>
              <table:table-cell office:value-type="float" office:value="0.83776">
                <text:p>0.83776</text:p>
              </table:table-cell>
              <table:table-cell office:value-type="float" office:value="0.8432">
                <text:p>0.8432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7168">
                <text:p>0.87168</text:p>
              </table:table-cell>
              <table:table-cell office:value-type="float" office:value="0.912">
                <text:p>0.912</text:p>
              </table:table-cell>
              <table:table-cell office:value-type="float" office:value="0.798048">
                <text:p>0.798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1392">
                <text:p>0.51392</text:p>
              </table:table-cell>
              <table:table-cell office:value-type="float" office:value="0.6368">
                <text:p>0.6368</text:p>
              </table:table-cell>
              <table:table-cell office:value-type="float" office:value="0.8128">
                <text:p>0.8128</text:p>
              </table:table-cell>
              <table:table-cell office:value-type="float" office:value="0.83808">
                <text:p>0.83808</text:p>
              </table:table-cell>
              <table:table-cell office:value-type="float" office:value="0.8432">
                <text:p>0.8432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152">
                <text:p>0.85152</text:p>
              </table:table-cell>
              <table:table-cell office:value-type="float" office:value="0.8736">
                <text:p>0.8736</text:p>
              </table:table-cell>
              <table:table-cell office:value-type="float" office:value="0.912">
                <text:p>0.912</text:p>
              </table:table-cell>
              <table:table-cell office:value-type="float" office:value="0.791392">
                <text:p>0.79139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048">
                <text:p>0.6048</text:p>
              </table:table-cell>
              <table:table-cell office:value-type="float" office:value="0.69952">
                <text:p>0.69952</text:p>
              </table:table-cell>
              <table:table-cell office:value-type="float" office:value="0.832">
                <text:p>0.832</text:p>
              </table:table-cell>
              <table:table-cell office:value-type="float" office:value="0.83968">
                <text:p>0.83968</text:p>
              </table:table-cell>
              <table:table-cell office:value-type="float" office:value="0.84544">
                <text:p>0.84544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376">
                <text:p>0.85376</text:p>
              </table:table-cell>
              <table:table-cell office:value-type="float" office:value="0.87392">
                <text:p>0.87392</text:p>
              </table:table-cell>
              <table:table-cell office:value-type="float" office:value="0.912">
                <text:p>0.912</text:p>
              </table:table-cell>
              <table:table-cell office:value-type="float" office:value="0.809312">
                <text:p>0.80931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7408">
                <text:p>0.57408</text:p>
              </table:table-cell>
              <table:table-cell office:value-type="float" office:value="0.80128">
                <text:p>0.80128</text:p>
              </table:table-cell>
              <table:table-cell office:value-type="float" office:value="0.83776">
                <text:p>0.83776</text:p>
              </table:table-cell>
              <table:table-cell office:value-type="float" office:value="0.84064">
                <text:p>0.84064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728">
                <text:p>0.85728</text:p>
              </table:table-cell>
              <table:table-cell office:value-type="float" office:value="0.87232">
                <text:p>0.87232</text:p>
              </table:table-cell>
              <table:table-cell office:value-type="float" office:value="0.912">
                <text:p>0.912</text:p>
              </table:table-cell>
              <table:table-cell office:value-type="float" office:value="0.817536">
                <text:p>0.81753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4912">
                <text:p>0.54912</text:p>
              </table:table-cell>
              <table:table-cell office:value-type="float" office:value="0.76384">
                <text:p>0.76384</text:p>
              </table:table-cell>
              <table:table-cell office:value-type="float" office:value="0.83456">
                <text:p>0.83456</text:p>
              </table:table-cell>
              <table:table-cell office:value-type="float" office:value="0.84">
                <text:p>0.84</text:p>
              </table:table-cell>
              <table:table-cell office:value-type="float" office:value="0.84768">
                <text:p>0.8476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928">
                <text:p>0.84928</text:p>
              </table:table-cell>
              <table:table-cell office:value-type="float" office:value="0.85792">
                <text:p>0.85792</text:p>
              </table:table-cell>
              <table:table-cell office:value-type="float" office:value="0.87136">
                <text:p>0.87136</text:p>
              </table:table-cell>
              <table:table-cell office:value-type="float" office:value="0.912">
                <text:p>0.912</text:p>
              </table:table-cell>
              <table:table-cell office:value-type="float" office:value="0.810976">
                <text:p>0.8109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7344">
                <text:p>0.57344</text:p>
              </table:table-cell>
              <table:table-cell office:value-type="float" office:value="0.82336">
                <text:p>0.82336</text:p>
              </table:table-cell>
              <table:table-cell office:value-type="float" office:value="0.83712">
                <text:p>0.83712</text:p>
              </table:table-cell>
              <table:table-cell office:value-type="float" office:value="0.84">
                <text:p>0.84</text:p>
              </table:table-cell>
              <table:table-cell office:value-type="float" office:value="0.84544">
                <text:p>0.84544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184">
                <text:p>0.85184</text:p>
              </table:table-cell>
              <table:table-cell office:value-type="float" office:value="0.86144">
                <text:p>0.86144</text:p>
              </table:table-cell>
              <table:table-cell office:value-type="float" office:value="0.87232">
                <text:p>0.87232</text:p>
              </table:table-cell>
              <table:table-cell office:value-type="float" office:value="0.912">
                <text:p>0.912</text:p>
              </table:table-cell>
              <table:table-cell office:value-type="float" office:value="0.820096">
                <text:p>0.82009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4496">
                <text:p>0.54496</text:p>
              </table:table-cell>
              <table:table-cell office:value-type="float" office:value="0.7792">
                <text:p>0.7792</text:p>
              </table:table-cell>
              <table:table-cell office:value-type="float" office:value="0.83392">
                <text:p>0.83392</text:p>
              </table:table-cell>
              <table:table-cell office:value-type="float" office:value="0.84">
                <text:p>0.84</text:p>
              </table:table-cell>
              <table:table-cell office:value-type="float" office:value="0.84736">
                <text:p>0.84736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248">
                <text:p>0.85248</text:p>
              </table:table-cell>
              <table:table-cell office:value-type="float" office:value="0.85984">
                <text:p>0.85984</text:p>
              </table:table-cell>
              <table:table-cell office:value-type="float" office:value="0.8768">
                <text:p>0.8768</text:p>
              </table:table-cell>
              <table:table-cell office:value-type="float" office:value="0.912">
                <text:p>0.912</text:p>
              </table:table-cell>
              <table:table-cell office:value-type="float" office:value="0.813056">
                <text:p>0.8130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54208">
                <text:p>0.54208</text:p>
              </table:table-cell>
              <table:table-cell office:value-type="float" office:value="0.80736">
                <text:p>0.80736</text:p>
              </table:table-cell>
              <table:table-cell office:value-type="float" office:value="0.83648">
                <text:p>0.83648</text:p>
              </table:table-cell>
              <table:table-cell office:value-type="float" office:value="0.84096">
                <text:p>0.84096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44">
                <text:p>0.8544</text:p>
              </table:table-cell>
              <table:table-cell office:value-type="float" office:value="0.864">
                <text:p>0.864</text:p>
              </table:table-cell>
              <table:table-cell office:value-type="float" office:value="0.88448">
                <text:p>0.88448</text:p>
              </table:table-cell>
              <table:table-cell office:value-type="float" office:value="0.912">
                <text:p>0.912</text:p>
              </table:table-cell>
              <table:table-cell office:value-type="float" office:value="0.817376">
                <text:p>0.81737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2">
                <text:p>0.52</text:p>
              </table:table-cell>
              <table:table-cell office:value-type="float" office:value="0.82368">
                <text:p>0.82368</text:p>
              </table:table-cell>
              <table:table-cell office:value-type="float" office:value="0.84">
                <text:p>0.84</text:p>
              </table:table-cell>
              <table:table-cell office:value-type="float" office:value="0.84544">
                <text:p>0.84544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344">
                <text:p>0.85344</text:p>
              </table:table-cell>
              <table:table-cell office:value-type="float" office:value="0.85952">
                <text:p>0.85952</text:p>
              </table:table-cell>
              <table:table-cell office:value-type="float" office:value="0.86592">
                <text:p>0.86592</text:p>
              </table:table-cell>
              <table:table-cell office:value-type="float" office:value="0.8864">
                <text:p>0.8864</text:p>
              </table:table-cell>
              <table:table-cell office:value-type="float" office:value="0.912">
                <text:p>0.912</text:p>
              </table:table-cell>
              <table:table-cell office:value-type="float" office:value="0.81904">
                <text:p>0.8190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1136">
                <text:p>0.51136</text:p>
              </table:table-cell>
              <table:table-cell office:value-type="float" office:value="0.82496">
                <text:p>0.82496</text:p>
              </table:table-cell>
              <table:table-cell office:value-type="float" office:value="0.84">
                <text:p>0.84</text:p>
              </table:table-cell>
              <table:table-cell office:value-type="float" office:value="0.84576">
                <text:p>0.84576</text:p>
              </table:table-cell>
              <table:table-cell office:value-type="float" office:value="0.848">
                <text:p>0.848</text:p>
              </table:table-cell>
              <table:table-cell office:value-type="float" office:value="0.84928">
                <text:p>0.84928</text:p>
              </table:table-cell>
              <table:table-cell office:value-type="float" office:value="0.85632">
                <text:p>0.85632</text:p>
              </table:table-cell>
              <table:table-cell office:value-type="float" office:value="0.864">
                <text:p>0.864</text:p>
              </table:table-cell>
              <table:table-cell office:value-type="float" office:value="0.87008">
                <text:p>0.87008</text:p>
              </table:table-cell>
              <table:table-cell office:value-type="float" office:value="0.88864">
                <text:p>0.88864</text:p>
              </table:table-cell>
              <table:table-cell office:value-type="float" office:value="0.912">
                <text:p>0.912</text:p>
              </table:table-cell>
              <table:table-cell office:value-type="float" office:value="0.81984">
                <text:p>0.819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0112">
                <text:p>0.50112</text:p>
              </table:table-cell>
              <table:table-cell office:value-type="float" office:value="0.792">
                <text:p>0.792</text:p>
              </table:table-cell>
              <table:table-cell office:value-type="float" office:value="0.83936">
                <text:p>0.83936</text:p>
              </table:table-cell>
              <table:table-cell office:value-type="float" office:value="0.84448">
                <text:p>0.844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248">
                <text:p>0.85248</text:p>
              </table:table-cell>
              <table:table-cell office:value-type="float" office:value="0.85824">
                <text:p>0.85824</text:p>
              </table:table-cell>
              <table:table-cell office:value-type="float" office:value="0.86784">
                <text:p>0.86784</text:p>
              </table:table-cell>
              <table:table-cell office:value-type="float" office:value="0.88832">
                <text:p>0.88832</text:p>
              </table:table-cell>
              <table:table-cell office:value-type="float" office:value="0.912">
                <text:p>0.912</text:p>
              </table:table-cell>
              <table:table-cell office:value-type="float" office:value="0.813984">
                <text:p>0.8139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1104">
                <text:p>0.51104</text:p>
              </table:table-cell>
              <table:table-cell office:value-type="float" office:value="0.7936">
                <text:p>0.7936</text:p>
              </table:table-cell>
              <table:table-cell office:value-type="float" office:value="0.84096">
                <text:p>0.84096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184">
                <text:p>0.85184</text:p>
              </table:table-cell>
              <table:table-cell office:value-type="float" office:value="0.856">
                <text:p>0.856</text:p>
              </table:table-cell>
              <table:table-cell office:value-type="float" office:value="0.86368">
                <text:p>0.86368</text:p>
              </table:table-cell>
              <table:table-cell office:value-type="float" office:value="0.8864">
                <text:p>0.8864</text:p>
              </table:table-cell>
              <table:table-cell office:value-type="float" office:value="0.912">
                <text:p>0.912</text:p>
              </table:table-cell>
              <table:table-cell office:value-type="float" office:value="0.814752">
                <text:p>0.81475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3408">
                <text:p>0.53408</text:p>
              </table:table-cell>
              <table:table-cell office:value-type="float" office:value="0.7536">
                <text:p>0.7536</text:p>
              </table:table-cell>
              <table:table-cell office:value-type="float" office:value="0.84064">
                <text:p>0.84064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992">
                <text:p>0.84992</text:p>
              </table:table-cell>
              <table:table-cell office:value-type="float" office:value="0.856">
                <text:p>0.856</text:p>
              </table:table-cell>
              <table:table-cell office:value-type="float" office:value="0.86464">
                <text:p>0.86464</text:p>
              </table:table-cell>
              <table:table-cell office:value-type="float" office:value="0.88544">
                <text:p>0.88544</text:p>
              </table:table-cell>
              <table:table-cell office:value-type="float" office:value="0.912">
                <text:p>0.912</text:p>
              </table:table-cell>
              <table:table-cell office:value-type="float" office:value="0.812832">
                <text:p>0.81283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232">
                <text:p>0.5232</text:p>
              </table:table-cell>
              <table:table-cell office:value-type="float" office:value="0.78208">
                <text:p>0.78208</text:p>
              </table:table-cell>
              <table:table-cell office:value-type="float" office:value="0.84448">
                <text:p>0.844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96">
                <text:p>0.8496</text:p>
              </table:table-cell>
              <table:table-cell office:value-type="float" office:value="0.856">
                <text:p>0.856</text:p>
              </table:table-cell>
              <table:table-cell office:value-type="float" office:value="0.86144">
                <text:p>0.86144</text:p>
              </table:table-cell>
              <table:table-cell office:value-type="float" office:value="0.88224">
                <text:p>0.88224</text:p>
              </table:table-cell>
              <table:table-cell office:value-type="float" office:value="0.912">
                <text:p>0.912</text:p>
              </table:table-cell>
              <table:table-cell office:value-type="float" office:value="0.814304">
                <text:p>0.81430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7536">
                <text:p>0.57536</text:p>
              </table:table-cell>
              <table:table-cell office:value-type="float" office:value="0.83616">
                <text:p>0.83616</text:p>
              </table:table-cell>
              <table:table-cell office:value-type="float" office:value="0.8464">
                <text:p>0.8464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28">
                <text:p>0.8528</text:p>
              </table:table-cell>
              <table:table-cell office:value-type="float" office:value="0.856">
                <text:p>0.856</text:p>
              </table:table-cell>
              <table:table-cell office:value-type="float" office:value="0.86304">
                <text:p>0.86304</text:p>
              </table:table-cell>
              <table:table-cell office:value-type="float" office:value="0.88384">
                <text:p>0.88384</text:p>
              </table:table-cell>
              <table:table-cell office:value-type="float" office:value="0.912">
                <text:p>0.912</text:p>
              </table:table-cell>
              <table:table-cell office:value-type="float" office:value="0.82576">
                <text:p>0.8257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5328">
                <text:p>0.55328</text:p>
              </table:table-cell>
              <table:table-cell office:value-type="float" office:value="0.82592">
                <text:p>0.82592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96">
                <text:p>0.84896</text:p>
              </table:table-cell>
              <table:table-cell office:value-type="float" office:value="0.856">
                <text:p>0.856</text:p>
              </table:table-cell>
              <table:table-cell office:value-type="float" office:value="0.85664">
                <text:p>0.85664</text:p>
              </table:table-cell>
              <table:table-cell office:value-type="float" office:value="0.86528">
                <text:p>0.86528</text:p>
              </table:table-cell>
              <table:table-cell office:value-type="float" office:value="0.88416">
                <text:p>0.88416</text:p>
              </table:table-cell>
              <table:table-cell office:value-type="float" office:value="0.912">
                <text:p>0.912</text:p>
              </table:table-cell>
              <table:table-cell office:value-type="float" office:value="0.823424">
                <text:p>0.82342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6304">
                <text:p>0.66304</text:p>
              </table:table-cell>
              <table:table-cell office:value-type="float" office:value="0.8416">
                <text:p>0.8416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024">
                <text:p>0.8502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32">
                <text:p>0.86432</text:p>
              </table:table-cell>
              <table:table-cell office:value-type="float" office:value="0.88128">
                <text:p>0.88128</text:p>
              </table:table-cell>
              <table:table-cell office:value-type="float" office:value="0.912">
                <text:p>0.912</text:p>
              </table:table-cell>
              <table:table-cell office:value-type="float" office:value="0.835648">
                <text:p>0.83564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6848">
                <text:p>0.66848</text:p>
              </table:table-cell>
              <table:table-cell office:value-type="float" office:value="0.84096">
                <text:p>0.84096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344">
                <text:p>0.85344</text:p>
              </table:table-cell>
              <table:table-cell office:value-type="float" office:value="0.856">
                <text:p>0.856</text:p>
              </table:table-cell>
              <table:table-cell office:value-type="float" office:value="0.85664">
                <text:p>0.85664</text:p>
              </table:table-cell>
              <table:table-cell office:value-type="float" office:value="0.86464">
                <text:p>0.86464</text:p>
              </table:table-cell>
              <table:table-cell office:value-type="float" office:value="0.88256">
                <text:p>0.88256</text:p>
              </table:table-cell>
              <table:table-cell office:value-type="float" office:value="0.912">
                <text:p>0.912</text:p>
              </table:table-cell>
              <table:table-cell office:value-type="float" office:value="0.836672">
                <text:p>0.83667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2">
                <text:p>0.52</text:p>
              </table:table-cell>
              <table:table-cell office:value-type="float" office:value="0.8176">
                <text:p>0.8176</text:p>
              </table:table-cell>
              <table:table-cell office:value-type="float" office:value="0.84608">
                <text:p>0.8460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248">
                <text:p>0.8524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32">
                <text:p>0.86432</text:p>
              </table:table-cell>
              <table:table-cell office:value-type="float" office:value="0.88416">
                <text:p>0.88416</text:p>
              </table:table-cell>
              <table:table-cell office:value-type="float" office:value="0.912">
                <text:p>0.912</text:p>
              </table:table-cell>
              <table:table-cell office:value-type="float" office:value="0.819264">
                <text:p>0.81926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0672">
                <text:p>0.60672</text:p>
              </table:table-cell>
              <table:table-cell office:value-type="float" office:value="0.8416">
                <text:p>0.8416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992">
                <text:p>0.8499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96">
                <text:p>0.85696</text:p>
              </table:table-cell>
              <table:table-cell office:value-type="float" office:value="0.86496">
                <text:p>0.86496</text:p>
              </table:table-cell>
              <table:table-cell office:value-type="float" office:value="0.88448">
                <text:p>0.88448</text:p>
              </table:table-cell>
              <table:table-cell office:value-type="float" office:value="0.912">
                <text:p>0.912</text:p>
              </table:table-cell>
              <table:table-cell office:value-type="float" office:value="0.831264">
                <text:p>0.83126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0816">
                <text:p>0.50816</text:p>
              </table:table-cell>
              <table:table-cell office:value-type="float" office:value="0.81696">
                <text:p>0.81696</text:p>
              </table:table-cell>
              <table:table-cell office:value-type="float" office:value="0.84768">
                <text:p>0.84768</text:p>
              </table:table-cell>
              <table:table-cell office:value-type="float" office:value="0.848">
                <text:p>0.848</text:p>
              </table:table-cell>
              <table:table-cell office:value-type="float" office:value="0.8496">
                <text:p>0.849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96">
                <text:p>0.85696</text:p>
              </table:table-cell>
              <table:table-cell office:value-type="float" office:value="0.864">
                <text:p>0.864</text:p>
              </table:table-cell>
              <table:table-cell office:value-type="float" office:value="0.88384">
                <text:p>0.88384</text:p>
              </table:table-cell>
              <table:table-cell office:value-type="float" office:value="0.912">
                <text:p>0.912</text:p>
              </table:table-cell>
              <table:table-cell office:value-type="float" office:value="0.81872">
                <text:p>0.818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4096">
                <text:p>0.64096</text:p>
              </table:table-cell>
              <table:table-cell office:value-type="float" office:value="0.84352">
                <text:p>0.84352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152">
                <text:p>0.8515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208">
                <text:p>0.86208</text:p>
              </table:table-cell>
              <table:table-cell office:value-type="float" office:value="0.88128">
                <text:p>0.88128</text:p>
              </table:table-cell>
              <table:table-cell office:value-type="float" office:value="0.912">
                <text:p>0.912</text:p>
              </table:table-cell>
              <table:table-cell office:value-type="float" office:value="0.834336">
                <text:p>0.83433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72864">
                <text:p>0.72864</text:p>
              </table:table-cell>
              <table:table-cell office:value-type="float" office:value="0.84352">
                <text:p>0.84352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408">
                <text:p>0.8540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12">
                <text:p>0.86112</text:p>
              </table:table-cell>
              <table:table-cell office:value-type="float" office:value="0.8768">
                <text:p>0.8768</text:p>
              </table:table-cell>
              <table:table-cell office:value-type="float" office:value="0.912">
                <text:p>0.912</text:p>
              </table:table-cell>
              <table:table-cell office:value-type="float" office:value="0.842816">
                <text:p>0.84281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71936">
                <text:p>0.71936</text:p>
              </table:table-cell>
              <table:table-cell office:value-type="float" office:value="0.8448">
                <text:p>0.84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376">
                <text:p>0.8537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08">
                <text:p>0.8608</text:p>
              </table:table-cell>
              <table:table-cell office:value-type="float" office:value="0.88">
                <text:p>0.88</text:p>
              </table:table-cell>
              <table:table-cell office:value-type="float" office:value="0.912">
                <text:p>0.912</text:p>
              </table:table-cell>
              <table:table-cell office:value-type="float" office:value="0.842272">
                <text:p>0.84227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5344">
                <text:p>0.65344</text:p>
              </table:table-cell>
              <table:table-cell office:value-type="float" office:value="0.84">
                <text:p>0.84</text:p>
              </table:table-cell>
              <table:table-cell office:value-type="float" office:value="0.848">
                <text:p>0.848</text:p>
              </table:table-cell>
              <table:table-cell office:value-type="float" office:value="0.84992">
                <text:p>0.8499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64">
                <text:p>0.86464</text:p>
              </table:table-cell>
              <table:table-cell office:value-type="float" office:value="0.88352">
                <text:p>0.88352</text:p>
              </table:table-cell>
              <table:table-cell office:value-type="float" office:value="0.912">
                <text:p>0.912</text:p>
              </table:table-cell>
              <table:table-cell office:value-type="float" office:value="0.836352">
                <text:p>0.83635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1232">
                <text:p>0.71232</text:p>
              </table:table-cell>
              <table:table-cell office:value-type="float" office:value="0.84352">
                <text:p>0.84352</text:p>
              </table:table-cell>
              <table:table-cell office:value-type="float" office:value="0.848">
                <text:p>0.848</text:p>
              </table:table-cell>
              <table:table-cell office:value-type="float" office:value="0.8496">
                <text:p>0.849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92">
                <text:p>0.85792</text:p>
              </table:table-cell>
              <table:table-cell office:value-type="float" office:value="0.8704">
                <text:p>0.8704</text:p>
              </table:table-cell>
              <table:table-cell office:value-type="float" office:value="0.88352">
                <text:p>0.88352</text:p>
              </table:table-cell>
              <table:table-cell office:value-type="float" office:value="0.912">
                <text:p>0.912</text:p>
              </table:table-cell>
              <table:table-cell office:value-type="float" office:value="0.843328">
                <text:p>0.84332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4944">
                <text:p>0.74944</text:p>
              </table:table-cell>
              <table:table-cell office:value-type="float" office:value="0.84672">
                <text:p>0.84672</text:p>
              </table:table-cell>
              <table:table-cell office:value-type="float" office:value="0.84832">
                <text:p>0.8483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64">
                <text:p>0.86464</text:p>
              </table:table-cell>
              <table:table-cell office:value-type="float" office:value="0.872">
                <text:p>0.872</text:p>
              </table:table-cell>
              <table:table-cell office:value-type="float" office:value="0.88512">
                <text:p>0.88512</text:p>
              </table:table-cell>
              <table:table-cell office:value-type="float" office:value="0.912">
                <text:p>0.912</text:p>
              </table:table-cell>
              <table:table-cell office:value-type="float" office:value="0.849024">
                <text:p>0.84902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7456">
                <text:p>0.7456</text:p>
              </table:table-cell>
              <table:table-cell office:value-type="float" office:value="0.8464">
                <text:p>0.8464</text:p>
              </table:table-cell>
              <table:table-cell office:value-type="float" office:value="0.84928">
                <text:p>0.8492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528">
                <text:p>0.86528</text:p>
              </table:table-cell>
              <table:table-cell office:value-type="float" office:value="0.872">
                <text:p>0.872</text:p>
              </table:table-cell>
              <table:table-cell office:value-type="float" office:value="0.88992">
                <text:p>0.88992</text:p>
              </table:table-cell>
              <table:table-cell office:value-type="float" office:value="0.912">
                <text:p>0.912</text:p>
              </table:table-cell>
              <table:table-cell office:value-type="float" office:value="0.849248">
                <text:p>0.84924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752">
                <text:p>0.6752</text:p>
              </table:table-cell>
              <table:table-cell office:value-type="float" office:value="0.84384">
                <text:p>0.84384</text:p>
              </table:table-cell>
              <table:table-cell office:value-type="float" office:value="0.8496">
                <text:p>0.849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952">
                <text:p>0.85952</text:p>
              </table:table-cell>
              <table:table-cell office:value-type="float" office:value="0.87072">
                <text:p>0.87072</text:p>
              </table:table-cell>
              <table:table-cell office:value-type="float" office:value="0.8864">
                <text:p>0.8864</text:p>
              </table:table-cell>
              <table:table-cell office:value-type="float" office:value="0.912">
                <text:p>0.912</text:p>
              </table:table-cell>
              <table:table-cell office:value-type="float" office:value="0.840928">
                <text:p>0.84092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8064">
                <text:p>0.68064</text:p>
              </table:table-cell>
              <table:table-cell office:value-type="float" office:value="0.84704">
                <text:p>0.84704</text:p>
              </table:table-cell>
              <table:table-cell office:value-type="float" office:value="0.848">
                <text:p>0.848</text:p>
              </table:table-cell>
              <table:table-cell office:value-type="float" office:value="0.85376">
                <text:p>0.8537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6">
                <text:p>0.8576</text:p>
              </table:table-cell>
              <table:table-cell office:value-type="float" office:value="0.86912">
                <text:p>0.86912</text:p>
              </table:table-cell>
              <table:table-cell office:value-type="float" office:value="0.88576">
                <text:p>0.88576</text:p>
              </table:table-cell>
              <table:table-cell office:value-type="float" office:value="0.912">
                <text:p>0.912</text:p>
              </table:table-cell>
              <table:table-cell office:value-type="float" office:value="0.840992">
                <text:p>0.84099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1312">
                <text:p>0.61312</text:p>
              </table:table-cell>
              <table:table-cell office:value-type="float" office:value="0.84416">
                <text:p>0.84416</text:p>
              </table:table-cell>
              <table:table-cell office:value-type="float" office:value="0.848">
                <text:p>0.848</text:p>
              </table:table-cell>
              <table:table-cell office:value-type="float" office:value="0.85088">
                <text:p>0.8508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32">
                <text:p>0.85632</text:p>
              </table:table-cell>
              <table:table-cell office:value-type="float" office:value="0.86688">
                <text:p>0.86688</text:p>
              </table:table-cell>
              <table:table-cell office:value-type="float" office:value="0.88288">
                <text:p>0.88288</text:p>
              </table:table-cell>
              <table:table-cell office:value-type="float" office:value="0.912">
                <text:p>0.912</text:p>
              </table:table-cell>
              <table:table-cell office:value-type="float" office:value="0.833024">
                <text:p>0.83302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2768">
                <text:p>0.52768</text:p>
              </table:table-cell>
              <table:table-cell office:value-type="float" office:value="0.7808">
                <text:p>0.780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376">
                <text:p>0.8537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888">
                <text:p>0.85888</text:p>
              </table:table-cell>
              <table:table-cell office:value-type="float" office:value="0.88032">
                <text:p>0.88032</text:p>
              </table:table-cell>
              <table:table-cell office:value-type="float" office:value="0.912">
                <text:p>0.912</text:p>
              </table:table-cell>
              <table:table-cell office:value-type="float" office:value="0.816544">
                <text:p>0.81654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7984">
                <text:p>0.57984</text:p>
              </table:table-cell>
              <table:table-cell office:value-type="float" office:value="0.83264">
                <text:p>0.83264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856">
                <text:p>0.85856</text:p>
              </table:table-cell>
              <table:table-cell office:value-type="float" office:value="0.88288">
                <text:p>0.88288</text:p>
              </table:table-cell>
              <table:table-cell office:value-type="float" office:value="0.912">
                <text:p>0.912</text:p>
              </table:table-cell>
              <table:table-cell office:value-type="float" office:value="0.827392">
                <text:p>0.82739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52544">
                <text:p>0.52544</text:p>
              </table:table-cell>
              <table:table-cell office:value-type="float" office:value="0.71168">
                <text:p>0.71168</text:p>
              </table:table-cell>
              <table:table-cell office:value-type="float" office:value="0.84704">
                <text:p>0.84704</text:p>
              </table:table-cell>
              <table:table-cell office:value-type="float" office:value="0.848">
                <text:p>0.848</text:p>
              </table:table-cell>
              <table:table-cell office:value-type="float" office:value="0.85184">
                <text:p>0.8518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952">
                <text:p>0.85952</text:p>
              </table:table-cell>
              <table:table-cell office:value-type="float" office:value="0.8832">
                <text:p>0.8832</text:p>
              </table:table-cell>
              <table:table-cell office:value-type="float" office:value="0.912">
                <text:p>0.912</text:p>
              </table:table-cell>
              <table:table-cell office:value-type="float" office:value="0.809472">
                <text:p>0.80947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0256">
                <text:p>0.60256</text:p>
              </table:table-cell>
              <table:table-cell office:value-type="float" office:value="0.79936">
                <text:p>0.79936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312">
                <text:p>0.8531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832">
                <text:p>0.8832</text:p>
              </table:table-cell>
              <table:table-cell office:value-type="float" office:value="0.912">
                <text:p>0.912</text:p>
              </table:table-cell>
              <table:table-cell office:value-type="float" office:value="0.825024">
                <text:p>0.82502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7408">
                <text:p>0.57408</text:p>
              </table:table-cell>
              <table:table-cell office:value-type="float" office:value="0.77888">
                <text:p>0.7788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248">
                <text:p>0.8524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856">
                <text:p>0.85856</text:p>
              </table:table-cell>
              <table:table-cell office:value-type="float" office:value="0.8848">
                <text:p>0.8848</text:p>
              </table:table-cell>
              <table:table-cell office:value-type="float" office:value="0.912">
                <text:p>0.912</text:p>
              </table:table-cell>
              <table:table-cell office:value-type="float" office:value="0.82048">
                <text:p>0.8204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5792">
                <text:p>0.5792</text:p>
              </table:table-cell>
              <table:table-cell office:value-type="float" office:value="0.75904">
                <text:p>0.75904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536">
                <text:p>0.8553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6">
                <text:p>0.8576</text:p>
              </table:table-cell>
              <table:table-cell office:value-type="float" office:value="0.88352">
                <text:p>0.88352</text:p>
              </table:table-cell>
              <table:table-cell office:value-type="float" office:value="0.912">
                <text:p>0.912</text:p>
              </table:table-cell>
              <table:table-cell office:value-type="float" office:value="0.819072">
                <text:p>0.81907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3728">
                <text:p>0.53728</text:p>
              </table:table-cell>
              <table:table-cell office:value-type="float" office:value="0.76512">
                <text:p>0.76512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28">
                <text:p>0.852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272">
                <text:p>0.86272</text:p>
              </table:table-cell>
              <table:table-cell office:value-type="float" office:value="0.888">
                <text:p>0.888</text:p>
              </table:table-cell>
              <table:table-cell office:value-type="float" office:value="0.912">
                <text:p>0.912</text:p>
              </table:table-cell>
              <table:table-cell office:value-type="float" office:value="0.816992">
                <text:p>0.81699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264">
                <text:p>0.5264</text:p>
              </table:table-cell>
              <table:table-cell office:value-type="float" office:value="0.80992">
                <text:p>0.80992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28">
                <text:p>0.852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92">
                <text:p>0.8592</text:p>
              </table:table-cell>
              <table:table-cell office:value-type="float" office:value="0.888">
                <text:p>0.888</text:p>
              </table:table-cell>
              <table:table-cell office:value-type="float" office:value="0.912">
                <text:p>0.912</text:p>
              </table:table-cell>
              <table:table-cell office:value-type="float" office:value="0.820032">
                <text:p>0.82003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9696">
                <text:p>0.49696</text:p>
              </table:table-cell>
              <table:table-cell office:value-type="float" office:value="0.6448">
                <text:p>0.6448</text:p>
              </table:table-cell>
              <table:table-cell office:value-type="float" office:value="0.8448">
                <text:p>0.8448</text:p>
              </table:table-cell>
              <table:table-cell office:value-type="float" office:value="0.848">
                <text:p>0.848</text:p>
              </table:table-cell>
              <table:table-cell office:value-type="float" office:value="0.84992">
                <text:p>0.8499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264">
                <text:p>0.87264</text:p>
              </table:table-cell>
              <table:table-cell office:value-type="float" office:value="0.912">
                <text:p>0.912</text:p>
              </table:table-cell>
              <table:table-cell office:value-type="float" office:value="0.798112">
                <text:p>0.79811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2128">
                <text:p>0.52128</text:p>
              </table:table-cell>
              <table:table-cell office:value-type="float" office:value="0.624">
                <text:p>0.624</text:p>
              </table:table-cell>
              <table:table-cell office:value-type="float" office:value="0.7536">
                <text:p>0.7536</text:p>
              </table:table-cell>
              <table:table-cell office:value-type="float" office:value="0.848">
                <text:p>0.848</text:p>
              </table:table-cell>
              <table:table-cell office:value-type="float" office:value="0.8528">
                <text:p>0.852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904">
                <text:p>0.87904</text:p>
              </table:table-cell>
              <table:table-cell office:value-type="float" office:value="0.912">
                <text:p>0.912</text:p>
              </table:table-cell>
              <table:table-cell office:value-type="float" office:value="0.790272">
                <text:p>0.7902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4112">
                <text:p>0.54112</text:p>
              </table:table-cell>
              <table:table-cell office:value-type="float" office:value="0.62592">
                <text:p>0.62592</text:p>
              </table:table-cell>
              <table:table-cell office:value-type="float" office:value="0.78528">
                <text:p>0.78528</text:p>
              </table:table-cell>
              <table:table-cell office:value-type="float" office:value="0.85152">
                <text:p>0.8515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776">
                <text:p>0.87776</text:p>
              </table:table-cell>
              <table:table-cell office:value-type="float" office:value="0.912">
                <text:p>0.912</text:p>
              </table:table-cell>
              <table:table-cell office:value-type="float" office:value="0.79616">
                <text:p>0.7961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2352">
                <text:p>0.52352</text:p>
              </table:table-cell>
              <table:table-cell office:value-type="float" office:value="0.6272">
                <text:p>0.6272</text:p>
              </table:table-cell>
              <table:table-cell office:value-type="float" office:value="0.8016">
                <text:p>0.8016</text:p>
              </table:table-cell>
              <table:table-cell office:value-type="float" office:value="0.85184">
                <text:p>0.8518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424">
                <text:p>0.87424</text:p>
              </table:table-cell>
              <table:table-cell office:value-type="float" office:value="0.912">
                <text:p>0.912</text:p>
              </table:table-cell>
              <table:table-cell office:value-type="float" office:value="0.79584">
                <text:p>0.7958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6992">
                <text:p>0.56992</text:p>
              </table:table-cell>
              <table:table-cell office:value-type="float" office:value="0.63616">
                <text:p>0.63616</text:p>
              </table:table-cell>
              <table:table-cell office:value-type="float" office:value="0.82912">
                <text:p>0.8291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848">
                <text:p>0.86848</text:p>
              </table:table-cell>
              <table:table-cell office:value-type="float" office:value="0.912">
                <text:p>0.912</text:p>
              </table:table-cell>
              <table:table-cell office:value-type="float" office:value="0.803968">
                <text:p>0.80396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9936">
                <text:p>0.59936</text:p>
              </table:table-cell>
              <table:table-cell office:value-type="float" office:value="0.65504">
                <text:p>0.65504</text:p>
              </table:table-cell>
              <table:table-cell office:value-type="float" office:value="0.82048">
                <text:p>0.82048</text:p>
              </table:table-cell>
              <table:table-cell office:value-type="float" office:value="0.8512">
                <text:p>0.851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2">
                <text:p>0.872</text:p>
              </table:table-cell>
              <table:table-cell office:value-type="float" office:value="0.912">
                <text:p>0.912</text:p>
              </table:table-cell>
              <table:table-cell office:value-type="float" office:value="0.807808">
                <text:p>0.80780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0592">
                <text:p>0.50592</text:p>
              </table:table-cell>
              <table:table-cell office:value-type="float" office:value="0.6352">
                <text:p>0.6352</text:p>
              </table:table-cell>
              <table:table-cell office:value-type="float" office:value="0.75712">
                <text:p>0.75712</text:p>
              </table:table-cell>
              <table:table-cell office:value-type="float" office:value="0.848">
                <text:p>0.848</text:p>
              </table:table-cell>
              <table:table-cell office:value-type="float" office:value="0.85536">
                <text:p>0.8553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136">
                <text:p>0.87136</text:p>
              </table:table-cell>
              <table:table-cell office:value-type="float" office:value="0.912">
                <text:p>0.912</text:p>
              </table:table-cell>
              <table:table-cell office:value-type="float" office:value="0.789696">
                <text:p>0.7896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3024">
                <text:p>0.53024</text:p>
              </table:table-cell>
              <table:table-cell office:value-type="float" office:value="0.63712">
                <text:p>0.63712</text:p>
              </table:table-cell>
              <table:table-cell office:value-type="float" office:value="0.80128">
                <text:p>0.80128</text:p>
              </table:table-cell>
              <table:table-cell office:value-type="float" office:value="0.848">
                <text:p>0.848</text:p>
              </table:table-cell>
              <table:table-cell office:value-type="float" office:value="0.85536">
                <text:p>0.8553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168">
                <text:p>0.87168</text:p>
              </table:table-cell>
              <table:table-cell office:value-type="float" office:value="0.912">
                <text:p>0.912</text:p>
              </table:table-cell>
              <table:table-cell office:value-type="float" office:value="0.796768">
                <text:p>0.79676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52832">
                <text:p>0.52832</text:p>
              </table:table-cell>
              <table:table-cell office:value-type="float" office:value="0.69376">
                <text:p>0.69376</text:p>
              </table:table-cell>
              <table:table-cell office:value-type="float" office:value="0.848">
                <text:p>0.848</text:p>
              </table:table-cell>
              <table:table-cell office:value-type="float" office:value="0.85024">
                <text:p>0.8502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104">
                <text:p>0.87104</text:p>
              </table:table-cell>
              <table:table-cell office:value-type="float" office:value="0.912">
                <text:p>0.912</text:p>
              </table:table-cell>
              <table:table-cell office:value-type="float" office:value="0.807136">
                <text:p>0.80713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5424">
                <text:p>0.55424</text:p>
              </table:table-cell>
              <table:table-cell office:value-type="float" office:value="0.81248">
                <text:p>0.81248</text:p>
              </table:table-cell>
              <table:table-cell office:value-type="float" office:value="0.84864">
                <text:p>0.8486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008">
                <text:p>0.87008</text:p>
              </table:table-cell>
              <table:table-cell office:value-type="float" office:value="0.912">
                <text:p>0.912</text:p>
              </table:table-cell>
              <table:table-cell office:value-type="float" office:value="0.822144">
                <text:p>0.82214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4944">
                <text:p>0.54944</text:p>
              </table:table-cell>
              <table:table-cell office:value-type="float" office:value="0.75424">
                <text:p>0.75424</text:p>
              </table:table-cell>
              <table:table-cell office:value-type="float" office:value="0.848">
                <text:p>0.848</text:p>
              </table:table-cell>
              <table:table-cell office:value-type="float" office:value="0.85504">
                <text:p>0.8550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84">
                <text:p>0.8784</text:p>
              </table:table-cell>
              <table:table-cell office:value-type="float" office:value="0.912">
                <text:p>0.912</text:p>
              </table:table-cell>
              <table:table-cell office:value-type="float" office:value="0.816512">
                <text:p>0.81651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4976">
                <text:p>0.54976</text:p>
              </table:table-cell>
              <table:table-cell office:value-type="float" office:value="0.68864">
                <text:p>0.68864</text:p>
              </table:table-cell>
              <table:table-cell office:value-type="float" office:value="0.848">
                <text:p>0.848</text:p>
              </table:table-cell>
              <table:table-cell office:value-type="float" office:value="0.85152">
                <text:p>0.8515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136">
                <text:p>0.87136</text:p>
              </table:table-cell>
              <table:table-cell office:value-type="float" office:value="0.912">
                <text:p>0.912</text:p>
              </table:table-cell>
              <table:table-cell office:value-type="float" office:value="0.808928">
                <text:p>0.80892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136">
                <text:p>0.5136</text:p>
              </table:table-cell>
              <table:table-cell office:value-type="float" office:value="0.63392">
                <text:p>0.63392</text:p>
              </table:table-cell>
              <table:table-cell office:value-type="float" office:value="0.76224">
                <text:p>0.76224</text:p>
              </table:table-cell>
              <table:table-cell office:value-type="float" office:value="0.84832">
                <text:p>0.8483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88">
                <text:p>0.8688</text:p>
              </table:table-cell>
              <table:table-cell office:value-type="float" office:value="0.912">
                <text:p>0.912</text:p>
              </table:table-cell>
              <table:table-cell office:value-type="float" office:value="0.790688">
                <text:p>0.79068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504">
                <text:p>0.504</text:p>
              </table:table-cell>
              <table:table-cell office:value-type="float" office:value="0.62016">
                <text:p>0.62016</text:p>
              </table:table-cell>
              <table:table-cell office:value-type="float" office:value="0.64">
                <text:p>0.64</text:p>
              </table:table-cell>
              <table:table-cell office:value-type="float" office:value="0.81536">
                <text:p>0.81536</text:p>
              </table:table-cell>
              <table:table-cell office:value-type="float" office:value="0.8512">
                <text:p>0.851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12">
                <text:p>0.86112</text:p>
              </table:table-cell>
              <table:table-cell office:value-type="float" office:value="0.912">
                <text:p>0.912</text:p>
              </table:table-cell>
              <table:table-cell office:value-type="float" office:value="0.771584">
                <text:p>0.77158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52544">
                <text:p>0.52544</text:p>
              </table:table-cell>
              <table:table-cell office:value-type="float" office:value="0.62912">
                <text:p>0.62912</text:p>
              </table:table-cell>
              <table:table-cell office:value-type="float" office:value="0.71712">
                <text:p>0.71712</text:p>
              </table:table-cell>
              <table:table-cell office:value-type="float" office:value="0.85056">
                <text:p>0.850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56">
                <text:p>0.8656</text:p>
              </table:table-cell>
              <table:table-cell office:value-type="float" office:value="0.912">
                <text:p>0.912</text:p>
              </table:table-cell>
              <table:table-cell office:value-type="float" office:value="0.786784">
                <text:p>0.78678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47424">
                <text:p>0.47424</text:p>
              </table:table-cell>
              <table:table-cell office:value-type="float" office:value="0.61696">
                <text:p>0.61696</text:p>
              </table:table-cell>
              <table:table-cell office:value-type="float" office:value="0.73632">
                <text:p>0.73632</text:p>
              </table:table-cell>
              <table:table-cell office:value-type="float" office:value="0.85152">
                <text:p>0.8515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296">
                <text:p>0.87296</text:p>
              </table:table-cell>
              <table:table-cell office:value-type="float" office:value="0.912">
                <text:p>0.912</text:p>
              </table:table-cell>
              <table:table-cell office:value-type="float" office:value="0.7832">
                <text:p>0.783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472">
                <text:p>0.472</text:p>
              </table:table-cell>
              <table:table-cell office:value-type="float" office:value="0.62336">
                <text:p>0.62336</text:p>
              </table:table-cell>
              <table:table-cell office:value-type="float" office:value="0.71296">
                <text:p>0.71296</text:p>
              </table:table-cell>
              <table:table-cell office:value-type="float" office:value="0.85024">
                <text:p>0.8502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104">
                <text:p>0.87104</text:p>
              </table:table-cell>
              <table:table-cell office:value-type="float" office:value="0.912">
                <text:p>0.912</text:p>
              </table:table-cell>
              <table:table-cell office:value-type="float" office:value="0.78096">
                <text:p>0.7809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4528">
                <text:p>0.4528</text:p>
              </table:table-cell>
              <table:table-cell office:value-type="float" office:value="0.6112">
                <text:p>0.6112</text:p>
              </table:table-cell>
              <table:table-cell office:value-type="float" office:value="0.64832">
                <text:p>0.64832</text:p>
              </table:table-cell>
              <table:table-cell office:value-type="float" office:value="0.84608">
                <text:p>0.8460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912">
                <text:p>0.86912</text:p>
              </table:table-cell>
              <table:table-cell office:value-type="float" office:value="0.912">
                <text:p>0.912</text:p>
              </table:table-cell>
              <table:table-cell office:value-type="float" office:value="0.770752">
                <text:p>0.77075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46432">
                <text:p>0.46432</text:p>
              </table:table-cell>
              <table:table-cell office:value-type="float" office:value="0.62048">
                <text:p>0.62048</text:p>
              </table:table-cell>
              <table:table-cell office:value-type="float" office:value="0.71872">
                <text:p>0.71872</text:p>
              </table:table-cell>
              <table:table-cell office:value-type="float" office:value="0.85088">
                <text:p>0.8508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688">
                <text:p>0.86688</text:p>
              </table:table-cell>
              <table:table-cell office:value-type="float" office:value="0.912">
                <text:p>0.912</text:p>
              </table:table-cell>
              <table:table-cell office:value-type="float" office:value="0.780128">
                <text:p>0.78012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47104">
                <text:p>0.47104</text:p>
              </table:table-cell>
              <table:table-cell office:value-type="float" office:value="0.6288">
                <text:p>0.6288</text:p>
              </table:table-cell>
              <table:table-cell office:value-type="float" office:value="0.7008">
                <text:p>0.7008</text:p>
              </table:table-cell>
              <table:table-cell office:value-type="float" office:value="0.84992">
                <text:p>0.8499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816">
                <text:p>0.86816</text:p>
              </table:table-cell>
              <table:table-cell office:value-type="float" office:value="0.912">
                <text:p>0.912</text:p>
              </table:table-cell>
              <table:table-cell office:value-type="float" office:value="0.779872">
                <text:p>0.77987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1968">
                <text:p>0.51968</text:p>
              </table:table-cell>
              <table:table-cell office:value-type="float" office:value="0.63712">
                <text:p>0.63712</text:p>
              </table:table-cell>
              <table:table-cell office:value-type="float" office:value="0.70784">
                <text:p>0.70784</text:p>
              </table:table-cell>
              <table:table-cell office:value-type="float" office:value="0.84768">
                <text:p>0.8476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168">
                <text:p>0.87168</text:p>
              </table:table-cell>
              <table:table-cell office:value-type="float" office:value="0.912">
                <text:p>0.912</text:p>
              </table:table-cell>
              <table:table-cell office:value-type="float" office:value="0.7864">
                <text:p>0.786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1936">
                <text:p>0.51936</text:p>
              </table:table-cell>
              <table:table-cell office:value-type="float" office:value="0.63744">
                <text:p>0.63744</text:p>
              </table:table-cell>
              <table:table-cell office:value-type="float" office:value="0.72096">
                <text:p>0.72096</text:p>
              </table:table-cell>
              <table:table-cell office:value-type="float" office:value="0.84864">
                <text:p>0.8486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624">
                <text:p>0.86624</text:p>
              </table:table-cell>
              <table:table-cell office:value-type="float" office:value="0.912">
                <text:p>0.912</text:p>
              </table:table-cell>
              <table:table-cell office:value-type="float" office:value="0.787264">
                <text:p>0.78726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184">
                <text:p>0.5184</text:p>
              </table:table-cell>
              <table:table-cell office:value-type="float" office:value="0.64224">
                <text:p>0.64224</text:p>
              </table:table-cell>
              <table:table-cell office:value-type="float" office:value="0.82016">
                <text:p>0.82016</text:p>
              </table:table-cell>
              <table:table-cell office:value-type="float" office:value="0.85312">
                <text:p>0.8531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68">
                <text:p>0.86368</text:p>
              </table:table-cell>
              <table:table-cell office:value-type="float" office:value="0.912">
                <text:p>0.912</text:p>
              </table:table-cell>
              <table:table-cell office:value-type="float" office:value="0.79776">
                <text:p>0.7977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84">
                <text:p>0.584</text:p>
              </table:table-cell>
              <table:table-cell office:value-type="float" office:value="0.72864">
                <text:p>0.72864</text:p>
              </table:table-cell>
              <table:table-cell office:value-type="float" office:value="0.848">
                <text:p>0.848</text:p>
              </table:table-cell>
              <table:table-cell office:value-type="float" office:value="0.8544">
                <text:p>0.854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92">
                <text:p>0.8592</text:p>
              </table:table-cell>
              <table:table-cell office:value-type="float" office:value="0.912">
                <text:p>0.912</text:p>
              </table:table-cell>
              <table:table-cell office:value-type="float" office:value="0.815424">
                <text:p>0.81542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6704">
                <text:p>0.56704</text:p>
              </table:table-cell>
              <table:table-cell office:value-type="float" office:value="0.72">
                <text:p>0.72</text:p>
              </table:table-cell>
              <table:table-cell office:value-type="float" office:value="0.84768">
                <text:p>0.8476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12">
                <text:p>0.86112</text:p>
              </table:table-cell>
              <table:table-cell office:value-type="float" office:value="0.912">
                <text:p>0.912</text:p>
              </table:table-cell>
              <table:table-cell office:value-type="float" office:value="0.813184">
                <text:p>0.81318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4112">
                <text:p>0.54112</text:p>
              </table:table-cell>
              <table:table-cell office:value-type="float" office:value="0.70528">
                <text:p>0.70528</text:p>
              </table:table-cell>
              <table:table-cell office:value-type="float" office:value="0.84736">
                <text:p>0.84736</text:p>
              </table:table-cell>
              <table:table-cell office:value-type="float" office:value="0.85472">
                <text:p>0.8547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04">
                <text:p>0.86304</text:p>
              </table:table-cell>
              <table:table-cell office:value-type="float" office:value="0.912">
                <text:p>0.912</text:p>
              </table:table-cell>
              <table:table-cell office:value-type="float" office:value="0.809152">
                <text:p>0.80915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6672">
                <text:p>0.56672</text:p>
              </table:table-cell>
              <table:table-cell office:value-type="float" office:value="0.71616">
                <text:p>0.71616</text:p>
              </table:table-cell>
              <table:table-cell office:value-type="float" office:value="0.848">
                <text:p>0.848</text:p>
              </table:table-cell>
              <table:table-cell office:value-type="float" office:value="0.85536">
                <text:p>0.8553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64">
                <text:p>0.86464</text:p>
              </table:table-cell>
              <table:table-cell office:value-type="float" office:value="0.912">
                <text:p>0.912</text:p>
              </table:table-cell>
              <table:table-cell office:value-type="float" office:value="0.813088">
                <text:p>0.81308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5616">
                <text:p>0.55616</text:p>
              </table:table-cell>
              <table:table-cell office:value-type="float" office:value="0.73152">
                <text:p>0.73152</text:p>
              </table:table-cell>
              <table:table-cell office:value-type="float" office:value="0.84768">
                <text:p>0.84768</text:p>
              </table:table-cell>
              <table:table-cell office:value-type="float" office:value="0.85536">
                <text:p>0.8553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08">
                <text:p>0.8608</text:p>
              </table:table-cell>
              <table:table-cell office:value-type="float" office:value="0.912">
                <text:p>0.912</text:p>
              </table:table-cell>
              <table:table-cell office:value-type="float" office:value="0.813152">
                <text:p>0.81315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4752">
                <text:p>0.54752</text:p>
              </table:table-cell>
              <table:table-cell office:value-type="float" office:value="0.8064">
                <text:p>0.8064</text:p>
              </table:table-cell>
              <table:table-cell office:value-type="float" office:value="0.85248">
                <text:p>0.8524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048">
                <text:p>0.86048</text:p>
              </table:table-cell>
              <table:table-cell office:value-type="float" office:value="0.912">
                <text:p>0.912</text:p>
              </table:table-cell>
              <table:table-cell office:value-type="float" office:value="0.820288">
                <text:p>0.82028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46176">
                <text:p>0.46176</text:p>
              </table:table-cell>
              <table:table-cell office:value-type="float" office:value="0.72128">
                <text:p>0.72128</text:p>
              </table:table-cell>
              <table:table-cell office:value-type="float" office:value="0.84896">
                <text:p>0.8489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08">
                <text:p>0.8608</text:p>
              </table:table-cell>
              <table:table-cell office:value-type="float" office:value="0.912">
                <text:p>0.912</text:p>
              </table:table-cell>
              <table:table-cell office:value-type="float" office:value="0.80288">
                <text:p>0.8028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504">
                <text:p>0.5504</text:p>
              </table:table-cell>
              <table:table-cell office:value-type="float" office:value="0.71968">
                <text:p>0.71968</text:p>
              </table:table-cell>
              <table:table-cell office:value-type="float" office:value="0.84832">
                <text:p>0.8483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32">
                <text:p>0.86432</text:p>
              </table:table-cell>
              <table:table-cell office:value-type="float" office:value="0.912">
                <text:p>0.912</text:p>
              </table:table-cell>
              <table:table-cell office:value-type="float" office:value="0.811872">
                <text:p>0.81187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54112">
                <text:p>0.54112</text:p>
              </table:table-cell>
              <table:table-cell office:value-type="float" office:value="0.77504">
                <text:p>0.77504</text:p>
              </table:table-cell>
              <table:table-cell office:value-type="float" office:value="0.8512">
                <text:p>0.851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752">
                <text:p>0.86752</text:p>
              </table:table-cell>
              <table:table-cell office:value-type="float" office:value="0.912">
                <text:p>0.912</text:p>
              </table:table-cell>
              <table:table-cell office:value-type="float" office:value="0.817088">
                <text:p>0.81708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2032">
                <text:p>0.52032</text:p>
              </table:table-cell>
              <table:table-cell office:value-type="float" office:value="0.75712">
                <text:p>0.75712</text:p>
              </table:table-cell>
              <table:table-cell office:value-type="float" office:value="0.85216">
                <text:p>0.8521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36">
                <text:p>0.86336</text:p>
              </table:table-cell>
              <table:table-cell office:value-type="float" office:value="0.912">
                <text:p>0.912</text:p>
              </table:table-cell>
              <table:table-cell office:value-type="float" office:value="0.812896">
                <text:p>0.81289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50688">
                <text:p>0.50688</text:p>
              </table:table-cell>
              <table:table-cell office:value-type="float" office:value="0.70432">
                <text:p>0.70432</text:p>
              </table:table-cell>
              <table:table-cell office:value-type="float" office:value="0.85056">
                <text:p>0.850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64">
                <text:p>0.86464</text:p>
              </table:table-cell>
              <table:table-cell office:value-type="float" office:value="0.912">
                <text:p>0.912</text:p>
              </table:table-cell>
              <table:table-cell office:value-type="float" office:value="0.80624">
                <text:p>0.8062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576">
                <text:p>0.576</text:p>
              </table:table-cell>
              <table:table-cell office:value-type="float" office:value="0.82304">
                <text:p>0.82304</text:p>
              </table:table-cell>
              <table:table-cell office:value-type="float" office:value="0.85568">
                <text:p>0.8556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96">
                <text:p>0.86496</text:p>
              </table:table-cell>
              <table:table-cell office:value-type="float" office:value="0.912">
                <text:p>0.912</text:p>
              </table:table-cell>
              <table:table-cell office:value-type="float" office:value="0.825568">
                <text:p>0.82556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2112">
                <text:p>0.62112</text:p>
              </table:table-cell>
              <table:table-cell office:value-type="float" office:value="0.848">
                <text:p>0.848</text:p>
              </table:table-cell>
              <table:table-cell office:value-type="float" office:value="0.85152">
                <text:p>0.8515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76">
                <text:p>0.86176</text:p>
              </table:table-cell>
              <table:table-cell office:value-type="float" office:value="0.912">
                <text:p>0.912</text:p>
              </table:table-cell>
              <table:table-cell office:value-type="float" office:value="0.83184">
                <text:p>0.8318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7008">
                <text:p>0.67008</text:p>
              </table:table-cell>
              <table:table-cell office:value-type="float" office:value="0.848">
                <text:p>0.848</text:p>
              </table:table-cell>
              <table:table-cell office:value-type="float" office:value="0.85472">
                <text:p>0.8547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824">
                <text:p>0.85824</text:p>
              </table:table-cell>
              <table:table-cell office:value-type="float" office:value="0.912">
                <text:p>0.912</text:p>
              </table:table-cell>
              <table:table-cell office:value-type="float" office:value="0.836704">
                <text:p>0.83670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5664">
                <text:p>0.65664</text:p>
              </table:table-cell>
              <table:table-cell office:value-type="float" office:value="0.848">
                <text:p>0.848</text:p>
              </table:table-cell>
              <table:table-cell office:value-type="float" office:value="0.85312">
                <text:p>0.8531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824">
                <text:p>0.85824</text:p>
              </table:table-cell>
              <table:table-cell office:value-type="float" office:value="0.912">
                <text:p>0.912</text:p>
              </table:table-cell>
              <table:table-cell office:value-type="float" office:value="0.8352">
                <text:p>0.835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2528">
                <text:p>0.62528</text:p>
              </table:table-cell>
              <table:table-cell office:value-type="float" office:value="0.848">
                <text:p>0.848</text:p>
              </table:table-cell>
              <table:table-cell office:value-type="float" office:value="0.85056">
                <text:p>0.850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272">
                <text:p>0.86272</text:p>
              </table:table-cell>
              <table:table-cell office:value-type="float" office:value="0.912">
                <text:p>0.912</text:p>
              </table:table-cell>
              <table:table-cell office:value-type="float" office:value="0.832256">
                <text:p>0.83225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0576">
                <text:p>0.60576</text:p>
              </table:table-cell>
              <table:table-cell office:value-type="float" office:value="0.848">
                <text:p>0.848</text:p>
              </table:table-cell>
              <table:table-cell office:value-type="float" office:value="0.84864">
                <text:p>0.8486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048">
                <text:p>0.86048</text:p>
              </table:table-cell>
              <table:table-cell office:value-type="float" office:value="0.912">
                <text:p>0.912</text:p>
              </table:table-cell>
              <table:table-cell office:value-type="float" office:value="0.829888">
                <text:p>0.82988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264">
                <text:p>0.7264</text:p>
              </table:table-cell>
              <table:table-cell office:value-type="float" office:value="0.848">
                <text:p>0.848</text:p>
              </table:table-cell>
              <table:table-cell office:value-type="float" office:value="0.85056">
                <text:p>0.850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048">
                <text:p>0.86048</text:p>
              </table:table-cell>
              <table:table-cell office:value-type="float" office:value="0.912">
                <text:p>0.912</text:p>
              </table:table-cell>
              <table:table-cell office:value-type="float" office:value="0.842144">
                <text:p>0.84214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3232">
                <text:p>0.63232</text:p>
              </table:table-cell>
              <table:table-cell office:value-type="float" office:value="0.848">
                <text:p>0.848</text:p>
              </table:table-cell>
              <table:table-cell office:value-type="float" office:value="0.85024">
                <text:p>0.8502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208">
                <text:p>0.86208</text:p>
              </table:table-cell>
              <table:table-cell office:value-type="float" office:value="0.912">
                <text:p>0.912</text:p>
              </table:table-cell>
              <table:table-cell office:value-type="float" office:value="0.832864">
                <text:p>0.8328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4224">
                <text:p>0.64224</text:p>
              </table:table-cell>
              <table:table-cell office:value-type="float" office:value="0.848">
                <text:p>0.848</text:p>
              </table:table-cell>
              <table:table-cell office:value-type="float" office:value="0.85088">
                <text:p>0.8508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048">
                <text:p>0.86048</text:p>
              </table:table-cell>
              <table:table-cell office:value-type="float" office:value="0.912">
                <text:p>0.912</text:p>
              </table:table-cell>
              <table:table-cell office:value-type="float" office:value="0.83376">
                <text:p>0.8337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72224">
                <text:p>0.72224</text:p>
              </table:table-cell>
              <table:table-cell office:value-type="float" office:value="0.848">
                <text:p>0.848</text:p>
              </table:table-cell>
              <table:table-cell office:value-type="float" office:value="0.8544">
                <text:p>0.854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08">
                <text:p>0.8608</text:p>
              </table:table-cell>
              <table:table-cell office:value-type="float" office:value="0.912">
                <text:p>0.912</text:p>
              </table:table-cell>
              <table:table-cell office:value-type="float" office:value="0.842144">
                <text:p>0.84214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5872">
                <text:p>0.5872</text:p>
              </table:table-cell>
              <table:table-cell office:value-type="float" office:value="0.84704">
                <text:p>0.84704</text:p>
              </table:table-cell>
              <table:table-cell office:value-type="float" office:value="0.84928">
                <text:p>0.8492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32">
                <text:p>0.86432</text:p>
              </table:table-cell>
              <table:table-cell office:value-type="float" office:value="0.912">
                <text:p>0.912</text:p>
              </table:table-cell>
              <table:table-cell office:value-type="float" office:value="0.828384">
                <text:p>0.82838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2112">
                <text:p>0.62112</text:p>
              </table:table-cell>
              <table:table-cell office:value-type="float" office:value="0.8464">
                <text:p>0.8464</text:p>
              </table:table-cell>
              <table:table-cell office:value-type="float" office:value="0.84992">
                <text:p>0.8499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24">
                <text:p>0.8624</text:p>
              </table:table-cell>
              <table:table-cell office:value-type="float" office:value="0.912">
                <text:p>0.912</text:p>
              </table:table-cell>
              <table:table-cell office:value-type="float" office:value="0.831584">
                <text:p>0.83158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3904">
                <text:p>0.63904</text:p>
              </table:table-cell>
              <table:table-cell office:value-type="float" office:value="0.848">
                <text:p>0.848</text:p>
              </table:table-cell>
              <table:table-cell office:value-type="float" office:value="0.85152">
                <text:p>0.8515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272">
                <text:p>0.86272</text:p>
              </table:table-cell>
              <table:table-cell office:value-type="float" office:value="0.912">
                <text:p>0.912</text:p>
              </table:table-cell>
              <table:table-cell office:value-type="float" office:value="0.833728">
                <text:p>0.83372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49856">
                <text:p>0.49856</text:p>
              </table:table-cell>
              <table:table-cell office:value-type="float" office:value="0.7536">
                <text:p>0.7536</text:p>
              </table:table-cell>
              <table:table-cell office:value-type="float" office:value="0.848">
                <text:p>0.848</text:p>
              </table:table-cell>
              <table:table-cell office:value-type="float" office:value="0.85248">
                <text:p>0.8524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04">
                <text:p>0.86304</text:p>
              </table:table-cell>
              <table:table-cell office:value-type="float" office:value="0.92">
                <text:p>0.92</text:p>
              </table:table-cell>
              <table:table-cell office:value-type="float" office:value="0.809568">
                <text:p>0.80956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5712">
                <text:p>0.55712</text:p>
              </table:table-cell>
              <table:table-cell office:value-type="float" office:value="0.74048">
                <text:p>0.74048</text:p>
              </table:table-cell>
              <table:table-cell office:value-type="float" office:value="0.848">
                <text:p>0.848</text:p>
              </table:table-cell>
              <table:table-cell office:value-type="float" office:value="0.85184">
                <text:p>0.8518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72">
                <text:p>0.8672</text:p>
              </table:table-cell>
              <table:table-cell office:value-type="float" office:value="0.92">
                <text:p>0.92</text:p>
              </table:table-cell>
              <table:table-cell office:value-type="float" office:value="0.814464">
                <text:p>0.81446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4208">
                <text:p>0.54208</text:p>
              </table:table-cell>
              <table:table-cell office:value-type="float" office:value="0.61792">
                <text:p>0.61792</text:p>
              </table:table-cell>
              <table:table-cell office:value-type="float" office:value="0.71584">
                <text:p>0.71584</text:p>
              </table:table-cell>
              <table:table-cell office:value-type="float" office:value="0.848">
                <text:p>0.848</text:p>
              </table:table-cell>
              <table:table-cell office:value-type="float" office:value="0.8528">
                <text:p>0.852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528">
                <text:p>0.86528</text:p>
              </table:table-cell>
              <table:table-cell office:value-type="float" office:value="0.92">
                <text:p>0.92</text:p>
              </table:table-cell>
              <table:table-cell office:value-type="float" office:value="0.786592">
                <text:p>0.78659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7184">
                <text:p>0.57184</text:p>
              </table:table-cell>
              <table:table-cell office:value-type="float" office:value="0.6224">
                <text:p>0.6224</text:p>
              </table:table-cell>
              <table:table-cell office:value-type="float" office:value="0.76896">
                <text:p>0.76896</text:p>
              </table:table-cell>
              <table:table-cell office:value-type="float" office:value="0.848">
                <text:p>0.848</text:p>
              </table:table-cell>
              <table:table-cell office:value-type="float" office:value="0.85376">
                <text:p>0.8537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016">
                <text:p>0.86016</text:p>
              </table:table-cell>
              <table:table-cell office:value-type="float" office:value="0.92">
                <text:p>0.92</text:p>
              </table:table-cell>
              <table:table-cell office:value-type="float" office:value="0.794912">
                <text:p>0.79491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2992">
                <text:p>0.52992</text:p>
              </table:table-cell>
              <table:table-cell office:value-type="float" office:value="0.61664">
                <text:p>0.61664</text:p>
              </table:table-cell>
              <table:table-cell office:value-type="float" office:value="0.77696">
                <text:p>0.77696</text:p>
              </table:table-cell>
              <table:table-cell office:value-type="float" office:value="0.84832">
                <text:p>0.8483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12">
                <text:p>0.86112</text:p>
              </table:table-cell>
              <table:table-cell office:value-type="float" office:value="0.92">
                <text:p>0.92</text:p>
              </table:table-cell>
              <table:table-cell office:value-type="float" office:value="0.791296">
                <text:p>0.79129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4224">
                <text:p>0.44224</text:p>
              </table:table-cell>
              <table:table-cell office:value-type="float" office:value="0.59104">
                <text:p>0.59104</text:p>
              </table:table-cell>
              <table:table-cell office:value-type="float" office:value="0.62944">
                <text:p>0.62944</text:p>
              </table:table-cell>
              <table:table-cell office:value-type="float" office:value="0.80384">
                <text:p>0.80384</text:p>
              </table:table-cell>
              <table:table-cell office:value-type="float" office:value="0.8528">
                <text:p>0.852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76">
                <text:p>0.86176</text:p>
              </table:table-cell>
              <table:table-cell office:value-type="float" office:value="0.92">
                <text:p>0.92</text:p>
              </table:table-cell>
              <table:table-cell office:value-type="float" office:value="0.760512">
                <text:p>0.76051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43872">
                <text:p>0.43872</text:p>
              </table:table-cell>
              <table:table-cell office:value-type="float" office:value="0.60736">
                <text:p>0.60736</text:p>
              </table:table-cell>
              <table:table-cell office:value-type="float" office:value="0.71744">
                <text:p>0.71744</text:p>
              </table:table-cell>
              <table:table-cell office:value-type="float" office:value="0.848">
                <text:p>0.848</text:p>
              </table:table-cell>
              <table:table-cell office:value-type="float" office:value="0.85088">
                <text:p>0.8508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208">
                <text:p>0.86208</text:p>
              </table:table-cell>
              <table:table-cell office:value-type="float" office:value="0.92">
                <text:p>0.92</text:p>
              </table:table-cell>
              <table:table-cell office:value-type="float" office:value="0.774848">
                <text:p>0.77484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3376">
                <text:p>0.53376</text:p>
              </table:table-cell>
              <table:table-cell office:value-type="float" office:value="0.63232">
                <text:p>0.63232</text:p>
              </table:table-cell>
              <table:table-cell office:value-type="float" office:value="0.79296">
                <text:p>0.79296</text:p>
              </table:table-cell>
              <table:table-cell office:value-type="float" office:value="0.848">
                <text:p>0.848</text:p>
              </table:table-cell>
              <table:table-cell office:value-type="float" office:value="0.85088">
                <text:p>0.8508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36">
                <text:p>0.86336</text:p>
              </table:table-cell>
              <table:table-cell office:value-type="float" office:value="0.92">
                <text:p>0.92</text:p>
              </table:table-cell>
              <table:table-cell office:value-type="float" office:value="0.794528">
                <text:p>0.79452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1936">
                <text:p>0.51936</text:p>
              </table:table-cell>
              <table:table-cell office:value-type="float" office:value="0.64704">
                <text:p>0.64704</text:p>
              </table:table-cell>
              <table:table-cell office:value-type="float" office:value="0.82816">
                <text:p>0.82816</text:p>
              </table:table-cell>
              <table:table-cell office:value-type="float" office:value="0.848">
                <text:p>0.848</text:p>
              </table:table-cell>
              <table:table-cell office:value-type="float" office:value="0.85216">
                <text:p>0.8521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36">
                <text:p>0.86336</text:p>
              </table:table-cell>
              <table:table-cell office:value-type="float" office:value="0.92">
                <text:p>0.92</text:p>
              </table:table-cell>
              <table:table-cell office:value-type="float" office:value="0.798208">
                <text:p>0.79820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1808">
                <text:p>0.51808</text:p>
              </table:table-cell>
              <table:table-cell office:value-type="float" office:value="0.67648">
                <text:p>0.67648</text:p>
              </table:table-cell>
              <table:table-cell office:value-type="float" office:value="0.83072">
                <text:p>0.83072</text:p>
              </table:table-cell>
              <table:table-cell office:value-type="float" office:value="0.848">
                <text:p>0.848</text:p>
              </table:table-cell>
              <table:table-cell office:value-type="float" office:value="0.85312">
                <text:p>0.8531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624">
                <text:p>0.86624</text:p>
              </table:table-cell>
              <table:table-cell office:value-type="float" office:value="0.92">
                <text:p>0.92</text:p>
              </table:table-cell>
              <table:table-cell office:value-type="float" office:value="0.801664">
                <text:p>0.80166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9344">
                <text:p>0.49344</text:p>
              </table:table-cell>
              <table:table-cell office:value-type="float" office:value="0.64128">
                <text:p>0.64128</text:p>
              </table:table-cell>
              <table:table-cell office:value-type="float" office:value="0.80832">
                <text:p>0.80832</text:p>
              </table:table-cell>
              <table:table-cell office:value-type="float" office:value="0.848">
                <text:p>0.848</text:p>
              </table:table-cell>
              <table:table-cell office:value-type="float" office:value="0.85088">
                <text:p>0.8508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64">
                <text:p>0.86464</text:p>
              </table:table-cell>
              <table:table-cell office:value-type="float" office:value="0.92">
                <text:p>0.92</text:p>
              </table:table-cell>
              <table:table-cell office:value-type="float" office:value="0.793056">
                <text:p>0.79305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45888">
                <text:p>0.45888</text:p>
              </table:table-cell>
              <table:table-cell office:value-type="float" office:value="0.64064">
                <text:p>0.64064</text:p>
              </table:table-cell>
              <table:table-cell office:value-type="float" office:value="0.80704">
                <text:p>0.80704</text:p>
              </table:table-cell>
              <table:table-cell office:value-type="float" office:value="0.848">
                <text:p>0.848</text:p>
              </table:table-cell>
              <table:table-cell office:value-type="float" office:value="0.85536">
                <text:p>0.8553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96">
                <text:p>0.86496</text:p>
              </table:table-cell>
              <table:table-cell office:value-type="float" office:value="0.92">
                <text:p>0.92</text:p>
              </table:table-cell>
              <table:table-cell office:value-type="float" office:value="0.789888">
                <text:p>0.78988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2608">
                <text:p>0.52608</text:p>
              </table:table-cell>
              <table:table-cell office:value-type="float" office:value="0.66144">
                <text:p>0.66144</text:p>
              </table:table-cell>
              <table:table-cell office:value-type="float" office:value="0.8304">
                <text:p>0.8304</text:p>
              </table:table-cell>
              <table:table-cell office:value-type="float" office:value="0.848">
                <text:p>0.848</text:p>
              </table:table-cell>
              <table:table-cell office:value-type="float" office:value="0.85216">
                <text:p>0.8521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104">
                <text:p>0.87104</text:p>
              </table:table-cell>
              <table:table-cell office:value-type="float" office:value="0.92">
                <text:p>0.92</text:p>
              </table:table-cell>
              <table:table-cell office:value-type="float" office:value="0.801312">
                <text:p>0.80131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8048">
                <text:p>0.58048</text:p>
              </table:table-cell>
              <table:table-cell office:value-type="float" office:value="0.64672">
                <text:p>0.64672</text:p>
              </table:table-cell>
              <table:table-cell office:value-type="float" office:value="0.81888">
                <text:p>0.81888</text:p>
              </table:table-cell>
              <table:table-cell office:value-type="float" office:value="0.848">
                <text:p>0.848</text:p>
              </table:table-cell>
              <table:table-cell office:value-type="float" office:value="0.85184">
                <text:p>0.8518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04576">
                <text:p>0.80457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5264">
                <text:p>0.55264</text:p>
              </table:table-cell>
              <table:table-cell office:value-type="float" office:value="0.63712">
                <text:p>0.63712</text:p>
              </table:table-cell>
              <table:table-cell office:value-type="float" office:value="0.73184">
                <text:p>0.73184</text:p>
              </table:table-cell>
              <table:table-cell office:value-type="float" office:value="0.848">
                <text:p>0.848</text:p>
              </table:table-cell>
              <table:table-cell office:value-type="float" office:value="0.85184">
                <text:p>0.8518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656">
                <text:p>0.86656</text:p>
              </table:table-cell>
              <table:table-cell office:value-type="float" office:value="0.92">
                <text:p>0.92</text:p>
              </table:table-cell>
              <table:table-cell office:value-type="float" office:value="0.7912">
                <text:p>0.79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1456">
                <text:p>0.51456</text:p>
              </table:table-cell>
              <table:table-cell office:value-type="float" office:value="0.63168">
                <text:p>0.63168</text:p>
              </table:table-cell>
              <table:table-cell office:value-type="float" office:value="0.70976">
                <text:p>0.70976</text:p>
              </table:table-cell>
              <table:table-cell office:value-type="float" office:value="0.84672">
                <text:p>0.84672</text:p>
              </table:table-cell>
              <table:table-cell office:value-type="float" office:value="0.85152">
                <text:p>0.8515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008">
                <text:p>0.87008</text:p>
              </table:table-cell>
              <table:table-cell office:value-type="float" office:value="0.92">
                <text:p>0.92</text:p>
              </table:table-cell>
              <table:table-cell office:value-type="float" office:value="0.784832">
                <text:p>0.78483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328">
                <text:p>0.5328</text:p>
              </table:table-cell>
              <table:table-cell office:value-type="float" office:value="0.61856">
                <text:p>0.61856</text:p>
              </table:table-cell>
              <table:table-cell office:value-type="float" office:value="0.75936">
                <text:p>0.75936</text:p>
              </table:table-cell>
              <table:table-cell office:value-type="float" office:value="0.848">
                <text:p>0.848</text:p>
              </table:table-cell>
              <table:table-cell office:value-type="float" office:value="0.85376">
                <text:p>0.8537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7264">
                <text:p>0.87264</text:p>
              </table:table-cell>
              <table:table-cell office:value-type="float" office:value="0.92">
                <text:p>0.92</text:p>
              </table:table-cell>
              <table:table-cell office:value-type="float" office:value="0.790912">
                <text:p>0.79091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55424">
                <text:p>0.55424</text:p>
              </table:table-cell>
              <table:table-cell office:value-type="float" office:value="0.63712">
                <text:p>0.63712</text:p>
              </table:table-cell>
              <table:table-cell office:value-type="float" office:value="0.8416">
                <text:p>0.8416</text:p>
              </table:table-cell>
              <table:table-cell office:value-type="float" office:value="0.85248">
                <text:p>0.8524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28">
                <text:p>0.85728</text:p>
              </table:table-cell>
              <table:table-cell office:value-type="float" office:value="0.8752">
                <text:p>0.8752</text:p>
              </table:table-cell>
              <table:table-cell office:value-type="float" office:value="0.92">
                <text:p>0.92</text:p>
              </table:table-cell>
              <table:table-cell office:value-type="float" office:value="0.804192">
                <text:p>0.80419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51296">
                <text:p>0.51296</text:p>
              </table:table-cell>
              <table:table-cell office:value-type="float" office:value="0.61312">
                <text:p>0.61312</text:p>
              </table:table-cell>
              <table:table-cell office:value-type="float" office:value="0.80352">
                <text:p>0.80352</text:p>
              </table:table-cell>
              <table:table-cell office:value-type="float" office:value="0.8528">
                <text:p>0.852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92">
                <text:p>0.85792</text:p>
              </table:table-cell>
              <table:table-cell office:value-type="float" office:value="0.87296">
                <text:p>0.87296</text:p>
              </table:table-cell>
              <table:table-cell office:value-type="float" office:value="0.92">
                <text:p>0.92</text:p>
              </table:table-cell>
              <table:table-cell office:value-type="float" office:value="0.793728">
                <text:p>0.79372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5056">
                <text:p>0.5056</text:p>
              </table:table-cell>
              <table:table-cell office:value-type="float" office:value="0.61696">
                <text:p>0.61696</text:p>
              </table:table-cell>
              <table:table-cell office:value-type="float" office:value="0.8064">
                <text:p>0.8064</text:p>
              </table:table-cell>
              <table:table-cell office:value-type="float" office:value="0.85152">
                <text:p>0.8515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6">
                <text:p>0.8576</text:p>
              </table:table-cell>
              <table:table-cell office:value-type="float" office:value="0.87296">
                <text:p>0.87296</text:p>
              </table:table-cell>
              <table:table-cell office:value-type="float" office:value="0.92">
                <text:p>0.92</text:p>
              </table:table-cell>
              <table:table-cell office:value-type="float" office:value="0.793504">
                <text:p>0.79350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5712">
                <text:p>0.55712</text:p>
              </table:table-cell>
              <table:table-cell office:value-type="float" office:value="0.65632">
                <text:p>0.65632</text:p>
              </table:table-cell>
              <table:table-cell office:value-type="float" office:value="0.83424">
                <text:p>0.83424</text:p>
              </table:table-cell>
              <table:table-cell office:value-type="float" office:value="0.85248">
                <text:p>0.8524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44">
                <text:p>0.8614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805632">
                <text:p>0.80563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024">
                <text:p>0.5024</text:p>
              </table:table-cell>
              <table:table-cell office:value-type="float" office:value="0.6368">
                <text:p>0.6368</text:p>
              </table:table-cell>
              <table:table-cell office:value-type="float" office:value="0.82816">
                <text:p>0.82816</text:p>
              </table:table-cell>
              <table:table-cell office:value-type="float" office:value="0.85344">
                <text:p>0.8534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016">
                <text:p>0.86016</text:p>
              </table:table-cell>
              <table:table-cell office:value-type="float" office:value="0.8752">
                <text:p>0.8752</text:p>
              </table:table-cell>
              <table:table-cell office:value-type="float" office:value="0.92">
                <text:p>0.92</text:p>
              </table:table-cell>
              <table:table-cell office:value-type="float" office:value="0.798016">
                <text:p>0.79801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53024">
                <text:p>0.53024</text:p>
              </table:table-cell>
              <table:table-cell office:value-type="float" office:value="0.688">
                <text:p>0.688</text:p>
              </table:table-cell>
              <table:table-cell office:value-type="float" office:value="0.84864">
                <text:p>0.8486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44">
                <text:p>0.86144</text:p>
              </table:table-cell>
              <table:table-cell office:value-type="float" office:value="0.87296">
                <text:p>0.87296</text:p>
              </table:table-cell>
              <table:table-cell office:value-type="float" office:value="0.92">
                <text:p>0.92</text:p>
              </table:table-cell>
              <table:table-cell office:value-type="float" office:value="0.808128">
                <text:p>0.80812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5552">
                <text:p>0.5552</text:p>
              </table:table-cell>
              <table:table-cell office:value-type="float" office:value="0.736">
                <text:p>0.736</text:p>
              </table:table-cell>
              <table:table-cell office:value-type="float" office:value="0.85056">
                <text:p>0.850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815648">
                <text:p>0.81564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57632">
                <text:p>0.57632</text:p>
              </table:table-cell>
              <table:table-cell office:value-type="float" office:value="0.73888">
                <text:p>0.73888</text:p>
              </table:table-cell>
              <table:table-cell office:value-type="float" office:value="0.85184">
                <text:p>0.8518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28">
                <text:p>0.85728</text:p>
              </table:table-cell>
              <table:table-cell office:value-type="float" office:value="0.864">
                <text:p>0.864</text:p>
              </table:table-cell>
              <table:table-cell office:value-type="float" office:value="0.87008">
                <text:p>0.87008</text:p>
              </table:table-cell>
              <table:table-cell office:value-type="float" office:value="0.92">
                <text:p>0.92</text:p>
              </table:table-cell>
              <table:table-cell office:value-type="float" office:value="0.81824">
                <text:p>0.8182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1232">
                <text:p>0.51232</text:p>
              </table:table-cell>
              <table:table-cell office:value-type="float" office:value="0.74208">
                <text:p>0.74208</text:p>
              </table:table-cell>
              <table:table-cell office:value-type="float" office:value="0.85344">
                <text:p>0.8534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28">
                <text:p>0.85728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92">
                <text:p>0.92</text:p>
              </table:table-cell>
              <table:table-cell office:value-type="float" office:value="0.81216">
                <text:p>0.8121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0832">
                <text:p>0.60832</text:p>
              </table:table-cell>
              <table:table-cell office:value-type="float" office:value="0.84576">
                <text:p>0.8457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856">
                <text:p>0.85856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832736">
                <text:p>0.83273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0608">
                <text:p>0.60608</text:p>
              </table:table-cell>
              <table:table-cell office:value-type="float" office:value="0.8496">
                <text:p>0.849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44">
                <text:p>0.86144</text:p>
              </table:table-cell>
              <table:table-cell office:value-type="float" office:value="0.864">
                <text:p>0.864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808">
                <text:p>0.5808</text:p>
              </table:table-cell>
              <table:table-cell office:value-type="float" office:value="0.80736">
                <text:p>0.80736</text:p>
              </table:table-cell>
              <table:table-cell office:value-type="float" office:value="0.85568">
                <text:p>0.8556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952">
                <text:p>0.85952</text:p>
              </table:table-cell>
              <table:table-cell office:value-type="float" office:value="0.864">
                <text:p>0.864</text:p>
              </table:table-cell>
              <table:table-cell office:value-type="float" office:value="0.8736">
                <text:p>0.8736</text:p>
              </table:table-cell>
              <table:table-cell office:value-type="float" office:value="0.92">
                <text:p>0.92</text:p>
              </table:table-cell>
              <table:table-cell office:value-type="float" office:value="0.826496">
                <text:p>0.82649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7056">
                <text:p>0.57056</text:p>
              </table:table-cell>
              <table:table-cell office:value-type="float" office:value="0.8288">
                <text:p>0.828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7328">
                <text:p>0.87328</text:p>
              </table:table-cell>
              <table:table-cell office:value-type="float" office:value="0.92">
                <text:p>0.92</text:p>
              </table:table-cell>
              <table:table-cell office:value-type="float" office:value="0.827424">
                <text:p>0.82742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59232">
                <text:p>0.59232</text:p>
              </table:table-cell>
              <table:table-cell office:value-type="float" office:value="0.78336">
                <text:p>0.7833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28">
                <text:p>0.85728</text:p>
              </table:table-cell>
              <table:table-cell office:value-type="float" office:value="0.864">
                <text:p>0.864</text:p>
              </table:table-cell>
              <table:table-cell office:value-type="float" office:value="0.87008">
                <text:p>0.87008</text:p>
              </table:table-cell>
              <table:table-cell office:value-type="float" office:value="0.92">
                <text:p>0.92</text:p>
              </table:table-cell>
              <table:table-cell office:value-type="float" office:value="0.824704">
                <text:p>0.82470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8912">
                <text:p>0.58912</text:p>
              </table:table-cell>
              <table:table-cell office:value-type="float" office:value="0.78272">
                <text:p>0.78272</text:p>
              </table:table-cell>
              <table:table-cell office:value-type="float" office:value="0.8544">
                <text:p>0.854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68">
                <text:p>0.86368</text:p>
              </table:table-cell>
              <table:table-cell office:value-type="float" office:value="0.87008">
                <text:p>0.87008</text:p>
              </table:table-cell>
              <table:table-cell office:value-type="float" office:value="0.92">
                <text:p>0.92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4304">
                <text:p>0.54304</text:p>
              </table:table-cell>
              <table:table-cell office:value-type="float" office:value="0.70592">
                <text:p>0.70592</text:p>
              </table:table-cell>
              <table:table-cell office:value-type="float" office:value="0.85312">
                <text:p>0.8531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272">
                <text:p>0.86272</text:p>
              </table:table-cell>
              <table:table-cell office:value-type="float" office:value="0.86944">
                <text:p>0.86944</text:p>
              </table:table-cell>
              <table:table-cell office:value-type="float" office:value="0.92">
                <text:p>0.92</text:p>
              </table:table-cell>
              <table:table-cell office:value-type="float" office:value="0.811424">
                <text:p>0.81142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5232">
                <text:p>0.55232</text:p>
              </table:table-cell>
              <table:table-cell office:value-type="float" office:value="0.67008">
                <text:p>0.67008</text:p>
              </table:table-cell>
              <table:table-cell office:value-type="float" office:value="0.83296">
                <text:p>0.8329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7296">
                <text:p>0.87296</text:p>
              </table:table-cell>
              <table:table-cell office:value-type="float" office:value="0.92">
                <text:p>0.92</text:p>
              </table:table-cell>
              <table:table-cell office:value-type="float" office:value="0.807232">
                <text:p>0.80723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744">
                <text:p>0.5744</text:p>
              </table:table-cell>
              <table:table-cell office:value-type="float" office:value="0.64928">
                <text:p>0.64928</text:p>
              </table:table-cell>
              <table:table-cell office:value-type="float" office:value="0.7776">
                <text:p>0.7776</text:p>
              </table:table-cell>
              <table:table-cell office:value-type="float" office:value="0.85536">
                <text:p>0.8553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68">
                <text:p>0.86368</text:p>
              </table:table-cell>
              <table:table-cell office:value-type="float" office:value="0.87136">
                <text:p>0.87136</text:p>
              </table:table-cell>
              <table:table-cell office:value-type="float" office:value="0.92">
                <text:p>0.92</text:p>
              </table:table-cell>
              <table:table-cell office:value-type="float" office:value="0.801568">
                <text:p>0.8015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7584">
                <text:p>0.47584</text:p>
              </table:table-cell>
              <table:table-cell office:value-type="float" office:value="0.62784">
                <text:p>0.62784</text:p>
              </table:table-cell>
              <table:table-cell office:value-type="float" office:value="0.7328">
                <text:p>0.7328</text:p>
              </table:table-cell>
              <table:table-cell office:value-type="float" office:value="0.85184">
                <text:p>0.8518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7168">
                <text:p>0.87168</text:p>
              </table:table-cell>
              <table:table-cell office:value-type="float" office:value="0.92">
                <text:p>0.92</text:p>
              </table:table-cell>
              <table:table-cell office:value-type="float" office:value="0.78496">
                <text:p>0.7849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50752">
                <text:p>0.50752</text:p>
              </table:table-cell>
              <table:table-cell office:value-type="float" office:value="0.62976">
                <text:p>0.62976</text:p>
              </table:table-cell>
              <table:table-cell office:value-type="float" office:value="0.69312">
                <text:p>0.69312</text:p>
              </table:table-cell>
              <table:table-cell office:value-type="float" office:value="0.7888">
                <text:p>0.7888</text:p>
              </table:table-cell>
              <table:table-cell office:value-type="float" office:value="0.85536">
                <text:p>0.8553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824">
                <text:p>0.85824</text:p>
              </table:table-cell>
              <table:table-cell office:value-type="float" office:value="0.864">
                <text:p>0.864</text:p>
              </table:table-cell>
              <table:table-cell office:value-type="float" office:value="0.87168">
                <text:p>0.87168</text:p>
              </table:table-cell>
              <table:table-cell office:value-type="float" office:value="0.92">
                <text:p>0.92</text:p>
              </table:table-cell>
              <table:table-cell office:value-type="float" office:value="0.778048">
                <text:p>0.77804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57216">
                <text:p>0.57216</text:p>
              </table:table-cell>
              <table:table-cell office:value-type="float" office:value="0.6208">
                <text:p>0.6208</text:p>
              </table:table-cell>
              <table:table-cell office:value-type="float" office:value="0.72608">
                <text:p>0.72608</text:p>
              </table:table-cell>
              <table:table-cell office:value-type="float" office:value="0.85248">
                <text:p>0.8524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048">
                <text:p>0.86048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793472">
                <text:p>0.79347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57056">
                <text:p>0.57056</text:p>
              </table:table-cell>
              <table:table-cell office:value-type="float" office:value="0.62016">
                <text:p>0.62016</text:p>
              </table:table-cell>
              <table:table-cell office:value-type="float" office:value="0.67584">
                <text:p>0.67584</text:p>
              </table:table-cell>
              <table:table-cell office:value-type="float" office:value="0.84768">
                <text:p>0.8476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952">
                <text:p>0.85952</text:p>
              </table:table-cell>
              <table:table-cell office:value-type="float" office:value="0.864">
                <text:p>0.864</text:p>
              </table:table-cell>
              <table:table-cell office:value-type="float" office:value="0.86976">
                <text:p>0.86976</text:p>
              </table:table-cell>
              <table:table-cell office:value-type="float" office:value="0.92">
                <text:p>0.92</text:p>
              </table:table-cell>
              <table:table-cell office:value-type="float" office:value="0.787552">
                <text:p>0.78755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52256">
                <text:p>0.52256</text:p>
              </table:table-cell>
              <table:table-cell office:value-type="float" office:value="0.62208">
                <text:p>0.62208</text:p>
              </table:table-cell>
              <table:table-cell office:value-type="float" office:value="0.7024">
                <text:p>0.7024</text:p>
              </table:table-cell>
              <table:table-cell office:value-type="float" office:value="0.85344">
                <text:p>0.8534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68">
                <text:p>0.86368</text:p>
              </table:table-cell>
              <table:table-cell office:value-type="float" office:value="0.86944">
                <text:p>0.86944</text:p>
              </table:table-cell>
              <table:table-cell office:value-type="float" office:value="0.92">
                <text:p>0.92</text:p>
              </table:table-cell>
              <table:table-cell office:value-type="float" office:value="0.78576">
                <text:p>0.7857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54432">
                <text:p>0.54432</text:p>
              </table:table-cell>
              <table:table-cell office:value-type="float" office:value="0.63296">
                <text:p>0.63296</text:p>
              </table:table-cell>
              <table:table-cell office:value-type="float" office:value="0.81056">
                <text:p>0.810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96">
                <text:p>0.85696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92">
                <text:p>0.92</text:p>
              </table:table-cell>
              <table:table-cell office:value-type="float" office:value="0.800128">
                <text:p>0.80012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59264">
                <text:p>0.59264</text:p>
              </table:table-cell>
              <table:table-cell office:value-type="float" office:value="0.63264">
                <text:p>0.63264</text:p>
              </table:table-cell>
              <table:table-cell office:value-type="float" office:value="0.75104">
                <text:p>0.7510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96">
                <text:p>0.85696</text:p>
              </table:table-cell>
              <table:table-cell office:value-type="float" office:value="0.864">
                <text:p>0.864</text:p>
              </table:table-cell>
              <table:table-cell office:value-type="float" office:value="0.86624">
                <text:p>0.86624</text:p>
              </table:table-cell>
              <table:table-cell office:value-type="float" office:value="0.92">
                <text:p>0.92</text:p>
              </table:table-cell>
              <table:table-cell office:value-type="float" office:value="0.798752">
                <text:p>0.79875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55424">
                <text:p>0.55424</text:p>
              </table:table-cell>
              <table:table-cell office:value-type="float" office:value="0.6416">
                <text:p>0.6416</text:p>
              </table:table-cell>
              <table:table-cell office:value-type="float" office:value="0.8432">
                <text:p>0.843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824">
                <text:p>0.85824</text:p>
              </table:table-cell>
              <table:table-cell office:value-type="float" office:value="0.864">
                <text:p>0.864</text:p>
              </table:table-cell>
              <table:table-cell office:value-type="float" office:value="0.86624">
                <text:p>0.86624</text:p>
              </table:table-cell>
              <table:table-cell office:value-type="float" office:value="0.92">
                <text:p>0.92</text:p>
              </table:table-cell>
              <table:table-cell office:value-type="float" office:value="0.805152">
                <text:p>0.80515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51712">
                <text:p>0.51712</text:p>
              </table:table-cell>
              <table:table-cell office:value-type="float" office:value="0.63936">
                <text:p>0.63936</text:p>
              </table:table-cell>
              <table:table-cell office:value-type="float" office:value="0.82272">
                <text:p>0.8227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799552">
                <text:p>0.79955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50368">
                <text:p>0.50368</text:p>
              </table:table-cell>
              <table:table-cell office:value-type="float" office:value="0.64736">
                <text:p>0.64736</text:p>
              </table:table-cell>
              <table:table-cell office:value-type="float" office:value="0.8448">
                <text:p>0.844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04">
                <text:p>0.86304</text:p>
              </table:table-cell>
              <table:table-cell office:value-type="float" office:value="0.87296">
                <text:p>0.87296</text:p>
              </table:table-cell>
              <table:table-cell office:value-type="float" office:value="0.92">
                <text:p>0.92</text:p>
              </table:table-cell>
              <table:table-cell office:value-type="float" office:value="0.801184">
                <text:p>0.80118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1456">
                <text:p>0.51456</text:p>
              </table:table-cell>
              <table:table-cell office:value-type="float" office:value="0.6544">
                <text:p>0.6544</text:p>
              </table:table-cell>
              <table:table-cell office:value-type="float" office:value="0.84576">
                <text:p>0.8457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76">
                <text:p>0.86176</text:p>
              </table:table-cell>
              <table:table-cell office:value-type="float" office:value="0.87296">
                <text:p>0.87296</text:p>
              </table:table-cell>
              <table:table-cell office:value-type="float" office:value="0.92">
                <text:p>0.92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49504">
                <text:p>0.49504</text:p>
              </table:table-cell>
              <table:table-cell office:value-type="float" office:value="0.64032">
                <text:p>0.64032</text:p>
              </table:table-cell>
              <table:table-cell office:value-type="float" office:value="0.80672">
                <text:p>0.8067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24">
                <text:p>0.8624</text:p>
              </table:table-cell>
              <table:table-cell office:value-type="float" office:value="0.87712">
                <text:p>0.87712</text:p>
              </table:table-cell>
              <table:table-cell office:value-type="float" office:value="0.92">
                <text:p>0.92</text:p>
              </table:table-cell>
              <table:table-cell office:value-type="float" office:value="0.79616">
                <text:p>0.7961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50272">
                <text:p>0.50272</text:p>
              </table:table-cell>
              <table:table-cell office:value-type="float" office:value="0.65824">
                <text:p>0.65824</text:p>
              </table:table-cell>
              <table:table-cell office:value-type="float" office:value="0.85472">
                <text:p>0.8547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208">
                <text:p>0.86208</text:p>
              </table:table-cell>
              <table:table-cell office:value-type="float" office:value="0.87328">
                <text:p>0.87328</text:p>
              </table:table-cell>
              <table:table-cell office:value-type="float" office:value="0.92">
                <text:p>0.92</text:p>
              </table:table-cell>
              <table:table-cell office:value-type="float" office:value="0.803104">
                <text:p>0.80310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47648">
                <text:p>0.47648</text:p>
              </table:table-cell>
              <table:table-cell office:value-type="float" office:value="0.67744">
                <text:p>0.6774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688">
                <text:p>0.8688</text:p>
              </table:table-cell>
              <table:table-cell office:value-type="float" office:value="0.92">
                <text:p>0.92</text:p>
              </table:table-cell>
              <table:table-cell office:value-type="float" office:value="0.802432">
                <text:p>0.80243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55776">
                <text:p>0.55776</text:p>
              </table:table-cell>
              <table:table-cell office:value-type="float" office:value="0.67616">
                <text:p>0.6761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64">
                <text:p>0.85664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92">
                <text:p>0.92</text:p>
              </table:table-cell>
              <table:table-cell office:value-type="float" office:value="0.810304">
                <text:p>0.81030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54336">
                <text:p>0.54336</text:p>
              </table:table-cell>
              <table:table-cell office:value-type="float" office:value="0.63232">
                <text:p>0.63232</text:p>
              </table:table-cell>
              <table:table-cell office:value-type="float" office:value="0.8256">
                <text:p>0.82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824">
                <text:p>0.8582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801824">
                <text:p>0.80182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54176">
                <text:p>0.54176</text:p>
              </table:table-cell>
              <table:table-cell office:value-type="float" office:value="0.61856">
                <text:p>0.61856</text:p>
              </table:table-cell>
              <table:table-cell office:value-type="float" office:value="0.74016">
                <text:p>0.7401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12">
                <text:p>0.86112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92">
                <text:p>0.92</text:p>
              </table:table-cell>
              <table:table-cell office:value-type="float" office:value="0.791808">
                <text:p>0.79180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55872">
                <text:p>0.55872</text:p>
              </table:table-cell>
              <table:table-cell office:value-type="float" office:value="0.64256">
                <text:p>0.64256</text:p>
              </table:table-cell>
              <table:table-cell office:value-type="float" office:value="0.8128">
                <text:p>0.812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888">
                <text:p>0.8588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296">
                <text:p>0.87296</text:p>
              </table:table-cell>
              <table:table-cell office:value-type="float" office:value="0.92">
                <text:p>0.92</text:p>
              </table:table-cell>
              <table:table-cell office:value-type="float" office:value="0.804192">
                <text:p>0.80419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5312">
                <text:p>0.5312</text:p>
              </table:table-cell>
              <table:table-cell office:value-type="float" office:value="0.7104">
                <text:p>0.710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04">
                <text:p>0.8630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328">
                <text:p>0.87328</text:p>
              </table:table-cell>
              <table:table-cell office:value-type="float" office:value="0.92">
                <text:p>0.92</text:p>
              </table:table-cell>
              <table:table-cell office:value-type="float" office:value="0.812992">
                <text:p>0.81299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5168">
                <text:p>0.5168</text:p>
              </table:table-cell>
              <table:table-cell office:value-type="float" office:value="0.6976">
                <text:p>0.697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32">
                <text:p>0.8563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552">
                <text:p>0.87552</text:p>
              </table:table-cell>
              <table:table-cell office:value-type="float" office:value="0.92">
                <text:p>0.92</text:p>
              </table:table-cell>
              <table:table-cell office:value-type="float" office:value="0.809824">
                <text:p>0.80982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272">
                <text:p>0.6272</text:p>
              </table:table-cell>
              <table:table-cell office:value-type="float" office:value="0.85472">
                <text:p>0.8547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92">
                <text:p>0.92</text:p>
              </table:table-cell>
              <table:table-cell office:value-type="float" office:value="0.836192">
                <text:p>0.83619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6336">
                <text:p>0.6336</text:p>
              </table:table-cell>
              <table:table-cell office:value-type="float" office:value="0.85344">
                <text:p>0.8534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92">
                <text:p>0.92</text:p>
              </table:table-cell>
              <table:table-cell office:value-type="float" office:value="0.836704">
                <text:p>0.83670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4512">
                <text:p>0.64512</text:p>
              </table:table-cell>
              <table:table-cell office:value-type="float" office:value="0.85184">
                <text:p>0.8518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64">
                <text:p>0.856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837632">
                <text:p>0.83763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088">
                <text:p>0.7088</text:p>
              </table:table-cell>
              <table:table-cell office:value-type="float" office:value="0.85312">
                <text:p>0.8531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68">
                <text:p>0.86368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92">
                <text:p>0.92</text:p>
              </table:table-cell>
              <table:table-cell office:value-type="float" office:value="0.84416">
                <text:p>0.8441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65536">
                <text:p>0.65536</text:p>
              </table:table-cell>
              <table:table-cell office:value-type="float" office:value="0.85248">
                <text:p>0.8524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984">
                <text:p>0.85984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92">
                <text:p>0.92</text:p>
              </table:table-cell>
              <table:table-cell office:value-type="float" office:value="0.838368">
                <text:p>0.83836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6432">
                <text:p>0.66432</text:p>
              </table:table-cell>
              <table:table-cell office:value-type="float" office:value="0.85312">
                <text:p>0.8531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208">
                <text:p>0.86208</text:p>
              </table:table-cell>
              <table:table-cell office:value-type="float" office:value="0.864">
                <text:p>0.864</text:p>
              </table:table-cell>
              <table:table-cell office:value-type="float" office:value="0.8688">
                <text:p>0.8688</text:p>
              </table:table-cell>
              <table:table-cell office:value-type="float" office:value="0.92">
                <text:p>0.92</text:p>
              </table:table-cell>
              <table:table-cell office:value-type="float" office:value="0.839232">
                <text:p>0.83923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7872">
                <text:p>0.67872</text:p>
              </table:table-cell>
              <table:table-cell office:value-type="float" office:value="0.85536">
                <text:p>0.8553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104">
                <text:p>0.87104</text:p>
              </table:table-cell>
              <table:table-cell office:value-type="float" office:value="0.92">
                <text:p>0.92</text:p>
              </table:table-cell>
              <table:table-cell office:value-type="float" office:value="0.841312">
                <text:p>0.84131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3712">
                <text:p>0.63712</text:p>
              </table:table-cell>
              <table:table-cell office:value-type="float" office:value="0.85216">
                <text:p>0.8521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272">
                <text:p>0.86272</text:p>
              </table:table-cell>
              <table:table-cell office:value-type="float" office:value="0.864">
                <text:p>0.864</text:p>
              </table:table-cell>
              <table:table-cell office:value-type="float" office:value="0.86976">
                <text:p>0.86976</text:p>
              </table:table-cell>
              <table:table-cell office:value-type="float" office:value="0.92">
                <text:p>0.92</text:p>
              </table:table-cell>
              <table:table-cell office:value-type="float" office:value="0.836576">
                <text:p>0.83657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224">
                <text:p>0.6224</text:p>
              </table:table-cell>
              <table:table-cell office:value-type="float" office:value="0.85376">
                <text:p>0.8537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824">
                <text:p>0.8582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976">
                <text:p>0.86976</text:p>
              </table:table-cell>
              <table:table-cell office:value-type="float" office:value="0.92">
                <text:p>0.92</text:p>
              </table:table-cell>
              <table:table-cell office:value-type="float" office:value="0.835616">
                <text:p>0.83561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58848">
                <text:p>0.58848</text:p>
              </table:table-cell>
              <table:table-cell office:value-type="float" office:value="0.80768">
                <text:p>0.8076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08">
                <text:p>0.860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944">
                <text:p>0.86944</text:p>
              </table:table-cell>
              <table:table-cell office:value-type="float" office:value="0.92">
                <text:p>0.92</text:p>
              </table:table-cell>
              <table:table-cell office:value-type="float" office:value="0.82784">
                <text:p>0.8278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5808">
                <text:p>0.55808</text:p>
              </table:table-cell>
              <table:table-cell office:value-type="float" office:value="0.76768">
                <text:p>0.7676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04">
                <text:p>0.8630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976">
                <text:p>0.86976</text:p>
              </table:table-cell>
              <table:table-cell office:value-type="float" office:value="0.92">
                <text:p>0.92</text:p>
              </table:table-cell>
              <table:table-cell office:value-type="float" office:value="0.821056">
                <text:p>0.82105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62304">
                <text:p>0.62304</text:p>
              </table:table-cell>
              <table:table-cell office:value-type="float" office:value="0.84256">
                <text:p>0.842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12">
                <text:p>0.8611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8">
                <text:p>0.8688</text:p>
              </table:table-cell>
              <table:table-cell office:value-type="float" office:value="0.92">
                <text:p>0.92</text:p>
              </table:table-cell>
              <table:table-cell office:value-type="float" office:value="0.835552">
                <text:p>0.83555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9584">
                <text:p>0.59584</text:p>
              </table:table-cell>
              <table:table-cell office:value-type="float" office:value="0.808">
                <text:p>0.80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96">
                <text:p>0.8569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912">
                <text:p>0.86912</text:p>
              </table:table-cell>
              <table:table-cell office:value-type="float" office:value="0.92">
                <text:p>0.92</text:p>
              </table:table-cell>
              <table:table-cell office:value-type="float" office:value="0.828992">
                <text:p>0.82899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7696">
                <text:p>0.57696</text:p>
              </table:table-cell>
              <table:table-cell office:value-type="float" office:value="0.70688">
                <text:p>0.70688</text:p>
              </table:table-cell>
              <table:table-cell office:value-type="float" office:value="0.84736">
                <text:p>0.8473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24">
                <text:p>0.862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8">
                <text:p>0.8688</text:p>
              </table:table-cell>
              <table:table-cell office:value-type="float" office:value="0.92">
                <text:p>0.92</text:p>
              </table:table-cell>
              <table:table-cell office:value-type="float" office:value="0.81584">
                <text:p>0.8158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4816">
                <text:p>0.54816</text:p>
              </table:table-cell>
              <table:table-cell office:value-type="float" office:value="0.70912">
                <text:p>0.70912</text:p>
              </table:table-cell>
              <table:table-cell office:value-type="float" office:value="0.83872">
                <text:p>0.8387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952">
                <text:p>0.8595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92">
                <text:p>0.92</text:p>
              </table:table-cell>
              <table:table-cell office:value-type="float" office:value="0.8128">
                <text:p>0.812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6832">
                <text:p>0.56832</text:p>
              </table:table-cell>
              <table:table-cell office:value-type="float" office:value="0.80704">
                <text:p>0.8070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856">
                <text:p>0.8585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92">
                <text:p>0.92</text:p>
              </table:table-cell>
              <table:table-cell office:value-type="float" office:value="0.82704">
                <text:p>0.8270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5568">
                <text:p>0.5568</text:p>
              </table:table-cell>
              <table:table-cell office:value-type="float" office:value="0.75808">
                <text:p>0.75808</text:p>
              </table:table-cell>
              <table:table-cell office:value-type="float" office:value="0.85504">
                <text:p>0.85504</text:p>
              </table:table-cell>
              <table:table-cell office:value-type="float" office:value="0.856">
                <text:p>0.856</text:p>
              </table:table-cell>
              <table:table-cell office:value-type="float" office:value="0.8592">
                <text:p>0.859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821184">
                <text:p>0.82118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5424">
                <text:p>0.5424</text:p>
              </table:table-cell>
              <table:table-cell office:value-type="float" office:value="0.71712">
                <text:p>0.71712</text:p>
              </table:table-cell>
              <table:table-cell office:value-type="float" office:value="0.848">
                <text:p>0.848</text:p>
              </table:table-cell>
              <table:table-cell office:value-type="float" office:value="0.856">
                <text:p>0.856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8">
                <text:p>0.8688</text:p>
              </table:table-cell>
              <table:table-cell office:value-type="float" office:value="0.92">
                <text:p>0.92</text:p>
              </table:table-cell>
              <table:table-cell office:value-type="float" office:value="0.814592">
                <text:p>0.81459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872">
                <text:p>0.5872</text:p>
              </table:table-cell>
              <table:table-cell office:value-type="float" office:value="0.68096">
                <text:p>0.68096</text:p>
              </table:table-cell>
              <table:table-cell office:value-type="float" office:value="0.82048">
                <text:p>0.82048</text:p>
              </table:table-cell>
              <table:table-cell office:value-type="float" office:value="0.856">
                <text:p>0.856</text:p>
              </table:table-cell>
              <table:table-cell office:value-type="float" office:value="0.85952">
                <text:p>0.8595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624">
                <text:p>0.86624</text:p>
              </table:table-cell>
              <table:table-cell office:value-type="float" office:value="0.92">
                <text:p>0.92</text:p>
              </table:table-cell>
              <table:table-cell office:value-type="float" office:value="0.81264">
                <text:p>0.8126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57888">
                <text:p>0.57888</text:p>
              </table:table-cell>
              <table:table-cell office:value-type="float" office:value="0.69408">
                <text:p>0.69408</text:p>
              </table:table-cell>
              <table:table-cell office:value-type="float" office:value="0.8144">
                <text:p>0.8144</text:p>
              </table:table-cell>
              <table:table-cell office:value-type="float" office:value="0.856">
                <text:p>0.856</text:p>
              </table:table-cell>
              <table:table-cell office:value-type="float" office:value="0.86048">
                <text:p>0.8604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328">
                <text:p>0.87328</text:p>
              </table:table-cell>
              <table:table-cell office:value-type="float" office:value="0.92">
                <text:p>0.92</text:p>
              </table:table-cell>
              <table:table-cell office:value-type="float" office:value="0.813312">
                <text:p>0.8133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3344">
                <text:p>0.53344</text:p>
              </table:table-cell>
              <table:table-cell office:value-type="float" office:value="0.69888">
                <text:p>0.69888</text:p>
              </table:table-cell>
              <table:table-cell office:value-type="float" office:value="0.83552">
                <text:p>0.83552</text:p>
              </table:table-cell>
              <table:table-cell office:value-type="float" office:value="0.856">
                <text:p>0.856</text:p>
              </table:table-cell>
              <table:table-cell office:value-type="float" office:value="0.86144">
                <text:p>0.8614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11712">
                <text:p>0.81171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1216">
                <text:p>0.61216</text:p>
              </table:table-cell>
              <table:table-cell office:value-type="float" office:value="0.81664">
                <text:p>0.8166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68">
                <text:p>0.8636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52">
                <text:p>0.8752</text:p>
              </table:table-cell>
              <table:table-cell office:value-type="float" office:value="0.92">
                <text:p>0.92</text:p>
              </table:table-cell>
              <table:table-cell office:value-type="float" office:value="0.833568">
                <text:p>0.83356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59168">
                <text:p>0.59168</text:p>
              </table:table-cell>
              <table:table-cell office:value-type="float" office:value="0.75424">
                <text:p>0.75424</text:p>
              </table:table-cell>
              <table:table-cell office:value-type="float" office:value="0.8544">
                <text:p>0.8544</text:p>
              </table:table-cell>
              <table:table-cell office:value-type="float" office:value="0.85664">
                <text:p>0.856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52">
                <text:p>0.8752</text:p>
              </table:table-cell>
              <table:table-cell office:value-type="float" office:value="0.92">
                <text:p>0.92</text:p>
              </table:table-cell>
              <table:table-cell office:value-type="float" office:value="0.825216">
                <text:p>0.82521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48064">
                <text:p>0.48064</text:p>
              </table:table-cell>
              <table:table-cell office:value-type="float" office:value="0.712">
                <text:p>0.712</text:p>
              </table:table-cell>
              <table:table-cell office:value-type="float" office:value="0.83936">
                <text:p>0.83936</text:p>
              </table:table-cell>
              <table:table-cell office:value-type="float" office:value="0.856">
                <text:p>0.856</text:p>
              </table:table-cell>
              <table:table-cell office:value-type="float" office:value="0.85824">
                <text:p>0.8582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656">
                <text:p>0.86656</text:p>
              </table:table-cell>
              <table:table-cell office:value-type="float" office:value="0.92">
                <text:p>0.92</text:p>
              </table:table-cell>
              <table:table-cell office:value-type="float" office:value="0.80688">
                <text:p>0.8068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51136">
                <text:p>0.51136</text:p>
              </table:table-cell>
              <table:table-cell office:value-type="float" office:value="0.66784">
                <text:p>0.66784</text:p>
              </table:table-cell>
              <table:table-cell office:value-type="float" office:value="0.81152">
                <text:p>0.8115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792">
                <text:p>0.8579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624">
                <text:p>0.86624</text:p>
              </table:table-cell>
              <table:table-cell office:value-type="float" office:value="0.92">
                <text:p>0.92</text:p>
              </table:table-cell>
              <table:table-cell office:value-type="float" office:value="0.801888">
                <text:p>0.80188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5056">
                <text:p>0.5056</text:p>
              </table:table-cell>
              <table:table-cell office:value-type="float" office:value="0.61984">
                <text:p>0.61984</text:p>
              </table:table-cell>
              <table:table-cell office:value-type="float" office:value="0.77472">
                <text:p>0.77472</text:p>
              </table:table-cell>
              <table:table-cell office:value-type="float" office:value="0.84576">
                <text:p>0.84576</text:p>
              </table:table-cell>
              <table:table-cell office:value-type="float" office:value="0.856">
                <text:p>0.856</text:p>
              </table:table-cell>
              <table:table-cell office:value-type="float" office:value="0.85696">
                <text:p>0.8569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8">
                <text:p>0.8688</text:p>
              </table:table-cell>
              <table:table-cell office:value-type="float" office:value="0.92">
                <text:p>0.92</text:p>
              </table:table-cell>
              <table:table-cell office:value-type="float" office:value="0.791968">
                <text:p>0.79196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4656">
                <text:p>0.54656</text:p>
              </table:table-cell>
              <table:table-cell office:value-type="float" office:value="0.64032">
                <text:p>0.64032</text:p>
              </table:table-cell>
              <table:table-cell office:value-type="float" office:value="0.78912">
                <text:p>0.78912</text:p>
              </table:table-cell>
              <table:table-cell office:value-type="float" office:value="0.85248">
                <text:p>0.85248</text:p>
              </table:table-cell>
              <table:table-cell office:value-type="float" office:value="0.856">
                <text:p>0.856</text:p>
              </table:table-cell>
              <table:table-cell office:value-type="float" office:value="0.85728">
                <text:p>0.8572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800448">
                <text:p>0.80044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51008">
                <text:p>0.51008</text:p>
              </table:table-cell>
              <table:table-cell office:value-type="float" office:value="0.61952">
                <text:p>0.61952</text:p>
              </table:table-cell>
              <table:table-cell office:value-type="float" office:value="0.7344">
                <text:p>0.7344</text:p>
              </table:table-cell>
              <table:table-cell office:value-type="float" office:value="0.8336">
                <text:p>0.8336</text:p>
              </table:table-cell>
              <table:table-cell office:value-type="float" office:value="0.856">
                <text:p>0.856</text:p>
              </table:table-cell>
              <table:table-cell office:value-type="float" office:value="0.85632">
                <text:p>0.8563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787264">
                <text:p>0.78726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51136">
                <text:p>0.51136</text:p>
              </table:table-cell>
              <table:table-cell office:value-type="float" office:value="0.62528">
                <text:p>0.62528</text:p>
              </table:table-cell>
              <table:table-cell office:value-type="float" office:value="0.76096">
                <text:p>0.76096</text:p>
              </table:table-cell>
              <table:table-cell office:value-type="float" office:value="0.82496">
                <text:p>0.82496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12">
                <text:p>0.8611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78944">
                <text:p>0.7894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49952">
                <text:p>0.49952</text:p>
              </table:table-cell>
              <table:table-cell office:value-type="float" office:value="0.62656">
                <text:p>0.62656</text:p>
              </table:table-cell>
              <table:table-cell office:value-type="float" office:value="0.7312">
                <text:p>0.7312</text:p>
              </table:table-cell>
              <table:table-cell office:value-type="float" office:value="0.78432">
                <text:p>0.78432</text:p>
              </table:table-cell>
              <table:table-cell office:value-type="float" office:value="0.8432">
                <text:p>0.8432</text:p>
              </table:table-cell>
              <table:table-cell office:value-type="float" office:value="0.856">
                <text:p>0.856</text:p>
              </table:table-cell>
              <table:table-cell office:value-type="float" office:value="0.86144">
                <text:p>0.8614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264">
                <text:p>0.87264</text:p>
              </table:table-cell>
              <table:table-cell office:value-type="float" office:value="0.92">
                <text:p>0.92</text:p>
              </table:table-cell>
              <table:table-cell office:value-type="float" office:value="0.780288">
                <text:p>0.7802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736">
                <text:p>0.4736</text:p>
              </table:table-cell>
              <table:table-cell office:value-type="float" office:value="0.6224">
                <text:p>0.6224</text:p>
              </table:table-cell>
              <table:table-cell office:value-type="float" office:value="0.72992">
                <text:p>0.72992</text:p>
              </table:table-cell>
              <table:table-cell office:value-type="float" office:value="0.77344">
                <text:p>0.77344</text:p>
              </table:table-cell>
              <table:table-cell office:value-type="float" office:value="0.83968">
                <text:p>0.83968</text:p>
              </table:table-cell>
              <table:table-cell office:value-type="float" office:value="0.856">
                <text:p>0.856</text:p>
              </table:table-cell>
              <table:table-cell office:value-type="float" office:value="0.86208">
                <text:p>0.8620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775584">
                <text:p>0.77558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46688">
                <text:p>0.46688</text:p>
              </table:table-cell>
              <table:table-cell office:value-type="float" office:value="0.62272">
                <text:p>0.62272</text:p>
              </table:table-cell>
              <table:table-cell office:value-type="float" office:value="0.70112">
                <text:p>0.70112</text:p>
              </table:table-cell>
              <table:table-cell office:value-type="float" office:value="0.7632">
                <text:p>0.7632</text:p>
              </table:table-cell>
              <table:table-cell office:value-type="float" office:value="0.82752">
                <text:p>0.82752</text:p>
              </table:table-cell>
              <table:table-cell office:value-type="float" office:value="0.856">
                <text:p>0.856</text:p>
              </table:table-cell>
              <table:table-cell office:value-type="float" office:value="0.8608">
                <text:p>0.860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92">
                <text:p>0.92</text:p>
              </table:table-cell>
              <table:table-cell office:value-type="float" office:value="0.769472">
                <text:p>0.76947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52064">
                <text:p>0.52064</text:p>
              </table:table-cell>
              <table:table-cell office:value-type="float" office:value="0.62176">
                <text:p>0.62176</text:p>
              </table:table-cell>
              <table:table-cell office:value-type="float" office:value="0.64672">
                <text:p>0.64672</text:p>
              </table:table-cell>
              <table:table-cell office:value-type="float" office:value="0.74208">
                <text:p>0.74208</text:p>
              </table:table-cell>
              <table:table-cell office:value-type="float" office:value="0.7856">
                <text:p>0.7856</text:p>
              </table:table-cell>
              <table:table-cell office:value-type="float" office:value="0.85248">
                <text:p>0.85248</text:p>
              </table:table-cell>
              <table:table-cell office:value-type="float" office:value="0.86048">
                <text:p>0.8604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92">
                <text:p>0.92</text:p>
              </table:table-cell>
              <table:table-cell office:value-type="float" office:value="0.762624">
                <text:p>0.76262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50272">
                <text:p>0.50272</text:p>
              </table:table-cell>
              <table:table-cell office:value-type="float" office:value="0.61504">
                <text:p>0.61504</text:p>
              </table:table-cell>
              <table:table-cell office:value-type="float" office:value="0.63968">
                <text:p>0.63968</text:p>
              </table:table-cell>
              <table:table-cell office:value-type="float" office:value="0.72256">
                <text:p>0.72256</text:p>
              </table:table-cell>
              <table:table-cell office:value-type="float" office:value="0.77152">
                <text:p>0.77152</text:p>
              </table:table-cell>
              <table:table-cell office:value-type="float" office:value="0.85024">
                <text:p>0.85024</text:p>
              </table:table-cell>
              <table:table-cell office:value-type="float" office:value="0.85856">
                <text:p>0.8585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755904">
                <text:p>0.75590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52864">
                <text:p>0.52864</text:p>
              </table:table-cell>
              <table:table-cell office:value-type="float" office:value="0.63648">
                <text:p>0.63648</text:p>
              </table:table-cell>
              <table:table-cell office:value-type="float" office:value="0.68864">
                <text:p>0.68864</text:p>
              </table:table-cell>
              <table:table-cell office:value-type="float" office:value="0.76192">
                <text:p>0.76192</text:p>
              </table:table-cell>
              <table:table-cell office:value-type="float" office:value="0.84768">
                <text:p>0.84768</text:p>
              </table:table-cell>
              <table:table-cell office:value-type="float" office:value="0.856">
                <text:p>0.856</text:p>
              </table:table-cell>
              <table:table-cell office:value-type="float" office:value="0.86176">
                <text:p>0.8617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36">
                <text:p>0.8736</text:p>
              </table:table-cell>
              <table:table-cell office:value-type="float" office:value="0.92">
                <text:p>0.92</text:p>
              </table:table-cell>
              <table:table-cell office:value-type="float" office:value="0.778272">
                <text:p>0.77827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488">
                <text:p>0.488</text:p>
              </table:table-cell>
              <table:table-cell office:value-type="float" office:value="0.63392">
                <text:p>0.63392</text:p>
              </table:table-cell>
              <table:table-cell office:value-type="float" office:value="0.696">
                <text:p>0.696</text:p>
              </table:table-cell>
              <table:table-cell office:value-type="float" office:value="0.81184">
                <text:p>0.81184</text:p>
              </table:table-cell>
              <table:table-cell office:value-type="float" office:value="0.856">
                <text:p>0.856</text:p>
              </table:table-cell>
              <table:table-cell office:value-type="float" office:value="0.85824">
                <text:p>0.8582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92">
                <text:p>0.92</text:p>
              </table:table-cell>
              <table:table-cell office:value-type="float" office:value="0.780448">
                <text:p>0.7804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704">
                <text:p>0.4704</text:p>
              </table:table-cell>
              <table:table-cell office:value-type="float" office:value="0.65792">
                <text:p>0.65792</text:p>
              </table:table-cell>
              <table:table-cell office:value-type="float" office:value="0.79136">
                <text:p>0.79136</text:p>
              </table:table-cell>
              <table:table-cell office:value-type="float" office:value="0.856">
                <text:p>0.856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8">
                <text:p>0.8688</text:p>
              </table:table-cell>
              <table:table-cell office:value-type="float" office:value="0.92">
                <text:p>0.92</text:p>
              </table:table-cell>
              <table:table-cell office:value-type="float" office:value="0.795808">
                <text:p>0.795808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56992">
                <text:p>0.56992</text:p>
              </table:table-cell>
              <table:table-cell office:value-type="float" office:value="0.72448">
                <text:p>0.72448</text:p>
              </table:table-cell>
              <table:table-cell office:value-type="float" office:value="0.84416">
                <text:p>0.84416</text:p>
              </table:table-cell>
              <table:table-cell office:value-type="float" office:value="0.856">
                <text:p>0.856</text:p>
              </table:table-cell>
              <table:table-cell office:value-type="float" office:value="0.85952">
                <text:p>0.8595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81808">
                <text:p>0.81808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59072">
                <text:p>0.59072</text:p>
              </table:table-cell>
              <table:table-cell office:value-type="float" office:value="0.7872">
                <text:p>0.787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828064">
                <text:p>0.82806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55328">
                <text:p>0.55328</text:p>
              </table:table-cell>
              <table:table-cell office:value-type="float" office:value="0.7984">
                <text:p>0.798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888">
                <text:p>0.8588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296">
                <text:p>0.87296</text:p>
              </table:table-cell>
              <table:table-cell office:value-type="float" office:value="0.92">
                <text:p>0.92</text:p>
              </table:table-cell>
              <table:table-cell office:value-type="float" office:value="0.825152">
                <text:p>0.82515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50208">
                <text:p>0.50208</text:p>
              </table:table-cell>
              <table:table-cell office:value-type="float" office:value="0.77568">
                <text:p>0.77568</text:p>
              </table:table-cell>
              <table:table-cell office:value-type="float" office:value="0.85344">
                <text:p>0.85344</text:p>
              </table:table-cell>
              <table:table-cell office:value-type="float" office:value="0.856">
                <text:p>0.856</text:p>
              </table:table-cell>
              <table:table-cell office:value-type="float" office:value="0.86016">
                <text:p>0.8601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136">
                <text:p>0.87136</text:p>
              </table:table-cell>
              <table:table-cell office:value-type="float" office:value="0.92">
                <text:p>0.92</text:p>
              </table:table-cell>
              <table:table-cell office:value-type="float" office:value="0.817472">
                <text:p>0.81747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50016">
                <text:p>0.50016</text:p>
              </table:table-cell>
              <table:table-cell office:value-type="float" office:value="0.73792">
                <text:p>0.73792</text:p>
              </table:table-cell>
              <table:table-cell office:value-type="float" office:value="0.84672">
                <text:p>0.84672</text:p>
              </table:table-cell>
              <table:table-cell office:value-type="float" office:value="0.856">
                <text:p>0.856</text:p>
              </table:table-cell>
              <table:table-cell office:value-type="float" office:value="0.8592">
                <text:p>0.859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52">
                <text:p>0.8752</text:p>
              </table:table-cell>
              <table:table-cell office:value-type="float" office:value="0.92">
                <text:p>0.92</text:p>
              </table:table-cell>
              <table:table-cell office:value-type="float" office:value="0.81312">
                <text:p>0.8131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54432">
                <text:p>0.54432</text:p>
              </table:table-cell>
              <table:table-cell office:value-type="float" office:value="0.77824">
                <text:p>0.77824</text:p>
              </table:table-cell>
              <table:table-cell office:value-type="float" office:value="0.84672">
                <text:p>0.84672</text:p>
              </table:table-cell>
              <table:table-cell office:value-type="float" office:value="0.856">
                <text:p>0.856</text:p>
              </table:table-cell>
              <table:table-cell office:value-type="float" office:value="0.8608">
                <text:p>0.860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136">
                <text:p>0.87136</text:p>
              </table:table-cell>
              <table:table-cell office:value-type="float" office:value="0.92">
                <text:p>0.92</text:p>
              </table:table-cell>
              <table:table-cell office:value-type="float" office:value="0.821344">
                <text:p>0.82134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51616">
                <text:p>0.51616</text:p>
              </table:table-cell>
              <table:table-cell office:value-type="float" office:value="0.69632">
                <text:p>0.69632</text:p>
              </table:table-cell>
              <table:table-cell office:value-type="float" office:value="0.79616">
                <text:p>0.79616</text:p>
              </table:table-cell>
              <table:table-cell office:value-type="float" office:value="0.85568">
                <text:p>0.85568</text:p>
              </table:table-cell>
              <table:table-cell office:value-type="float" office:value="0.85888">
                <text:p>0.8588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804992">
                <text:p>0.80499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52896">
                <text:p>0.52896</text:p>
              </table:table-cell>
              <table:table-cell office:value-type="float" office:value="0.6704">
                <text:p>0.6704</text:p>
              </table:table-cell>
              <table:table-cell office:value-type="float" office:value="0.76736">
                <text:p>0.76736</text:p>
              </table:table-cell>
              <table:table-cell office:value-type="float" office:value="0.84768">
                <text:p>0.84768</text:p>
              </table:table-cell>
              <table:table-cell office:value-type="float" office:value="0.85728">
                <text:p>0.8572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79984">
                <text:p>0.7998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5312">
                <text:p>0.5312</text:p>
              </table:table-cell>
              <table:table-cell office:value-type="float" office:value="0.68736">
                <text:p>0.68736</text:p>
              </table:table-cell>
              <table:table-cell office:value-type="float" office:value="0.76512">
                <text:p>0.76512</text:p>
              </table:table-cell>
              <table:table-cell office:value-type="float" office:value="0.8512">
                <text:p>0.8512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80176">
                <text:p>0.8017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51168">
                <text:p>0.51168</text:p>
              </table:table-cell>
              <table:table-cell office:value-type="float" office:value="0.66176">
                <text:p>0.66176</text:p>
              </table:table-cell>
              <table:table-cell office:value-type="float" office:value="0.776">
                <text:p>0.776</text:p>
              </table:table-cell>
              <table:table-cell office:value-type="float" office:value="0.85472">
                <text:p>0.85472</text:p>
              </table:table-cell>
              <table:table-cell office:value-type="float" office:value="0.85888">
                <text:p>0.8588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624">
                <text:p>0.86624</text:p>
              </table:table-cell>
              <table:table-cell office:value-type="float" office:value="0.92">
                <text:p>0.92</text:p>
              </table:table-cell>
              <table:table-cell office:value-type="float" office:value="0.798528">
                <text:p>0.79852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5936">
                <text:p>0.5936</text:p>
              </table:table-cell>
              <table:table-cell office:value-type="float" office:value="0.75648">
                <text:p>0.75648</text:p>
              </table:table-cell>
              <table:table-cell office:value-type="float" office:value="0.84256">
                <text:p>0.84256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92">
                <text:p>0.92</text:p>
              </table:table-cell>
              <table:table-cell office:value-type="float" office:value="0.823904">
                <text:p>0.82390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57056">
                <text:p>0.57056</text:p>
              </table:table-cell>
              <table:table-cell office:value-type="float" office:value="0.7136">
                <text:p>0.7136</text:p>
              </table:table-cell>
              <table:table-cell office:value-type="float" office:value="0.82752">
                <text:p>0.82752</text:p>
              </table:table-cell>
              <table:table-cell office:value-type="float" office:value="0.856">
                <text:p>0.856</text:p>
              </table:table-cell>
              <table:table-cell office:value-type="float" office:value="0.86208">
                <text:p>0.8620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815648">
                <text:p>0.81564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55552">
                <text:p>0.55552</text:p>
              </table:table-cell>
              <table:table-cell office:value-type="float" office:value="0.70496">
                <text:p>0.70496</text:p>
              </table:table-cell>
              <table:table-cell office:value-type="float" office:value="0.80896">
                <text:p>0.80896</text:p>
              </table:table-cell>
              <table:table-cell office:value-type="float" office:value="0.856">
                <text:p>0.856</text:p>
              </table:table-cell>
              <table:table-cell office:value-type="float" office:value="0.86272">
                <text:p>0.8627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72">
                <text:p>0.8672</text:p>
              </table:table-cell>
              <table:table-cell office:value-type="float" office:value="0.92">
                <text:p>0.92</text:p>
              </table:table-cell>
              <table:table-cell office:value-type="float" office:value="0.811136">
                <text:p>0.81113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5792">
                <text:p>0.5792</text:p>
              </table:table-cell>
              <table:table-cell office:value-type="float" office:value="0.66656">
                <text:p>0.66656</text:p>
              </table:table-cell>
              <table:table-cell office:value-type="float" office:value="0.76032">
                <text:p>0.76032</text:p>
              </table:table-cell>
              <table:table-cell office:value-type="float" office:value="0.8528">
                <text:p>0.8528</text:p>
              </table:table-cell>
              <table:table-cell office:value-type="float" office:value="0.86112">
                <text:p>0.8611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92">
                <text:p>0.92</text:p>
              </table:table-cell>
              <table:table-cell office:value-type="float" office:value="0.804448">
                <text:p>0.80444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5216">
                <text:p>0.5216</text:p>
              </table:table-cell>
              <table:table-cell office:value-type="float" office:value="0.66624">
                <text:p>0.66624</text:p>
              </table:table-cell>
              <table:table-cell office:value-type="float" office:value="0.77024">
                <text:p>0.77024</text:p>
              </table:table-cell>
              <table:table-cell office:value-type="float" office:value="0.84736">
                <text:p>0.84736</text:p>
              </table:table-cell>
              <table:table-cell office:value-type="float" office:value="0.85984">
                <text:p>0.8598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7992">
                <text:p>0.799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51392">
                <text:p>0.51392</text:p>
              </table:table-cell>
              <table:table-cell office:value-type="float" office:value="0.66432">
                <text:p>0.66432</text:p>
              </table:table-cell>
              <table:table-cell office:value-type="float" office:value="0.77088">
                <text:p>0.77088</text:p>
              </table:table-cell>
              <table:table-cell office:value-type="float" office:value="0.8528">
                <text:p>0.8528</text:p>
              </table:table-cell>
              <table:table-cell office:value-type="float" office:value="0.85952">
                <text:p>0.8595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798816">
                <text:p>0.79881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53088">
                <text:p>0.53088</text:p>
              </table:table-cell>
              <table:table-cell office:value-type="float" office:value="0.70752">
                <text:p>0.70752</text:p>
              </table:table-cell>
              <table:table-cell office:value-type="float" office:value="0.81248">
                <text:p>0.81248</text:p>
              </table:table-cell>
              <table:table-cell office:value-type="float" office:value="0.856">
                <text:p>0.856</text:p>
              </table:table-cell>
              <table:table-cell office:value-type="float" office:value="0.86272">
                <text:p>0.8627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296">
                <text:p>0.87296</text:p>
              </table:table-cell>
              <table:table-cell office:value-type="float" office:value="0.92">
                <text:p>0.92</text:p>
              </table:table-cell>
              <table:table-cell office:value-type="float" office:value="0.809856">
                <text:p>0.80985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51488">
                <text:p>0.51488</text:p>
              </table:table-cell>
              <table:table-cell office:value-type="float" office:value="0.65824">
                <text:p>0.65824</text:p>
              </table:table-cell>
              <table:table-cell office:value-type="float" office:value="0.81248">
                <text:p>0.81248</text:p>
              </table:table-cell>
              <table:table-cell office:value-type="float" office:value="0.856">
                <text:p>0.856</text:p>
              </table:table-cell>
              <table:table-cell office:value-type="float" office:value="0.86144">
                <text:p>0.8614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552">
                <text:p>0.87552</text:p>
              </table:table-cell>
              <table:table-cell office:value-type="float" office:value="0.92">
                <text:p>0.92</text:p>
              </table:table-cell>
              <table:table-cell office:value-type="float" office:value="0.803456">
                <text:p>0.80345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50336">
                <text:p>0.50336</text:p>
              </table:table-cell>
              <table:table-cell office:value-type="float" office:value="0.63392">
                <text:p>0.63392</text:p>
              </table:table-cell>
              <table:table-cell office:value-type="float" office:value="0.7664">
                <text:p>0.7664</text:p>
              </table:table-cell>
              <table:table-cell office:value-type="float" office:value="0.856">
                <text:p>0.856</text:p>
              </table:table-cell>
              <table:table-cell office:value-type="float" office:value="0.85696">
                <text:p>0.8569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52">
                <text:p>0.8752</text:p>
              </table:table-cell>
              <table:table-cell office:value-type="float" office:value="0.92">
                <text:p>0.92</text:p>
              </table:table-cell>
              <table:table-cell office:value-type="float" office:value="0.794784">
                <text:p>0.79478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50016">
                <text:p>0.50016</text:p>
              </table:table-cell>
              <table:table-cell office:value-type="float" office:value="0.61088">
                <text:p>0.61088</text:p>
              </table:table-cell>
              <table:table-cell office:value-type="float" office:value="0.67744">
                <text:p>0.67744</text:p>
              </table:table-cell>
              <table:table-cell office:value-type="float" office:value="0.80416">
                <text:p>0.80416</text:p>
              </table:table-cell>
              <table:table-cell office:value-type="float" office:value="0.856">
                <text:p>0.856</text:p>
              </table:table-cell>
              <table:table-cell office:value-type="float" office:value="0.85952">
                <text:p>0.8595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777088">
                <text:p>0.777088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53696">
                <text:p>0.53696</text:p>
              </table:table-cell>
              <table:table-cell office:value-type="float" office:value="0.6272">
                <text:p>0.6272</text:p>
              </table:table-cell>
              <table:table-cell office:value-type="float" office:value="0.73312">
                <text:p>0.73312</text:p>
              </table:table-cell>
              <table:table-cell office:value-type="float" office:value="0.8192">
                <text:p>0.8192</text:p>
              </table:table-cell>
              <table:table-cell office:value-type="float" office:value="0.856">
                <text:p>0.856</text:p>
              </table:table-cell>
              <table:table-cell office:value-type="float" office:value="0.85888">
                <text:p>0.8588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392">
                <text:p>0.87392</text:p>
              </table:table-cell>
              <table:table-cell office:value-type="float" office:value="0.92">
                <text:p>0.92</text:p>
              </table:table-cell>
              <table:table-cell office:value-type="float" office:value="0.789728">
                <text:p>0.78972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49888">
                <text:p>0.49888</text:p>
              </table:table-cell>
              <table:table-cell office:value-type="float" office:value="0.62784">
                <text:p>0.62784</text:p>
              </table:table-cell>
              <table:table-cell office:value-type="float" office:value="0.71104">
                <text:p>0.71104</text:p>
              </table:table-cell>
              <table:table-cell office:value-type="float" office:value="0.81024">
                <text:p>0.81024</text:p>
              </table:table-cell>
              <table:table-cell office:value-type="float" office:value="0.856">
                <text:p>0.856</text:p>
              </table:table-cell>
              <table:table-cell office:value-type="float" office:value="0.8608">
                <text:p>0.860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52">
                <text:p>0.8752</text:p>
              </table:table-cell>
              <table:table-cell office:value-type="float" office:value="0.92">
                <text:p>0.92</text:p>
              </table:table-cell>
              <table:table-cell office:value-type="float" office:value="0.7832">
                <text:p>0.783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5184">
                <text:p>0.5184</text:p>
              </table:table-cell>
              <table:table-cell office:value-type="float" office:value="0.62304">
                <text:p>0.62304</text:p>
              </table:table-cell>
              <table:table-cell office:value-type="float" office:value="0.75424">
                <text:p>0.75424</text:p>
              </table:table-cell>
              <table:table-cell office:value-type="float" office:value="0.85568">
                <text:p>0.85568</text:p>
              </table:table-cell>
              <table:table-cell office:value-type="float" office:value="0.856">
                <text:p>0.856</text:p>
              </table:table-cell>
              <table:table-cell office:value-type="float" office:value="0.86208">
                <text:p>0.8620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328">
                <text:p>0.87328</text:p>
              </table:table-cell>
              <table:table-cell office:value-type="float" office:value="0.92">
                <text:p>0.92</text:p>
              </table:table-cell>
              <table:table-cell office:value-type="float" office:value="0.793472">
                <text:p>0.79347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56672">
                <text:p>0.56672</text:p>
              </table:table-cell>
              <table:table-cell office:value-type="float" office:value="0.6736">
                <text:p>0.6736</text:p>
              </table:table-cell>
              <table:table-cell office:value-type="float" office:value="0.832">
                <text:p>0.832</text:p>
              </table:table-cell>
              <table:table-cell office:value-type="float" office:value="0.856">
                <text:p>0.856</text:p>
              </table:table-cell>
              <table:table-cell office:value-type="float" office:value="0.86048">
                <text:p>0.8604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296">
                <text:p>0.87296</text:p>
              </table:table-cell>
              <table:table-cell office:value-type="float" office:value="0.92">
                <text:p>0.92</text:p>
              </table:table-cell>
              <table:table-cell office:value-type="float" office:value="0.811776">
                <text:p>0.81177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5776">
                <text:p>0.5776</text:p>
              </table:table-cell>
              <table:table-cell office:value-type="float" office:value="0.7632">
                <text:p>0.7632</text:p>
              </table:table-cell>
              <table:table-cell office:value-type="float" office:value="0.856">
                <text:p>0.856</text:p>
              </table:table-cell>
              <table:table-cell office:value-type="float" office:value="0.85856">
                <text:p>0.8585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912">
                <text:p>0.86912</text:p>
              </table:table-cell>
              <table:table-cell office:value-type="float" office:value="0.92">
                <text:p>0.92</text:p>
              </table:table-cell>
              <table:table-cell office:value-type="float" office:value="0.824448">
                <text:p>0.82444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57376">
                <text:p>0.57376</text:p>
              </table:table-cell>
              <table:table-cell office:value-type="float" office:value="0.80672">
                <text:p>0.80672</text:p>
              </table:table-cell>
              <table:table-cell office:value-type="float" office:value="0.856">
                <text:p>0.856</text:p>
              </table:table-cell>
              <table:table-cell office:value-type="float" office:value="0.85824">
                <text:p>0.8582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92">
                <text:p>0.92</text:p>
              </table:table-cell>
              <table:table-cell office:value-type="float" office:value="0.82832">
                <text:p>0.8283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52832">
                <text:p>0.52832</text:p>
              </table:table-cell>
              <table:table-cell office:value-type="float" office:value="0.73504">
                <text:p>0.73504</text:p>
              </table:table-cell>
              <table:table-cell office:value-type="float" office:value="0.856">
                <text:p>0.856</text:p>
              </table:table-cell>
              <table:table-cell office:value-type="float" office:value="0.85952">
                <text:p>0.8595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912">
                <text:p>0.86912</text:p>
              </table:table-cell>
              <table:table-cell office:value-type="float" office:value="0.92">
                <text:p>0.92</text:p>
              </table:table-cell>
              <table:table-cell office:value-type="float" office:value="0.8168">
                <text:p>0.816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456">
                <text:p>0.5456</text:p>
              </table:table-cell>
              <table:table-cell office:value-type="float" office:value="0.85088">
                <text:p>0.85088</text:p>
              </table:table-cell>
              <table:table-cell office:value-type="float" office:value="0.856">
                <text:p>0.856</text:p>
              </table:table-cell>
              <table:table-cell office:value-type="float" office:value="0.85984">
                <text:p>0.8598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92">
                <text:p>0.92</text:p>
              </table:table-cell>
              <table:table-cell office:value-type="float" office:value="0.83008">
                <text:p>0.83008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59392">
                <text:p>0.59392</text:p>
              </table:table-cell>
              <table:table-cell office:value-type="float" office:value="0.848">
                <text:p>0.848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835264">
                <text:p>0.83526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52512">
                <text:p>0.52512</text:p>
              </table:table-cell>
              <table:table-cell office:value-type="float" office:value="0.81792">
                <text:p>0.81792</text:p>
              </table:table-cell>
              <table:table-cell office:value-type="float" office:value="0.856">
                <text:p>0.856</text:p>
              </table:table-cell>
              <table:table-cell office:value-type="float" office:value="0.8592">
                <text:p>0.859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92">
                <text:p>0.92</text:p>
              </table:table-cell>
              <table:table-cell office:value-type="float" office:value="0.824896">
                <text:p>0.82489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51584">
                <text:p>0.51584</text:p>
              </table:table-cell>
              <table:table-cell office:value-type="float" office:value="0.7728">
                <text:p>0.7728</text:p>
              </table:table-cell>
              <table:table-cell office:value-type="float" office:value="0.856">
                <text:p>0.856</text:p>
              </table:table-cell>
              <table:table-cell office:value-type="float" office:value="0.85664">
                <text:p>0.856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36">
                <text:p>0.8736</text:p>
              </table:table-cell>
              <table:table-cell office:value-type="float" office:value="0.92">
                <text:p>0.92</text:p>
              </table:table-cell>
              <table:table-cell office:value-type="float" office:value="0.819488">
                <text:p>0.81948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55488">
                <text:p>0.55488</text:p>
              </table:table-cell>
              <table:table-cell office:value-type="float" office:value="0.75392">
                <text:p>0.75392</text:p>
              </table:table-cell>
              <table:table-cell office:value-type="float" office:value="0.85376">
                <text:p>0.85376</text:p>
              </table:table-cell>
              <table:table-cell office:value-type="float" office:value="0.856">
                <text:p>0.856</text:p>
              </table:table-cell>
              <table:table-cell office:value-type="float" office:value="0.86048">
                <text:p>0.8604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392">
                <text:p>0.87392</text:p>
              </table:table-cell>
              <table:table-cell office:value-type="float" office:value="0.92">
                <text:p>0.92</text:p>
              </table:table-cell>
              <table:table-cell office:value-type="float" office:value="0.820896">
                <text:p>0.82089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55872">
                <text:p>0.55872</text:p>
              </table:table-cell>
              <table:table-cell office:value-type="float" office:value="0.78464">
                <text:p>0.7846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76">
                <text:p>0.8617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488">
                <text:p>0.87488</text:p>
              </table:table-cell>
              <table:table-cell office:value-type="float" office:value="0.92">
                <text:p>0.92</text:p>
              </table:table-cell>
              <table:table-cell office:value-type="float" office:value="0.8248">
                <text:p>0.824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56256">
                <text:p>0.56256</text:p>
              </table:table-cell>
              <table:table-cell office:value-type="float" office:value="0.74208">
                <text:p>0.74208</text:p>
              </table:table-cell>
              <table:table-cell office:value-type="float" office:value="0.85536">
                <text:p>0.85536</text:p>
              </table:table-cell>
              <table:table-cell office:value-type="float" office:value="0.856">
                <text:p>0.856</text:p>
              </table:table-cell>
              <table:table-cell office:value-type="float" office:value="0.86368">
                <text:p>0.8636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52">
                <text:p>0.8752</text:p>
              </table:table-cell>
              <table:table-cell office:value-type="float" office:value="0.92">
                <text:p>0.92</text:p>
              </table:table-cell>
              <table:table-cell office:value-type="float" office:value="0.821088">
                <text:p>0.821088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56256">
                <text:p>0.56256</text:p>
              </table:table-cell>
              <table:table-cell office:value-type="float" office:value="0.84576">
                <text:p>0.84576</text:p>
              </table:table-cell>
              <table:table-cell office:value-type="float" office:value="0.85632">
                <text:p>0.8563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136">
                <text:p>0.87136</text:p>
              </table:table-cell>
              <table:table-cell office:value-type="float" office:value="0.92">
                <text:p>0.92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59328">
                <text:p>0.59328</text:p>
              </table:table-cell>
              <table:table-cell office:value-type="float" office:value="0.8528">
                <text:p>0.8528</text:p>
              </table:table-cell>
              <table:table-cell office:value-type="float" office:value="0.85792">
                <text:p>0.8579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36">
                <text:p>0.8736</text:p>
              </table:table-cell>
              <table:table-cell office:value-type="float" office:value="0.92">
                <text:p>0.92</text:p>
              </table:table-cell>
              <table:table-cell office:value-type="float" office:value="0.83616">
                <text:p>0.83616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2816">
                <text:p>0.62816</text:p>
              </table:table-cell>
              <table:table-cell office:value-type="float" office:value="0.856">
                <text:p>0.856</text:p>
              </table:table-cell>
              <table:table-cell office:value-type="float" office:value="0.86112">
                <text:p>0.8611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136">
                <text:p>0.87136</text:p>
              </table:table-cell>
              <table:table-cell office:value-type="float" office:value="0.92">
                <text:p>0.92</text:p>
              </table:table-cell>
              <table:table-cell office:value-type="float" office:value="0.840064">
                <text:p>0.84006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0128">
                <text:p>0.60128</text:p>
              </table:table-cell>
              <table:table-cell office:value-type="float" office:value="0.85536">
                <text:p>0.85536</text:p>
              </table:table-cell>
              <table:table-cell office:value-type="float" office:value="0.85856">
                <text:p>0.8585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136">
                <text:p>0.87136</text:p>
              </table:table-cell>
              <table:table-cell office:value-type="float" office:value="0.92">
                <text:p>0.92</text:p>
              </table:table-cell>
              <table:table-cell office:value-type="float" office:value="0.837056">
                <text:p>0.83705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3776">
                <text:p>0.63776</text:p>
              </table:table-cell>
              <table:table-cell office:value-type="float" office:value="0.856">
                <text:p>0.856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92">
                <text:p>0.92</text:p>
              </table:table-cell>
              <table:table-cell office:value-type="float" office:value="0.840384">
                <text:p>0.84038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5456">
                <text:p>0.5456</text:p>
              </table:table-cell>
              <table:table-cell office:value-type="float" office:value="0.82464">
                <text:p>0.82464</text:p>
              </table:table-cell>
              <table:table-cell office:value-type="float" office:value="0.856">
                <text:p>0.856</text:p>
              </table:table-cell>
              <table:table-cell office:value-type="float" office:value="0.86336">
                <text:p>0.8633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656">
                <text:p>0.86656</text:p>
              </table:table-cell>
              <table:table-cell office:value-type="float" office:value="0.92">
                <text:p>0.92</text:p>
              </table:table-cell>
              <table:table-cell office:value-type="float" office:value="0.827616">
                <text:p>0.82761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53056">
                <text:p>0.53056</text:p>
              </table:table-cell>
              <table:table-cell office:value-type="float" office:value="0.77824">
                <text:p>0.77824</text:p>
              </table:table-cell>
              <table:table-cell office:value-type="float" office:value="0.856">
                <text:p>0.856</text:p>
              </table:table-cell>
              <table:table-cell office:value-type="float" office:value="0.86304">
                <text:p>0.8630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688">
                <text:p>0.86688</text:p>
              </table:table-cell>
              <table:table-cell office:value-type="float" office:value="0.92">
                <text:p>0.92</text:p>
              </table:table-cell>
              <table:table-cell office:value-type="float" office:value="0.821472">
                <text:p>0.82147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5232">
                <text:p>0.5232</text:p>
              </table:table-cell>
              <table:table-cell office:value-type="float" office:value="0.74496">
                <text:p>0.74496</text:p>
              </table:table-cell>
              <table:table-cell office:value-type="float" office:value="0.8544">
                <text:p>0.8544</text:p>
              </table:table-cell>
              <table:table-cell office:value-type="float" office:value="0.85888">
                <text:p>0.8588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8">
                <text:p>0.8688</text:p>
              </table:table-cell>
              <table:table-cell office:value-type="float" office:value="0.92">
                <text:p>0.92</text:p>
              </table:table-cell>
              <table:table-cell office:value-type="float" office:value="0.817024">
                <text:p>0.81702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56416">
                <text:p>0.56416</text:p>
              </table:table-cell>
              <table:table-cell office:value-type="float" office:value="0.80864">
                <text:p>0.80864</text:p>
              </table:table-cell>
              <table:table-cell office:value-type="float" office:value="0.85536">
                <text:p>0.85536</text:p>
              </table:table-cell>
              <table:table-cell office:value-type="float" office:value="0.86176">
                <text:p>0.8617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104">
                <text:p>0.87104</text:p>
              </table:table-cell>
              <table:table-cell office:value-type="float" office:value="0.92">
                <text:p>0.92</text:p>
              </table:table-cell>
              <table:table-cell office:value-type="float" office:value="0.828096">
                <text:p>0.82809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8144">
                <text:p>0.58144</text:p>
              </table:table-cell>
              <table:table-cell office:value-type="float" office:value="0.83296">
                <text:p>0.83296</text:p>
              </table:table-cell>
              <table:table-cell office:value-type="float" office:value="0.85536">
                <text:p>0.85536</text:p>
              </table:table-cell>
              <table:table-cell office:value-type="float" office:value="0.85888">
                <text:p>0.8588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912">
                <text:p>0.86912</text:p>
              </table:table-cell>
              <table:table-cell office:value-type="float" office:value="0.92">
                <text:p>0.92</text:p>
              </table:table-cell>
              <table:table-cell office:value-type="float" office:value="0.831776">
                <text:p>0.831776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57088">
                <text:p>0.57088</text:p>
              </table:table-cell>
              <table:table-cell office:value-type="float" office:value="0.82368">
                <text:p>0.82368</text:p>
              </table:table-cell>
              <table:table-cell office:value-type="float" office:value="0.85472">
                <text:p>0.85472</text:p>
              </table:table-cell>
              <table:table-cell office:value-type="float" office:value="0.86016">
                <text:p>0.8601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104">
                <text:p>0.87104</text:p>
              </table:table-cell>
              <table:table-cell office:value-type="float" office:value="0.92">
                <text:p>0.92</text:p>
              </table:table-cell>
              <table:table-cell office:value-type="float" office:value="0.830048">
                <text:p>0.83004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51904">
                <text:p>0.51904</text:p>
              </table:table-cell>
              <table:table-cell office:value-type="float" office:value="0.84352">
                <text:p>0.84352</text:p>
              </table:table-cell>
              <table:table-cell office:value-type="float" office:value="0.856">
                <text:p>0.856</text:p>
              </table:table-cell>
              <table:table-cell office:value-type="float" office:value="0.86368">
                <text:p>0.8636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08">
                <text:p>0.87008</text:p>
              </table:table-cell>
              <table:table-cell office:value-type="float" office:value="0.92">
                <text:p>0.92</text:p>
              </table:table-cell>
              <table:table-cell office:value-type="float" office:value="0.827232">
                <text:p>0.82723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4976">
                <text:p>0.4976</text:p>
              </table:table-cell>
              <table:table-cell office:value-type="float" office:value="0.80576">
                <text:p>0.80576</text:p>
              </table:table-cell>
              <table:table-cell office:value-type="float" office:value="0.85536">
                <text:p>0.85536</text:p>
              </table:table-cell>
              <table:table-cell office:value-type="float" office:value="0.8624">
                <text:p>0.862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712">
                <text:p>0.87712</text:p>
              </table:table-cell>
              <table:table-cell office:value-type="float" office:value="0.92">
                <text:p>0.92</text:p>
              </table:table-cell>
              <table:table-cell office:value-type="float" office:value="0.821824">
                <text:p>0.82182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53664">
                <text:p>0.53664</text:p>
              </table:table-cell>
              <table:table-cell office:value-type="float" office:value="0.84512">
                <text:p>0.84512</text:p>
              </table:table-cell>
              <table:table-cell office:value-type="float" office:value="0.85984">
                <text:p>0.8598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96">
                <text:p>0.86496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3024">
                <text:p>0.83024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60384">
                <text:p>0.60384</text:p>
              </table:table-cell>
              <table:table-cell office:value-type="float" office:value="0.85376">
                <text:p>0.85376</text:p>
              </table:table-cell>
              <table:table-cell office:value-type="float" office:value="0.86208">
                <text:p>0.8620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624">
                <text:p>0.86624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38176">
                <text:p>0.838176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51296">
                <text:p>0.51296</text:p>
              </table:table-cell>
              <table:table-cell office:value-type="float" office:value="0.84704">
                <text:p>0.84704</text:p>
              </table:table-cell>
              <table:table-cell office:value-type="float" office:value="0.85792">
                <text:p>0.8579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592">
                <text:p>0.86592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27968">
                <text:p>0.82796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51936">
                <text:p>0.51936</text:p>
              </table:table-cell>
              <table:table-cell office:value-type="float" office:value="0.77888">
                <text:p>0.77888</text:p>
              </table:table-cell>
              <table:table-cell office:value-type="float" office:value="0.856">
                <text:p>0.856</text:p>
              </table:table-cell>
              <table:table-cell office:value-type="float" office:value="0.86208">
                <text:p>0.8620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752">
                <text:p>0.86752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21568">
                <text:p>0.821568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5936">
                <text:p>0.5936</text:p>
              </table:table-cell>
              <table:table-cell office:value-type="float" office:value="0.83296">
                <text:p>0.83296</text:p>
              </table:table-cell>
              <table:table-cell office:value-type="float" office:value="0.856">
                <text:p>0.856</text:p>
              </table:table-cell>
              <table:table-cell office:value-type="float" office:value="0.86368">
                <text:p>0.8636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912">
                <text:p>0.86912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3472">
                <text:p>0.8347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6896">
                <text:p>0.6896</text:p>
              </table:table-cell>
              <table:table-cell office:value-type="float" office:value="0.84608">
                <text:p>0.84608</text:p>
              </table:table-cell>
              <table:table-cell office:value-type="float" office:value="0.856">
                <text:p>0.856</text:p>
              </table:table-cell>
              <table:table-cell office:value-type="float" office:value="0.8624">
                <text:p>0.862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64">
                <text:p>0.86464</text:p>
              </table:table-cell>
              <table:table-cell office:value-type="float" office:value="0.872">
                <text:p>0.872</text:p>
              </table:table-cell>
              <table:table-cell office:value-type="float" office:value="0.87392">
                <text:p>0.87392</text:p>
              </table:table-cell>
              <table:table-cell office:value-type="float" office:value="0.92">
                <text:p>0.92</text:p>
              </table:table-cell>
              <table:table-cell office:value-type="float" office:value="0.845664">
                <text:p>0.8456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59104">
                <text:p>0.59104</text:p>
              </table:table-cell>
              <table:table-cell office:value-type="float" office:value="0.82912">
                <text:p>0.82912</text:p>
              </table:table-cell>
              <table:table-cell office:value-type="float" office:value="0.856">
                <text:p>0.856</text:p>
              </table:table-cell>
              <table:table-cell office:value-type="float" office:value="0.8624">
                <text:p>0.862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136">
                <text:p>0.87136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34176">
                <text:p>0.834176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52736">
                <text:p>0.52736</text:p>
              </table:table-cell>
              <table:table-cell office:value-type="float" office:value="0.75456">
                <text:p>0.75456</text:p>
              </table:table-cell>
              <table:table-cell office:value-type="float" office:value="0.856">
                <text:p>0.856</text:p>
              </table:table-cell>
              <table:table-cell office:value-type="float" office:value="0.86048">
                <text:p>0.8604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08">
                <text:p>0.87008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20032">
                <text:p>0.82003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56096">
                <text:p>0.56096</text:p>
              </table:table-cell>
              <table:table-cell office:value-type="float" office:value="0.80736">
                <text:p>0.80736</text:p>
              </table:table-cell>
              <table:table-cell office:value-type="float" office:value="0.85888">
                <text:p>0.8588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688">
                <text:p>0.86688</text:p>
              </table:table-cell>
              <table:table-cell office:value-type="float" office:value="0.87488">
                <text:p>0.87488</text:p>
              </table:table-cell>
              <table:table-cell office:value-type="float" office:value="0.92">
                <text:p>0.92</text:p>
              </table:table-cell>
              <table:table-cell office:value-type="float" office:value="0.828896">
                <text:p>0.828896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59136">
                <text:p>0.59136</text:p>
              </table:table-cell>
              <table:table-cell office:value-type="float" office:value="0.848">
                <text:p>0.848</text:p>
              </table:table-cell>
              <table:table-cell office:value-type="float" office:value="0.85856">
                <text:p>0.8585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784">
                <text:p>0.86784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3616">
                <text:p>0.83616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56288">
                <text:p>0.56288</text:p>
              </table:table-cell>
              <table:table-cell office:value-type="float" office:value="0.82272">
                <text:p>0.82272</text:p>
              </table:table-cell>
              <table:table-cell office:value-type="float" office:value="0.85696">
                <text:p>0.8569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976">
                <text:p>0.86976</text:p>
              </table:table-cell>
              <table:table-cell office:value-type="float" office:value="0.87872">
                <text:p>0.87872</text:p>
              </table:table-cell>
              <table:table-cell office:value-type="float" office:value="0.92">
                <text:p>0.92</text:p>
              </table:table-cell>
              <table:table-cell office:value-type="float" office:value="0.831104">
                <text:p>0.83110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57664">
                <text:p>0.57664</text:p>
              </table:table-cell>
              <table:table-cell office:value-type="float" office:value="0.80416">
                <text:p>0.80416</text:p>
              </table:table-cell>
              <table:table-cell office:value-type="float" office:value="0.856">
                <text:p>0.856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528">
                <text:p>0.86528</text:p>
              </table:table-cell>
              <table:table-cell office:value-type="float" office:value="0.87776">
                <text:p>0.87776</text:p>
              </table:table-cell>
              <table:table-cell office:value-type="float" office:value="0.92">
                <text:p>0.92</text:p>
              </table:table-cell>
              <table:table-cell office:value-type="float" office:value="0.829344">
                <text:p>0.82934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62016">
                <text:p>0.62016</text:p>
              </table:table-cell>
              <table:table-cell office:value-type="float" office:value="0.84928">
                <text:p>0.84928</text:p>
              </table:table-cell>
              <table:table-cell office:value-type="float" office:value="0.856">
                <text:p>0.856</text:p>
              </table:table-cell>
              <table:table-cell office:value-type="float" office:value="0.86144">
                <text:p>0.8614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328">
                <text:p>0.87328</text:p>
              </table:table-cell>
              <table:table-cell office:value-type="float" office:value="0.92">
                <text:p>0.92</text:p>
              </table:table-cell>
              <table:table-cell office:value-type="float" office:value="0.838016">
                <text:p>0.838016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61216">
                <text:p>0.61216</text:p>
              </table:table-cell>
              <table:table-cell office:value-type="float" office:value="0.84768">
                <text:p>0.84768</text:p>
              </table:table-cell>
              <table:table-cell office:value-type="float" office:value="0.85632">
                <text:p>0.8563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936">
                <text:p>0.87936</text:p>
              </table:table-cell>
              <table:table-cell office:value-type="float" office:value="0.92">
                <text:p>0.92</text:p>
              </table:table-cell>
              <table:table-cell office:value-type="float" office:value="0.837952">
                <text:p>0.83795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74656">
                <text:p>0.74656</text:p>
              </table:table-cell>
              <table:table-cell office:value-type="float" office:value="0.85472">
                <text:p>0.85472</text:p>
              </table:table-cell>
              <table:table-cell office:value-type="float" office:value="0.85696">
                <text:p>0.8569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16">
                <text:p>0.86816</text:p>
              </table:table-cell>
              <table:table-cell office:value-type="float" office:value="0.87776">
                <text:p>0.87776</text:p>
              </table:table-cell>
              <table:table-cell office:value-type="float" office:value="0.92">
                <text:p>0.92</text:p>
              </table:table-cell>
              <table:table-cell office:value-type="float" office:value="0.852416">
                <text:p>0.852416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63232">
                <text:p>0.63232</text:p>
              </table:table-cell>
              <table:table-cell office:value-type="float" office:value="0.84672">
                <text:p>0.84672</text:p>
              </table:table-cell>
              <table:table-cell office:value-type="float" office:value="0.856">
                <text:p>0.856</text:p>
              </table:table-cell>
              <table:table-cell office:value-type="float" office:value="0.85888">
                <text:p>0.8588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8">
                <text:p>0.8688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39456">
                <text:p>0.83945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0048">
                <text:p>0.70048</text:p>
              </table:table-cell>
              <table:table-cell office:value-type="float" office:value="0.8544">
                <text:p>0.8544</text:p>
              </table:table-cell>
              <table:table-cell office:value-type="float" office:value="0.856">
                <text:p>0.856</text:p>
              </table:table-cell>
              <table:table-cell office:value-type="float" office:value="0.8624">
                <text:p>0.862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592">
                <text:p>0.86592</text:p>
              </table:table-cell>
              <table:table-cell office:value-type="float" office:value="0.872">
                <text:p>0.872</text:p>
              </table:table-cell>
              <table:table-cell office:value-type="float" office:value="0.87776">
                <text:p>0.87776</text:p>
              </table:table-cell>
              <table:table-cell office:value-type="float" office:value="0.92">
                <text:p>0.92</text:p>
              </table:table-cell>
              <table:table-cell office:value-type="float" office:value="0.848096">
                <text:p>0.84809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62144">
                <text:p>0.62144</text:p>
              </table:table-cell>
              <table:table-cell office:value-type="float" office:value="0.8528">
                <text:p>0.8528</text:p>
              </table:table-cell>
              <table:table-cell office:value-type="float" office:value="0.856">
                <text:p>0.856</text:p>
              </table:table-cell>
              <table:table-cell office:value-type="float" office:value="0.86304">
                <text:p>0.8630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72">
                <text:p>0.87072</text:p>
              </table:table-cell>
              <table:table-cell office:value-type="float" office:value="0.87968">
                <text:p>0.87968</text:p>
              </table:table-cell>
              <table:table-cell office:value-type="float" office:value="0.92">
                <text:p>0.92</text:p>
              </table:table-cell>
              <table:table-cell office:value-type="float" office:value="0.839968">
                <text:p>0.839968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51904">
                <text:p>0.51904</text:p>
              </table:table-cell>
              <table:table-cell office:value-type="float" office:value="0.75328">
                <text:p>0.75328</text:p>
              </table:table-cell>
              <table:table-cell office:value-type="float" office:value="0.85568">
                <text:p>0.85568</text:p>
              </table:table-cell>
              <table:table-cell office:value-type="float" office:value="0.85824">
                <text:p>0.8582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944">
                <text:p>0.86944</text:p>
              </table:table-cell>
              <table:table-cell office:value-type="float" office:value="0.87968">
                <text:p>0.87968</text:p>
              </table:table-cell>
              <table:table-cell office:value-type="float" office:value="0.92">
                <text:p>0.92</text:p>
              </table:table-cell>
              <table:table-cell office:value-type="float" office:value="0.819136">
                <text:p>0.81913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53088">
                <text:p>0.53088</text:p>
              </table:table-cell>
              <table:table-cell office:value-type="float" office:value="0.77792">
                <text:p>0.77792</text:p>
              </table:table-cell>
              <table:table-cell office:value-type="float" office:value="0.856">
                <text:p>0.856</text:p>
              </table:table-cell>
              <table:table-cell office:value-type="float" office:value="0.85728">
                <text:p>0.8572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87776">
                <text:p>0.87776</text:p>
              </table:table-cell>
              <table:table-cell office:value-type="float" office:value="0.92">
                <text:p>0.92</text:p>
              </table:table-cell>
              <table:table-cell office:value-type="float" office:value="0.822432">
                <text:p>0.82243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53632">
                <text:p>0.53632</text:p>
              </table:table-cell>
              <table:table-cell office:value-type="float" office:value="0.84768">
                <text:p>0.84768</text:p>
              </table:table-cell>
              <table:table-cell office:value-type="float" office:value="0.856">
                <text:p>0.856</text:p>
              </table:table-cell>
              <table:table-cell office:value-type="float" office:value="0.85664">
                <text:p>0.856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08">
                <text:p>0.87008</text:p>
              </table:table-cell>
              <table:table-cell office:value-type="float" office:value="0.87776">
                <text:p>0.87776</text:p>
              </table:table-cell>
              <table:table-cell office:value-type="float" office:value="0.92">
                <text:p>0.92</text:p>
              </table:table-cell>
              <table:table-cell office:value-type="float" office:value="0.830048">
                <text:p>0.83004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58464">
                <text:p>0.58464</text:p>
              </table:table-cell>
              <table:table-cell office:value-type="float" office:value="0.84736">
                <text:p>0.84736</text:p>
              </table:table-cell>
              <table:table-cell office:value-type="float" office:value="0.856">
                <text:p>0.856</text:p>
              </table:table-cell>
              <table:table-cell office:value-type="float" office:value="0.85632">
                <text:p>0.8563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976">
                <text:p>0.86976</text:p>
              </table:table-cell>
              <table:table-cell office:value-type="float" office:value="0.87616">
                <text:p>0.87616</text:p>
              </table:table-cell>
              <table:table-cell office:value-type="float" office:value="0.92">
                <text:p>0.92</text:p>
              </table:table-cell>
              <table:table-cell office:value-type="float" office:value="0.834624">
                <text:p>0.83462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60384">
                <text:p>0.60384</text:p>
              </table:table-cell>
              <table:table-cell office:value-type="float" office:value="0.8464">
                <text:p>0.846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144">
                <text:p>0.8614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976">
                <text:p>0.86976</text:p>
              </table:table-cell>
              <table:table-cell office:value-type="float" office:value="0.87744">
                <text:p>0.87744</text:p>
              </table:table-cell>
              <table:table-cell office:value-type="float" office:value="0.92">
                <text:p>0.92</text:p>
              </table:table-cell>
              <table:table-cell office:value-type="float" office:value="0.836288">
                <text:p>0.836288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56672">
                <text:p>0.56672</text:p>
              </table:table-cell>
              <table:table-cell office:value-type="float" office:value="0.77408">
                <text:p>0.77408</text:p>
              </table:table-cell>
              <table:table-cell office:value-type="float" office:value="0.85536">
                <text:p>0.85536</text:p>
              </table:table-cell>
              <table:table-cell office:value-type="float" office:value="0.856">
                <text:p>0.856</text:p>
              </table:table-cell>
              <table:table-cell office:value-type="float" office:value="0.8608">
                <text:p>0.860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624">
                <text:p>0.86624</text:p>
              </table:table-cell>
              <table:table-cell office:value-type="float" office:value="0.872">
                <text:p>0.872</text:p>
              </table:table-cell>
              <table:table-cell office:value-type="float" office:value="0.87904">
                <text:p>0.87904</text:p>
              </table:table-cell>
              <table:table-cell office:value-type="float" office:value="0.92">
                <text:p>0.92</text:p>
              </table:table-cell>
              <table:table-cell office:value-type="float" office:value="0.825824">
                <text:p>0.82582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54208">
                <text:p>0.54208</text:p>
              </table:table-cell>
              <table:table-cell office:value-type="float" office:value="0.70368">
                <text:p>0.70368</text:p>
              </table:table-cell>
              <table:table-cell office:value-type="float" office:value="0.85088">
                <text:p>0.85088</text:p>
              </table:table-cell>
              <table:table-cell office:value-type="float" office:value="0.856">
                <text:p>0.856</text:p>
              </table:table-cell>
              <table:table-cell office:value-type="float" office:value="0.85984">
                <text:p>0.8598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528">
                <text:p>0.86528</text:p>
              </table:table-cell>
              <table:table-cell office:value-type="float" office:value="0.872">
                <text:p>0.872</text:p>
              </table:table-cell>
              <table:table-cell office:value-type="float" office:value="0.87616">
                <text:p>0.87616</text:p>
              </table:table-cell>
              <table:table-cell office:value-type="float" office:value="0.92">
                <text:p>0.92</text:p>
              </table:table-cell>
              <table:table-cell office:value-type="float" office:value="0.815392">
                <text:p>0.815392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55616">
                <text:p>0.55616</text:p>
              </table:table-cell>
              <table:table-cell office:value-type="float" office:value="0.73984">
                <text:p>0.73984</text:p>
              </table:table-cell>
              <table:table-cell office:value-type="float" office:value="0.85184">
                <text:p>0.85184</text:p>
              </table:table-cell>
              <table:table-cell office:value-type="float" office:value="0.856">
                <text:p>0.856</text:p>
              </table:table-cell>
              <table:table-cell office:value-type="float" office:value="0.86176">
                <text:p>0.8617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784">
                <text:p>0.86784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92">
                <text:p>0.92</text:p>
              </table:table-cell>
              <table:table-cell office:value-type="float" office:value="0.821184">
                <text:p>0.8211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50304">
                <text:p>0.50304</text:p>
              </table:table-cell>
              <table:table-cell office:value-type="float" office:value="0.70656">
                <text:p>0.70656</text:p>
              </table:table-cell>
              <table:table-cell office:value-type="float" office:value="0.8528">
                <text:p>0.8528</text:p>
              </table:table-cell>
              <table:table-cell office:value-type="float" office:value="0.85632">
                <text:p>0.8563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752">
                <text:p>0.86752</text:p>
              </table:table-cell>
              <table:table-cell office:value-type="float" office:value="0.872">
                <text:p>0.872</text:p>
              </table:table-cell>
              <table:table-cell office:value-type="float" office:value="0.87648">
                <text:p>0.87648</text:p>
              </table:table-cell>
              <table:table-cell office:value-type="float" office:value="0.92">
                <text:p>0.92</text:p>
              </table:table-cell>
              <table:table-cell office:value-type="float" office:value="0.812672">
                <text:p>0.81267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47168">
                <text:p>0.47168</text:p>
              </table:table-cell>
              <table:table-cell office:value-type="float" office:value="0.72768">
                <text:p>0.72768</text:p>
              </table:table-cell>
              <table:table-cell office:value-type="float" office:value="0.856">
                <text:p>0.856</text:p>
              </table:table-cell>
              <table:table-cell office:value-type="float" office:value="0.85696">
                <text:p>0.8569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72">
                <text:p>0.8672</text:p>
              </table:table-cell>
              <table:table-cell office:value-type="float" office:value="0.872">
                <text:p>0.872</text:p>
              </table:table-cell>
              <table:table-cell office:value-type="float" office:value="0.87776">
                <text:p>0.87776</text:p>
              </table:table-cell>
              <table:table-cell office:value-type="float" office:value="0.92">
                <text:p>0.92</text:p>
              </table:table-cell>
              <table:table-cell office:value-type="float" office:value="0.812128">
                <text:p>0.81212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57184">
                <text:p>0.57184</text:p>
              </table:table-cell>
              <table:table-cell office:value-type="float" office:value="0.83456">
                <text:p>0.83456</text:p>
              </table:table-cell>
              <table:table-cell office:value-type="float" office:value="0.856">
                <text:p>0.856</text:p>
              </table:table-cell>
              <table:table-cell office:value-type="float" office:value="0.85888">
                <text:p>0.8588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944">
                <text:p>0.86944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92">
                <text:p>0.92</text:p>
              </table:table-cell>
              <table:table-cell office:value-type="float" office:value="0.833472">
                <text:p>0.83347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51072">
                <text:p>0.51072</text:p>
              </table:table-cell>
              <table:table-cell office:value-type="float" office:value="0.80384">
                <text:p>0.80384</text:p>
              </table:table-cell>
              <table:table-cell office:value-type="float" office:value="0.85472">
                <text:p>0.85472</text:p>
              </table:table-cell>
              <table:table-cell office:value-type="float" office:value="0.856">
                <text:p>0.856</text:p>
              </table:table-cell>
              <table:table-cell office:value-type="float" office:value="0.86176">
                <text:p>0.8617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872">
                <text:p>0.872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23136">
                <text:p>0.82313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53088">
                <text:p>0.53088</text:p>
              </table:table-cell>
              <table:table-cell office:value-type="float" office:value="0.7856">
                <text:p>0.7856</text:p>
              </table:table-cell>
              <table:table-cell office:value-type="float" office:value="0.84928">
                <text:p>0.84928</text:p>
              </table:table-cell>
              <table:table-cell office:value-type="float" office:value="0.856">
                <text:p>0.856</text:p>
              </table:table-cell>
              <table:table-cell office:value-type="float" office:value="0.85728">
                <text:p>0.85728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168">
                <text:p>0.87168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21856">
                <text:p>0.82185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49568">
                <text:p>0.49568</text:p>
              </table:table-cell>
              <table:table-cell office:value-type="float" office:value="0.824">
                <text:p>0.824</text:p>
              </table:table-cell>
              <table:table-cell office:value-type="float" office:value="0.84768">
                <text:p>0.8476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304">
                <text:p>0.8630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848">
                <text:p>0.86848</text:p>
              </table:table-cell>
              <table:table-cell office:value-type="float" office:value="0.87776">
                <text:p>0.87776</text:p>
              </table:table-cell>
              <table:table-cell office:value-type="float" office:value="0.92">
                <text:p>0.92</text:p>
              </table:table-cell>
              <table:table-cell office:value-type="float" office:value="0.821664">
                <text:p>0.821664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54912">
                <text:p>0.54912</text:p>
              </table:table-cell>
              <table:table-cell office:value-type="float" office:value="0.81504">
                <text:p>0.81504</text:p>
              </table:table-cell>
              <table:table-cell office:value-type="float" office:value="0.84928">
                <text:p>0.8492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272">
                <text:p>0.8627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944">
                <text:p>0.86944</text:p>
              </table:table-cell>
              <table:table-cell office:value-type="float" office:value="0.87776">
                <text:p>0.87776</text:p>
              </table:table-cell>
              <table:table-cell office:value-type="float" office:value="0.92">
                <text:p>0.92</text:p>
              </table:table-cell>
              <table:table-cell office:value-type="float" office:value="0.826336">
                <text:p>0.826336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54272">
                <text:p>0.54272</text:p>
              </table:table-cell>
              <table:table-cell office:value-type="float" office:value="0.80224">
                <text:p>0.80224</text:p>
              </table:table-cell>
              <table:table-cell office:value-type="float" office:value="0.84768">
                <text:p>0.84768</text:p>
              </table:table-cell>
              <table:table-cell office:value-type="float" office:value="0.85504">
                <text:p>0.85504</text:p>
              </table:table-cell>
              <table:table-cell office:value-type="float" office:value="0.856">
                <text:p>0.856</text:p>
              </table:table-cell>
              <table:table-cell office:value-type="float" office:value="0.86272">
                <text:p>0.86272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87616">
                <text:p>0.87616</text:p>
              </table:table-cell>
              <table:table-cell office:value-type="float" office:value="0.92">
                <text:p>0.92</text:p>
              </table:table-cell>
              <table:table-cell office:value-type="float" office:value="0.824096">
                <text:p>0.82409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56096">
                <text:p>0.56096</text:p>
              </table:table-cell>
              <table:table-cell office:value-type="float" office:value="0.75104">
                <text:p>0.75104</text:p>
              </table:table-cell>
              <table:table-cell office:value-type="float" office:value="0.84512">
                <text:p>0.84512</text:p>
              </table:table-cell>
              <table:table-cell office:value-type="float" office:value="0.85536">
                <text:p>0.85536</text:p>
              </table:table-cell>
              <table:table-cell office:value-type="float" office:value="0.856">
                <text:p>0.856</text:p>
              </table:table-cell>
              <table:table-cell office:value-type="float" office:value="0.86304">
                <text:p>0.86304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87616">
                <text:p>0.87616</text:p>
              </table:table-cell>
              <table:table-cell office:value-type="float" office:value="0.92">
                <text:p>0.92</text:p>
              </table:table-cell>
              <table:table-cell office:value-type="float" office:value="0.820608">
                <text:p>0.82060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55552">
                <text:p>0.55552</text:p>
              </table:table-cell>
              <table:table-cell office:value-type="float" office:value="0.69568">
                <text:p>0.69568</text:p>
              </table:table-cell>
              <table:table-cell office:value-type="float" office:value="0.83744">
                <text:p>0.83744</text:p>
              </table:table-cell>
              <table:table-cell office:value-type="float" office:value="0.84928">
                <text:p>0.84928</text:p>
              </table:table-cell>
              <table:table-cell office:value-type="float" office:value="0.856">
                <text:p>0.856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6752">
                <text:p>0.86752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12288">
                <text:p>0.8122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50208">
                <text:p>0.50208</text:p>
              </table:table-cell>
              <table:table-cell office:value-type="float" office:value="0.648">
                <text:p>0.648</text:p>
              </table:table-cell>
              <table:table-cell office:value-type="float" office:value="0.808">
                <text:p>0.808</text:p>
              </table:table-cell>
              <table:table-cell office:value-type="float" office:value="0.84224">
                <text:p>0.84224</text:p>
              </table:table-cell>
              <table:table-cell office:value-type="float" office:value="0.85344">
                <text:p>0.85344</text:p>
              </table:table-cell>
              <table:table-cell office:value-type="float" office:value="0.856">
                <text:p>0.856</text:p>
              </table:table-cell>
              <table:table-cell office:value-type="float" office:value="0.86208">
                <text:p>0.86208</text:p>
              </table:table-cell>
              <table:table-cell office:value-type="float" office:value="0.864">
                <text:p>0.864</text:p>
              </table:table-cell>
              <table:table-cell office:value-type="float" office:value="0.8656">
                <text:p>0.8656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797728">
                <text:p>0.797728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5728">
                <text:p>0.5728</text:p>
              </table:table-cell>
              <table:table-cell office:value-type="float" office:value="0.71872">
                <text:p>0.71872</text:p>
              </table:table-cell>
              <table:table-cell office:value-type="float" office:value="0.83808">
                <text:p>0.83808</text:p>
              </table:table-cell>
              <table:table-cell office:value-type="float" office:value="0.84288">
                <text:p>0.84288</text:p>
              </table:table-cell>
              <table:table-cell office:value-type="float" office:value="0.85248">
                <text:p>0.85248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4">
                <text:p>0.864</text:p>
              </table:table-cell>
              <table:table-cell office:value-type="float" office:value="0.864">
                <text:p>0.864</text:p>
              </table:table-cell>
              <table:table-cell office:value-type="float" office:value="0.87392">
                <text:p>0.87392</text:p>
              </table:table-cell>
              <table:table-cell office:value-type="float" office:value="0.92">
                <text:p>0.92</text:p>
              </table:table-cell>
              <table:table-cell office:value-type="float" office:value="0.813888">
                <text:p>0.813888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5344">
                <text:p>0.5344</text:p>
              </table:table-cell>
              <table:table-cell office:value-type="float" office:value="0.68864">
                <text:p>0.68864</text:p>
              </table:table-cell>
              <table:table-cell office:value-type="float" office:value="0.83232">
                <text:p>0.83232</text:p>
              </table:table-cell>
              <table:table-cell office:value-type="float" office:value="0.84">
                <text:p>0.84</text:p>
              </table:table-cell>
              <table:table-cell office:value-type="float" office:value="0.84704">
                <text:p>0.84704</text:p>
              </table:table-cell>
              <table:table-cell office:value-type="float" office:value="0.85536">
                <text:p>0.85536</text:p>
              </table:table-cell>
              <table:table-cell office:value-type="float" office:value="0.856">
                <text:p>0.856</text:p>
              </table:table-cell>
              <table:table-cell office:value-type="float" office:value="0.86208">
                <text:p>0.86208</text:p>
              </table:table-cell>
              <table:table-cell office:value-type="float" office:value="0.864">
                <text:p>0.864</text:p>
              </table:table-cell>
              <table:table-cell office:value-type="float" office:value="0.87616">
                <text:p>0.87616</text:p>
              </table:table-cell>
              <table:table-cell office:value-type="float" office:value="0.92">
                <text:p>0.92</text:p>
              </table:table-cell>
              <table:table-cell office:value-type="float" office:value="0.8056">
                <text:p>0.805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5408">
                <text:p>0.5408</text:p>
              </table:table-cell>
              <table:table-cell office:value-type="float" office:value="0.75072">
                <text:p>0.75072</text:p>
              </table:table-cell>
              <table:table-cell office:value-type="float" office:value="0.83392">
                <text:p>0.83392</text:p>
              </table:table-cell>
              <table:table-cell office:value-type="float" office:value="0.84">
                <text:p>0.84</text:p>
              </table:table-cell>
              <table:table-cell office:value-type="float" office:value="0.84736">
                <text:p>0.84736</text:p>
              </table:table-cell>
              <table:table-cell office:value-type="float" office:value="0.85184">
                <text:p>0.85184</text:p>
              </table:table-cell>
              <table:table-cell office:value-type="float" office:value="0.856">
                <text:p>0.856</text:p>
              </table:table-cell>
              <table:table-cell office:value-type="float" office:value="0.86144">
                <text:p>0.86144</text:p>
              </table:table-cell>
              <table:table-cell office:value-type="float" office:value="0.864">
                <text:p>0.864</text:p>
              </table:table-cell>
              <table:table-cell office:value-type="float" office:value="0.87232">
                <text:p>0.87232</text:p>
              </table:table-cell>
              <table:table-cell office:value-type="float" office:value="0.92">
                <text:p>0.92</text:p>
              </table:table-cell>
              <table:table-cell office:value-type="float" office:value="0.81184">
                <text:p>0.8118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55328">
                <text:p>0.55328</text:p>
              </table:table-cell>
              <table:table-cell office:value-type="float" office:value="0.79296">
                <text:p>0.79296</text:p>
              </table:table-cell>
              <table:table-cell office:value-type="float" office:value="0.8384">
                <text:p>0.8384</text:p>
              </table:table-cell>
              <table:table-cell office:value-type="float" office:value="0.84384">
                <text:p>0.84384</text:p>
              </table:table-cell>
              <table:table-cell office:value-type="float" office:value="0.84832">
                <text:p>0.84832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952">
                <text:p>0.85952</text:p>
              </table:table-cell>
              <table:table-cell office:value-type="float" office:value="0.864">
                <text:p>0.864</text:p>
              </table:table-cell>
              <table:table-cell office:value-type="float" office:value="0.87264">
                <text:p>0.87264</text:p>
              </table:table-cell>
              <table:table-cell office:value-type="float" office:value="0.92">
                <text:p>0.92</text:p>
              </table:table-cell>
              <table:table-cell office:value-type="float" office:value="0.818496">
                <text:p>0.81849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59968">
                <text:p>0.59968</text:p>
              </table:table-cell>
              <table:table-cell office:value-type="float" office:value="0.83072">
                <text:p>0.83072</text:p>
              </table:table-cell>
              <table:table-cell office:value-type="float" office:value="0.84">
                <text:p>0.84</text:p>
              </table:table-cell>
              <table:table-cell office:value-type="float" office:value="0.8464">
                <text:p>0.8464</text:p>
              </table:table-cell>
              <table:table-cell office:value-type="float" office:value="0.85024">
                <text:p>0.8502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5984">
                <text:p>0.85984</text:p>
              </table:table-cell>
              <table:table-cell office:value-type="float" office:value="0.864">
                <text:p>0.864</text:p>
              </table:table-cell>
              <table:table-cell office:value-type="float" office:value="0.87264">
                <text:p>0.87264</text:p>
              </table:table-cell>
              <table:table-cell office:value-type="float" office:value="0.92">
                <text:p>0.92</text:p>
              </table:table-cell>
              <table:table-cell office:value-type="float" office:value="0.827552">
                <text:p>0.82755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6032">
                <text:p>0.6032</text:p>
              </table:table-cell>
              <table:table-cell office:value-type="float" office:value="0.82048">
                <text:p>0.82048</text:p>
              </table:table-cell>
              <table:table-cell office:value-type="float" office:value="0.84">
                <text:p>0.84</text:p>
              </table:table-cell>
              <table:table-cell office:value-type="float" office:value="0.84352">
                <text:p>0.84352</text:p>
              </table:table-cell>
              <table:table-cell office:value-type="float" office:value="0.848">
                <text:p>0.848</text:p>
              </table:table-cell>
              <table:table-cell office:value-type="float" office:value="0.85344">
                <text:p>0.85344</text:p>
              </table:table-cell>
              <table:table-cell office:value-type="float" office:value="0.856">
                <text:p>0.856</text:p>
              </table:table-cell>
              <table:table-cell office:value-type="float" office:value="0.86048">
                <text:p>0.86048</text:p>
              </table:table-cell>
              <table:table-cell office:value-type="float" office:value="0.864">
                <text:p>0.864</text:p>
              </table:table-cell>
              <table:table-cell office:value-type="float" office:value="0.87584">
                <text:p>0.87584</text:p>
              </table:table-cell>
              <table:table-cell office:value-type="float" office:value="0.92">
                <text:p>0.92</text:p>
              </table:table-cell>
              <table:table-cell office:value-type="float" office:value="0.826496">
                <text:p>0.82649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59456">
                <text:p>0.59456</text:p>
              </table:table-cell>
              <table:table-cell office:value-type="float" office:value="0.81376">
                <text:p>0.81376</text:p>
              </table:table-cell>
              <table:table-cell office:value-type="float" office:value="0.84">
                <text:p>0.84</text:p>
              </table:table-cell>
              <table:table-cell office:value-type="float" office:value="0.84512">
                <text:p>0.84512</text:p>
              </table:table-cell>
              <table:table-cell office:value-type="float" office:value="0.848">
                <text:p>0.848</text:p>
              </table:table-cell>
              <table:table-cell office:value-type="float" office:value="0.85472">
                <text:p>0.85472</text:p>
              </table:table-cell>
              <table:table-cell office:value-type="float" office:value="0.856">
                <text:p>0.856</text:p>
              </table:table-cell>
              <table:table-cell office:value-type="float" office:value="0.8592">
                <text:p>0.8592</text:p>
              </table:table-cell>
              <table:table-cell office:value-type="float" office:value="0.864">
                <text:p>0.864</text:p>
              </table:table-cell>
              <table:table-cell office:value-type="float" office:value="0.87712">
                <text:p>0.87712</text:p>
              </table:table-cell>
              <table:table-cell office:value-type="float" office:value="0.92">
                <text:p>0.92</text:p>
              </table:table-cell>
              <table:table-cell office:value-type="float" office:value="0.825248">
                <text:p>0.82524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52832">
                <text:p>0.52832</text:p>
              </table:table-cell>
              <table:table-cell office:value-type="float" office:value="0.77568">
                <text:p>0.77568</text:p>
              </table:table-cell>
              <table:table-cell office:value-type="float" office:value="0.83776">
                <text:p>0.83776</text:p>
              </table:table-cell>
              <table:table-cell office:value-type="float" office:value="0.84352">
                <text:p>0.84352</text:p>
              </table:table-cell>
              <table:table-cell office:value-type="float" office:value="0.848">
                <text:p>0.848</text:p>
              </table:table-cell>
              <table:table-cell office:value-type="float" office:value="0.85376">
                <text:p>0.85376</text:p>
              </table:table-cell>
              <table:table-cell office:value-type="float" office:value="0.856">
                <text:p>0.856</text:p>
              </table:table-cell>
              <table:table-cell office:value-type="float" office:value="0.8576">
                <text:p>0.8576</text:p>
              </table:table-cell>
              <table:table-cell office:value-type="float" office:value="0.864">
                <text:p>0.864</text:p>
              </table:table-cell>
              <table:table-cell office:value-type="float" office:value="0.87552">
                <text:p>0.87552</text:p>
              </table:table-cell>
              <table:table-cell office:value-type="float" office:value="0.92">
                <text:p>0.92</text:p>
              </table:table-cell>
              <table:table-cell office:value-type="float" office:value="0.814016">
                <text:p>0.81401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5216">
                <text:p>0.5216</text:p>
              </table:table-cell>
              <table:table-cell office:value-type="float" office:value="0.76224">
                <text:p>0.76224</text:p>
              </table:table-cell>
              <table:table-cell office:value-type="float" office:value="0.83808">
                <text:p>0.83808</text:p>
              </table:table-cell>
              <table:table-cell office:value-type="float" office:value="0.8432">
                <text:p>0.8432</text:p>
              </table:table-cell>
              <table:table-cell office:value-type="float" office:value="0.85024">
                <text:p>0.85024</text:p>
              </table:table-cell>
              <table:table-cell office:value-type="float" office:value="0.856">
                <text:p>0.856</text:p>
              </table:table-cell>
              <table:table-cell office:value-type="float" office:value="0.856">
                <text:p>0.856</text:p>
              </table:table-cell>
              <table:table-cell office:value-type="float" office:value="0.86016">
                <text:p>0.86016</text:p>
              </table:table-cell>
              <table:table-cell office:value-type="float" office:value="0.86496">
                <text:p>0.86496</text:p>
              </table:table-cell>
              <table:table-cell office:value-type="float" office:value="0.87872">
                <text:p>0.87872</text:p>
              </table:table-cell>
              <table:table-cell office:value-type="float" office:value="0.92">
                <text:p>0.92</text:p>
              </table:table-cell>
              <table:table-cell office:value-type="float" office:value="0.81312">
                <text:p>0.81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